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Menlo regular" fo:font-size="11pt" style:font-size-asian="11pt" style:font-size-complex="11pt"/>
    </style:style>
    <style:style style:name="ce21" style:family="table-cell" style:parent-style-name="Default">
      <style:table-cell-properties fo:background-color="#ffff00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>
            <text:p/>
          </table:table-cell>
          <table:table-cell table:style-name="ce13" table:number-columns-repeated="5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 median" table:style-name="ta1">
        <table:shapes>
          <draw:frame draw:z-index="0" draw:style-name="gr1" draw:text-style-name="P1" svg:width="29.847cm" svg:height="9.799cm" svg:x="2.506cm" svg:y="11.584cm">
            <draw:object draw:notify-on-update-of-ranges="'Shuffle median'.O5:'Shuffle median'.O25 'Shuffle median'.B5:'Shuffle median'.B25 'Shuffle median'.C2:'Shuffle median'.C2 'Shuffle median'.C5:'Shuffle median'.C25 'Shuffle median'.B5:'Shuffle median'.B25 'Shuffle median'.AA2:'Shuffle median'.AA2 'Shuffle median'.AA5:'Shuffle median'.AA25 'Shuffle median'.B5:'Shuffle median'.B25 'Shuffle median'.U2:'Shuffle median'.U2 'Shuffle median'.U5:'Shuffle median'.U25 'Shuffle median'.B5:'Shuffle median'.B25 'Shuffle median'.O2:'Shuffle median'.O2 'Shuffle median'.O5:'Shuffle median'.O25 'Shuffle median'.B5:'Shuffle median'.B25 'Shuffle median'.I2:'Shuffle median'.I2 'Shuffle median'.I5:'Shuffle median'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2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uffle mean" table:style-name="ta1">
        <table:shapes>
          <draw:frame draw:z-index="0" draw:style-name="gr1" draw:text-style-name="P1" svg:width="33.048cm" svg:height="8.996cm" svg:x="2.605cm" svg:y="11.773cm">
            <draw:object draw:notify-on-update-of-ranges="'Shuffle mean'.B5:'Shuffle mean'.B25 'Shuffle mean'.C2:'Shuffle mean'.C2 'Shuffle mean'.C5:'Shuffle mean'.C25 'Shuffle mean'.B5:'Shuffle mean'.B25 'Shuffle mean'.I2:'Shuffle mean'.I2 'Shuffle mean'.I5:'Shuffle mean'.I25 'Shuffle mean'.B5:'Shuffle mean'.B25 'Shuffle mean'.O2:'Shuffle mean'.O2 'Shuffle mean'.O5:'Shuffle mean'.O25 'Shuffle mean'.B5:'Shuffle mean'.B25 'Shuffle mean'.U2:'Shuffle mean'.U2 'Shuffle mean'.U5:'Shuffle mean'.U25 'Shuffle mean'.B5:'Shuffle mean'.B25 'Shuffle mean'.AA2:'Shuffle mean'.AA2 'Shuffle mean'.AA5:'Shuffle mean'.AA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number-columns-repeated="32" table:default-cell-style-name="ce1"/>
        <table:table-column table:style-name="co2" table:number-columns-repeated="958" table:default-cell-style-name="Default"/>
        <table:table-row table:style-name="ro3">
          <table:table-cell table:style-name="ce8" table:number-columns-repeated="32"/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990"/>
        </table:table-row>
        <table:table-row table:style-name="ro4">
          <table:table-cell table:style-name="ce8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990"/>
        </table:table-row>
        <table:table-row table:style-name="ro4">
          <table:table-cell table:style-name="ce8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0" table:number-columns-repeated="990"/>
        </table:table-row>
        <table:table-row table:style-name="ro4"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6" table:formula="of:=AVERAGE([.D5:.H5])" office:value-type="float" office:value="3.6" calcext:value-type="float">
            <text:p>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AVERAGE([.J5:.N5])" office:value-type="float" office:value="13.8" calcext:value-type="float">
            <text:p>13.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P5:.T5])" office:value-type="float" office:value="8.2" calcext:value-type="float">
            <text:p>8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V5:.Z5])" office:value-type="float" office:value="10.4" calcext:value-type="float">
            <text:p>10.4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AVERAGE([.AB5:.AF5])" office:value-type="float" office:value="91" calcext:value-type="float">
            <text:p>91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table:formula="of:=AVERAGE([.D6:.H6])" office:value-type="float" office:value="133.2" calcext:value-type="float">
            <text:p>133.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AVERAGE([.J6:.N6])" office:value-type="float" office:value="1762" calcext:value-type="float">
            <text:p>1762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AVERAGE([.P6:.T6])" office:value-type="float" office:value="2034.2" calcext:value-type="float">
            <text:p>2034.2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AVERAGE([.V6:.Z6])" office:value-type="float" office:value="22549.6" calcext:value-type="float">
            <text:p>22549.6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AVERAGE([.AB6:.AF6])" office:value-type="float" office:value="2150.6" calcext:value-type="float">
            <text:p>2150.6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6" table:formula="of:=AVERAGE([.D7:.H7])" office:value-type="float" office:value="214.4" calcext:value-type="float">
            <text:p>214.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AVERAGE([.J7:.N7])" office:value-type="float" office:value="5507.8" calcext:value-type="float">
            <text:p>5507.8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AVERAGE([.P7:.T7])" office:value-type="float" office:value="5505.8" calcext:value-type="float">
            <text:p>5505.8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AVERAGE([.V7:.Z7])" office:value-type="float" office:value="40218.4" calcext:value-type="float">
            <text:p>40218.4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AVERAGE([.AB7:.AF7])" office:value-type="float" office:value="4063.8" calcext:value-type="float">
            <text:p>4063.8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6" table:formula="of:=AVERAGE([.D8:.H8])" office:value-type="float" office:value="310.6" calcext:value-type="float">
            <text:p>310.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AVERAGE([.J8:.N8])" office:value-type="float" office:value="12564.2" calcext:value-type="float">
            <text:p>12564.2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AVERAGE([.P8:.T8])" office:value-type="float" office:value="10930" calcext:value-type="float">
            <text:p>10930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AVERAGE([.V8:.Z8])" office:value-type="float" office:value="63749" calcext:value-type="float">
            <text:p>63749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AVERAGE([.AB8:.AF8])" office:value-type="float" office:value="6024" calcext:value-type="float">
            <text:p>6024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6" table:formula="of:=AVERAGE([.D9:.H9])" office:value-type="float" office:value="445.8" calcext:value-type="float">
            <text:p>445.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AVERAGE([.J9:.N9])" office:value-type="float" office:value="21685.8" calcext:value-type="float">
            <text:p>21685.8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AVERAGE([.P9:.T9])" office:value-type="float" office:value="19443.8" calcext:value-type="float">
            <text:p>19443.8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AVERAGE([.V9:.Z9])" office:value-type="float" office:value="91002.2" calcext:value-type="float">
            <text:p>91002.2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AVERAGE([.AB9:.AF9])" office:value-type="float" office:value="8060.2" calcext:value-type="float">
            <text:p>8060.2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5" calcext:value-type="float">
            <text:p>25</text:p>
          </table:table-cell>
          <table:table-cell table:style-name="ce6" table:formula="of:=AVERAGE([.D10:.H10])" office:value-type="float" office:value="512.2" calcext:value-type="float">
            <text:p>512.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AVERAGE([.J10:.N10])" office:value-type="float" office:value="34133.6" calcext:value-type="float">
            <text:p>34133.6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AVERAGE([.P10:.T10])" office:value-type="float" office:value="30352.2" calcext:value-type="float">
            <text:p>30352.2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AVERAGE([.V10:.Z10])" office:value-type="float" office:value="106839" calcext:value-type="float">
            <text:p>106839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AVERAGE([.AB10:.AF10])" office:value-type="float" office:value="9007.6" calcext:value-type="float">
            <text:p>9007.6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6" table:formula="of:=AVERAGE([.D11:.H11])" office:value-type="float" office:value="568.4" calcext:value-type="float">
            <text:p>568.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AVERAGE([.J11:.N11])" office:value-type="float" office:value="52280.2" calcext:value-type="float">
            <text:p>52280.2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AVERAGE([.P11:.T11])" office:value-type="float" office:value="40782.6" calcext:value-type="float">
            <text:p>40782.6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AVERAGE([.V11:.Z11])" office:value-type="float" office:value="136307" calcext:value-type="float">
            <text:p>136307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AVERAGE([.AB11:.AF11])" office:value-type="float" office:value="11341.4" calcext:value-type="float">
            <text:p>11341.4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5" calcext:value-type="float">
            <text:p>35</text:p>
          </table:table-cell>
          <table:table-cell table:style-name="ce6" table:formula="of:=AVERAGE([.D12:.H12])" office:value-type="float" office:value="763.6" calcext:value-type="float">
            <text:p>763.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AVERAGE([.J12:.N12])" office:value-type="float" office:value="64144.8" calcext:value-type="float">
            <text:p>64144.8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AVERAGE([.P12:.T12])" office:value-type="float" office:value="48932" calcext:value-type="float">
            <text:p>48932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AVERAGE([.V12:.Z12])" office:value-type="float" office:value="168586.4" calcext:value-type="float">
            <text:p>168586.4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AVERAGE([.AB12:.AF12])" office:value-type="float" office:value="13711.8" calcext:value-type="float">
            <text:p>13711.8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6" table:formula="of:=AVERAGE([.D13:.H13])" office:value-type="float" office:value="736.8" calcext:value-type="float">
            <text:p>736.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AVERAGE([.J13:.N13])" office:value-type="float" office:value="82728" calcext:value-type="float">
            <text:p>82728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AVERAGE([.P13:.T13])" office:value-type="float" office:value="67309" calcext:value-type="float">
            <text:p>6730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AVERAGE([.V13:.Z13])" office:value-type="float" office:value="206420.8" calcext:value-type="float">
            <text:p>206420.8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AVERAGE([.AB13:.AF13])" office:value-type="float" office:value="17726.6" calcext:value-type="float">
            <text:p>17726.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5" calcext:value-type="float">
            <text:p>45</text:p>
          </table:table-cell>
          <table:table-cell table:style-name="ce6" table:formula="of:=AVERAGE([.D14:.H14])" office:value-type="float" office:value="922.4" calcext:value-type="float">
            <text:p>922.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AVERAGE([.J14:.N14])" office:value-type="float" office:value="113268.4" calcext:value-type="float">
            <text:p>113268.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AVERAGE([.P14:.T14])" office:value-type="float" office:value="85437" calcext:value-type="float">
            <text:p>85437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AVERAGE([.V14:.Z14])" office:value-type="float" office:value="228638.6" calcext:value-type="float">
            <text:p>228638.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AVERAGE([.AB14:.AF14])" office:value-type="float" office:value="16527" calcext:value-type="float">
            <text:p>16527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0" calcext:value-type="float">
            <text:p>50</text:p>
          </table:table-cell>
          <table:table-cell table:style-name="ce6" table:formula="of:=AVERAGE([.D15:.H15])" office:value-type="float" office:value="1018.6" calcext:value-type="float">
            <text:p>1018.6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AVERAGE([.J15:.N15])" office:value-type="float" office:value="147100" calcext:value-type="float">
            <text:p>147100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AVERAGE([.P15:.T15])" office:value-type="float" office:value="106705.4" calcext:value-type="float">
            <text:p>106705.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AVERAGE([.V15:.Z15])" office:value-type="float" office:value="255463.6" calcext:value-type="float">
            <text:p>255463.6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AVERAGE([.AB15:.AF15])" office:value-type="float" office:value="19003.8" calcext:value-type="float">
            <text:p>19003.8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5" calcext:value-type="float">
            <text:p>55</text:p>
          </table:table-cell>
          <table:table-cell table:style-name="ce6" table:formula="of:=AVERAGE([.D16:.H16])" office:value-type="float" office:value="1816.2" calcext:value-type="float">
            <text:p>1816.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AVERAGE([.J16:.N16])" office:value-type="float" office:value="163710.6" calcext:value-type="float">
            <text:p>163710.6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AVERAGE([.P16:.T16])" office:value-type="float" office:value="130183.2" calcext:value-type="float">
            <text:p>130183.2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AVERAGE([.V16:.Z16])" office:value-type="float" office:value="265301.6" calcext:value-type="float">
            <text:p>265301.6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AVERAGE([.AB16:.AF16])" office:value-type="float" office:value="19888.4" calcext:value-type="float">
            <text:p>19888.4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0" calcext:value-type="float">
            <text:p>60</text:p>
          </table:table-cell>
          <table:table-cell table:style-name="ce6" table:formula="of:=AVERAGE([.D17:.H17])" office:value-type="float" office:value="1115.2" calcext:value-type="float">
            <text:p>1115.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AVERAGE([.J17:.N17])" office:value-type="float" office:value="197919.4" calcext:value-type="float">
            <text:p>197919.4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AVERAGE([.P17:.T17])" office:value-type="float" office:value="159117.4" calcext:value-type="float">
            <text:p>159117.4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AVERAGE([.V17:.Z17])" office:value-type="float" office:value="336260.4" calcext:value-type="float">
            <text:p>336260.4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AVERAGE([.AB17:.AF17])" office:value-type="float" office:value="22989.8" calcext:value-type="float">
            <text:p>22989.8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5" calcext:value-type="float">
            <text:p>65</text:p>
          </table:table-cell>
          <table:table-cell table:style-name="ce6" table:formula="of:=AVERAGE([.D18:.H18])" office:value-type="float" office:value="1166.8" calcext:value-type="float">
            <text:p>1166.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AVERAGE([.J18:.N18])" office:value-type="float" office:value="228512.6" calcext:value-type="float">
            <text:p>228512.6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AVERAGE([.P18:.T18])" office:value-type="float" office:value="193514.8" calcext:value-type="float">
            <text:p>193514.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AVERAGE([.V18:.Z18])" office:value-type="float" office:value="394226" calcext:value-type="float">
            <text:p>394226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AVERAGE([.AB18:.AF18])" office:value-type="float" office:value="26159" calcext:value-type="float">
            <text:p>26159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0" calcext:value-type="float">
            <text:p>70</text:p>
          </table:table-cell>
          <table:table-cell table:style-name="ce6" table:formula="of:=AVERAGE([.D19:.H19])" office:value-type="float" office:value="2446.4" calcext:value-type="float">
            <text:p>2446.4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AVERAGE([.J19:.N19])" office:value-type="float" office:value="278752.4" calcext:value-type="float">
            <text:p>278752.4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AVERAGE([.P19:.T19])" office:value-type="float" office:value="222368" calcext:value-type="float">
            <text:p>222368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AVERAGE([.V19:.Z19])" office:value-type="float" office:value="369371.6" calcext:value-type="float">
            <text:p>369371.6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AVERAGE([.AB19:.AF19])" office:value-type="float" office:value="25852" calcext:value-type="float">
            <text:p>25852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5" calcext:value-type="float">
            <text:p>75</text:p>
          </table:table-cell>
          <table:table-cell table:style-name="ce6" table:formula="of:=AVERAGE([.D20:.H20])" office:value-type="float" office:value="1685.2" calcext:value-type="float">
            <text:p>1685.2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AVERAGE([.J20:.N20])" office:value-type="float" office:value="332445.2" calcext:value-type="float">
            <text:p>332445.2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AVERAGE([.P20:.T20])" office:value-type="float" office:value="259187" calcext:value-type="float">
            <text:p>259187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AVERAGE([.V20:.Z20])" office:value-type="float" office:value="381182.6" calcext:value-type="float">
            <text:p>381182.6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AVERAGE([.AB20:.AF20])" office:value-type="float" office:value="28265.4" calcext:value-type="float">
            <text:p>28265.4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0" calcext:value-type="float">
            <text:p>80</text:p>
          </table:table-cell>
          <table:table-cell table:style-name="ce6" table:formula="of:=AVERAGE([.D21:.H21])" office:value-type="float" office:value="1921" calcext:value-type="float">
            <text:p>1921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AVERAGE([.J21:.N21])" office:value-type="float" office:value="400930" calcext:value-type="float">
            <text:p>400930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AVERAGE([.P21:.T21])" office:value-type="float" office:value="307874.2" calcext:value-type="float">
            <text:p>307874.2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AVERAGE([.V21:.Z21])" office:value-type="float" office:value="424147.6" calcext:value-type="float">
            <text:p>424147.6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AVERAGE([.AB21:.AF21])" office:value-type="float" office:value="32425" calcext:value-type="float">
            <text:p>32425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5" calcext:value-type="float">
            <text:p>85</text:p>
          </table:table-cell>
          <table:table-cell table:style-name="ce6" table:formula="of:=AVERAGE([.D22:.H22])" office:value-type="float" office:value="1814.8" calcext:value-type="float">
            <text:p>1814.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AVERAGE([.J22:.N22])" office:value-type="float" office:value="428351.8" calcext:value-type="float">
            <text:p>428351.8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AVERAGE([.P22:.T22])" office:value-type="float" office:value="349466.2" calcext:value-type="float">
            <text:p>349466.2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AVERAGE([.V22:.Z22])" office:value-type="float" office:value="477008.8" calcext:value-type="float">
            <text:p>477008.8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AVERAGE([.AB22:.AF22])" office:value-type="float" office:value="37164.2" calcext:value-type="float">
            <text:p>37164.2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0" calcext:value-type="float">
            <text:p>90</text:p>
          </table:table-cell>
          <table:table-cell table:style-name="ce6" table:formula="of:=AVERAGE([.D23:.H23])" office:value-type="float" office:value="1843.2" calcext:value-type="float">
            <text:p>1843.2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AVERAGE([.J23:.N23])" office:value-type="float" office:value="474009" calcext:value-type="float">
            <text:p>474009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AVERAGE([.P23:.T23])" office:value-type="float" office:value="389586.4" calcext:value-type="float">
            <text:p>389586.4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AVERAGE([.V23:.Z23])" office:value-type="float" office:value="506891.6" calcext:value-type="float">
            <text:p>506891.6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AVERAGE([.AB23:.AF23])" office:value-type="float" office:value="34580.6" calcext:value-type="float">
            <text:p>34580.6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5" calcext:value-type="float">
            <text:p>95</text:p>
          </table:table-cell>
          <table:table-cell table:style-name="ce6" table:formula="of:=AVERAGE([.D24:.H24])" office:value-type="float" office:value="2037.6" calcext:value-type="float">
            <text:p>2037.6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AVERAGE([.J24:.N24])" office:value-type="float" office:value="513353.8" calcext:value-type="float">
            <text:p>513353.8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AVERAGE([.P24:.T24])" office:value-type="float" office:value="449496.8" calcext:value-type="float">
            <text:p>449496.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AVERAGE([.V24:.Z24])" office:value-type="float" office:value="512753.4" calcext:value-type="float">
            <text:p>512753.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AVERAGE([.AB24:.AF24])" office:value-type="float" office:value="39258.4" calcext:value-type="float">
            <text:p>39258.4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0" calcext:value-type="float">
            <text:p>100</text:p>
          </table:table-cell>
          <table:table-cell table:style-name="ce6" table:formula="of:=AVERAGE([.D25:.H25])" office:value-type="float" office:value="2419.8" calcext:value-type="float">
            <text:p>2419.8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AVERAGE([.J25:.N25])" office:value-type="float" office:value="600336.6" calcext:value-type="float">
            <text:p>600336.6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AVERAGE([.P25:.T25])" office:value-type="float" office:value="502039.6" calcext:value-type="float">
            <text:p>502039.6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AVERAGE([.V25:.Z25])" office:value-type="float" office:value="530685" calcext:value-type="float">
            <text:p>530685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AVERAGE([.AB25:.AF25])" office:value-type="float" office:value="39587.6" calcext:value-type="float">
            <text:p>39587.6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6" table:number-columns-repeated="26"/>
          <table:table-cell table:number-columns-repeated="995"/>
        </table:table-row>
        <table:table-row table:style-name="ro3">
          <table:table-cell table:number-columns-repeated="13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rse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/>
          <table:table-cell>
            <draw:frame draw:z-index="0" draw:style-name="gr1" draw:text-style-name="P1" svg:width="30.989cm" svg:height="9.006cm" svg:x="0.105cm" svg:y="0.097cm">
              <draw:object draw:notify-on-update-of-ranges="Reverse.B5:Reverse.B25 Reverse.C2:Reverse.C2 Reverse.C5:Reverse.C25 Reverse.B5:Reverse.B25 Reverse.I2:Reverse.I2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ort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>
            <draw:frame draw:z-index="0" draw:style-name="gr1" draw:text-style-name="P1" svg:width="16.003cm" svg:height="9.006cm" svg:x="0.106cm" svg:y="0.322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nary sort" table:style-name="ta1">
        <table:shapes>
          <draw:frame draw:z-index="0" draw:style-name="gr1" draw:text-style-name="P1" svg:width="27.837cm" svg:height="8.998cm" svg:x="3.3cm" svg:y="12.371cm">
            <draw:object draw:notify-on-update-of-ranges="'Binary sort'.C2:'Binary sort'.C2 'Binary sort'.C5:'Binary sort'.C25 'Binary sort'.B5:'Binary sort'.B25 'Binary sort'.I2:'Binary sort'.I2 'Binary sort'.I5:'Binary sort'.I25 'Binary sort'.B5:'Binary sort'.B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58" table:default-cell-style-name="ce8"/>
        <table:table-row table:style-name="ro3">
          <table:table-cell table:style-name="ce2" table:number-columns-repeated="14"/>
          <table:table-cell table:number-columns-repeated="1008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4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25" calcext:value-type="float">
            <text:p>125</text:p>
          </table:table-cell>
          <table:table-cell table:style-name="ce6" table:formula="of:=IF([.J6] = &quot;&quot;; &quot;&quot;; MEDIAN([.J6:.N6]))" office:value-type="float" office:value="713" calcext:value-type="float">
            <text:p>71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77" calcext:value-type="float">
            <text:p>27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77" calcext:value-type="float">
            <text:p>277</text:p>
          </table:table-cell>
          <table:table-cell table:style-name="ce6" table:formula="of:=IF([.J7] = &quot;&quot;; &quot;&quot;; MEDIAN([.J7:.N7]))" office:value-type="float" office:value="1403" calcext:value-type="float">
            <text:p>1403</text:p>
          </table:table-cell>
          <table:table-cell table:style-name="ce11" office:value-type="float" office:value="1845" calcext:value-type="float">
            <text:p>1845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403" calcext:value-type="float">
            <text:p>1403</text:p>
          </table:table-cell>
          <table:table-cell table:style-name="ce11" office:value-type="float" office:value="1585" calcext:value-type="float">
            <text:p>1585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42" calcext:value-type="float">
            <text:p>34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42" calcext:value-type="float">
            <text:p>342</text:p>
          </table:table-cell>
          <table:table-cell table:style-name="ce6" table:formula="of:=IF([.J8] = &quot;&quot;; &quot;&quot;; MEDIAN([.J8:.N8]))" office:value-type="float" office:value="2065" calcext:value-type="float">
            <text:p>2065</text:p>
          </table:table-cell>
          <table:table-cell table:style-name="ce11" office:value-type="float" office:value="3616" calcext:value-type="float">
            <text:p>3616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65" calcext:value-type="float">
            <text:p>2065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2049" calcext:value-type="float">
            <text:p>20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84" calcext:value-type="float">
            <text:p>48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12" calcext:value-type="float">
            <text:p>512</text:p>
          </table:table-cell>
          <table:table-cell table:style-name="ce6" table:formula="of:=IF([.J9] = &quot;&quot;; &quot;&quot;; MEDIAN([.J9:.N9]))" office:value-type="float" office:value="2740" calcext:value-type="float">
            <text:p>2740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2701" calcext:value-type="float">
            <text:p>270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1" office:value-type="float" office:value="2740" calcext:value-type="float">
            <text:p>2740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62" calcext:value-type="float">
            <text:p>56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34" calcext:value-type="float">
            <text:p>534</text:p>
          </table:table-cell>
          <table:table-cell table:style-name="ce6" table:formula="of:=IF([.J10] = &quot;&quot;; &quot;&quot;; MEDIAN([.J10:.N10]))" office:value-type="float" office:value="3517" calcext:value-type="float">
            <text:p>3517</text:p>
          </table:table-cell>
          <table:table-cell table:style-name="ce11" office:value-type="float" office:value="5342" calcext:value-type="float">
            <text:p>5342</text:p>
          </table:table-cell>
          <table:table-cell table:style-name="ce11" office:value-type="float" office:value="3230" calcext:value-type="float">
            <text:p>3230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517" calcext:value-type="float">
            <text:p>3517</text:p>
          </table:table-cell>
          <table:table-cell table:style-name="ce11" office:value-type="float" office:value="3070" calcext:value-type="float">
            <text:p>30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653" calcext:value-type="float">
            <text:p>653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74" calcext:value-type="float">
            <text:p>674</text:p>
          </table:table-cell>
          <table:table-cell table:style-name="ce6" table:formula="of:=IF([.J11] = &quot;&quot;; &quot;&quot;; MEDIAN([.J11:.N11]))" office:value-type="float" office:value="4312" calcext:value-type="float">
            <text:p>4312</text:p>
          </table:table-cell>
          <table:table-cell table:style-name="ce11" office:value-type="float" office:value="6684" calcext:value-type="float">
            <text:p>6684</text:p>
          </table:table-cell>
          <table:table-cell table:style-name="ce11" office:value-type="float" office:value="3916" calcext:value-type="float">
            <text:p>3916</text:p>
          </table:table-cell>
          <table:table-cell table:style-name="ce11" office:value-type="float" office:value="4312" calcext:value-type="float">
            <text:p>4312</text:p>
          </table:table-cell>
          <table:table-cell table:style-name="ce11" office:value-type="float" office:value="4833" calcext:value-type="float">
            <text:p>4833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46" calcext:value-type="float">
            <text:p>746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654" calcext:value-type="float">
            <text:p>5654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830" calcext:value-type="float">
            <text:p>830</text:p>
          </table:table-cell>
          <table:table-cell table:style-name="ce6" table:formula="of:=IF([.J12] = &quot;&quot;; &quot;&quot;; MEDIAN([.J12:.N12]))" office:value-type="float" office:value="4837" calcext:value-type="float">
            <text:p>4837</text:p>
          </table:table-cell>
          <table:table-cell table:style-name="ce11" office:value-type="float" office:value="7377" calcext:value-type="float">
            <text:p>7377</text:p>
          </table:table-cell>
          <table:table-cell table:style-name="ce11" office:value-type="float" office:value="4595" calcext:value-type="float">
            <text:p>4595</text:p>
          </table:table-cell>
          <table:table-cell table:style-name="ce11" office:value-type="float" office:value="4723" calcext:value-type="float">
            <text:p>4723</text:p>
          </table:table-cell>
          <table:table-cell table:style-name="ce11" office:value-type="float" office:value="4837" calcext:value-type="float">
            <text:p>4837</text:p>
          </table:table-cell>
          <table:table-cell table:style-name="ce11" office:value-type="float" office:value="4980" calcext:value-type="float">
            <text:p>49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6" table:formula="of:=IF([.J13] = &quot;&quot;; &quot;&quot;; MEDIAN([.J13:.N13]))" office:value-type="float" office:value="5592" calcext:value-type="float">
            <text:p>5592</text:p>
          </table:table-cell>
          <table:table-cell table:style-name="ce11" office:value-type="float" office:value="7852" calcext:value-type="float">
            <text:p>7852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5224" calcext:value-type="float">
            <text:p>5224</text:p>
          </table:table-cell>
          <table:table-cell table:style-name="ce11" office:value-type="float" office:value="5592" calcext:value-type="float">
            <text:p>5592</text:p>
          </table:table-cell>
          <table:table-cell table:style-name="ce11" office:value-type="float" office:value="5013" calcext:value-type="float">
            <text:p>50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0" calcext:value-type="float">
            <text:p>920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294" calcext:value-type="float">
            <text:p>1294</text:p>
          </table:table-cell>
          <table:table-cell table:style-name="ce6" table:formula="of:=IF([.J14] = &quot;&quot;; &quot;&quot;; MEDIAN([.J14:.N14]))" office:value-type="float" office:value="6620" calcext:value-type="float">
            <text:p>6620</text:p>
          </table:table-cell>
          <table:table-cell table:style-name="ce11" office:value-type="float" office:value="9913" calcext:value-type="float">
            <text:p>9913</text:p>
          </table:table-cell>
          <table:table-cell table:style-name="ce11" office:value-type="float" office:value="6620" calcext:value-type="float">
            <text:p>6620</text:p>
          </table:table-cell>
          <table:table-cell table:style-name="ce11" office:value-type="float" office:value="6810" calcext:value-type="float">
            <text:p>6810</text:p>
          </table:table-cell>
          <table:table-cell table:style-name="ce11" office:value-type="float" office:value="5867" calcext:value-type="float">
            <text:p>5867</text:p>
          </table:table-cell>
          <table:table-cell table:style-name="ce11" office:value-type="float" office:value="5334" calcext:value-type="float">
            <text:p>53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983" calcext:value-type="float">
            <text:p>98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930" calcext:value-type="float">
            <text:p>930</text:p>
          </table:table-cell>
          <table:table-cell table:style-name="ce6" table:formula="of:=IF([.J15] = &quot;&quot;; &quot;&quot;; MEDIAN([.J15:.N15]))" office:value-type="float" office:value="7293" calcext:value-type="float">
            <text:p>7293</text:p>
          </table:table-cell>
          <table:table-cell table:style-name="ce11" office:value-type="float" office:value="12782" calcext:value-type="float">
            <text:p>12782</text:p>
          </table:table-cell>
          <table:table-cell table:style-name="ce11" office:value-type="float" office:value="7293" calcext:value-type="float">
            <text:p>7293</text:p>
          </table:table-cell>
          <table:table-cell table:style-name="ce11" office:value-type="float" office:value="8331" calcext:value-type="float">
            <text:p>8331</text:p>
          </table:table-cell>
          <table:table-cell table:style-name="ce11" office:value-type="float" office:value="6795" calcext:value-type="float">
            <text:p>6795</text:p>
          </table:table-cell>
          <table:table-cell table:style-name="ce11" office:value-type="float" office:value="6961" calcext:value-type="float">
            <text:p>69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262" calcext:value-type="float">
            <text:p>1262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534" calcext:value-type="float">
            <text:p>153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930" calcext:value-type="float">
            <text:p>4930</text:p>
          </table:table-cell>
          <table:table-cell table:style-name="ce34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7662" calcext:value-type="float">
            <text:p>7662</text:p>
          </table:table-cell>
          <table:table-cell table:style-name="ce11" office:value-type="float" office:value="8634" calcext:value-type="float">
            <text:p>8634</text:p>
          </table:table-cell>
          <table:table-cell table:style-name="ce11" office:value-type="float" office:value="8151" calcext:value-type="float">
            <text:p>8151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7538" calcext:value-type="float">
            <text:p>7538</text:p>
          </table:table-cell>
          <table:table-cell table:style-name="ce11" office:value-type="float" office:value="7662" calcext:value-type="float">
            <text:p>76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323" calcext:value-type="float">
            <text:p>1323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1365" calcext:value-type="float">
            <text:p>1365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300" calcext:value-type="float">
            <text:p>1300</text:p>
          </table:table-cell>
          <table:table-cell table:style-name="ce6" table:formula="of:=IF([.J17] = &quot;&quot;; &quot;&quot;; MEDIAN([.J17:.N17]))" office:value-type="float" office:value="8069" calcext:value-type="float">
            <text:p>8069</text:p>
          </table:table-cell>
          <table:table-cell table:style-name="ce11" office:value-type="float" office:value="9271" calcext:value-type="float">
            <text:p>9271</text:p>
          </table:table-cell>
          <table:table-cell table:style-name="ce11" office:value-type="float" office:value="8893" calcext:value-type="float">
            <text:p>8893</text:p>
          </table:table-cell>
          <table:table-cell table:style-name="ce11" office:value-type="float" office:value="8069" calcext:value-type="float">
            <text:p>8069</text:p>
          </table:table-cell>
          <table:table-cell table:style-name="ce11" office:value-type="float" office:value="7859" calcext:value-type="float">
            <text:p>7859</text:p>
          </table:table-cell>
          <table:table-cell table:style-name="ce11" office:value-type="float" office:value="7408" calcext:value-type="float">
            <text:p>74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516" calcext:value-type="float">
            <text:p>1516</text:p>
          </table:table-cell>
          <table:table-cell table:style-name="ce34" office:value-type="float" office:value="1538" calcext:value-type="float">
            <text:p>1538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1682" calcext:value-type="float">
            <text:p>168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1483" calcext:value-type="float">
            <text:p>1483</text:p>
          </table:table-cell>
          <table:table-cell table:style-name="ce6" table:formula="of:=IF([.J18] = &quot;&quot;; &quot;&quot;; MEDIAN([.J18:.N18]))" office:value-type="float" office:value="9089" calcext:value-type="float">
            <text:p>9089</text:p>
          </table:table-cell>
          <table:table-cell table:style-name="ce11" office:value-type="float" office:value="9089" calcext:value-type="float">
            <text:p>9089</text:p>
          </table:table-cell>
          <table:table-cell table:style-name="ce11" office:value-type="float" office:value="14402" calcext:value-type="float">
            <text:p>14402</text:p>
          </table:table-cell>
          <table:table-cell table:style-name="ce11" office:value-type="float" office:value="8631" calcext:value-type="float">
            <text:p>8631</text:p>
          </table:table-cell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8203" calcext:value-type="float">
            <text:p>82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531" calcext:value-type="float">
            <text:p>1531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1531" calcext:value-type="float">
            <text:p>1531</text:p>
          </table:table-cell>
          <table:table-cell table:style-name="ce34" office:value-type="float" office:value="1618" calcext:value-type="float">
            <text:p>1618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1564" calcext:value-type="float">
            <text:p>1564</text:p>
          </table:table-cell>
          <table:table-cell table:style-name="ce6" table:formula="of:=IF([.J19] = &quot;&quot;; &quot;&quot;; MEDIAN([.J19:.N19]))" office:value-type="float" office:value="9711" calcext:value-type="float">
            <text:p>9711</text:p>
          </table:table-cell>
          <table:table-cell table:style-name="ce11" office:value-type="float" office:value="9672" calcext:value-type="float">
            <text:p>9672</text:p>
          </table:table-cell>
          <table:table-cell table:style-name="ce11" office:value-type="float" office:value="10456" calcext:value-type="float">
            <text:p>10456</text:p>
          </table:table-cell>
          <table:table-cell table:style-name="ce11" office:value-type="float" office:value="10505" calcext:value-type="float">
            <text:p>10505</text:p>
          </table:table-cell>
          <table:table-cell table:style-name="ce11" office:value-type="float" office:value="9711" calcext:value-type="float">
            <text:p>9711</text:p>
          </table:table-cell>
          <table:table-cell table:style-name="ce11" office:value-type="float" office:value="9251" calcext:value-type="float">
            <text:p>92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76" calcext:value-type="float">
            <text:p>1676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676" calcext:value-type="float">
            <text:p>1676</text:p>
          </table:table-cell>
          <table:table-cell table:style-name="ce34" office:value-type="float" office:value="1644" calcext:value-type="float">
            <text:p>1644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3714" calcext:value-type="float">
            <text:p>3714</text:p>
          </table:table-cell>
          <table:table-cell table:style-name="ce6" table:formula="of:=IF([.J20] = &quot;&quot;; &quot;&quot;; MEDIAN([.J20:.N20]))" office:value-type="float" office:value="9698" calcext:value-type="float">
            <text:p>9698</text:p>
          </table:table-cell>
          <table:table-cell table:style-name="ce11" office:value-type="float" office:value="9095" calcext:value-type="float">
            <text:p>9095</text:p>
          </table:table-cell>
          <table:table-cell table:style-name="ce11" office:value-type="float" office:value="9698" calcext:value-type="float">
            <text:p>9698</text:p>
          </table:table-cell>
          <table:table-cell table:style-name="ce11" office:value-type="float" office:value="12658" calcext:value-type="float">
            <text:p>12658</text:p>
          </table:table-cell>
          <table:table-cell table:style-name="ce11" office:value-type="float" office:value="10766" calcext:value-type="float">
            <text:p>10766</text:p>
          </table:table-cell>
          <table:table-cell table:style-name="ce11" office:value-type="float" office:value="9183" calcext:value-type="float">
            <text:p>91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822" calcext:value-type="float">
            <text:p>1822</text:p>
          </table:table-cell>
          <table:table-cell table:style-name="ce34" office:value-type="float" office:value="2735" calcext:value-type="float">
            <text:p>2735</text:p>
          </table:table-cell>
          <table:table-cell table:style-name="ce34" office:value-type="float" office:value="1576" calcext:value-type="float">
            <text:p>1576</text:p>
          </table:table-cell>
          <table:table-cell table:style-name="ce34" office:value-type="float" office:value="1305" calcext:value-type="float">
            <text:p>1305</text:p>
          </table:table-cell>
          <table:table-cell table:style-name="ce6" table:formula="of:=IF([.J21] = &quot;&quot;; &quot;&quot;; MEDIAN([.J21:.N21]))" office:value-type="float" office:value="11408" calcext:value-type="float">
            <text:p>11408</text:p>
          </table:table-cell>
          <table:table-cell table:style-name="ce11" office:value-type="float" office:value="10586" calcext:value-type="float">
            <text:p>10586</text:p>
          </table:table-cell>
          <table:table-cell table:style-name="ce11" office:value-type="float" office:value="9474" calcext:value-type="float">
            <text:p>9474</text:p>
          </table:table-cell>
          <table:table-cell table:style-name="ce11" office:value-type="float" office:value="11622" calcext:value-type="float">
            <text:p>11622</text:p>
          </table:table-cell>
          <table:table-cell table:style-name="ce11" office:value-type="float" office:value="11408" calcext:value-type="float">
            <text:p>11408</text:p>
          </table:table-cell>
          <table:table-cell table:style-name="ce11" office:value-type="float" office:value="13040" calcext:value-type="float">
            <text:p>130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839" calcext:value-type="float">
            <text:p>1839</text:p>
          </table:table-cell>
          <table:table-cell table:style-name="ce34" office:value-type="float" office:value="2061" calcext:value-type="float">
            <text:p>2061</text:p>
          </table:table-cell>
          <table:table-cell table:style-name="ce34" office:value-type="float" office:value="1839" calcext:value-type="float">
            <text:p>1839</text:p>
          </table:table-cell>
          <table:table-cell table:style-name="ce34" office:value-type="float" office:value="1916" calcext:value-type="float">
            <text:p>1916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1289" calcext:value-type="float">
            <text:p>1289</text:p>
          </table:table-cell>
          <table:table-cell table:style-name="ce6" table:formula="of:=IF([.J22] = &quot;&quot;; &quot;&quot;; MEDIAN([.J22:.N22]))" office:value-type="float" office:value="10938" calcext:value-type="float">
            <text:p>10938</text:p>
          </table:table-cell>
          <table:table-cell table:style-name="ce11" office:value-type="float" office:value="10313" calcext:value-type="float">
            <text:p>10313</text:p>
          </table:table-cell>
          <table:table-cell table:style-name="ce11" office:value-type="float" office:value="10166" calcext:value-type="float">
            <text:p>10166</text:p>
          </table:table-cell>
          <table:table-cell table:style-name="ce11" office:value-type="float" office:value="10938" calcext:value-type="float">
            <text:p>10938</text:p>
          </table:table-cell>
          <table:table-cell table:style-name="ce11" office:value-type="float" office:value="12709" calcext:value-type="float">
            <text:p>12709</text:p>
          </table:table-cell>
          <table:table-cell table:style-name="ce11" office:value-type="float" office:value="18374" calcext:value-type="float">
            <text:p>183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965" calcext:value-type="float">
            <text:p>1965</text:p>
          </table:table-cell>
          <table:table-cell table:style-name="ce34" office:value-type="float" office:value="2011" calcext:value-type="float">
            <text:p>2011</text:p>
          </table:table-cell>
          <table:table-cell table:style-name="ce34" office:value-type="float" office:value="2363" calcext:value-type="float">
            <text:p>2363</text:p>
          </table:table-cell>
          <table:table-cell table:style-name="ce34" office:value-type="float" office:value="1965" calcext:value-type="float">
            <text:p>1965</text:p>
          </table:table-cell>
          <table:table-cell table:style-name="ce34" office:value-type="float" office:value="1924" calcext:value-type="float">
            <text:p>1924</text:p>
          </table:table-cell>
          <table:table-cell table:style-name="ce34" office:value-type="float" office:value="1365" calcext:value-type="float">
            <text:p>1365</text:p>
          </table:table-cell>
          <table:table-cell table:style-name="ce6" table:formula="of:=IF([.J23] = &quot;&quot;; &quot;&quot;; MEDIAN([.J23:.N23]))" office:value-type="float" office:value="11978" calcext:value-type="float">
            <text:p>11978</text:p>
          </table:table-cell>
          <table:table-cell table:style-name="ce11" office:value-type="float" office:value="10802" calcext:value-type="float">
            <text:p>10802</text:p>
          </table:table-cell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12854" calcext:value-type="float">
            <text:p>12854</text:p>
          </table:table-cell>
          <table:table-cell table:style-name="ce11" office:value-type="float" office:value="23279" calcext:value-type="float">
            <text:p>23279</text:p>
          </table:table-cell>
          <table:table-cell table:style-name="ce11" office:value-type="float" office:value="11978" calcext:value-type="float">
            <text:p>119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162" calcext:value-type="float">
            <text:p>2162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2204" calcext:value-type="float">
            <text:p>2204</text:p>
          </table:table-cell>
          <table:table-cell table:style-name="ce34" office:value-type="float" office:value="2389" calcext:value-type="float">
            <text:p>2389</text:p>
          </table:table-cell>
          <table:table-cell table:style-name="ce34" office:value-type="float" office:value="2113" calcext:value-type="float">
            <text:p>2113</text:p>
          </table:table-cell>
          <table:table-cell table:style-name="ce34" office:value-type="float" office:value="2162" calcext:value-type="float">
            <text:p>2162</text:p>
          </table:table-cell>
          <table:table-cell table:style-name="ce6" table:formula="of:=IF([.J24] = &quot;&quot;; &quot;&quot;; MEDIAN([.J24:.N24]))" office:value-type="float" office:value="14235" calcext:value-type="float">
            <text:p>14235</text:p>
          </table:table-cell>
          <table:table-cell table:style-name="ce11" office:value-type="float" office:value="12465" calcext:value-type="float">
            <text:p>12465</text:p>
          </table:table-cell>
          <table:table-cell table:style-name="ce11" office:value-type="float" office:value="12044" calcext:value-type="float">
            <text:p>12044</text:p>
          </table:table-cell>
          <table:table-cell table:style-name="ce11" office:value-type="float" office:value="16380" calcext:value-type="float">
            <text:p>16380</text:p>
          </table:table-cell>
          <table:table-cell table:style-name="ce11" office:value-type="float" office:value="14235" calcext:value-type="float">
            <text:p>14235</text:p>
          </table:table-cell>
          <table:table-cell table:style-name="ce11" office:value-type="float" office:value="25782" calcext:value-type="float">
            <text:p>257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83" calcext:value-type="float">
            <text:p>2183</text:p>
          </table:table-cell>
          <table:table-cell table:style-name="ce34" office:value-type="float" office:value="2326" calcext:value-type="float">
            <text:p>2326</text:p>
          </table:table-cell>
          <table:table-cell table:style-name="ce34" office:value-type="float" office:value="2183" calcext:value-type="float">
            <text:p>2183</text:p>
          </table:table-cell>
          <table:table-cell table:style-name="ce34" office:value-type="float" office:value="2099" calcext:value-type="float">
            <text:p>2099</text:p>
          </table:table-cell>
          <table:table-cell table:style-name="ce34" office:value-type="float" office:value="2095" calcext:value-type="float">
            <text:p>2095</text:p>
          </table:table-cell>
          <table:table-cell table:style-name="ce34" office:value-type="float" office:value="2206" calcext:value-type="float">
            <text:p>2206</text:p>
          </table:table-cell>
          <table:table-cell table:style-name="ce6" table:formula="of:=IF([.J25] = &quot;&quot;; &quot;&quot;; MEDIAN([.J25:.N25]))" office:value-type="float" office:value="14899" calcext:value-type="float">
            <text:p>14899</text:p>
          </table:table-cell>
          <table:table-cell table:style-name="ce11" office:value-type="float" office:value="13074" calcext:value-type="float">
            <text:p>13074</text:p>
          </table:table-cell>
          <table:table-cell table:style-name="ce11" office:value-type="float" office:value="14899" calcext:value-type="float">
            <text:p>14899</text:p>
          </table:table-cell>
          <table:table-cell table:style-name="ce11" office:value-type="float" office:value="17264" calcext:value-type="float">
            <text:p>17264</text:p>
          </table:table-cell>
          <table:table-cell table:style-name="ce11" office:value-type="float" office:value="14001" calcext:value-type="float">
            <text:p>14001</text:p>
          </table:table-cell>
          <table:table-cell table:style-name="ce11" office:value-type="float" office:value="15720" calcext:value-type="float">
            <text:p>15720</text:p>
          </table:table-cell>
          <table:table-cell table:style-name="ce9"/>
          <table:table-cell table:number-columns-repeated="1007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7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8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10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22"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3"/>
          <table:table-cell table:number-columns-repeated="1010"/>
        </table:table-row>
        <table:table-row table:style-name="ro3" table:number-rows-repeated="22">
          <table:table-cell table:number-columns-repeated="3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1011"/>
        </table:table-row>
        <table:table-row table:style-name="ro3" table:number-rows-repeated="22"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12"/>
        </table:table-row>
        <table:table-row table:style-name="ro3" table:number-rows-repeated="10484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ind duplicates" table:style-name="ta1">
        <table:shapes>
          <draw:frame draw:z-index="0" draw:style-name="gr1" draw:text-style-name="P1" svg:width="38.417cm" svg:height="9.006cm" svg:x="3.174cm" svg:y="14.485cm">
            <draw:object draw:notify-on-update-of-ranges="'Find duplicates'.I1:'Find duplicates'.I1 'Find duplicates'.I4:'Find duplicates'.I24 'Find duplicates'.B4:'Find duplicates'.B24 'Find duplicates'.U1:'Find duplicates'.U1 'Find duplicates'.U4:'Find duplicates'.U24 'Find duplicates'.B4:'Find duplicates'.B24 'Find duplicates'.O1:'Find duplicates'.O1 'Find duplicates'.O4:'Find duplicates'.O24 'Find duplicates'.B4:'Find duplicates'.B24 'Find duplicates'.AA1:'Find duplicates'.AA1 'Find duplicates'.AA4:'Find duplicates'.AA24 'Find duplicates'.B4:'Find duplicates'.B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32" table:default-cell-style-name="ce15"/>
        <table:table-column table:style-name="co1" table:number-columns-repeated="960" table:default-cell-style-name="Default"/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with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no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4] = &quot;&quot;; &quot;&quot;; MEDIAN([.D4:.H4]))">
            <text:p/>
          </table:table-cell>
          <table:table-cell table:style-name="ce18" table:number-columns-repeated="5"/>
          <table:table-cell table:style-name="ce18" table:formula="of:=IF([.J4] = &quot;&quot;; &quot;&quot;; MEDIAN([.J4:.N4]))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P4] = &quot;&quot;; &quot;&quot;; MEDIAN([.P4:.T4]))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V4] = &quot;&quot;; &quot;&quot;; MEDIAN([.V4:.Z4]))" office:value-type="float" office:value="7" calcext:value-type="float">
            <text:p>7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18" table:formula="of:=IF([.AB4] = &quot;&quot;; &quot;&quot;; MEDIAN([.AB4:.AF4]))" office:value-type="float" office:value="9" calcext:value-type="float">
            <text:p>9</text:p>
          </table:table-cell>
          <table:table-cell table:style-name="ce34" office:value-type="float" office:value="534" calcext:value-type="float">
            <text:p>534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5] = &quot;&quot;; &quot;&quot;; MEDIAN([.D5:.H5]))">
            <text:p/>
          </table:table-cell>
          <table:table-cell table:style-name="ce13" table:number-columns-repeated="5"/>
          <table:table-cell table:style-name="ce18" table:formula="of:=IF([.J5] = &quot;&quot;; &quot;&quot;; MEDIAN([.J5:.N5]))" office:value-type="float" office:value="665596" calcext:value-type="float">
            <text:p>665596</text:p>
          </table:table-cell>
          <table:table-cell table:style-name="ce34" office:value-type="float" office:value="534967" calcext:value-type="float">
            <text:p>534967</text:p>
          </table:table-cell>
          <table:table-cell table:style-name="ce34" office:value-type="float" office:value="665596" calcext:value-type="float">
            <text:p>665596</text:p>
          </table:table-cell>
          <table:table-cell table:style-name="ce34" office:value-type="float" office:value="657306" calcext:value-type="float">
            <text:p>657306</text:p>
          </table:table-cell>
          <table:table-cell table:style-name="ce34" office:value-type="float" office:value="735946" calcext:value-type="float">
            <text:p>735946</text:p>
          </table:table-cell>
          <table:table-cell table:style-name="ce34" office:value-type="float" office:value="678492" calcext:value-type="float">
            <text:p>678492</text:p>
          </table:table-cell>
          <table:table-cell table:style-name="ce18" table:formula="of:=IF([.P5] = &quot;&quot;; &quot;&quot;; MEDIAN([.P5:.T5]))" office:value-type="float" office:value="861" calcext:value-type="float">
            <text:p>861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990" calcext:value-type="float">
            <text:p>990</text:p>
          </table:table-cell>
          <table:table-cell table:style-name="ce18" table:formula="of:=IF([.V5] = &quot;&quot;; &quot;&quot;; MEDIAN([.V5:.Z5]))" office:value-type="float" office:value="881869" calcext:value-type="float">
            <text:p>881869</text:p>
          </table:table-cell>
          <table:table-cell table:style-name="ce34" office:value-type="float" office:value="701640" calcext:value-type="float">
            <text:p>701640</text:p>
          </table:table-cell>
          <table:table-cell table:style-name="ce34" office:value-type="float" office:value="865063" calcext:value-type="float">
            <text:p>865063</text:p>
          </table:table-cell>
          <table:table-cell table:style-name="ce34" office:value-type="float" office:value="1097815" calcext:value-type="float">
            <text:p>1097815</text:p>
          </table:table-cell>
          <table:table-cell table:style-name="ce34" office:value-type="float" office:value="1003943" calcext:value-type="float">
            <text:p>1003943</text:p>
          </table:table-cell>
          <table:table-cell table:style-name="ce34" office:value-type="float" office:value="881869" calcext:value-type="float">
            <text:p>881869</text:p>
          </table:table-cell>
          <table:table-cell table:style-name="ce18" table:formula="of:=IF([.AB5] = &quot;&quot;; &quot;&quot;; MEDIAN([.AB5:.AF5]))" office:value-type="float" office:value="1264" calcext:value-type="float">
            <text:p>1264</text:p>
          </table:table-cell>
          <table:table-cell table:style-name="ce34" office:value-type="float" office:value="1451" calcext:value-type="float">
            <text:p>1451</text:p>
          </table:table-cell>
          <table:table-cell table:style-name="ce34" office:value-type="float" office:value="1264" calcext:value-type="float">
            <text:p>1264</text:p>
          </table:table-cell>
          <table:table-cell table:style-name="ce34" office:value-type="float" office:value="1087" calcext:value-type="float">
            <text:p>1087</text:p>
          </table:table-cell>
          <table:table-cell table:style-name="ce34" office:value-type="float" office:value="1370" calcext:value-type="float">
            <text:p>1370</text:p>
          </table:table-cell>
          <table:table-cell table:style-name="ce34" office:value-type="float" office:value="1149" calcext:value-type="float">
            <text:p>11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642340" calcext:value-type="float">
            <text:p>2642340</text:p>
          </table:table-cell>
          <table:table-cell table:style-name="ce34" office:value-type="float" office:value="2175482" calcext:value-type="float">
            <text:p>2175482</text:p>
          </table:table-cell>
          <table:table-cell table:style-name="ce34" office:value-type="float" office:value="2642340" calcext:value-type="float">
            <text:p>2642340</text:p>
          </table:table-cell>
          <table:table-cell table:style-name="ce34" office:value-type="float" office:value="2626931" calcext:value-type="float">
            <text:p>2626931</text:p>
          </table:table-cell>
          <table:table-cell table:style-name="ce34" office:value-type="float" office:value="2874644" calcext:value-type="float">
            <text:p>2874644</text:p>
          </table:table-cell>
          <table:table-cell table:style-name="ce34" office:value-type="float" office:value="2756779" calcext:value-type="float">
            <text:p>2756779</text:p>
          </table:table-cell>
          <table:table-cell table:style-name="ce18" table:formula="of:=IF([.P6] = &quot;&quot;; &quot;&quot;; MEDIAN([.P6:.T6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766" calcext:value-type="float">
            <text:p>1766</text:p>
          </table:table-cell>
          <table:table-cell table:style-name="ce34" office:value-type="float" office:value="1858" calcext:value-type="float">
            <text:p>1858</text:p>
          </table:table-cell>
          <table:table-cell table:style-name="ce34" office:value-type="float" office:value="1717" calcext:value-type="float">
            <text:p>1717</text:p>
          </table:table-cell>
          <table:table-cell table:style-name="ce34" office:value-type="float" office:value="1808" calcext:value-type="float">
            <text:p>1808</text:p>
          </table:table-cell>
          <table:table-cell table:style-name="ce18" table:formula="of:=IF([.V6] = &quot;&quot;; &quot;&quot;; MEDIAN([.V6:.Z6]))" office:value-type="float" office:value="3576776" calcext:value-type="float">
            <text:p>3576776</text:p>
          </table:table-cell>
          <table:table-cell table:style-name="ce34" office:value-type="float" office:value="2961382" calcext:value-type="float">
            <text:p>2961382</text:p>
          </table:table-cell>
          <table:table-cell table:style-name="ce34" office:value-type="float" office:value="3492280" calcext:value-type="float">
            <text:p>3492280</text:p>
          </table:table-cell>
          <table:table-cell table:style-name="ce34" office:value-type="float" office:value="4490904" calcext:value-type="float">
            <text:p>4490904</text:p>
          </table:table-cell>
          <table:table-cell table:style-name="ce34" office:value-type="float" office:value="4268230" calcext:value-type="float">
            <text:p>4268230</text:p>
          </table:table-cell>
          <table:table-cell table:style-name="ce34" office:value-type="float" office:value="3576776" calcext:value-type="float">
            <text:p>3576776</text:p>
          </table:table-cell>
          <table:table-cell table:style-name="ce18" table:formula="of:=IF([.AB6] = &quot;&quot;; &quot;&quot;; MEDIAN([.AB6:.AF6]))" office:value-type="float" office:value="2840" calcext:value-type="float">
            <text:p>2840</text:p>
          </table:table-cell>
          <table:table-cell table:style-name="ce34" office:value-type="float" office:value="3466" calcext:value-type="float">
            <text:p>3466</text:p>
          </table:table-cell>
          <table:table-cell table:style-name="ce34" office:value-type="float" office:value="2840" calcext:value-type="float">
            <text:p>2840</text:p>
          </table:table-cell>
          <table:table-cell table:style-name="ce34" office:value-type="float" office:value="2119" calcext:value-type="float">
            <text:p>2119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2355" calcext:value-type="float">
            <text:p>235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980410" calcext:value-type="float">
            <text:p>5980410</text:p>
          </table:table-cell>
          <table:table-cell table:style-name="ce34" office:value-type="float" office:value="5227451" calcext:value-type="float">
            <text:p>5227451</text:p>
          </table:table-cell>
          <table:table-cell table:style-name="ce34" office:value-type="float" office:value="5980410" calcext:value-type="float">
            <text:p>5980410</text:p>
          </table:table-cell>
          <table:table-cell table:style-name="ce34" office:value-type="float" office:value="5914275" calcext:value-type="float">
            <text:p>5914275</text:p>
          </table:table-cell>
          <table:table-cell table:style-name="ce34" office:value-type="float" office:value="6432804" calcext:value-type="float">
            <text:p>6432804</text:p>
          </table:table-cell>
          <table:table-cell table:style-name="ce34" office:value-type="float" office:value="6125834" calcext:value-type="float">
            <text:p>6125834</text:p>
          </table:table-cell>
          <table:table-cell table:style-name="ce18" table:formula="of:=IF([.P7] = &quot;&quot;; &quot;&quot;; MEDIAN([.P7:.T7]))" office:value-type="float" office:value="2630" calcext:value-type="float">
            <text:p>2630</text:p>
          </table:table-cell>
          <table:table-cell table:style-name="ce34" office:value-type="float" office:value="2608" calcext:value-type="float">
            <text:p>2608</text:p>
          </table:table-cell>
          <table:table-cell table:style-name="ce34" office:value-type="float" office:value="2800" calcext:value-type="float">
            <text:p>2800</text:p>
          </table:table-cell>
          <table:table-cell table:style-name="ce34" office:value-type="float" office:value="2574" calcext:value-type="float">
            <text:p>2574</text:p>
          </table:table-cell>
          <table:table-cell table:style-name="ce34" office:value-type="float" office:value="2718" calcext:value-type="float">
            <text:p>2718</text:p>
          </table:table-cell>
          <table:table-cell table:style-name="ce34" office:value-type="float" office:value="2630" calcext:value-type="float">
            <text:p>2630</text:p>
          </table:table-cell>
          <table:table-cell table:style-name="ce18" table:formula="of:=IF([.V7] = &quot;&quot;; &quot;&quot;; MEDIAN([.V7:.Z7]))" office:value-type="float" office:value="7908305" calcext:value-type="float">
            <text:p>7908305</text:p>
          </table:table-cell>
          <table:table-cell table:style-name="ce34" office:value-type="float" office:value="6986529" calcext:value-type="float">
            <text:p>6986529</text:p>
          </table:table-cell>
          <table:table-cell table:style-name="ce34" office:value-type="float" office:value="7847856" calcext:value-type="float">
            <text:p>7847856</text:p>
          </table:table-cell>
          <table:table-cell table:style-name="ce34" office:value-type="float" office:value="9895755" calcext:value-type="float">
            <text:p>9895755</text:p>
          </table:table-cell>
          <table:table-cell table:style-name="ce34" office:value-type="float" office:value="9966882" calcext:value-type="float">
            <text:p>9966882</text:p>
          </table:table-cell>
          <table:table-cell table:style-name="ce34" office:value-type="float" office:value="7908305" calcext:value-type="float">
            <text:p>7908305</text:p>
          </table:table-cell>
          <table:table-cell table:style-name="ce18" table:formula="of:=IF([.AB7] = &quot;&quot;; &quot;&quot;; MEDIAN([.AB7:.AF7]))" office:value-type="float" office:value="4111" calcext:value-type="float">
            <text:p>4111</text:p>
          </table:table-cell>
          <table:table-cell table:style-name="ce34" office:value-type="float" office:value="4825" calcext:value-type="float">
            <text:p>4825</text:p>
          </table:table-cell>
          <table:table-cell table:style-name="ce34" office:value-type="float" office:value="4111" calcext:value-type="float">
            <text:p>4111</text:p>
          </table:table-cell>
          <table:table-cell table:style-name="ce34" office:value-type="float" office:value="3156" calcext:value-type="float">
            <text:p>3156</text:p>
          </table:table-cell>
          <table:table-cell table:style-name="ce34" office:value-type="float" office:value="4145" calcext:value-type="float">
            <text:p>4145</text:p>
          </table:table-cell>
          <table:table-cell table:style-name="ce34" office:value-type="float" office:value="3429" calcext:value-type="float">
            <text:p>342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0636189" calcext:value-type="float">
            <text:p>10636189</text:p>
          </table:table-cell>
          <table:table-cell table:style-name="ce34" office:value-type="float" office:value="9626056" calcext:value-type="float">
            <text:p>9626056</text:p>
          </table:table-cell>
          <table:table-cell table:style-name="ce34" office:value-type="float" office:value="10483603" calcext:value-type="float">
            <text:p>10483603</text:p>
          </table:table-cell>
          <table:table-cell table:style-name="ce34" office:value-type="float" office:value="10748520" calcext:value-type="float">
            <text:p>10748520</text:p>
          </table:table-cell>
          <table:table-cell table:style-name="ce34" office:value-type="float" office:value="11089104" calcext:value-type="float">
            <text:p>11089104</text:p>
          </table:table-cell>
          <table:table-cell table:style-name="ce34" office:value-type="float" office:value="10636189" calcext:value-type="float">
            <text:p>10636189</text:p>
          </table:table-cell>
          <table:table-cell table:style-name="ce18" table:formula="of:=IF([.P8] = &quot;&quot;; &quot;&quot;; MEDIAN([.P8:.T8]))" office:value-type="float" office:value="3600" calcext:value-type="float">
            <text:p>3600</text:p>
          </table:table-cell>
          <table:table-cell table:style-name="ce34" office:value-type="float" office:value="3600" calcext:value-type="float">
            <text:p>3600</text:p>
          </table:table-cell>
          <table:table-cell table:style-name="ce34" office:value-type="float" office:value="3648" calcext:value-type="float">
            <text:p>3648</text:p>
          </table:table-cell>
          <table:table-cell table:style-name="ce34" office:value-type="float" office:value="3506" calcext:value-type="float">
            <text:p>3506</text:p>
          </table:table-cell>
          <table:table-cell table:style-name="ce34" office:value-type="float" office:value="3572" calcext:value-type="float">
            <text:p>3572</text:p>
          </table:table-cell>
          <table:table-cell table:style-name="ce34" office:value-type="float" office:value="4026" calcext:value-type="float">
            <text:p>4026</text:p>
          </table:table-cell>
          <table:table-cell table:style-name="ce18" table:formula="of:=IF([.V8] = &quot;&quot;; &quot;&quot;; MEDIAN([.V8:.Z8]))" office:value-type="float" office:value="14123846" calcext:value-type="float">
            <text:p>14123846</text:p>
          </table:table-cell>
          <table:table-cell table:style-name="ce34" office:value-type="float" office:value="13896108" calcext:value-type="float">
            <text:p>13896108</text:p>
          </table:table-cell>
          <table:table-cell table:style-name="ce34" office:value-type="float" office:value="13951198" calcext:value-type="float">
            <text:p>13951198</text:p>
          </table:table-cell>
          <table:table-cell table:style-name="ce34" office:value-type="float" office:value="17520103" calcext:value-type="float">
            <text:p>17520103</text:p>
          </table:table-cell>
          <table:table-cell table:style-name="ce34" office:value-type="float" office:value="17521439" calcext:value-type="float">
            <text:p>17521439</text:p>
          </table:table-cell>
          <table:table-cell table:style-name="ce34" office:value-type="float" office:value="14123846" calcext:value-type="float">
            <text:p>14123846</text:p>
          </table:table-cell>
          <table:table-cell table:style-name="ce18" table:formula="of:=IF([.AB8] = &quot;&quot;; &quot;&quot;; MEDIAN([.AB8:.AF8]))" office:value-type="float" office:value="5258" calcext:value-type="float">
            <text:p>5258</text:p>
          </table:table-cell>
          <table:table-cell table:style-name="ce34" office:value-type="float" office:value="7073" calcext:value-type="float">
            <text:p>7073</text:p>
          </table:table-cell>
          <table:table-cell table:style-name="ce34" office:value-type="float" office:value="4993" calcext:value-type="float">
            <text:p>4993</text:p>
          </table:table-cell>
          <table:table-cell table:style-name="ce34" office:value-type="float" office:value="5258" calcext:value-type="float">
            <text:p>5258</text:p>
          </table:table-cell>
          <table:table-cell table:style-name="ce34" office:value-type="float" office:value="5613" calcext:value-type="float">
            <text:p>5613</text:p>
          </table:table-cell>
          <table:table-cell table:style-name="ce34" office:value-type="float" office:value="4405" calcext:value-type="float">
            <text:p>440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16346110" calcext:value-type="float">
            <text:p>16346110</text:p>
          </table:table-cell>
          <table:table-cell table:style-name="ce34" office:value-type="float" office:value="16128529" calcext:value-type="float">
            <text:p>16128529</text:p>
          </table:table-cell>
          <table:table-cell table:style-name="ce34" office:value-type="float" office:value="16335652" calcext:value-type="float">
            <text:p>16335652</text:p>
          </table:table-cell>
          <table:table-cell table:style-name="ce34" office:value-type="float" office:value="16346110" calcext:value-type="float">
            <text:p>16346110</text:p>
          </table:table-cell>
          <table:table-cell table:style-name="ce34" office:value-type="float" office:value="17891734" calcext:value-type="float">
            <text:p>17891734</text:p>
          </table:table-cell>
          <table:table-cell table:style-name="ce34" office:value-type="float" office:value="16770488" calcext:value-type="float">
            <text:p>16770488</text:p>
          </table:table-cell>
          <table:table-cell table:style-name="ce18" table:formula="of:=IF([.P9] = &quot;&quot;; &quot;&quot;; MEDIAN([.P9:.T9]))" office:value-type="float" office:value="4664" calcext:value-type="float">
            <text:p>4664</text:p>
          </table:table-cell>
          <table:table-cell table:style-name="ce34" office:value-type="float" office:value="4664" calcext:value-type="float">
            <text:p>4664</text:p>
          </table:table-cell>
          <table:table-cell table:style-name="ce34" office:value-type="float" office:value="4853" calcext:value-type="float">
            <text:p>4853</text:p>
          </table:table-cell>
          <table:table-cell table:style-name="ce34" office:value-type="float" office:value="4936" calcext:value-type="float">
            <text:p>4936</text:p>
          </table:table-cell>
          <table:table-cell table:style-name="ce34" office:value-type="float" office:value="4589" calcext:value-type="float">
            <text:p>4589</text:p>
          </table:table-cell>
          <table:table-cell table:style-name="ce34" office:value-type="float" office:value="4443" calcext:value-type="float">
            <text:p>4443</text:p>
          </table:table-cell>
          <table:table-cell table:style-name="ce18" table:formula="of:=IF([.V9] = &quot;&quot;; &quot;&quot;; MEDIAN([.V9:.Z9]))" office:value-type="float" office:value="24417505" calcext:value-type="float">
            <text:p>24417505</text:p>
          </table:table-cell>
          <table:table-cell table:style-name="ce34" office:value-type="float" office:value="24417505" calcext:value-type="float">
            <text:p>24417505</text:p>
          </table:table-cell>
          <table:table-cell table:style-name="ce34" office:value-type="float" office:value="22046308" calcext:value-type="float">
            <text:p>22046308</text:p>
          </table:table-cell>
          <table:table-cell table:style-name="ce34" office:value-type="float" office:value="27301403" calcext:value-type="float">
            <text:p>27301403</text:p>
          </table:table-cell>
          <table:table-cell table:style-name="ce34" office:value-type="float" office:value="27767214" calcext:value-type="float">
            <text:p>27767214</text:p>
          </table:table-cell>
          <table:table-cell table:style-name="ce34" office:value-type="float" office:value="21920216" calcext:value-type="float">
            <text:p>21920216</text:p>
          </table:table-cell>
          <table:table-cell table:style-name="ce18" table:formula="of:=IF([.AB9] = &quot;&quot;; &quot;&quot;; MEDIAN([.AB9:.AF9]))" office:value-type="float" office:value="6324" calcext:value-type="float">
            <text:p>6324</text:p>
          </table:table-cell>
          <table:table-cell table:style-name="ce34" office:value-type="float" office:value="8081" calcext:value-type="float">
            <text:p>8081</text:p>
          </table:table-cell>
          <table:table-cell table:style-name="ce34" office:value-type="float" office:value="7722" calcext:value-type="float">
            <text:p>7722</text:p>
          </table:table-cell>
          <table:table-cell table:style-name="ce34" office:value-type="float" office:value="6229" calcext:value-type="float">
            <text:p>6229</text:p>
          </table:table-cell>
          <table:table-cell table:style-name="ce34" office:value-type="float" office:value="6324" calcext:value-type="float">
            <text:p>6324</text:p>
          </table:table-cell>
          <table:table-cell table:style-name="ce34" office:value-type="float" office:value="6097" calcext:value-type="float">
            <text:p>609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24023064" calcext:value-type="float">
            <text:p>24023064</text:p>
          </table:table-cell>
          <table:table-cell table:style-name="ce34" office:value-type="float" office:value="24023064" calcext:value-type="float">
            <text:p>24023064</text:p>
          </table:table-cell>
          <table:table-cell table:style-name="ce34" office:value-type="float" office:value="23669086" calcext:value-type="float">
            <text:p>23669086</text:p>
          </table:table-cell>
          <table:table-cell table:style-name="ce34" office:value-type="float" office:value="23478731" calcext:value-type="float">
            <text:p>23478731</text:p>
          </table:table-cell>
          <table:table-cell table:style-name="ce34" office:value-type="float" office:value="26115142" calcext:value-type="float">
            <text:p>26115142</text:p>
          </table:table-cell>
          <table:table-cell table:style-name="ce34" office:value-type="float" office:value="25313917" calcext:value-type="float">
            <text:p>25313917</text:p>
          </table:table-cell>
          <table:table-cell table:style-name="ce18" table:formula="of:=IF([.P10] = &quot;&quot;; &quot;&quot;; MEDIAN([.P10:.T10]))" office:value-type="float" office:value="5391" calcext:value-type="float">
            <text:p>5391</text:p>
          </table:table-cell>
          <table:table-cell table:style-name="ce34" office:value-type="float" office:value="5227" calcext:value-type="float">
            <text:p>5227</text:p>
          </table:table-cell>
          <table:table-cell table:style-name="ce34" office:value-type="float" office:value="9434" calcext:value-type="float">
            <text:p>9434</text:p>
          </table:table-cell>
          <table:table-cell table:style-name="ce34" office:value-type="float" office:value="5391" calcext:value-type="float">
            <text:p>5391</text:p>
          </table:table-cell>
          <table:table-cell table:style-name="ce34" office:value-type="float" office:value="5165" calcext:value-type="float">
            <text:p>5165</text:p>
          </table:table-cell>
          <table:table-cell table:style-name="ce34" office:value-type="float" office:value="5959" calcext:value-type="float">
            <text:p>5959</text:p>
          </table:table-cell>
          <table:table-cell table:style-name="ce18" table:formula="of:=IF([.V10] = &quot;&quot;; &quot;&quot;; MEDIAN([.V10:.Z10]))" office:value-type="float" office:value="39154160" calcext:value-type="float">
            <text:p>39154160</text:p>
          </table:table-cell>
          <table:table-cell table:style-name="ce34" office:value-type="float" office:value="39154160" calcext:value-type="float">
            <text:p>39154160</text:p>
          </table:table-cell>
          <table:table-cell table:style-name="ce34" office:value-type="float" office:value="31291513" calcext:value-type="float">
            <text:p>31291513</text:p>
          </table:table-cell>
          <table:table-cell table:style-name="ce34" office:value-type="float" office:value="39786439" calcext:value-type="float">
            <text:p>39786439</text:p>
          </table:table-cell>
          <table:table-cell table:style-name="ce34" office:value-type="float" office:value="39984693" calcext:value-type="float">
            <text:p>39984693</text:p>
          </table:table-cell>
          <table:table-cell table:style-name="ce34" office:value-type="float" office:value="31564465" calcext:value-type="float">
            <text:p>31564465</text:p>
          </table:table-cell>
          <table:table-cell table:style-name="ce18" table:formula="of:=IF([.AB10] = &quot;&quot;; &quot;&quot;; MEDIAN([.AB10:.AF10]))" office:value-type="float" office:value="10880" calcext:value-type="float">
            <text:p>10880</text:p>
          </table:table-cell>
          <table:table-cell table:style-name="ce34" office:value-type="float" office:value="13613" calcext:value-type="float">
            <text:p>13613</text:p>
          </table:table-cell>
          <table:table-cell table:style-name="ce34" office:value-type="float" office:value="12904" calcext:value-type="float">
            <text:p>12904</text:p>
          </table:table-cell>
          <table:table-cell table:style-name="ce34" office:value-type="float" office:value="7656" calcext:value-type="float">
            <text:p>7656</text:p>
          </table:table-cell>
          <table:table-cell table:style-name="ce34" office:value-type="float" office:value="10880" calcext:value-type="float">
            <text:p>10880</text:p>
          </table:table-cell>
          <table:table-cell table:style-name="ce34" office:value-type="float" office:value="7434" calcext:value-type="float">
            <text:p>74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33868040" calcext:value-type="float">
            <text:p>33868040</text:p>
          </table:table-cell>
          <table:table-cell table:style-name="ce34" office:value-type="float" office:value="33868040" calcext:value-type="float">
            <text:p>33868040</text:p>
          </table:table-cell>
          <table:table-cell table:style-name="ce34" office:value-type="float" office:value="32342736" calcext:value-type="float">
            <text:p>32342736</text:p>
          </table:table-cell>
          <table:table-cell table:style-name="ce34" office:value-type="float" office:value="31939042" calcext:value-type="float">
            <text:p>31939042</text:p>
          </table:table-cell>
          <table:table-cell table:style-name="ce34" office:value-type="float" office:value="35638329" calcext:value-type="float">
            <text:p>35638329</text:p>
          </table:table-cell>
          <table:table-cell table:style-name="ce34" office:value-type="float" office:value="33930913" calcext:value-type="float">
            <text:p>33930913</text:p>
          </table:table-cell>
          <table:table-cell table:style-name="ce18" table:formula="of:=IF([.P11] = &quot;&quot;; &quot;&quot;; MEDIAN([.P11:.T11]))" office:value-type="float" office:value="6542" calcext:value-type="float">
            <text:p>6542</text:p>
          </table:table-cell>
          <table:table-cell table:style-name="ce34" office:value-type="float" office:value="6156" calcext:value-type="float">
            <text:p>6156</text:p>
          </table:table-cell>
          <table:table-cell table:style-name="ce34" office:value-type="float" office:value="6116" calcext:value-type="float">
            <text:p>6116</text:p>
          </table:table-cell>
          <table:table-cell table:style-name="ce34" office:value-type="float" office:value="6542" calcext:value-type="float">
            <text:p>6542</text:p>
          </table:table-cell>
          <table:table-cell table:style-name="ce34" office:value-type="float" office:value="6691" calcext:value-type="float">
            <text:p>6691</text:p>
          </table:table-cell>
          <table:table-cell table:style-name="ce34" office:value-type="float" office:value="9350" calcext:value-type="float">
            <text:p>9350</text:p>
          </table:table-cell>
          <table:table-cell table:style-name="ce18" table:formula="of:=IF([.V11] = &quot;&quot;; &quot;&quot;; MEDIAN([.V11:.Z11]))" office:value-type="float" office:value="54236559" calcext:value-type="float">
            <text:p>54236559</text:p>
          </table:table-cell>
          <table:table-cell table:style-name="ce34" office:value-type="float" office:value="55130908" calcext:value-type="float">
            <text:p>55130908</text:p>
          </table:table-cell>
          <table:table-cell table:style-name="ce34" office:value-type="float" office:value="43274470" calcext:value-type="float">
            <text:p>43274470</text:p>
          </table:table-cell>
          <table:table-cell table:style-name="ce34" office:value-type="float" office:value="54236559" calcext:value-type="float">
            <text:p>54236559</text:p>
          </table:table-cell>
          <table:table-cell table:style-name="ce34" office:value-type="float" office:value="54380536" calcext:value-type="float">
            <text:p>54380536</text:p>
          </table:table-cell>
          <table:table-cell table:style-name="ce34" office:value-type="float" office:value="47845705" calcext:value-type="float">
            <text:p>47845705</text:p>
          </table:table-cell>
          <table:table-cell table:style-name="ce18" table:formula="of:=IF([.AB11] = &quot;&quot;; &quot;&quot;; MEDIAN([.AB11:.AF11]))" office:value-type="float" office:value="9832" calcext:value-type="float">
            <text:p>9832</text:p>
          </table:table-cell>
          <table:table-cell table:style-name="ce34" office:value-type="float" office:value="11391" calcext:value-type="float">
            <text:p>11391</text:p>
          </table:table-cell>
          <table:table-cell table:style-name="ce34" office:value-type="float" office:value="9832" calcext:value-type="float">
            <text:p>9832</text:p>
          </table:table-cell>
          <table:table-cell table:style-name="ce34" office:value-type="float" office:value="9247" calcext:value-type="float">
            <text:p>9247</text:p>
          </table:table-cell>
          <table:table-cell table:style-name="ce34" office:value-type="float" office:value="9984" calcext:value-type="float">
            <text:p>9984</text:p>
          </table:table-cell>
          <table:table-cell table:style-name="ce34" office:value-type="float" office:value="8720" calcext:value-type="float">
            <text:p>872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43437291" calcext:value-type="float">
            <text:p>43437291</text:p>
          </table:table-cell>
          <table:table-cell table:style-name="ce34" office:value-type="float" office:value="44579865" calcext:value-type="float">
            <text:p>44579865</text:p>
          </table:table-cell>
          <table:table-cell table:style-name="ce34" office:value-type="float" office:value="42109807" calcext:value-type="float">
            <text:p>42109807</text:p>
          </table:table-cell>
          <table:table-cell table:style-name="ce34" office:value-type="float" office:value="41988543" calcext:value-type="float">
            <text:p>41988543</text:p>
          </table:table-cell>
          <table:table-cell table:style-name="ce34" office:value-type="float" office:value="44561489" calcext:value-type="float">
            <text:p>44561489</text:p>
          </table:table-cell>
          <table:table-cell table:style-name="ce34" office:value-type="float" office:value="43437291" calcext:value-type="float">
            <text:p>43437291</text:p>
          </table:table-cell>
          <table:table-cell table:style-name="ce18" table:formula="of:=IF([.P12] = &quot;&quot;; &quot;&quot;; MEDIAN([.P12:.T12]))" office:value-type="float" office:value="7278" calcext:value-type="float">
            <text:p>7278</text:p>
          </table:table-cell>
          <table:table-cell table:style-name="ce34" office:value-type="float" office:value="7278" calcext:value-type="float">
            <text:p>7278</text:p>
          </table:table-cell>
          <table:table-cell table:style-name="ce34" office:value-type="float" office:value="6977" calcext:value-type="float">
            <text:p>6977</text:p>
          </table:table-cell>
          <table:table-cell table:style-name="ce34" office:value-type="float" office:value="8010" calcext:value-type="float">
            <text:p>8010</text:p>
          </table:table-cell>
          <table:table-cell table:style-name="ce34" office:value-type="float" office:value="12700" calcext:value-type="float">
            <text:p>12700</text:p>
          </table:table-cell>
          <table:table-cell table:style-name="ce34" office:value-type="float" office:value="7082" calcext:value-type="float">
            <text:p>7082</text:p>
          </table:table-cell>
          <table:table-cell table:style-name="ce18" table:formula="of:=IF([.V12] = &quot;&quot;; &quot;&quot;; MEDIAN([.V12:.Z12]))" office:value-type="float" office:value="68998590" calcext:value-type="float">
            <text:p>68998590</text:p>
          </table:table-cell>
          <table:table-cell table:style-name="ce34" office:value-type="float" office:value="68998590" calcext:value-type="float">
            <text:p>68998590</text:p>
          </table:table-cell>
          <table:table-cell table:style-name="ce34" office:value-type="float" office:value="55526652" calcext:value-type="float">
            <text:p>55526652</text:p>
          </table:table-cell>
          <table:table-cell table:style-name="ce34" office:value-type="float" office:value="72840698" calcext:value-type="float">
            <text:p>72840698</text:p>
          </table:table-cell>
          <table:table-cell table:style-name="ce34" office:value-type="float" office:value="70088778" calcext:value-type="float">
            <text:p>70088778</text:p>
          </table:table-cell>
          <table:table-cell table:style-name="ce34" office:value-type="float" office:value="63417147" calcext:value-type="float">
            <text:p>63417147</text:p>
          </table:table-cell>
          <table:table-cell table:style-name="ce18" table:formula="of:=IF([.AB12] = &quot;&quot;; &quot;&quot;; MEDIAN([.AB12:.AF12]))" office:value-type="float" office:value="9431" calcext:value-type="float">
            <text:p>9431</text:p>
          </table:table-cell>
          <table:table-cell table:style-name="ce34" office:value-type="float" office:value="12334" calcext:value-type="float">
            <text:p>12334</text:p>
          </table:table-cell>
          <table:table-cell table:style-name="ce34" office:value-type="float" office:value="11343" calcext:value-type="float">
            <text:p>11343</text:p>
          </table:table-cell>
          <table:table-cell table:style-name="ce34" office:value-type="float" office:value="9431" calcext:value-type="float">
            <text:p>9431</text:p>
          </table:table-cell>
          <table:table-cell table:style-name="ce34" office:value-type="float" office:value="8923" calcext:value-type="float">
            <text:p>8923</text:p>
          </table:table-cell>
          <table:table-cell table:style-name="ce34" office:value-type="float" office:value="9018" calcext:value-type="float">
            <text:p>9018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54985310" calcext:value-type="float">
            <text:p>54985310</text:p>
          </table:table-cell>
          <table:table-cell table:style-name="ce34" office:value-type="float" office:value="54985310" calcext:value-type="float">
            <text:p>54985310</text:p>
          </table:table-cell>
          <table:table-cell table:style-name="ce34" office:value-type="float" office:value="52788973" calcext:value-type="float">
            <text:p>52788973</text:p>
          </table:table-cell>
          <table:table-cell table:style-name="ce34" office:value-type="float" office:value="53150775" calcext:value-type="float">
            <text:p>53150775</text:p>
          </table:table-cell>
          <table:table-cell table:style-name="ce34" office:value-type="float" office:value="56346611" calcext:value-type="float">
            <text:p>56346611</text:p>
          </table:table-cell>
          <table:table-cell table:style-name="ce34" office:value-type="float" office:value="55781867" calcext:value-type="float">
            <text:p>55781867</text:p>
          </table:table-cell>
          <table:table-cell table:style-name="ce18" table:formula="of:=IF([.P13] = &quot;&quot;; &quot;&quot;; MEDIAN([.P13:.T13]))" office:value-type="float" office:value="7902" calcext:value-type="float">
            <text:p>7902</text:p>
          </table:table-cell>
          <table:table-cell table:style-name="ce34" office:value-type="float" office:value="7902" calcext:value-type="float">
            <text:p>7902</text:p>
          </table:table-cell>
          <table:table-cell table:style-name="ce34" office:value-type="float" office:value="8247" calcext:value-type="float">
            <text:p>8247</text:p>
          </table:table-cell>
          <table:table-cell table:style-name="ce34" office:value-type="float" office:value="7749" calcext:value-type="float">
            <text:p>7749</text:p>
          </table:table-cell>
          <table:table-cell table:style-name="ce34" office:value-type="float" office:value="8594" calcext:value-type="float">
            <text:p>8594</text:p>
          </table:table-cell>
          <table:table-cell table:style-name="ce34" office:value-type="float" office:value="7718" calcext:value-type="float">
            <text:p>7718</text:p>
          </table:table-cell>
          <table:table-cell table:style-name="ce18" table:formula="of:=IF([.V13] = &quot;&quot;; &quot;&quot;; MEDIAN([.V13:.Z13]))" office:value-type="float" office:value="89157154" calcext:value-type="float">
            <text:p>89157154</text:p>
          </table:table-cell>
          <table:table-cell table:style-name="ce34" office:value-type="float" office:value="89779956" calcext:value-type="float">
            <text:p>89779956</text:p>
          </table:table-cell>
          <table:table-cell table:style-name="ce34" office:value-type="float" office:value="69460542" calcext:value-type="float">
            <text:p>69460542</text:p>
          </table:table-cell>
          <table:table-cell table:style-name="ce34" office:value-type="float" office:value="91101867" calcext:value-type="float">
            <text:p>91101867</text:p>
          </table:table-cell>
          <table:table-cell table:style-name="ce34" office:value-type="float" office:value="89157154" calcext:value-type="float">
            <text:p>89157154</text:p>
          </table:table-cell>
          <table:table-cell table:style-name="ce34" office:value-type="float" office:value="77940667" calcext:value-type="float">
            <text:p>77940667</text:p>
          </table:table-cell>
          <table:table-cell table:style-name="ce18" table:formula="of:=IF([.AB13] = &quot;&quot;; &quot;&quot;; MEDIAN([.AB13:.AF13]))" office:value-type="float" office:value="11317" calcext:value-type="float">
            <text:p>11317</text:p>
          </table:table-cell>
          <table:table-cell table:style-name="ce34" office:value-type="float" office:value="11317" calcext:value-type="float">
            <text:p>11317</text:p>
          </table:table-cell>
          <table:table-cell table:style-name="ce34" office:value-type="float" office:value="17549" calcext:value-type="float">
            <text:p>17549</text:p>
          </table:table-cell>
          <table:table-cell table:style-name="ce34" office:value-type="float" office:value="11872" calcext:value-type="float">
            <text:p>11872</text:p>
          </table:table-cell>
          <table:table-cell table:style-name="ce34" office:value-type="float" office:value="10787" calcext:value-type="float">
            <text:p>10787</text:p>
          </table:table-cell>
          <table:table-cell table:style-name="ce34" office:value-type="float" office:value="9825" calcext:value-type="float">
            <text:p>982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66887776" calcext:value-type="float">
            <text:p>66887776</text:p>
          </table:table-cell>
          <table:table-cell table:style-name="ce34" office:value-type="float" office:value="66887776" calcext:value-type="float">
            <text:p>66887776</text:p>
          </table:table-cell>
          <table:table-cell table:style-name="ce34" office:value-type="float" office:value="65523243" calcext:value-type="float">
            <text:p>65523243</text:p>
          </table:table-cell>
          <table:table-cell table:style-name="ce34" office:value-type="float" office:value="65587169" calcext:value-type="float">
            <text:p>65587169</text:p>
          </table:table-cell>
          <table:table-cell table:style-name="ce34" office:value-type="float" office:value="67329238" calcext:value-type="float">
            <text:p>67329238</text:p>
          </table:table-cell>
          <table:table-cell table:style-name="ce34" office:value-type="float" office:value="67974737" calcext:value-type="float">
            <text:p>67974737</text:p>
          </table:table-cell>
          <table:table-cell table:style-name="ce18" table:formula="of:=IF([.P14] = &quot;&quot;; &quot;&quot;; MEDIAN([.P14:.T14]))" office:value-type="float" office:value="8946" calcext:value-type="float">
            <text:p>8946</text:p>
          </table:table-cell>
          <table:table-cell table:style-name="ce34" office:value-type="float" office:value="8810" calcext:value-type="float">
            <text:p>8810</text:p>
          </table:table-cell>
          <table:table-cell table:style-name="ce34" office:value-type="float" office:value="9023" calcext:value-type="float">
            <text:p>9023</text:p>
          </table:table-cell>
          <table:table-cell table:style-name="ce34" office:value-type="float" office:value="8929" calcext:value-type="float">
            <text:p>8929</text:p>
          </table:table-cell>
          <table:table-cell table:style-name="ce34" office:value-type="float" office:value="8946" calcext:value-type="float">
            <text:p>8946</text:p>
          </table:table-cell>
          <table:table-cell table:style-name="ce34" office:value-type="float" office:value="9029" calcext:value-type="float">
            <text:p>9029</text:p>
          </table:table-cell>
          <table:table-cell table:style-name="ce18" table:formula="of:=IF([.V14] = &quot;&quot;; &quot;&quot;; MEDIAN([.V14:.Z14]))" office:value-type="float" office:value="109320621" calcext:value-type="float">
            <text:p>109320621</text:p>
          </table:table-cell>
          <table:table-cell table:style-name="ce34" office:value-type="float" office:value="109320621" calcext:value-type="float">
            <text:p>109320621</text:p>
          </table:table-cell>
          <table:table-cell table:style-name="ce34" office:value-type="float" office:value="85156073" calcext:value-type="float">
            <text:p>85156073</text:p>
          </table:table-cell>
          <table:table-cell table:style-name="ce34" office:value-type="float" office:value="112795127" calcext:value-type="float">
            <text:p>112795127</text:p>
          </table:table-cell>
          <table:table-cell table:style-name="ce34" office:value-type="float" office:value="111774568" calcext:value-type="float">
            <text:p>111774568</text:p>
          </table:table-cell>
          <table:table-cell table:style-name="ce34" office:value-type="float" office:value="89843437" calcext:value-type="float">
            <text:p>89843437</text:p>
          </table:table-cell>
          <table:table-cell table:style-name="ce18" table:formula="of:=IF([.AB14] = &quot;&quot;; &quot;&quot;; MEDIAN([.AB14:.AF14]))" office:value-type="float" office:value="13193" calcext:value-type="float">
            <text:p>13193</text:p>
          </table:table-cell>
          <table:table-cell table:style-name="ce34" office:value-type="float" office:value="19537" calcext:value-type="float">
            <text:p>19537</text:p>
          </table:table-cell>
          <table:table-cell table:style-name="ce34" office:value-type="float" office:value="13670" calcext:value-type="float">
            <text:p>13670</text:p>
          </table:table-cell>
          <table:table-cell table:style-name="ce34" office:value-type="float" office:value="12573" calcext:value-type="float">
            <text:p>12573</text:p>
          </table:table-cell>
          <table:table-cell table:style-name="ce34" office:value-type="float" office:value="13193" calcext:value-type="float">
            <text:p>13193</text:p>
          </table:table-cell>
          <table:table-cell table:style-name="ce34" office:value-type="float" office:value="12336" calcext:value-type="float">
            <text:p>12336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79257893" calcext:value-type="float">
            <text:p>79257893</text:p>
          </table:table-cell>
          <table:table-cell table:style-name="ce34" office:value-type="float" office:value="79257893" calcext:value-type="float">
            <text:p>79257893</text:p>
          </table:table-cell>
          <table:table-cell table:style-name="ce34" office:value-type="float" office:value="79062389" calcext:value-type="float">
            <text:p>79062389</text:p>
          </table:table-cell>
          <table:table-cell table:style-name="ce34" office:value-type="float" office:value="78984338" calcext:value-type="float">
            <text:p>78984338</text:p>
          </table:table-cell>
          <table:table-cell table:style-name="ce34" office:value-type="float" office:value="83839047" calcext:value-type="float">
            <text:p>83839047</text:p>
          </table:table-cell>
          <table:table-cell table:style-name="ce34" office:value-type="float" office:value="82859857" calcext:value-type="float">
            <text:p>82859857</text:p>
          </table:table-cell>
          <table:table-cell table:style-name="ce18" table:formula="of:=IF([.P15] = &quot;&quot;; &quot;&quot;; MEDIAN([.P15:.T15]))" office:value-type="float" office:value="9940" calcext:value-type="float">
            <text:p>9940</text:p>
          </table:table-cell>
          <table:table-cell table:style-name="ce34" office:value-type="float" office:value="9695" calcext:value-type="float">
            <text:p>9695</text:p>
          </table:table-cell>
          <table:table-cell table:style-name="ce34" office:value-type="float" office:value="9712" calcext:value-type="float">
            <text:p>9712</text:p>
          </table:table-cell>
          <table:table-cell table:style-name="ce34" office:value-type="float" office:value="10068" calcext:value-type="float">
            <text:p>10068</text:p>
          </table:table-cell>
          <table:table-cell table:style-name="ce34" office:value-type="float" office:value="9940" calcext:value-type="float">
            <text:p>9940</text:p>
          </table:table-cell>
          <table:table-cell table:style-name="ce34" office:value-type="float" office:value="10091" calcext:value-type="float">
            <text:p>10091</text:p>
          </table:table-cell>
          <table:table-cell table:style-name="ce18" table:formula="of:=IF([.V15] = &quot;&quot;; &quot;&quot;; MEDIAN([.V15:.Z15]))" office:value-type="float" office:value="116946962" calcext:value-type="float">
            <text:p>116946962</text:p>
          </table:table-cell>
          <table:table-cell table:style-name="ce34" office:value-type="float" office:value="116946962" calcext:value-type="float">
            <text:p>116946962</text:p>
          </table:table-cell>
          <table:table-cell table:style-name="ce34" office:value-type="float" office:value="104403617" calcext:value-type="float">
            <text:p>104403617</text:p>
          </table:table-cell>
          <table:table-cell table:style-name="ce34" office:value-type="float" office:value="133936729" calcext:value-type="float">
            <text:p>133936729</text:p>
          </table:table-cell>
          <table:table-cell table:style-name="ce34" office:value-type="float" office:value="132628129" calcext:value-type="float">
            <text:p>132628129</text:p>
          </table:table-cell>
          <table:table-cell table:style-name="ce34" office:value-type="float" office:value="108363623" calcext:value-type="float">
            <text:p>108363623</text:p>
          </table:table-cell>
          <table:table-cell table:style-name="ce18" table:formula="of:=IF([.AB15] = &quot;&quot;; &quot;&quot;; MEDIAN([.AB15:.AF15]))" office:value-type="float" office:value="15468" calcext:value-type="float">
            <text:p>15468</text:p>
          </table:table-cell>
          <table:table-cell table:style-name="ce34" office:value-type="float" office:value="19223" calcext:value-type="float">
            <text:p>19223</text:p>
          </table:table-cell>
          <table:table-cell table:style-name="ce34" office:value-type="float" office:value="15468" calcext:value-type="float">
            <text:p>15468</text:p>
          </table:table-cell>
          <table:table-cell table:style-name="ce34" office:value-type="float" office:value="15797" calcext:value-type="float">
            <text:p>15797</text:p>
          </table:table-cell>
          <table:table-cell table:style-name="ce34" office:value-type="float" office:value="13329" calcext:value-type="float">
            <text:p>13329</text:p>
          </table:table-cell>
          <table:table-cell table:style-name="ce34" office:value-type="float" office:value="12542" calcext:value-type="float">
            <text:p>12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96204237" calcext:value-type="float">
            <text:p>96204237</text:p>
          </table:table-cell>
          <table:table-cell table:style-name="ce34" office:value-type="float" office:value="93907033" calcext:value-type="float">
            <text:p>93907033</text:p>
          </table:table-cell>
          <table:table-cell table:style-name="ce34" office:value-type="float" office:value="96204237" calcext:value-type="float">
            <text:p>96204237</text:p>
          </table:table-cell>
          <table:table-cell table:style-name="ce34" office:value-type="float" office:value="94143637" calcext:value-type="float">
            <text:p>94143637</text:p>
          </table:table-cell>
          <table:table-cell table:style-name="ce34" office:value-type="float" office:value="97410766" calcext:value-type="float">
            <text:p>97410766</text:p>
          </table:table-cell>
          <table:table-cell table:style-name="ce34" office:value-type="float" office:value="97597217" calcext:value-type="float">
            <text:p>97597217</text:p>
          </table:table-cell>
          <table:table-cell table:style-name="ce18" table:formula="of:=IF([.P16] = &quot;&quot;; &quot;&quot;; MEDIAN([.P16:.T16]))" office:value-type="float" office:value="10540" calcext:value-type="float">
            <text:p>10540</text:p>
          </table:table-cell>
          <table:table-cell table:style-name="ce34" office:value-type="float" office:value="10417" calcext:value-type="float">
            <text:p>10417</text:p>
          </table:table-cell>
          <table:table-cell table:style-name="ce34" office:value-type="float" office:value="10351" calcext:value-type="float">
            <text:p>10351</text:p>
          </table:table-cell>
          <table:table-cell table:style-name="ce34" office:value-type="float" office:value="16949" calcext:value-type="float">
            <text:p>16949</text:p>
          </table:table-cell>
          <table:table-cell table:style-name="ce34" office:value-type="float" office:value="10540" calcext:value-type="float">
            <text:p>10540</text:p>
          </table:table-cell>
          <table:table-cell table:style-name="ce34" office:value-type="float" office:value="11643" calcext:value-type="float">
            <text:p>11643</text:p>
          </table:table-cell>
          <table:table-cell table:style-name="ce18" table:formula="of:=IF([.V16] = &quot;&quot;; &quot;&quot;; MEDIAN([.V16:.Z16]))" office:value-type="float" office:value="131687405" calcext:value-type="float">
            <text:p>131687405</text:p>
          </table:table-cell>
          <table:table-cell table:style-name="ce34" office:value-type="float" office:value="131687405" calcext:value-type="float">
            <text:p>131687405</text:p>
          </table:table-cell>
          <table:table-cell table:style-name="ce34" office:value-type="float" office:value="123319254" calcext:value-type="float">
            <text:p>123319254</text:p>
          </table:table-cell>
          <table:table-cell table:style-name="ce34" office:value-type="float" office:value="159788632" calcext:value-type="float">
            <text:p>159788632</text:p>
          </table:table-cell>
          <table:table-cell table:style-name="ce34" office:value-type="float" office:value="158496996" calcext:value-type="float">
            <text:p>158496996</text:p>
          </table:table-cell>
          <table:table-cell table:style-name="ce34" office:value-type="float" office:value="127841428" calcext:value-type="float">
            <text:p>127841428</text:p>
          </table:table-cell>
          <table:table-cell table:style-name="ce18" table:formula="of:=IF([.AB16] = &quot;&quot;; &quot;&quot;; MEDIAN([.AB16:.AF16]))" office:value-type="float" office:value="16173" calcext:value-type="float">
            <text:p>16173</text:p>
          </table:table-cell>
          <table:table-cell table:style-name="ce34" office:value-type="float" office:value="28342" calcext:value-type="float">
            <text:p>28342</text:p>
          </table:table-cell>
          <table:table-cell table:style-name="ce34" office:value-type="float" office:value="16793" calcext:value-type="float">
            <text:p>16793</text:p>
          </table:table-cell>
          <table:table-cell table:style-name="ce34" office:value-type="float" office:value="16033" calcext:value-type="float">
            <text:p>16033</text:p>
          </table:table-cell>
          <table:table-cell table:style-name="ce34" office:value-type="float" office:value="15675" calcext:value-type="float">
            <text:p>15675</text:p>
          </table:table-cell>
          <table:table-cell table:style-name="ce34" office:value-type="float" office:value="16173" calcext:value-type="float">
            <text:p>1617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1075826" calcext:value-type="float">
            <text:p>111075826</text:p>
          </table:table-cell>
          <table:table-cell table:style-name="ce34" office:value-type="float" office:value="111075826" calcext:value-type="float">
            <text:p>111075826</text:p>
          </table:table-cell>
          <table:table-cell table:style-name="ce34" office:value-type="float" office:value="111030675" calcext:value-type="float">
            <text:p>111030675</text:p>
          </table:table-cell>
          <table:table-cell table:style-name="ce34" office:value-type="float" office:value="109823085" calcext:value-type="float">
            <text:p>109823085</text:p>
          </table:table-cell>
          <table:table-cell table:style-name="ce34" office:value-type="float" office:value="115747919" calcext:value-type="float">
            <text:p>115747919</text:p>
          </table:table-cell>
          <table:table-cell table:style-name="ce34" office:value-type="float" office:value="116803527" calcext:value-type="float">
            <text:p>116803527</text:p>
          </table:table-cell>
          <table:table-cell table:style-name="ce18" table:formula="of:=IF([.P17] = &quot;&quot;; &quot;&quot;; MEDIAN([.P17:.T17]))" office:value-type="float" office:value="12077" calcext:value-type="float">
            <text:p>12077</text:p>
          </table:table-cell>
          <table:table-cell table:style-name="ce34" office:value-type="float" office:value="11384" calcext:value-type="float">
            <text:p>11384</text:p>
          </table:table-cell>
          <table:table-cell table:style-name="ce34" office:value-type="float" office:value="11369" calcext:value-type="float">
            <text:p>11369</text:p>
          </table:table-cell>
          <table:table-cell table:style-name="ce34" office:value-type="float" office:value="13420" calcext:value-type="float">
            <text:p>13420</text:p>
          </table:table-cell>
          <table:table-cell table:style-name="ce34" office:value-type="float" office:value="13089" calcext:value-type="float">
            <text:p>13089</text:p>
          </table:table-cell>
          <table:table-cell table:style-name="ce34" office:value-type="float" office:value="12077" calcext:value-type="float">
            <text:p>12077</text:p>
          </table:table-cell>
          <table:table-cell table:style-name="ce18" table:formula="of:=IF([.V17] = &quot;&quot;; &quot;&quot;; MEDIAN([.V17:.Z17]))" office:value-type="float" office:value="169584814" calcext:value-type="float">
            <text:p>169584814</text:p>
          </table:table-cell>
          <table:table-cell table:style-name="ce34" office:value-type="float" office:value="153509086" calcext:value-type="float">
            <text:p>153509086</text:p>
          </table:table-cell>
          <table:table-cell table:style-name="ce34" office:value-type="float" office:value="169584814" calcext:value-type="float">
            <text:p>169584814</text:p>
          </table:table-cell>
          <table:table-cell table:style-name="ce34" office:value-type="float" office:value="189452388" calcext:value-type="float">
            <text:p>189452388</text:p>
          </table:table-cell>
          <table:table-cell table:style-name="ce34" office:value-type="float" office:value="187912922" calcext:value-type="float">
            <text:p>187912922</text:p>
          </table:table-cell>
          <table:table-cell table:style-name="ce34" office:value-type="float" office:value="148186370" calcext:value-type="float">
            <text:p>148186370</text:p>
          </table:table-cell>
          <table:table-cell table:style-name="ce18" table:formula="of:=IF([.AB17] = &quot;&quot;; &quot;&quot;; MEDIAN([.AB17:.AF17]))" office:value-type="float" office:value="20779" calcext:value-type="float">
            <text:p>20779</text:p>
          </table:table-cell>
          <table:table-cell table:style-name="ce34" office:value-type="float" office:value="27047" calcext:value-type="float">
            <text:p>27047</text:p>
          </table:table-cell>
          <table:table-cell table:style-name="ce34" office:value-type="float" office:value="16357" calcext:value-type="float">
            <text:p>16357</text:p>
          </table:table-cell>
          <table:table-cell table:style-name="ce34" office:value-type="float" office:value="20779" calcext:value-type="float">
            <text:p>20779</text:p>
          </table:table-cell>
          <table:table-cell table:style-name="ce34" office:value-type="float" office:value="14693" calcext:value-type="float">
            <text:p>14693</text:p>
          </table:table-cell>
          <table:table-cell table:style-name="ce34" office:value-type="float" office:value="23649" calcext:value-type="float">
            <text:p>236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8081315" calcext:value-type="float">
            <text:p>128081315</text:p>
          </table:table-cell>
          <table:table-cell table:style-name="ce34" office:value-type="float" office:value="126851182" calcext:value-type="float">
            <text:p>126851182</text:p>
          </table:table-cell>
          <table:table-cell table:style-name="ce34" office:value-type="float" office:value="128081315" calcext:value-type="float">
            <text:p>128081315</text:p>
          </table:table-cell>
          <table:table-cell table:style-name="ce34" office:value-type="float" office:value="127939282" calcext:value-type="float">
            <text:p>127939282</text:p>
          </table:table-cell>
          <table:table-cell table:style-name="ce34" office:value-type="float" office:value="134980584" calcext:value-type="float">
            <text:p>134980584</text:p>
          </table:table-cell>
          <table:table-cell table:style-name="ce34" office:value-type="float" office:value="135520176" calcext:value-type="float">
            <text:p>135520176</text:p>
          </table:table-cell>
          <table:table-cell table:style-name="ce18" table:formula="of:=IF([.P18] = &quot;&quot;; &quot;&quot;; MEDIAN([.P18:.T18]))" office:value-type="float" office:value="13628" calcext:value-type="float">
            <text:p>13628</text:p>
          </table:table-cell>
          <table:table-cell table:style-name="ce34" office:value-type="float" office:value="12478" calcext:value-type="float">
            <text:p>12478</text:p>
          </table:table-cell>
          <table:table-cell table:style-name="ce34" office:value-type="float" office:value="13840" calcext:value-type="float">
            <text:p>13840</text:p>
          </table:table-cell>
          <table:table-cell table:style-name="ce34" office:value-type="float" office:value="13628" calcext:value-type="float">
            <text:p>13628</text:p>
          </table:table-cell>
          <table:table-cell table:style-name="ce34" office:value-type="float" office:value="12702" calcext:value-type="float">
            <text:p>12702</text:p>
          </table:table-cell>
          <table:table-cell table:style-name="ce34" office:value-type="float" office:value="13649" calcext:value-type="float">
            <text:p>13649</text:p>
          </table:table-cell>
          <table:table-cell table:style-name="ce18" table:formula="of:=IF([.V18] = &quot;&quot;; &quot;&quot;; MEDIAN([.V18:.Z18]))" office:value-type="float" office:value="186746912" calcext:value-type="float">
            <text:p>186746912</text:p>
          </table:table-cell>
          <table:table-cell table:style-name="ce34" office:value-type="float" office:value="171235652" calcext:value-type="float">
            <text:p>171235652</text:p>
          </table:table-cell>
          <table:table-cell table:style-name="ce34" office:value-type="float" office:value="186746912" calcext:value-type="float">
            <text:p>186746912</text:p>
          </table:table-cell>
          <table:table-cell table:style-name="ce34" office:value-type="float" office:value="220916415" calcext:value-type="float">
            <text:p>220916415</text:p>
          </table:table-cell>
          <table:table-cell table:style-name="ce34" office:value-type="float" office:value="216841476" calcext:value-type="float">
            <text:p>216841476</text:p>
          </table:table-cell>
          <table:table-cell table:style-name="ce34" office:value-type="float" office:value="172244688" calcext:value-type="float">
            <text:p>172244688</text:p>
          </table:table-cell>
          <table:table-cell table:style-name="ce18" table:formula="of:=IF([.AB18] = &quot;&quot;; &quot;&quot;; MEDIAN([.AB18:.AF18]))" office:value-type="float" office:value="19912" calcext:value-type="float">
            <text:p>19912</text:p>
          </table:table-cell>
          <table:table-cell table:style-name="ce34" office:value-type="float" office:value="29037" calcext:value-type="float">
            <text:p>29037</text:p>
          </table:table-cell>
          <table:table-cell table:style-name="ce34" office:value-type="float" office:value="27172" calcext:value-type="float">
            <text:p>27172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9912" calcext:value-type="float">
            <text:p>19912</text:p>
          </table:table-cell>
          <table:table-cell table:style-name="ce34" office:value-type="float" office:value="17934" calcext:value-type="float">
            <text:p>179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47163843" calcext:value-type="float">
            <text:p>147163843</text:p>
          </table:table-cell>
          <table:table-cell table:style-name="ce34" office:value-type="float" office:value="145473230" calcext:value-type="float">
            <text:p>145473230</text:p>
          </table:table-cell>
          <table:table-cell table:style-name="ce34" office:value-type="float" office:value="147163843" calcext:value-type="float">
            <text:p>147163843</text:p>
          </table:table-cell>
          <table:table-cell table:style-name="ce34" office:value-type="float" office:value="145058076" calcext:value-type="float">
            <text:p>145058076</text:p>
          </table:table-cell>
          <table:table-cell table:style-name="ce34" office:value-type="float" office:value="152497128" calcext:value-type="float">
            <text:p>152497128</text:p>
          </table:table-cell>
          <table:table-cell table:style-name="ce34" office:value-type="float" office:value="153105507" calcext:value-type="float">
            <text:p>153105507</text:p>
          </table:table-cell>
          <table:table-cell table:style-name="ce18" table:formula="of:=IF([.P19] = &quot;&quot;; &quot;&quot;; MEDIAN([.P19:.T19]))" office:value-type="float" office:value="14800" calcext:value-type="float">
            <text:p>14800</text:p>
          </table:table-cell>
          <table:table-cell table:style-name="ce34" office:value-type="float" office:value="14251" calcext:value-type="float">
            <text:p>14251</text:p>
          </table:table-cell>
          <table:table-cell table:style-name="ce34" office:value-type="float" office:value="14165" calcext:value-type="float">
            <text:p>14165</text:p>
          </table:table-cell>
          <table:table-cell table:style-name="ce34" office:value-type="float" office:value="15730" calcext:value-type="float">
            <text:p>15730</text:p>
          </table:table-cell>
          <table:table-cell table:style-name="ce34" office:value-type="float" office:value="14983" calcext:value-type="float">
            <text:p>14983</text:p>
          </table:table-cell>
          <table:table-cell table:style-name="ce34" office:value-type="float" office:value="14800" calcext:value-type="float">
            <text:p>14800</text:p>
          </table:table-cell>
          <table:table-cell table:style-name="ce18" table:formula="of:=IF([.V19] = &quot;&quot;; &quot;&quot;; MEDIAN([.V19:.Z19]))" office:value-type="float" office:value="230677553" calcext:value-type="float">
            <text:p>230677553</text:p>
          </table:table-cell>
          <table:table-cell table:style-name="ce34" office:value-type="float" office:value="199506271" calcext:value-type="float">
            <text:p>199506271</text:p>
          </table:table-cell>
          <table:table-cell table:style-name="ce34" office:value-type="float" office:value="230677553" calcext:value-type="float">
            <text:p>230677553</text:p>
          </table:table-cell>
          <table:table-cell table:style-name="ce34" office:value-type="float" office:value="253825234" calcext:value-type="float">
            <text:p>253825234</text:p>
          </table:table-cell>
          <table:table-cell table:style-name="ce34" office:value-type="float" office:value="247918309" calcext:value-type="float">
            <text:p>247918309</text:p>
          </table:table-cell>
          <table:table-cell table:style-name="ce34" office:value-type="float" office:value="195321354" calcext:value-type="float">
            <text:p>195321354</text:p>
          </table:table-cell>
          <table:table-cell table:style-name="ce18" table:formula="of:=IF([.AB19] = &quot;&quot;; &quot;&quot;; MEDIAN([.AB19:.AF19]))" office:value-type="float" office:value="20542" calcext:value-type="float">
            <text:p>20542</text:p>
          </table:table-cell>
          <table:table-cell table:style-name="ce34" office:value-type="float" office:value="23352" calcext:value-type="float">
            <text:p>23352</text:p>
          </table:table-cell>
          <table:table-cell table:style-name="ce34" office:value-type="float" office:value="26945" calcext:value-type="float">
            <text:p>26945</text:p>
          </table:table-cell>
          <table:table-cell table:style-name="ce34" office:value-type="float" office:value="19509" calcext:value-type="float">
            <text:p>19509</text:p>
          </table:table-cell>
          <table:table-cell table:style-name="ce34" office:value-type="float" office:value="19728" calcext:value-type="float">
            <text:p>19728</text:p>
          </table:table-cell>
          <table:table-cell table:style-name="ce34" office:value-type="float" office:value="20542" calcext:value-type="float">
            <text:p>20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166984411" calcext:value-type="float">
            <text:p>166984411</text:p>
          </table:table-cell>
          <table:table-cell table:style-name="ce34" office:value-type="float" office:value="164850827" calcext:value-type="float">
            <text:p>164850827</text:p>
          </table:table-cell>
          <table:table-cell table:style-name="ce34" office:value-type="float" office:value="166984411" calcext:value-type="float">
            <text:p>166984411</text:p>
          </table:table-cell>
          <table:table-cell table:style-name="ce34" office:value-type="float" office:value="166045501" calcext:value-type="float">
            <text:p>166045501</text:p>
          </table:table-cell>
          <table:table-cell table:style-name="ce34" office:value-type="float" office:value="173185075" calcext:value-type="float">
            <text:p>173185075</text:p>
          </table:table-cell>
          <table:table-cell table:style-name="ce34" office:value-type="float" office:value="177343108" calcext:value-type="float">
            <text:p>177343108</text:p>
          </table:table-cell>
          <table:table-cell table:style-name="ce18" table:formula="of:=IF([.P20] = &quot;&quot;; &quot;&quot;; MEDIAN([.P20:.T20]))" office:value-type="float" office:value="14711" calcext:value-type="float">
            <text:p>14711</text:p>
          </table:table-cell>
          <table:table-cell table:style-name="ce34" office:value-type="float" office:value="14708" calcext:value-type="float">
            <text:p>14708</text:p>
          </table:table-cell>
          <table:table-cell table:style-name="ce34" office:value-type="float" office:value="15838" calcext:value-type="float">
            <text:p>15838</text:p>
          </table:table-cell>
          <table:table-cell table:style-name="ce34" office:value-type="float" office:value="14711" calcext:value-type="float">
            <text:p>14711</text:p>
          </table:table-cell>
          <table:table-cell table:style-name="ce34" office:value-type="float" office:value="18714" calcext:value-type="float">
            <text:p>18714</text:p>
          </table:table-cell>
          <table:table-cell table:style-name="ce34" office:value-type="float" office:value="14559" calcext:value-type="float">
            <text:p>14559</text:p>
          </table:table-cell>
          <table:table-cell table:style-name="ce18" table:formula="of:=IF([.V20] = &quot;&quot;; &quot;&quot;; MEDIAN([.V20:.Z20]))" office:value-type="float" office:value="283480582" calcext:value-type="float">
            <text:p>283480582</text:p>
          </table:table-cell>
          <table:table-cell table:style-name="ce34" office:value-type="float" office:value="231936675" calcext:value-type="float">
            <text:p>231936675</text:p>
          </table:table-cell>
          <table:table-cell table:style-name="ce34" office:value-type="float" office:value="283480582" calcext:value-type="float">
            <text:p>283480582</text:p>
          </table:table-cell>
          <table:table-cell table:style-name="ce34" office:value-type="float" office:value="286546725" calcext:value-type="float">
            <text:p>286546725</text:p>
          </table:table-cell>
          <table:table-cell table:style-name="ce34" office:value-type="float" office:value="285274941" calcext:value-type="float">
            <text:p>285274941</text:p>
          </table:table-cell>
          <table:table-cell table:style-name="ce34" office:value-type="float" office:value="224377038" calcext:value-type="float">
            <text:p>224377038</text:p>
          </table:table-cell>
          <table:table-cell table:style-name="ce18" table:formula="of:=IF([.AB20] = &quot;&quot;; &quot;&quot;; MEDIAN([.AB20:.AF20]))" office:value-type="float" office:value="24854" calcext:value-type="float">
            <text:p>24854</text:p>
          </table:table-cell>
          <table:table-cell table:style-name="ce34" office:value-type="float" office:value="28563" calcext:value-type="float">
            <text:p>28563</text:p>
          </table:table-cell>
          <table:table-cell table:style-name="ce34" office:value-type="float" office:value="31513" calcext:value-type="float">
            <text:p>31513</text:p>
          </table:table-cell>
          <table:table-cell table:style-name="ce34" office:value-type="float" office:value="23242" calcext:value-type="float">
            <text:p>23242</text:p>
          </table:table-cell>
          <table:table-cell table:style-name="ce34" office:value-type="float" office:value="24854" calcext:value-type="float">
            <text:p>24854</text:p>
          </table:table-cell>
          <table:table-cell table:style-name="ce34" office:value-type="float" office:value="22100" calcext:value-type="float">
            <text:p>2210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88381847" calcext:value-type="float">
            <text:p>188381847</text:p>
          </table:table-cell>
          <table:table-cell table:style-name="ce34" office:value-type="float" office:value="187115121" calcext:value-type="float">
            <text:p>187115121</text:p>
          </table:table-cell>
          <table:table-cell table:style-name="ce34" office:value-type="float" office:value="188381847" calcext:value-type="float">
            <text:p>188381847</text:p>
          </table:table-cell>
          <table:table-cell table:style-name="ce34" office:value-type="float" office:value="187535140" calcext:value-type="float">
            <text:p>187535140</text:p>
          </table:table-cell>
          <table:table-cell table:style-name="ce34" office:value-type="float" office:value="197335642" calcext:value-type="float">
            <text:p>197335642</text:p>
          </table:table-cell>
          <table:table-cell table:style-name="ce34" office:value-type="float" office:value="196627445" calcext:value-type="float">
            <text:p>196627445</text:p>
          </table:table-cell>
          <table:table-cell table:style-name="ce18" table:formula="of:=IF([.P21] = &quot;&quot;; &quot;&quot;; MEDIAN([.P21:.T21]))" office:value-type="float" office:value="15188" calcext:value-type="float">
            <text:p>15188</text:p>
          </table:table-cell>
          <table:table-cell table:style-name="ce34" office:value-type="float" office:value="15188" calcext:value-type="float">
            <text:p>15188</text:p>
          </table:table-cell>
          <table:table-cell table:style-name="ce34" office:value-type="float" office:value="15096" calcext:value-type="float">
            <text:p>15096</text:p>
          </table:table-cell>
          <table:table-cell table:style-name="ce34" office:value-type="float" office:value="16609" calcext:value-type="float">
            <text:p>16609</text:p>
          </table:table-cell>
          <table:table-cell table:style-name="ce34" office:value-type="float" office:value="14900" calcext:value-type="float">
            <text:p>14900</text:p>
          </table:table-cell>
          <table:table-cell table:style-name="ce34" office:value-type="float" office:value="16679" calcext:value-type="float">
            <text:p>16679</text:p>
          </table:table-cell>
          <table:table-cell table:style-name="ce18" table:formula="of:=IF([.V21] = &quot;&quot;; &quot;&quot;; MEDIAN([.V21:.Z21]))" office:value-type="float" office:value="320657081" calcext:value-type="float">
            <text:p>320657081</text:p>
          </table:table-cell>
          <table:table-cell table:style-name="ce34" office:value-type="float" office:value="261326481" calcext:value-type="float">
            <text:p>261326481</text:p>
          </table:table-cell>
          <table:table-cell table:style-name="ce34" office:value-type="float" office:value="321321664" calcext:value-type="float">
            <text:p>321321664</text:p>
          </table:table-cell>
          <table:table-cell table:style-name="ce34" office:value-type="float" office:value="322941233" calcext:value-type="float">
            <text:p>322941233</text:p>
          </table:table-cell>
          <table:table-cell table:style-name="ce34" office:value-type="float" office:value="320657081" calcext:value-type="float">
            <text:p>320657081</text:p>
          </table:table-cell>
          <table:table-cell table:style-name="ce34" office:value-type="float" office:value="257969213" calcext:value-type="float">
            <text:p>257969213</text:p>
          </table:table-cell>
          <table:table-cell table:style-name="ce18" table:formula="of:=IF([.AB21] = &quot;&quot;; &quot;&quot;; MEDIAN([.AB21:.AF21]))" office:value-type="float" office:value="24850" calcext:value-type="float">
            <text:p>24850</text:p>
          </table:table-cell>
          <table:table-cell table:style-name="ce34" office:value-type="float" office:value="26805" calcext:value-type="float">
            <text:p>26805</text:p>
          </table:table-cell>
          <table:table-cell table:style-name="ce34" office:value-type="float" office:value="28858" calcext:value-type="float">
            <text:p>28858</text:p>
          </table:table-cell>
          <table:table-cell table:style-name="ce34" office:value-type="float" office:value="23991" calcext:value-type="float">
            <text:p>23991</text:p>
          </table:table-cell>
          <table:table-cell table:style-name="ce34" office:value-type="float" office:value="24850" calcext:value-type="float">
            <text:p>24850</text:p>
          </table:table-cell>
          <table:table-cell table:style-name="ce34" office:value-type="float" office:value="22489" calcext:value-type="float">
            <text:p>2248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23341649" calcext:value-type="float">
            <text:p>223341649</text:p>
          </table:table-cell>
          <table:table-cell table:style-name="ce34" office:value-type="float" office:value="209912991" calcext:value-type="float">
            <text:p>209912991</text:p>
          </table:table-cell>
          <table:table-cell table:style-name="ce34" office:value-type="float" office:value="210742946" calcext:value-type="float">
            <text:p>210742946</text:p>
          </table:table-cell>
          <table:table-cell table:style-name="ce34" office:value-type="float" office:value="390995656" calcext:value-type="float">
            <text:p>390995656</text:p>
          </table:table-cell>
          <table:table-cell table:style-name="ce34" office:value-type="float" office:value="223341649" calcext:value-type="float">
            <text:p>223341649</text:p>
          </table:table-cell>
          <table:table-cell table:style-name="ce34" office:value-type="float" office:value="223943176" calcext:value-type="float">
            <text:p>223943176</text:p>
          </table:table-cell>
          <table:table-cell table:style-name="ce18" table:formula="of:=IF([.P22] = &quot;&quot;; &quot;&quot;; MEDIAN([.P22:.T22]))" office:value-type="float" office:value="16077" calcext:value-type="float">
            <text:p>16077</text:p>
          </table:table-cell>
          <table:table-cell table:style-name="ce34" office:value-type="float" office:value="15890" calcext:value-type="float">
            <text:p>15890</text:p>
          </table:table-cell>
          <table:table-cell table:style-name="ce34" office:value-type="float" office:value="15906" calcext:value-type="float">
            <text:p>15906</text:p>
          </table:table-cell>
          <table:table-cell table:style-name="ce34" office:value-type="float" office:value="16168" calcext:value-type="float">
            <text:p>16168</text:p>
          </table:table-cell>
          <table:table-cell table:style-name="ce34" office:value-type="float" office:value="16833" calcext:value-type="float">
            <text:p>16833</text:p>
          </table:table-cell>
          <table:table-cell table:style-name="ce34" office:value-type="float" office:value="16077" calcext:value-type="float">
            <text:p>16077</text:p>
          </table:table-cell>
          <table:table-cell table:style-name="ce18" table:formula="of:=IF([.V22] = &quot;&quot;; &quot;&quot;; MEDIAN([.V22:.Z22]))" office:value-type="float" office:value="325748391" calcext:value-type="float">
            <text:p>325748391</text:p>
          </table:table-cell>
          <table:table-cell table:style-name="ce34" office:value-type="float" office:value="297289208" calcext:value-type="float">
            <text:p>297289208</text:p>
          </table:table-cell>
          <table:table-cell table:style-name="ce34" office:value-type="float" office:value="360132246" calcext:value-type="float">
            <text:p>360132246</text:p>
          </table:table-cell>
          <table:table-cell table:style-name="ce34" office:value-type="float" office:value="403984305" calcext:value-type="float">
            <text:p>403984305</text:p>
          </table:table-cell>
          <table:table-cell table:style-name="ce34" office:value-type="float" office:value="325748391" calcext:value-type="float">
            <text:p>325748391</text:p>
          </table:table-cell>
          <table:table-cell table:style-name="ce34" office:value-type="float" office:value="288541390" calcext:value-type="float">
            <text:p>288541390</text:p>
          </table:table-cell>
          <table:table-cell table:style-name="ce18" table:formula="of:=IF([.AB22] = &quot;&quot;; &quot;&quot;; MEDIAN([.AB22:.AF22]))" office:value-type="float" office:value="26018" calcext:value-type="float">
            <text:p>26018</text:p>
          </table:table-cell>
          <table:table-cell table:style-name="ce34" office:value-type="float" office:value="26089" calcext:value-type="float">
            <text:p>26089</text:p>
          </table:table-cell>
          <table:table-cell table:style-name="ce34" office:value-type="float" office:value="41657" calcext:value-type="float">
            <text:p>41657</text:p>
          </table:table-cell>
          <table:table-cell table:style-name="ce34" office:value-type="float" office:value="23618" calcext:value-type="float">
            <text:p>23618</text:p>
          </table:table-cell>
          <table:table-cell table:style-name="ce34" office:value-type="float" office:value="26018" calcext:value-type="float">
            <text:p>26018</text:p>
          </table:table-cell>
          <table:table-cell table:style-name="ce34" office:value-type="float" office:value="24627" calcext:value-type="float">
            <text:p>2462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5754532" calcext:value-type="float">
            <text:p>245754532</text:p>
          </table:table-cell>
          <table:table-cell table:style-name="ce34" office:value-type="float" office:value="233405021" calcext:value-type="float">
            <text:p>233405021</text:p>
          </table:table-cell>
          <table:table-cell table:style-name="ce34" office:value-type="float" office:value="234024822" calcext:value-type="float">
            <text:p>234024822</text:p>
          </table:table-cell>
          <table:table-cell table:style-name="ce34" office:value-type="float" office:value="254003368" calcext:value-type="float">
            <text:p>254003368</text:p>
          </table:table-cell>
          <table:table-cell table:style-name="ce34" office:value-type="float" office:value="246389192" calcext:value-type="float">
            <text:p>246389192</text:p>
          </table:table-cell>
          <table:table-cell table:style-name="ce34" office:value-type="float" office:value="245754532" calcext:value-type="float">
            <text:p>245754532</text:p>
          </table:table-cell>
          <table:table-cell table:style-name="ce18" table:formula="of:=IF([.P23] = &quot;&quot;; &quot;&quot;; MEDIAN([.P23:.T23]))" office:value-type="float" office:value="17934" calcext:value-type="float">
            <text:p>17934</text:p>
          </table:table-cell>
          <table:table-cell table:style-name="ce34" office:value-type="float" office:value="18329" calcext:value-type="float">
            <text:p>18329</text:p>
          </table:table-cell>
          <table:table-cell table:style-name="ce34" office:value-type="float" office:value="17458" calcext:value-type="float">
            <text:p>17458</text:p>
          </table:table-cell>
          <table:table-cell table:style-name="ce34" office:value-type="float" office:value="24949" calcext:value-type="float">
            <text:p>24949</text:p>
          </table:table-cell>
          <table:table-cell table:style-name="ce34" office:value-type="float" office:value="17255" calcext:value-type="float">
            <text:p>17255</text:p>
          </table:table-cell>
          <table:table-cell table:style-name="ce34" office:value-type="float" office:value="17934" calcext:value-type="float">
            <text:p>17934</text:p>
          </table:table-cell>
          <table:table-cell table:style-name="ce18" table:formula="of:=IF([.V23] = &quot;&quot;; &quot;&quot;; MEDIAN([.V23:.Z23]))" office:value-type="float" office:value="337774302" calcext:value-type="float">
            <text:p>337774302</text:p>
          </table:table-cell>
          <table:table-cell table:style-name="ce34" office:value-type="float" office:value="323648681" calcext:value-type="float">
            <text:p>323648681</text:p>
          </table:table-cell>
          <table:table-cell table:style-name="ce34" office:value-type="float" office:value="407344316" calcext:value-type="float">
            <text:p>407344316</text:p>
          </table:table-cell>
          <table:table-cell table:style-name="ce34" office:value-type="float" office:value="382399918" calcext:value-type="float">
            <text:p>382399918</text:p>
          </table:table-cell>
          <table:table-cell table:style-name="ce34" office:value-type="float" office:value="319114564" calcext:value-type="float">
            <text:p>319114564</text:p>
          </table:table-cell>
          <table:table-cell table:style-name="ce34" office:value-type="float" office:value="337774302" calcext:value-type="float">
            <text:p>337774302</text:p>
          </table:table-cell>
          <table:table-cell table:style-name="ce18" table:formula="of:=IF([.AB23] = &quot;&quot;; &quot;&quot;; MEDIAN([.AB23:.AF23]))" office:value-type="float" office:value="25423" calcext:value-type="float">
            <text:p>25423</text:p>
          </table:table-cell>
          <table:table-cell table:style-name="ce34" office:value-type="float" office:value="25634" calcext:value-type="float">
            <text:p>25634</text:p>
          </table:table-cell>
          <table:table-cell table:style-name="ce34" office:value-type="float" office:value="26318" calcext:value-type="float">
            <text:p>26318</text:p>
          </table:table-cell>
          <table:table-cell table:style-name="ce34" office:value-type="float" office:value="24984" calcext:value-type="float">
            <text:p>24984</text:p>
          </table:table-cell>
          <table:table-cell table:style-name="ce34" office:value-type="float" office:value="25037" calcext:value-type="float">
            <text:p>25037</text:p>
          </table:table-cell>
          <table:table-cell table:style-name="ce34" office:value-type="float" office:value="25423" calcext:value-type="float">
            <text:p>2542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72953733" calcext:value-type="float">
            <text:p>272953733</text:p>
          </table:table-cell>
          <table:table-cell table:style-name="ce34" office:value-type="float" office:value="267381591" calcext:value-type="float">
            <text:p>267381591</text:p>
          </table:table-cell>
          <table:table-cell table:style-name="ce34" office:value-type="float" office:value="259468454" calcext:value-type="float">
            <text:p>259468454</text:p>
          </table:table-cell>
          <table:table-cell table:style-name="ce34" office:value-type="float" office:value="285266361" calcext:value-type="float">
            <text:p>285266361</text:p>
          </table:table-cell>
          <table:table-cell table:style-name="ce34" office:value-type="float" office:value="272953733" calcext:value-type="float">
            <text:p>272953733</text:p>
          </table:table-cell>
          <table:table-cell table:style-name="ce34" office:value-type="float" office:value="272971694" calcext:value-type="float">
            <text:p>272971694</text:p>
          </table:table-cell>
          <table:table-cell table:style-name="ce18" table:formula="of:=IF([.P24] = &quot;&quot;; &quot;&quot;; MEDIAN([.P24:.T24]))" office:value-type="float" office:value="18140" calcext:value-type="float">
            <text:p>18140</text:p>
          </table:table-cell>
          <table:table-cell table:style-name="ce34" office:value-type="float" office:value="17736" calcext:value-type="float">
            <text:p>17736</text:p>
          </table:table-cell>
          <table:table-cell table:style-name="ce34" office:value-type="float" office:value="18140" calcext:value-type="float">
            <text:p>18140</text:p>
          </table:table-cell>
          <table:table-cell table:style-name="ce34" office:value-type="float" office:value="18023" calcext:value-type="float">
            <text:p>18023</text:p>
          </table:table-cell>
          <table:table-cell table:style-name="ce34" office:value-type="float" office:value="18269" calcext:value-type="float">
            <text:p>18269</text:p>
          </table:table-cell>
          <table:table-cell table:style-name="ce34" office:value-type="float" office:value="18415" calcext:value-type="float">
            <text:p>18415</text:p>
          </table:table-cell>
          <table:table-cell table:style-name="ce18" table:formula="of:=IF([.V24] = &quot;&quot;; &quot;&quot;; MEDIAN([.V24:.Z24]))" office:value-type="float" office:value="402266487" calcext:value-type="float">
            <text:p>402266487</text:p>
          </table:table-cell>
          <table:table-cell table:style-name="ce34" office:value-type="float" office:value="345862121" calcext:value-type="float">
            <text:p>345862121</text:p>
          </table:table-cell>
          <table:table-cell table:style-name="ce34" office:value-type="float" office:value="443459188" calcext:value-type="float">
            <text:p>443459188</text:p>
          </table:table-cell>
          <table:table-cell table:style-name="ce34" office:value-type="float" office:value="444624382" calcext:value-type="float">
            <text:p>444624382</text:p>
          </table:table-cell>
          <table:table-cell table:style-name="ce34" office:value-type="float" office:value="355880760" calcext:value-type="float">
            <text:p>355880760</text:p>
          </table:table-cell>
          <table:table-cell table:style-name="ce34" office:value-type="float" office:value="402266487" calcext:value-type="float">
            <text:p>402266487</text:p>
          </table:table-cell>
          <table:table-cell table:style-name="ce18" table:formula="of:=IF([.AB24] = &quot;&quot;; &quot;&quot;; MEDIAN([.AB24:.AF24]))" office:value-type="float" office:value="26578" calcext:value-type="float">
            <text:p>26578</text:p>
          </table:table-cell>
          <table:table-cell table:style-name="ce34" office:value-type="float" office:value="33756" calcext:value-type="float">
            <text:p>33756</text:p>
          </table:table-cell>
          <table:table-cell table:style-name="ce34" office:value-type="float" office:value="25316" calcext:value-type="float">
            <text:p>25316</text:p>
          </table:table-cell>
          <table:table-cell table:style-name="ce34" office:value-type="float" office:value="29793" calcext:value-type="float">
            <text:p>29793</text:p>
          </table:table-cell>
          <table:table-cell table:style-name="ce34" office:value-type="float" office:value="24922" calcext:value-type="float">
            <text:p>24922</text:p>
          </table:table-cell>
          <table:table-cell table:style-name="ce34" office:value-type="float" office:value="26578" calcext:value-type="float">
            <text:p>26578</text:p>
          </table:table-cell>
          <table:table-cell table:number-columns-repeated="99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93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 frequent" table:style-name="ta1">
        <table:shapes>
          <draw:frame draw:z-index="0" draw:style-name="gr1" draw:text-style-name="P1" svg:width="36.816cm" svg:height="9.006cm" svg:x="4.124cm" svg:y="14.228cm">
            <draw:object draw:notify-on-update-of-ranges="'Most frequent'.B5:'Most frequent'.B25 'Most frequent'.I2:'Most frequent'.I2 'Most frequent'.I5:'Most frequent'.I25 'Most frequent'.O2:'Most frequent'.O2 'Most frequent'.O5:'Most frequent'.O25 'Most frequent'.B5:'Most frequent'.B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4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5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5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P5] = &quot;&quot;; &quot;&quot;; MEDIAN([.P5:.T5]))" office:value-type="float" office:value="3" calcext:value-type="float">
            <text:p>3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1432" calcext:value-type="float">
            <text:p>1432</text:p>
          </table:table-cell>
          <table:table-cell table:style-name="ce34" office:value-type="float" office:value="1571" calcext:value-type="float">
            <text:p>1571</text:p>
          </table:table-cell>
          <table:table-cell table:style-name="ce34" office:value-type="float" office:value="1343" calcext:value-type="float">
            <text:p>1343</text:p>
          </table:table-cell>
          <table:table-cell table:style-name="ce34" office:value-type="float" office:value="1899" calcext:value-type="float">
            <text:p>1899</text:p>
          </table:table-cell>
          <table:table-cell table:style-name="ce34" office:value-type="float" office:value="1432" calcext:value-type="float">
            <text:p>1432</text:p>
          </table:table-cell>
          <table:table-cell table:style-name="ce34" office:value-type="float" office:value="1410" calcext:value-type="float">
            <text:p>1410</text:p>
          </table:table-cell>
          <table:table-cell table:style-name="ce18" table:formula="of:=IF([.P6] = &quot;&quot;; &quot;&quot;; MEDIAN([.P6:.T6]))" office:value-type="float" office:value="1665" calcext:value-type="float">
            <text:p>1665</text:p>
          </table:table-cell>
          <table:table-cell table:style-name="ce34" office:value-type="float" office:value="1665" calcext:value-type="float">
            <text:p>1665</text:p>
          </table:table-cell>
          <table:table-cell table:style-name="ce34" office:value-type="float" office:value="2427" calcext:value-type="float">
            <text:p>2427</text:p>
          </table:table-cell>
          <table:table-cell table:style-name="ce34" office:value-type="float" office:value="1354" calcext:value-type="float">
            <text:p>1354</text:p>
          </table:table-cell>
          <table:table-cell table:style-name="ce34" office:value-type="float" office:value="1741" calcext:value-type="float">
            <text:p>1741</text:p>
          </table:table-cell>
          <table:table-cell table:style-name="ce34" office:value-type="float" office:value="1429" calcext:value-type="float">
            <text:p>1429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2825" calcext:value-type="float">
            <text:p>2825</text:p>
          </table:table-cell>
          <table:table-cell table:style-name="ce34" office:value-type="float" office:value="2570" calcext:value-type="float">
            <text:p>2570</text:p>
          </table:table-cell>
          <table:table-cell table:style-name="ce34" office:value-type="float" office:value="3174" calcext:value-type="float">
            <text:p>3174</text:p>
          </table:table-cell>
          <table:table-cell table:style-name="ce34" office:value-type="float" office:value="2825" calcext:value-type="float">
            <text:p>2825</text:p>
          </table:table-cell>
          <table:table-cell table:style-name="ce34" office:value-type="float" office:value="2861" calcext:value-type="float">
            <text:p>2861</text:p>
          </table:table-cell>
          <table:table-cell table:style-name="ce34" office:value-type="float" office:value="2687" calcext:value-type="float">
            <text:p>2687</text:p>
          </table:table-cell>
          <table:table-cell table:style-name="ce18" table:formula="of:=IF([.P7] = &quot;&quot;; &quot;&quot;; MEDIAN([.P7:.T7]))" office:value-type="float" office:value="2957" calcext:value-type="float">
            <text:p>2957</text:p>
          </table:table-cell>
          <table:table-cell table:style-name="ce34" office:value-type="float" office:value="2836" calcext:value-type="float">
            <text:p>2836</text:p>
          </table:table-cell>
          <table:table-cell table:style-name="ce34" office:value-type="float" office:value="3270" calcext:value-type="float">
            <text:p>3270</text:p>
          </table:table-cell>
          <table:table-cell table:style-name="ce34" office:value-type="float" office:value="2494" calcext:value-type="float">
            <text:p>2494</text:p>
          </table:table-cell>
          <table:table-cell table:style-name="ce34" office:value-type="float" office:value="3440" calcext:value-type="float">
            <text:p>3440</text:p>
          </table:table-cell>
          <table:table-cell table:style-name="ce34" office:value-type="float" office:value="2957" calcext:value-type="float">
            <text:p>2957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4090" calcext:value-type="float">
            <text:p>4090</text:p>
          </table:table-cell>
          <table:table-cell table:style-name="ce34" office:value-type="float" office:value="4090" calcext:value-type="float">
            <text:p>4090</text:p>
          </table:table-cell>
          <table:table-cell table:style-name="ce34" office:value-type="float" office:value="3986" calcext:value-type="float">
            <text:p>3986</text:p>
          </table:table-cell>
          <table:table-cell table:style-name="ce34" office:value-type="float" office:value="4835" calcext:value-type="float">
            <text:p>4835</text:p>
          </table:table-cell>
          <table:table-cell table:style-name="ce34" office:value-type="float" office:value="4045" calcext:value-type="float">
            <text:p>4045</text:p>
          </table:table-cell>
          <table:table-cell table:style-name="ce34" office:value-type="float" office:value="4144" calcext:value-type="float">
            <text:p>4144</text:p>
          </table:table-cell>
          <table:table-cell table:style-name="ce18" table:formula="of:=IF([.P8] = &quot;&quot;; &quot;&quot;; MEDIAN([.P8:.T8]))" office:value-type="float" office:value="4819" calcext:value-type="float">
            <text:p>4819</text:p>
          </table:table-cell>
          <table:table-cell table:style-name="ce34" office:value-type="float" office:value="4819" calcext:value-type="float">
            <text:p>4819</text:p>
          </table:table-cell>
          <table:table-cell table:style-name="ce34" office:value-type="float" office:value="5888" calcext:value-type="float">
            <text:p>5888</text:p>
          </table:table-cell>
          <table:table-cell table:style-name="ce34" office:value-type="float" office:value="4309" calcext:value-type="float">
            <text:p>4309</text:p>
          </table:table-cell>
          <table:table-cell table:style-name="ce34" office:value-type="float" office:value="4904" calcext:value-type="float">
            <text:p>4904</text:p>
          </table:table-cell>
          <table:table-cell table:style-name="ce34" office:value-type="float" office:value="3837" calcext:value-type="float">
            <text:p>3837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5642" calcext:value-type="float">
            <text:p>5642</text:p>
          </table:table-cell>
          <table:table-cell table:style-name="ce34" office:value-type="float" office:value="7156" calcext:value-type="float">
            <text:p>7156</text:p>
          </table:table-cell>
          <table:table-cell table:style-name="ce34" office:value-type="float" office:value="5642" calcext:value-type="float">
            <text:p>5642</text:p>
          </table:table-cell>
          <table:table-cell table:style-name="ce34" office:value-type="float" office:value="6126" calcext:value-type="float">
            <text:p>6126</text:p>
          </table:table-cell>
          <table:table-cell table:style-name="ce34" office:value-type="float" office:value="5149" calcext:value-type="float">
            <text:p>5149</text:p>
          </table:table-cell>
          <table:table-cell table:style-name="ce34" office:value-type="float" office:value="5172" calcext:value-type="float">
            <text:p>5172</text:p>
          </table:table-cell>
          <table:table-cell table:style-name="ce18" table:formula="of:=IF([.P9] = &quot;&quot;; &quot;&quot;; MEDIAN([.P9:.T9]))" office:value-type="float" office:value="5243" calcext:value-type="float">
            <text:p>5243</text:p>
          </table:table-cell>
          <table:table-cell table:style-name="ce34" office:value-type="float" office:value="4966" calcext:value-type="float">
            <text:p>4966</text:p>
          </table:table-cell>
          <table:table-cell table:style-name="ce34" office:value-type="float" office:value="6565" calcext:value-type="float">
            <text:p>6565</text:p>
          </table:table-cell>
          <table:table-cell table:style-name="ce34" office:value-type="float" office:value="5074" calcext:value-type="float">
            <text:p>5074</text:p>
          </table:table-cell>
          <table:table-cell table:style-name="ce34" office:value-type="float" office:value="6565" calcext:value-type="float">
            <text:p>6565</text:p>
          </table:table-cell>
          <table:table-cell table:style-name="ce34" office:value-type="float" office:value="5243" calcext:value-type="float">
            <text:p>5243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6912" calcext:value-type="float">
            <text:p>6912</text:p>
          </table:table-cell>
          <table:table-cell table:style-name="ce34" office:value-type="float" office:value="6912" calcext:value-type="float">
            <text:p>6912</text:p>
          </table:table-cell>
          <table:table-cell table:style-name="ce34" office:value-type="float" office:value="6881" calcext:value-type="float">
            <text:p>6881</text:p>
          </table:table-cell>
          <table:table-cell table:style-name="ce34" office:value-type="float" office:value="7225" calcext:value-type="float">
            <text:p>7225</text:p>
          </table:table-cell>
          <table:table-cell table:style-name="ce34" office:value-type="float" office:value="6549" calcext:value-type="float">
            <text:p>6549</text:p>
          </table:table-cell>
          <table:table-cell table:style-name="ce34" office:value-type="float" office:value="7159" calcext:value-type="float">
            <text:p>7159</text:p>
          </table:table-cell>
          <table:table-cell table:style-name="ce18" table:formula="of:=IF([.P10] = &quot;&quot;; &quot;&quot;; MEDIAN([.P10:.T10]))" office:value-type="float" office:value="6924" calcext:value-type="float">
            <text:p>6924</text:p>
          </table:table-cell>
          <table:table-cell table:style-name="ce34" office:value-type="float" office:value="6924" calcext:value-type="float">
            <text:p>6924</text:p>
          </table:table-cell>
          <table:table-cell table:style-name="ce34" office:value-type="float" office:value="8996" calcext:value-type="float">
            <text:p>8996</text:p>
          </table:table-cell>
          <table:table-cell table:style-name="ce34" office:value-type="float" office:value="6238" calcext:value-type="float">
            <text:p>6238</text:p>
          </table:table-cell>
          <table:table-cell table:style-name="ce34" office:value-type="float" office:value="9529" calcext:value-type="float">
            <text:p>9529</text:p>
          </table:table-cell>
          <table:table-cell table:style-name="ce34" office:value-type="float" office:value="6670" calcext:value-type="float">
            <text:p>6670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8608" calcext:value-type="float">
            <text:p>8608</text:p>
          </table:table-cell>
          <table:table-cell table:style-name="ce34" office:value-type="float" office:value="8608" calcext:value-type="float">
            <text:p>8608</text:p>
          </table:table-cell>
          <table:table-cell table:style-name="ce34" office:value-type="float" office:value="7963" calcext:value-type="float">
            <text:p>7963</text:p>
          </table:table-cell>
          <table:table-cell table:style-name="ce34" office:value-type="float" office:value="8938" calcext:value-type="float">
            <text:p>8938</text:p>
          </table:table-cell>
          <table:table-cell table:style-name="ce34" office:value-type="float" office:value="8227" calcext:value-type="float">
            <text:p>8227</text:p>
          </table:table-cell>
          <table:table-cell table:style-name="ce34" office:value-type="float" office:value="9004" calcext:value-type="float">
            <text:p>9004</text:p>
          </table:table-cell>
          <table:table-cell table:style-name="ce18" table:formula="of:=IF([.P11] = &quot;&quot;; &quot;&quot;; MEDIAN([.P11:.T11]))" office:value-type="float" office:value="8421" calcext:value-type="float">
            <text:p>8421</text:p>
          </table:table-cell>
          <table:table-cell table:style-name="ce34" office:value-type="float" office:value="8056" calcext:value-type="float">
            <text:p>8056</text:p>
          </table:table-cell>
          <table:table-cell table:style-name="ce34" office:value-type="float" office:value="9901" calcext:value-type="float">
            <text:p>9901</text:p>
          </table:table-cell>
          <table:table-cell table:style-name="ce34" office:value-type="float" office:value="8421" calcext:value-type="float">
            <text:p>8421</text:p>
          </table:table-cell>
          <table:table-cell table:style-name="ce34" office:value-type="float" office:value="9359" calcext:value-type="float">
            <text:p>9359</text:p>
          </table:table-cell>
          <table:table-cell table:style-name="ce34" office:value-type="float" office:value="8035" calcext:value-type="float">
            <text:p>8035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10109" calcext:value-type="float">
            <text:p>10109</text:p>
          </table:table-cell>
          <table:table-cell table:style-name="ce34" office:value-type="float" office:value="11001" calcext:value-type="float">
            <text:p>11001</text:p>
          </table:table-cell>
          <table:table-cell table:style-name="ce34" office:value-type="float" office:value="8955" calcext:value-type="float">
            <text:p>8955</text:p>
          </table:table-cell>
          <table:table-cell table:style-name="ce34" office:value-type="float" office:value="10341" calcext:value-type="float">
            <text:p>10341</text:p>
          </table:table-cell>
          <table:table-cell table:style-name="ce34" office:value-type="float" office:value="10109" calcext:value-type="float">
            <text:p>10109</text:p>
          </table:table-cell>
          <table:table-cell table:style-name="ce34" office:value-type="float" office:value="9263" calcext:value-type="float">
            <text:p>9263</text:p>
          </table:table-cell>
          <table:table-cell table:style-name="ce18" table:formula="of:=IF([.P12] = &quot;&quot;; &quot;&quot;; MEDIAN([.P12:.T12]))" office:value-type="float" office:value="9252" calcext:value-type="float">
            <text:p>9252</text:p>
          </table:table-cell>
          <table:table-cell table:style-name="ce34" office:value-type="float" office:value="9193" calcext:value-type="float">
            <text:p>9193</text:p>
          </table:table-cell>
          <table:table-cell table:style-name="ce34" office:value-type="float" office:value="12497" calcext:value-type="float">
            <text:p>12497</text:p>
          </table:table-cell>
          <table:table-cell table:style-name="ce34" office:value-type="float" office:value="9252" calcext:value-type="float">
            <text:p>9252</text:p>
          </table:table-cell>
          <table:table-cell table:style-name="ce34" office:value-type="float" office:value="10729" calcext:value-type="float">
            <text:p>10729</text:p>
          </table:table-cell>
          <table:table-cell table:style-name="ce34" office:value-type="float" office:value="8972" calcext:value-type="float">
            <text:p>8972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11536" calcext:value-type="float">
            <text:p>11536</text:p>
          </table:table-cell>
          <table:table-cell table:style-name="ce34" office:value-type="float" office:value="11999" calcext:value-type="float">
            <text:p>11999</text:p>
          </table:table-cell>
          <table:table-cell table:style-name="ce34" office:value-type="float" office:value="11320" calcext:value-type="float">
            <text:p>11320</text:p>
          </table:table-cell>
          <table:table-cell table:style-name="ce34" office:value-type="float" office:value="11536" calcext:value-type="float">
            <text:p>11536</text:p>
          </table:table-cell>
          <table:table-cell table:style-name="ce34" office:value-type="float" office:value="12012" calcext:value-type="float">
            <text:p>12012</text:p>
          </table:table-cell>
          <table:table-cell table:style-name="ce34" office:value-type="float" office:value="11394" calcext:value-type="float">
            <text:p>11394</text:p>
          </table:table-cell>
          <table:table-cell table:style-name="ce18" table:formula="of:=IF([.P13] = &quot;&quot;; &quot;&quot;; MEDIAN([.P13:.T13]))" office:value-type="float" office:value="11496" calcext:value-type="float">
            <text:p>11496</text:p>
          </table:table-cell>
          <table:table-cell table:style-name="ce34" office:value-type="float" office:value="11496" calcext:value-type="float">
            <text:p>11496</text:p>
          </table:table-cell>
          <table:table-cell table:style-name="ce34" office:value-type="float" office:value="13298" calcext:value-type="float">
            <text:p>13298</text:p>
          </table:table-cell>
          <table:table-cell table:style-name="ce34" office:value-type="float" office:value="10064" calcext:value-type="float">
            <text:p>10064</text:p>
          </table:table-cell>
          <table:table-cell table:style-name="ce34" office:value-type="float" office:value="11712" calcext:value-type="float">
            <text:p>11712</text:p>
          </table:table-cell>
          <table:table-cell table:style-name="ce34" office:value-type="float" office:value="10181" calcext:value-type="float">
            <text:p>10181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2318" calcext:value-type="float">
            <text:p>12318</text:p>
          </table:table-cell>
          <table:table-cell table:style-name="ce34" office:value-type="float" office:value="13144" calcext:value-type="float">
            <text:p>13144</text:p>
          </table:table-cell>
          <table:table-cell table:style-name="ce34" office:value-type="float" office:value="12318" calcext:value-type="float">
            <text:p>12318</text:p>
          </table:table-cell>
          <table:table-cell table:style-name="ce34" office:value-type="float" office:value="12259" calcext:value-type="float">
            <text:p>12259</text:p>
          </table:table-cell>
          <table:table-cell table:style-name="ce34" office:value-type="float" office:value="13869" calcext:value-type="float">
            <text:p>13869</text:p>
          </table:table-cell>
          <table:table-cell table:style-name="ce34" office:value-type="float" office:value="12304" calcext:value-type="float">
            <text:p>12304</text:p>
          </table:table-cell>
          <table:table-cell table:style-name="ce18" table:formula="of:=IF([.P14] = &quot;&quot;; &quot;&quot;; MEDIAN([.P14:.T14]))" office:value-type="float" office:value="14504" calcext:value-type="float">
            <text:p>14504</text:p>
          </table:table-cell>
          <table:table-cell table:style-name="ce34" office:value-type="float" office:value="19942" calcext:value-type="float">
            <text:p>19942</text:p>
          </table:table-cell>
          <table:table-cell table:style-name="ce34" office:value-type="float" office:value="15901" calcext:value-type="float">
            <text:p>15901</text:p>
          </table:table-cell>
          <table:table-cell table:style-name="ce34" office:value-type="float" office:value="11878" calcext:value-type="float">
            <text:p>11878</text:p>
          </table:table-cell>
          <table:table-cell table:style-name="ce34" office:value-type="float" office:value="14504" calcext:value-type="float">
            <text:p>14504</text:p>
          </table:table-cell>
          <table:table-cell table:style-name="ce34" office:value-type="float" office:value="11998" calcext:value-type="float">
            <text:p>11998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966" calcext:value-type="float">
            <text:p>14966</text:p>
          </table:table-cell>
          <table:table-cell table:style-name="ce34" office:value-type="float" office:value="15849" calcext:value-type="float">
            <text:p>15849</text:p>
          </table:table-cell>
          <table:table-cell table:style-name="ce34" office:value-type="float" office:value="13686" calcext:value-type="float">
            <text:p>13686</text:p>
          </table:table-cell>
          <table:table-cell table:style-name="ce34" office:value-type="float" office:value="14966" calcext:value-type="float">
            <text:p>14966</text:p>
          </table:table-cell>
          <table:table-cell table:style-name="ce34" office:value-type="float" office:value="15121" calcext:value-type="float">
            <text:p>15121</text:p>
          </table:table-cell>
          <table:table-cell table:style-name="ce34" office:value-type="float" office:value="13844" calcext:value-type="float">
            <text:p>13844</text:p>
          </table:table-cell>
          <table:table-cell table:style-name="ce18" table:formula="of:=IF([.P15] = &quot;&quot;; &quot;&quot;; MEDIAN([.P15:.T15]))" office:value-type="float" office:value="14115" calcext:value-type="float">
            <text:p>14115</text:p>
          </table:table-cell>
          <table:table-cell table:style-name="ce34" office:value-type="float" office:value="12732" calcext:value-type="float">
            <text:p>12732</text:p>
          </table:table-cell>
          <table:table-cell table:style-name="ce34" office:value-type="float" office:value="16767" calcext:value-type="float">
            <text:p>16767</text:p>
          </table:table-cell>
          <table:table-cell table:style-name="ce34" office:value-type="float" office:value="12579" calcext:value-type="float">
            <text:p>12579</text:p>
          </table:table-cell>
          <table:table-cell table:style-name="ce34" office:value-type="float" office:value="14115" calcext:value-type="float">
            <text:p>14115</text:p>
          </table:table-cell>
          <table:table-cell table:style-name="ce34" office:value-type="float" office:value="14223" calcext:value-type="float">
            <text:p>14223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4953" calcext:value-type="float">
            <text:p>14953</text:p>
          </table:table-cell>
          <table:table-cell table:style-name="ce34" office:value-type="float" office:value="16070" calcext:value-type="float">
            <text:p>16070</text:p>
          </table:table-cell>
          <table:table-cell table:style-name="ce34" office:value-type="float" office:value="15714" calcext:value-type="float">
            <text:p>15714</text:p>
          </table:table-cell>
          <table:table-cell table:style-name="ce34" office:value-type="float" office:value="14565" calcext:value-type="float">
            <text:p>14565</text:p>
          </table:table-cell>
          <table:table-cell table:style-name="ce34" office:value-type="float" office:value="14284" calcext:value-type="float">
            <text:p>14284</text:p>
          </table:table-cell>
          <table:table-cell table:style-name="ce34" office:value-type="float" office:value="14953" calcext:value-type="float">
            <text:p>14953</text:p>
          </table:table-cell>
          <table:table-cell table:style-name="ce18" table:formula="of:=IF([.P16] = &quot;&quot;; &quot;&quot;; MEDIAN([.P16:.T16]))" office:value-type="float" office:value="14309" calcext:value-type="float">
            <text:p>14309</text:p>
          </table:table-cell>
          <table:table-cell table:style-name="ce34" office:value-type="float" office:value="13384" calcext:value-type="float">
            <text:p>13384</text:p>
          </table:table-cell>
          <table:table-cell table:style-name="ce34" office:value-type="float" office:value="14309" calcext:value-type="float">
            <text:p>14309</text:p>
          </table:table-cell>
          <table:table-cell table:style-name="ce34" office:value-type="float" office:value="14454" calcext:value-type="float">
            <text:p>14454</text:p>
          </table:table-cell>
          <table:table-cell table:style-name="ce34" office:value-type="float" office:value="14079" calcext:value-type="float">
            <text:p>14079</text:p>
          </table:table-cell>
          <table:table-cell table:style-name="ce34" office:value-type="float" office:value="15559" calcext:value-type="float">
            <text:p>15559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6835" calcext:value-type="float">
            <text:p>16835</text:p>
          </table:table-cell>
          <table:table-cell table:style-name="ce34" office:value-type="float" office:value="17060" calcext:value-type="float">
            <text:p>17060</text:p>
          </table:table-cell>
          <table:table-cell table:style-name="ce34" office:value-type="float" office:value="16986" calcext:value-type="float">
            <text:p>16986</text:p>
          </table:table-cell>
          <table:table-cell table:style-name="ce34" office:value-type="float" office:value="16303" calcext:value-type="float">
            <text:p>16303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6701" calcext:value-type="float">
            <text:p>16701</text:p>
          </table:table-cell>
          <table:table-cell table:style-name="ce18" table:formula="of:=IF([.P17] = &quot;&quot;; &quot;&quot;; MEDIAN([.P17:.T17]))" office:value-type="float" office:value="15563" calcext:value-type="float">
            <text:p>15563</text:p>
          </table:table-cell>
          <table:table-cell table:style-name="ce34" office:value-type="float" office:value="15681" calcext:value-type="float">
            <text:p>15681</text:p>
          </table:table-cell>
          <table:table-cell table:style-name="ce34" office:value-type="float" office:value="15563" calcext:value-type="float">
            <text:p>15563</text:p>
          </table:table-cell>
          <table:table-cell table:style-name="ce34" office:value-type="float" office:value="14794" calcext:value-type="float">
            <text:p>14794</text:p>
          </table:table-cell>
          <table:table-cell table:style-name="ce34" office:value-type="float" office:value="17680" calcext:value-type="float">
            <text:p>17680</text:p>
          </table:table-cell>
          <table:table-cell table:style-name="ce34" office:value-type="float" office:value="15215" calcext:value-type="float">
            <text:p>15215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7287" calcext:value-type="float">
            <text:p>17287</text:p>
          </table:table-cell>
          <table:table-cell table:style-name="ce34" office:value-type="float" office:value="17197" calcext:value-type="float">
            <text:p>17197</text:p>
          </table:table-cell>
          <table:table-cell table:style-name="ce34" office:value-type="float" office:value="25637" calcext:value-type="float">
            <text:p>25637</text:p>
          </table:table-cell>
          <table:table-cell table:style-name="ce34" office:value-type="float" office:value="16650" calcext:value-type="float">
            <text:p>16650</text:p>
          </table:table-cell>
          <table:table-cell table:style-name="ce34" office:value-type="float" office:value="17287" calcext:value-type="float">
            <text:p>17287</text:p>
          </table:table-cell>
          <table:table-cell table:style-name="ce34" office:value-type="float" office:value="17759" calcext:value-type="float">
            <text:p>17759</text:p>
          </table:table-cell>
          <table:table-cell table:style-name="ce18" table:formula="of:=IF([.P18] = &quot;&quot;; &quot;&quot;; MEDIAN([.P18:.T18]))" office:value-type="float" office:value="16166" calcext:value-type="float">
            <text:p>16166</text:p>
          </table:table-cell>
          <table:table-cell table:style-name="ce34" office:value-type="float" office:value="15998" calcext:value-type="float">
            <text:p>15998</text:p>
          </table:table-cell>
          <table:table-cell table:style-name="ce34" office:value-type="float" office:value="16153" calcext:value-type="float">
            <text:p>16153</text:p>
          </table:table-cell>
          <table:table-cell table:style-name="ce34" office:value-type="float" office:value="16428" calcext:value-type="float">
            <text:p>16428</text:p>
          </table:table-cell>
          <table:table-cell table:style-name="ce34" office:value-type="float" office:value="16166" calcext:value-type="float">
            <text:p>16166</text:p>
          </table:table-cell>
          <table:table-cell table:style-name="ce34" office:value-type="float" office:value="17256" calcext:value-type="float">
            <text:p>17256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20283" calcext:value-type="float">
            <text:p>20283</text:p>
          </table:table-cell>
          <table:table-cell table:style-name="ce34" office:value-type="float" office:value="20283" calcext:value-type="float">
            <text:p>20283</text:p>
          </table:table-cell>
          <table:table-cell table:style-name="ce34" office:value-type="float" office:value="22677" calcext:value-type="float">
            <text:p>22677</text:p>
          </table:table-cell>
          <table:table-cell table:style-name="ce34" office:value-type="float" office:value="19980" calcext:value-type="float">
            <text:p>19980</text:p>
          </table:table-cell>
          <table:table-cell table:style-name="ce34" office:value-type="float" office:value="23623" calcext:value-type="float">
            <text:p>23623</text:p>
          </table:table-cell>
          <table:table-cell table:style-name="ce34" office:value-type="float" office:value="19083" calcext:value-type="float">
            <text:p>19083</text:p>
          </table:table-cell>
          <table:table-cell table:style-name="ce18" table:formula="of:=IF([.P19] = &quot;&quot;; &quot;&quot;; MEDIAN([.P19:.T19]))" office:value-type="float" office:value="17714" calcext:value-type="float">
            <text:p>17714</text:p>
          </table:table-cell>
          <table:table-cell table:style-name="ce34" office:value-type="float" office:value="17747" calcext:value-type="float">
            <text:p>17747</text:p>
          </table:table-cell>
          <table:table-cell table:style-name="ce34" office:value-type="float" office:value="17540" calcext:value-type="float">
            <text:p>17540</text:p>
          </table:table-cell>
          <table:table-cell table:style-name="ce34" office:value-type="float" office:value="17194" calcext:value-type="float">
            <text:p>17194</text:p>
          </table:table-cell>
          <table:table-cell table:style-name="ce34" office:value-type="float" office:value="19436" calcext:value-type="float">
            <text:p>19436</text:p>
          </table:table-cell>
          <table:table-cell table:style-name="ce34" office:value-type="float" office:value="17714" calcext:value-type="float">
            <text:p>17714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0678" calcext:value-type="float">
            <text:p>20678</text:p>
          </table:table-cell>
          <table:table-cell table:style-name="ce34" office:value-type="float" office:value="21973" calcext:value-type="float">
            <text:p>21973</text:p>
          </table:table-cell>
          <table:table-cell table:style-name="ce34" office:value-type="float" office:value="20678" calcext:value-type="float">
            <text:p>20678</text:p>
          </table:table-cell>
          <table:table-cell table:style-name="ce34" office:value-type="float" office:value="19311" calcext:value-type="float">
            <text:p>19311</text:p>
          </table:table-cell>
          <table:table-cell table:style-name="ce34" office:value-type="float" office:value="21161" calcext:value-type="float">
            <text:p>21161</text:p>
          </table:table-cell>
          <table:table-cell table:style-name="ce34" office:value-type="float" office:value="19802" calcext:value-type="float">
            <text:p>19802</text:p>
          </table:table-cell>
          <table:table-cell table:style-name="ce18" table:formula="of:=IF([.P20] = &quot;&quot;; &quot;&quot;; MEDIAN([.P20:.T20]))" office:value-type="float" office:value="18889" calcext:value-type="float">
            <text:p>18889</text:p>
          </table:table-cell>
          <table:table-cell table:style-name="ce34" office:value-type="float" office:value="18322" calcext:value-type="float">
            <text:p>18322</text:p>
          </table:table-cell>
          <table:table-cell table:style-name="ce34" office:value-type="float" office:value="19016" calcext:value-type="float">
            <text:p>19016</text:p>
          </table:table-cell>
          <table:table-cell table:style-name="ce34" office:value-type="float" office:value="18802" calcext:value-type="float">
            <text:p>18802</text:p>
          </table:table-cell>
          <table:table-cell table:style-name="ce34" office:value-type="float" office:value="18889" calcext:value-type="float">
            <text:p>18889</text:p>
          </table:table-cell>
          <table:table-cell table:style-name="ce34" office:value-type="float" office:value="19574" calcext:value-type="float">
            <text:p>19574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21960" calcext:value-type="float">
            <text:p>21960</text:p>
          </table:table-cell>
          <table:table-cell table:style-name="ce34" office:value-type="float" office:value="22198" calcext:value-type="float">
            <text:p>22198</text:p>
          </table:table-cell>
          <table:table-cell table:style-name="ce34" office:value-type="float" office:value="21683" calcext:value-type="float">
            <text:p>21683</text:p>
          </table:table-cell>
          <table:table-cell table:style-name="ce34" office:value-type="float" office:value="22695" calcext:value-type="float">
            <text:p>22695</text:p>
          </table:table-cell>
          <table:table-cell table:style-name="ce34" office:value-type="float" office:value="21960" calcext:value-type="float">
            <text:p>21960</text:p>
          </table:table-cell>
          <table:table-cell table:style-name="ce34" office:value-type="float" office:value="21344" calcext:value-type="float">
            <text:p>21344</text:p>
          </table:table-cell>
          <table:table-cell table:style-name="ce18" table:formula="of:=IF([.P21] = &quot;&quot;; &quot;&quot;; MEDIAN([.P21:.T21]))" office:value-type="float" office:value="21063" calcext:value-type="float">
            <text:p>21063</text:p>
          </table:table-cell>
          <table:table-cell table:style-name="ce34" office:value-type="float" office:value="21063" calcext:value-type="float">
            <text:p>21063</text:p>
          </table:table-cell>
          <table:table-cell table:style-name="ce34" office:value-type="float" office:value="19664" calcext:value-type="float">
            <text:p>19664</text:p>
          </table:table-cell>
          <table:table-cell table:style-name="ce34" office:value-type="float" office:value="19970" calcext:value-type="float">
            <text:p>19970</text:p>
          </table:table-cell>
          <table:table-cell table:style-name="ce34" office:value-type="float" office:value="21323" calcext:value-type="float">
            <text:p>21323</text:p>
          </table:table-cell>
          <table:table-cell table:style-name="ce34" office:value-type="float" office:value="21443" calcext:value-type="float">
            <text:p>21443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3595" calcext:value-type="float">
            <text:p>23595</text:p>
          </table:table-cell>
          <table:table-cell table:style-name="ce34" office:value-type="float" office:value="23595" calcext:value-type="float">
            <text:p>23595</text:p>
          </table:table-cell>
          <table:table-cell table:style-name="ce34" office:value-type="float" office:value="22453" calcext:value-type="float">
            <text:p>22453</text:p>
          </table:table-cell>
          <table:table-cell table:style-name="ce34" office:value-type="float" office:value="23326" calcext:value-type="float">
            <text:p>23326</text:p>
          </table:table-cell>
          <table:table-cell table:style-name="ce34" office:value-type="float" office:value="23914" calcext:value-type="float">
            <text:p>23914</text:p>
          </table:table-cell>
          <table:table-cell table:style-name="ce34" office:value-type="float" office:value="23606" calcext:value-type="float">
            <text:p>23606</text:p>
          </table:table-cell>
          <table:table-cell table:style-name="ce18" table:formula="of:=IF([.P22] = &quot;&quot;; &quot;&quot;; MEDIAN([.P22:.T22]))" office:value-type="float" office:value="21968" calcext:value-type="float">
            <text:p>21968</text:p>
          </table:table-cell>
          <table:table-cell table:style-name="ce34" office:value-type="float" office:value="22385" calcext:value-type="float">
            <text:p>22385</text:p>
          </table:table-cell>
          <table:table-cell table:style-name="ce34" office:value-type="float" office:value="21263" calcext:value-type="float">
            <text:p>21263</text:p>
          </table:table-cell>
          <table:table-cell table:style-name="ce34" office:value-type="float" office:value="21431" calcext:value-type="float">
            <text:p>21431</text:p>
          </table:table-cell>
          <table:table-cell table:style-name="ce34" office:value-type="float" office:value="21968" calcext:value-type="float">
            <text:p>21968</text:p>
          </table:table-cell>
          <table:table-cell table:style-name="ce34" office:value-type="float" office:value="22349" calcext:value-type="float">
            <text:p>22349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203" calcext:value-type="float">
            <text:p>24203</text:p>
          </table:table-cell>
          <table:table-cell table:style-name="ce34" office:value-type="float" office:value="24203" calcext:value-type="float">
            <text:p>24203</text:p>
          </table:table-cell>
          <table:table-cell table:style-name="ce34" office:value-type="float" office:value="24323" calcext:value-type="float">
            <text:p>24323</text:p>
          </table:table-cell>
          <table:table-cell table:style-name="ce34" office:value-type="float" office:value="23634" calcext:value-type="float">
            <text:p>23634</text:p>
          </table:table-cell>
          <table:table-cell table:style-name="ce34" office:value-type="float" office:value="23577" calcext:value-type="float">
            <text:p>23577</text:p>
          </table:table-cell>
          <table:table-cell table:style-name="ce34" office:value-type="float" office:value="25194" calcext:value-type="float">
            <text:p>25194</text:p>
          </table:table-cell>
          <table:table-cell table:style-name="ce18" table:formula="of:=IF([.P23] = &quot;&quot;; &quot;&quot;; MEDIAN([.P23:.T23]))" office:value-type="float" office:value="23383" calcext:value-type="float">
            <text:p>23383</text:p>
          </table:table-cell>
          <table:table-cell table:style-name="ce34" office:value-type="float" office:value="23383" calcext:value-type="float">
            <text:p>23383</text:p>
          </table:table-cell>
          <table:table-cell table:style-name="ce34" office:value-type="float" office:value="22954" calcext:value-type="float">
            <text:p>22954</text:p>
          </table:table-cell>
          <table:table-cell table:style-name="ce34" office:value-type="float" office:value="22679" calcext:value-type="float">
            <text:p>22679</text:p>
          </table:table-cell>
          <table:table-cell table:style-name="ce34" office:value-type="float" office:value="24783" calcext:value-type="float">
            <text:p>24783</text:p>
          </table:table-cell>
          <table:table-cell table:style-name="ce34" office:value-type="float" office:value="23646" calcext:value-type="float">
            <text:p>23646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5930" calcext:value-type="float">
            <text:p>25930</text:p>
          </table:table-cell>
          <table:table-cell table:style-name="ce34" office:value-type="float" office:value="24867" calcext:value-type="float">
            <text:p>24867</text:p>
          </table:table-cell>
          <table:table-cell table:style-name="ce34" office:value-type="float" office:value="26715" calcext:value-type="float">
            <text:p>26715</text:p>
          </table:table-cell>
          <table:table-cell table:style-name="ce34" office:value-type="float" office:value="25930" calcext:value-type="float">
            <text:p>25930</text:p>
          </table:table-cell>
          <table:table-cell table:style-name="ce34" office:value-type="float" office:value="26149" calcext:value-type="float">
            <text:p>26149</text:p>
          </table:table-cell>
          <table:table-cell table:style-name="ce34" office:value-type="float" office:value="24784" calcext:value-type="float">
            <text:p>24784</text:p>
          </table:table-cell>
          <table:table-cell table:style-name="ce18" table:formula="of:=IF([.P24] = &quot;&quot;; &quot;&quot;; MEDIAN([.P24:.T24]))" office:value-type="float" office:value="24641" calcext:value-type="float">
            <text:p>24641</text:p>
          </table:table-cell>
          <table:table-cell table:style-name="ce34" office:value-type="float" office:value="23794" calcext:value-type="float">
            <text:p>23794</text:p>
          </table:table-cell>
          <table:table-cell table:style-name="ce34" office:value-type="float" office:value="23795" calcext:value-type="float">
            <text:p>23795</text:p>
          </table:table-cell>
          <table:table-cell table:style-name="ce34" office:value-type="float" office:value="24641" calcext:value-type="float">
            <text:p>24641</text:p>
          </table:table-cell>
          <table:table-cell table:style-name="ce34" office:value-type="float" office:value="25206" calcext:value-type="float">
            <text:p>25206</text:p>
          </table:table-cell>
          <table:table-cell table:style-name="ce34" office:value-type="float" office:value="24885" calcext:value-type="float">
            <text:p>24885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27766" calcext:value-type="float">
            <text:p>27766</text:p>
          </table:table-cell>
          <table:table-cell table:style-name="ce34" office:value-type="float" office:value="26010" calcext:value-type="float">
            <text:p>26010</text:p>
          </table:table-cell>
          <table:table-cell table:style-name="ce34" office:value-type="float" office:value="27768" calcext:value-type="float">
            <text:p>27768</text:p>
          </table:table-cell>
          <table:table-cell table:style-name="ce34" office:value-type="float" office:value="27766" calcext:value-type="float">
            <text:p>27766</text:p>
          </table:table-cell>
          <table:table-cell table:style-name="ce34" office:value-type="float" office:value="29075" calcext:value-type="float">
            <text:p>29075</text:p>
          </table:table-cell>
          <table:table-cell table:style-name="ce34" office:value-type="float" office:value="27303" calcext:value-type="float">
            <text:p>27303</text:p>
          </table:table-cell>
          <table:table-cell table:style-name="ce18" table:formula="of:=IF([.P25] = &quot;&quot;; &quot;&quot;; MEDIAN([.P25:.T25]))" office:value-type="float" office:value="25724" calcext:value-type="float">
            <text:p>25724</text:p>
          </table:table-cell>
          <table:table-cell table:style-name="ce34" office:value-type="float" office:value="30400" calcext:value-type="float">
            <text:p>30400</text:p>
          </table:table-cell>
          <table:table-cell table:style-name="ce34" office:value-type="float" office:value="25187" calcext:value-type="float">
            <text:p>25187</text:p>
          </table:table-cell>
          <table:table-cell table:style-name="ce34" office:value-type="float" office:value="26440" calcext:value-type="float">
            <text:p>26440</text:p>
          </table:table-cell>
          <table:table-cell table:style-name="ce34" office:value-type="float" office:value="25615" calcext:value-type="float">
            <text:p>25615</text:p>
          </table:table-cell>
          <table:table-cell table:style-name="ce34" office:value-type="float" office:value="25724" calcext:value-type="float">
            <text:p>25724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1005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06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bonacci" table:style-name="ta1">
        <table:shapes>
          <draw:frame draw:z-index="0" draw:style-name="gr1" draw:text-style-name="P1" svg:width="36.092cm" svg:height="9.006cm" svg:x="2.948cm" svg:y="14.564cm">
            <draw:object draw:notify-on-update-of-ranges="Fibonacci.B5:Fibonacci.B25 Fibonacci.I2:Fibonacci.I2 Fibonacci.I5:Fibonacci.I25 Fibonacci.O2:Fibonacci.O2 Fibonacci.O5:Fibonacci.O25 Fibonacci.B5:Fibonacci.B25 Fibonacci.AM2:Fibonacci.AM2 Fibonacci.AM5:Fibonacci.AM25 Fibonacci.B5:Fibonacci.B25 Fibonacci.U2:Fibonacci.U2 Fibonacci.U5:Fibonacci.U25 Fibonacci.B5:Fibonacci.B25 Fibonacci.AA2:Fibonacci.AA2 Fibonacci.AA5:Fibonacci.AA25 Fibonacci.B5:Fibonacci.B25 Fibonacci.AG2:Fibonacci.AG2 Fibonacci.AG5:Fibonacci.AG25 Fibonacci.B5:Fibonacci.B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20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.1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rray[-2]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rray[-2] (x-axis * 10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ddition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 (.flatten)</text:p>
          </table:table-cell>
          <table:table-cell table:style-name="ce16"/>
          <table:table-cell table:style-name="ce14" table:number-columns-repeated="4"/>
          <table:table-cell table:style-name="ce22" table:number-columns-repeated="978"/>
          <table:table-cell table:number-columns-repeated="2"/>
        </table:table-row>
        <table:table-row table:style-name="ro5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78"/>
          <table:table-cell table:number-columns-repeated="2"/>
        </table:table-row>
        <table:table-row table:style-name="ro5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980"/>
        </table:table-row>
        <table:table-row table:style-name="ro5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P5] = &quot;&quot;; &quot;&quot;; MEDIAN([.P5:.T5]))" office:value-type="float" office:value="4" calcext:value-type="float">
            <text:p>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18" table:formula="of:=IF([.V5] = &quot;&quot;; &quot;&quot;; MEDIAN([.V5:.Z5]))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18" table:formula="of:=IF([.AB5] = &quot;&quot;; &quot;&quot;; MEDIAN([.AB5:.AF5]))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AH5] = &quot;&quot;; &quot;&quot;; MEDIAN([.AH5:.AL5]))" office:value-type="float" office:value="42765" calcext:value-type="float">
            <text:p>42765</text:p>
          </table:table-cell>
          <table:table-cell table:style-name="ce34" office:value-type="float" office:value="67540" calcext:value-type="float">
            <text:p>67540</text:p>
          </table:table-cell>
          <table:table-cell table:style-name="ce34" office:value-type="float" office:value="46115" calcext:value-type="float">
            <text:p>46115</text:p>
          </table:table-cell>
          <table:table-cell table:style-name="ce34" office:value-type="float" office:value="42248" calcext:value-type="float">
            <text:p>42248</text:p>
          </table:table-cell>
          <table:table-cell table:style-name="ce34" office:value-type="float" office:value="42461" calcext:value-type="float">
            <text:p>42461</text:p>
          </table:table-cell>
          <table:table-cell table:style-name="ce34" office:value-type="float" office:value="42765" calcext:value-type="float">
            <text:p>42765</text:p>
          </table:table-cell>
          <table:table-cell table:style-name="ce18" table:formula="of:=IF([.AN5] = &quot;&quot;; &quot;&quot;; MEDIAN([.AN5:.AR5]))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4" table:style-name="ce34" office:value-type="float" office:value="4" calcext:value-type="float">
            <text:p>4</text:p>
          </table:table-cell>
          <table:table-cell table:number-columns-repeated="980"/>
        </table:table-row>
        <table:table-row table:style-name="ro5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581" calcext:value-type="float">
            <text:p>2581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1887" calcext:value-type="float">
            <text:p>1887</text:p>
          </table:table-cell>
          <table:table-cell table:style-name="ce34" office:value-type="float" office:value="9231" calcext:value-type="float">
            <text:p>9231</text:p>
          </table:table-cell>
          <table:table-cell table:style-name="ce34" office:value-type="float" office:value="2226" calcext:value-type="float">
            <text:p>2226</text:p>
          </table:table-cell>
          <table:table-cell table:style-name="ce34" office:value-type="float" office:value="2581" calcext:value-type="float">
            <text:p>2581</text:p>
          </table:table-cell>
          <table:table-cell table:style-name="ce18" table:formula="of:=IF([.P6] = &quot;&quot;; &quot;&quot;; MEDIAN([.P6:.T6]))" office:value-type="float" office:value="2548" calcext:value-type="float">
            <text:p>2548</text:p>
          </table:table-cell>
          <table:table-cell table:style-name="ce34" office:value-type="float" office:value="4125" calcext:value-type="float">
            <text:p>4125</text:p>
          </table:table-cell>
          <table:table-cell table:style-name="ce34" office:value-type="float" office:value="2548" calcext:value-type="float">
            <text:p>2548</text:p>
          </table:table-cell>
          <table:table-cell table:style-name="ce34" office:value-type="float" office:value="1704" calcext:value-type="float">
            <text:p>1704</text:p>
          </table:table-cell>
          <table:table-cell table:style-name="ce34" office:value-type="float" office:value="1995" calcext:value-type="float">
            <text:p>1995</text:p>
          </table:table-cell>
          <table:table-cell table:style-name="ce34" office:value-type="float" office:value="3820" calcext:value-type="float">
            <text:p>3820</text:p>
          </table:table-cell>
          <table:table-cell table:style-name="ce18" table:formula="of:=IF([.V6] = &quot;&quot;; &quot;&quot;; MEDIAN([.V6:.Z6]))" office:value-type="float" office:value="2" calcext:value-type="float">
            <text:p>2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18" table:formula="of:=IF([.AB6] = &quot;&quot;; &quot;&quot;; MEDIAN([.AB6:.AF6]))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18" table:formula="of:=IF([.AH6] = &quot;&quot;; &quot;&quot;; MEDIAN([.AH6:.AL6]))" office:value-type="float" office:value="45310" calcext:value-type="float">
            <text:p>45310</text:p>
          </table:table-cell>
          <table:table-cell table:style-name="ce34" office:value-type="float" office:value="55447" calcext:value-type="float">
            <text:p>55447</text:p>
          </table:table-cell>
          <table:table-cell table:style-name="ce34" office:value-type="float" office:value="45310" calcext:value-type="float">
            <text:p>45310</text:p>
          </table:table-cell>
          <table:table-cell table:style-name="ce34" office:value-type="float" office:value="46453" calcext:value-type="float">
            <text:p>46453</text:p>
          </table:table-cell>
          <table:table-cell table:style-name="ce34" office:value-type="float" office:value="42098" calcext:value-type="float">
            <text:p>42098</text:p>
          </table:table-cell>
          <table:table-cell table:style-name="ce34" office:value-type="float" office:value="41704" calcext:value-type="float">
            <text:p>41704</text:p>
          </table:table-cell>
          <table:table-cell table:style-name="ce18" table:formula="of:=IF([.AN6] = &quot;&quot;; &quot;&quot;; MEDIAN([.AN6:.AR6]))" office:value-type="float" office:value="724012" calcext:value-type="float">
            <text:p>724012</text:p>
          </table:table-cell>
          <table:table-cell table:style-name="ce34" office:value-type="float" office:value="645630" calcext:value-type="float">
            <text:p>645630</text:p>
          </table:table-cell>
          <table:table-cell table:style-name="ce34" office:value-type="float" office:value="706104" calcext:value-type="float">
            <text:p>706104</text:p>
          </table:table-cell>
          <table:table-cell table:style-name="ce34" office:value-type="float" office:value="768718" calcext:value-type="float">
            <text:p>768718</text:p>
          </table:table-cell>
          <table:table-cell table:style-name="ce34" office:value-type="float" office:value="724012" calcext:value-type="float">
            <text:p>724012</text:p>
          </table:table-cell>
          <table:table-cell table:style-name="ce34" office:value-type="float" office:value="896869" calcext:value-type="float">
            <text:p>896869</text:p>
          </table:table-cell>
          <table:table-cell table:number-columns-repeated="980"/>
        </table:table-row>
        <table:table-row table:style-name="ro5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752" calcext:value-type="float">
            <text:p>5752</text:p>
          </table:table-cell>
          <table:table-cell table:style-name="ce34" office:value-type="float" office:value="8817" calcext:value-type="float">
            <text:p>8817</text:p>
          </table:table-cell>
          <table:table-cell table:style-name="ce34" office:value-type="float" office:value="4414" calcext:value-type="float">
            <text:p>4414</text:p>
          </table:table-cell>
          <table:table-cell table:style-name="ce34" office:value-type="float" office:value="4489" calcext:value-type="float">
            <text:p>4489</text:p>
          </table:table-cell>
          <table:table-cell table:style-name="ce34" office:value-type="float" office:value="5752" calcext:value-type="float">
            <text:p>5752</text:p>
          </table:table-cell>
          <table:table-cell table:style-name="ce34" office:value-type="float" office:value="6024" calcext:value-type="float">
            <text:p>6024</text:p>
          </table:table-cell>
          <table:table-cell table:style-name="ce18" table:formula="of:=IF([.P7] = &quot;&quot;; &quot;&quot;; MEDIAN([.P7:.T7]))" office:value-type="float" office:value="6450" calcext:value-type="float">
            <text:p>6450</text:p>
          </table:table-cell>
          <table:table-cell table:style-name="ce34" office:value-type="float" office:value="8394" calcext:value-type="float">
            <text:p>8394</text:p>
          </table:table-cell>
          <table:table-cell table:style-name="ce34" office:value-type="float" office:value="4912" calcext:value-type="float">
            <text:p>4912</text:p>
          </table:table-cell>
          <table:table-cell table:style-name="ce34" office:value-type="float" office:value="3800" calcext:value-type="float">
            <text:p>3800</text:p>
          </table:table-cell>
          <table:table-cell table:style-name="ce34" office:value-type="float" office:value="6450" calcext:value-type="float">
            <text:p>6450</text:p>
          </table:table-cell>
          <table:table-cell table:style-name="ce34" office:value-type="float" office:value="8474" calcext:value-type="float">
            <text:p>8474</text:p>
          </table:table-cell>
          <table:table-cell table:style-name="ce18" table:formula="of:=IF([.V7] = &quot;&quot;; &quot;&quot;; MEDIAN([.V7:.Z7]))" office:value-type="float" office:value="2" calcext:value-type="float">
            <text:p>2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AB7] = &quot;&quot;; &quot;&quot;; MEDIAN([.AB7:.AF7]))" office:value-type="float" office:value="5" calcext:value-type="float">
            <text:p>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AH7] = &quot;&quot;; &quot;&quot;; MEDIAN([.AH7:.AL7]))" office:value-type="float" office:value="43372" calcext:value-type="float">
            <text:p>43372</text:p>
          </table:table-cell>
          <table:table-cell table:style-name="ce34" office:value-type="float" office:value="43372" calcext:value-type="float">
            <text:p>43372</text:p>
          </table:table-cell>
          <table:table-cell table:style-name="ce34" office:value-type="float" office:value="44965" calcext:value-type="float">
            <text:p>44965</text:p>
          </table:table-cell>
          <table:table-cell table:style-name="ce34" office:value-type="float" office:value="44760" calcext:value-type="float">
            <text:p>44760</text:p>
          </table:table-cell>
          <table:table-cell table:style-name="ce34" office:value-type="float" office:value="40963" calcext:value-type="float">
            <text:p>40963</text:p>
          </table:table-cell>
          <table:table-cell table:style-name="ce34" office:value-type="float" office:value="43170" calcext:value-type="float">
            <text:p>43170</text:p>
          </table:table-cell>
          <table:table-cell table:style-name="ce18" table:formula="of:=IF([.AN7] = &quot;&quot;; &quot;&quot;; MEDIAN([.AN7:.AR7]))" office:value-type="float" office:value="2952190" calcext:value-type="float">
            <text:p>2952190</text:p>
          </table:table-cell>
          <table:table-cell table:style-name="ce34" office:value-type="float" office:value="2663352" calcext:value-type="float">
            <text:p>2663352</text:p>
          </table:table-cell>
          <table:table-cell table:style-name="ce34" office:value-type="float" office:value="3314551" calcext:value-type="float">
            <text:p>3314551</text:p>
          </table:table-cell>
          <table:table-cell table:style-name="ce34" office:value-type="float" office:value="3360004" calcext:value-type="float">
            <text:p>3360004</text:p>
          </table:table-cell>
          <table:table-cell table:style-name="ce34" office:value-type="float" office:value="2924655" calcext:value-type="float">
            <text:p>2924655</text:p>
          </table:table-cell>
          <table:table-cell table:style-name="ce34" office:value-type="float" office:value="2952190" calcext:value-type="float">
            <text:p>2952190</text:p>
          </table:table-cell>
          <table:table-cell table:number-columns-repeated="980"/>
        </table:table-row>
        <table:table-row table:style-name="ro5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2170" calcext:value-type="float">
            <text:p>12170</text:p>
          </table:table-cell>
          <table:table-cell table:style-name="ce34" office:value-type="float" office:value="19321" calcext:value-type="float">
            <text:p>19321</text:p>
          </table:table-cell>
          <table:table-cell table:style-name="ce34" office:value-type="float" office:value="12170" calcext:value-type="float">
            <text:p>12170</text:p>
          </table:table-cell>
          <table:table-cell table:style-name="ce34" office:value-type="float" office:value="8563" calcext:value-type="float">
            <text:p>8563</text:p>
          </table:table-cell>
          <table:table-cell table:style-name="ce34" office:value-type="float" office:value="11906" calcext:value-type="float">
            <text:p>11906</text:p>
          </table:table-cell>
          <table:table-cell table:style-name="ce34" office:value-type="float" office:value="14399" calcext:value-type="float">
            <text:p>14399</text:p>
          </table:table-cell>
          <table:table-cell table:style-name="ce18" table:formula="of:=IF([.P8] = &quot;&quot;; &quot;&quot;; MEDIAN([.P8:.T8]))" office:value-type="float" office:value="11104" calcext:value-type="float">
            <text:p>11104</text:p>
          </table:table-cell>
          <table:table-cell table:style-name="ce34" office:value-type="float" office:value="20785" calcext:value-type="float">
            <text:p>20785</text:p>
          </table:table-cell>
          <table:table-cell table:style-name="ce34" office:value-type="float" office:value="7585" calcext:value-type="float">
            <text:p>7585</text:p>
          </table:table-cell>
          <table:table-cell table:style-name="ce34" office:value-type="float" office:value="9072" calcext:value-type="float">
            <text:p>9072</text:p>
          </table:table-cell>
          <table:table-cell table:style-name="ce34" office:value-type="float" office:value="11104" calcext:value-type="float">
            <text:p>11104</text:p>
          </table:table-cell>
          <table:table-cell table:style-name="ce34" office:value-type="float" office:value="19677" calcext:value-type="float">
            <text:p>19677</text:p>
          </table:table-cell>
          <table:table-cell table:style-name="ce18" table:formula="of:=IF([.V8] = &quot;&quot;; &quot;&quot;; MEDIAN([.V8:.Z8]))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18" table:formula="of:=IF([.AB8] = &quot;&quot;; &quot;&quot;; MEDIAN([.AB8:.AF8]))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AH8] = &quot;&quot;; &quot;&quot;; MEDIAN([.AH8:.AL8]))" office:value-type="float" office:value="42780" calcext:value-type="float">
            <text:p>42780</text:p>
          </table:table-cell>
          <table:table-cell table:style-name="ce34" office:value-type="float" office:value="42780" calcext:value-type="float">
            <text:p>42780</text:p>
          </table:table-cell>
          <table:table-cell table:style-name="ce34" office:value-type="float" office:value="42351" calcext:value-type="float">
            <text:p>42351</text:p>
          </table:table-cell>
          <table:table-cell table:style-name="ce34" office:value-type="float" office:value="47032" calcext:value-type="float">
            <text:p>47032</text:p>
          </table:table-cell>
          <table:table-cell table:style-name="ce34" office:value-type="float" office:value="43522" calcext:value-type="float">
            <text:p>43522</text:p>
          </table:table-cell>
          <table:table-cell table:style-name="ce34" office:value-type="float" office:value="42761" calcext:value-type="float">
            <text:p>42761</text:p>
          </table:table-cell>
          <table:table-cell table:style-name="ce18" table:formula="of:=IF([.AN8] = &quot;&quot;; &quot;&quot;; MEDIAN([.AN8:.AR8]))" office:value-type="float" office:value="7316111" calcext:value-type="float">
            <text:p>7316111</text:p>
          </table:table-cell>
          <table:table-cell table:style-name="ce34" office:value-type="float" office:value="7316111" calcext:value-type="float">
            <text:p>7316111</text:p>
          </table:table-cell>
          <table:table-cell table:style-name="ce34" office:value-type="float" office:value="7868901" calcext:value-type="float">
            <text:p>7868901</text:p>
          </table:table-cell>
          <table:table-cell table:style-name="ce34" office:value-type="float" office:value="7443976" calcext:value-type="float">
            <text:p>7443976</text:p>
          </table:table-cell>
          <table:table-cell table:style-name="ce34" office:value-type="float" office:value="6829934" calcext:value-type="float">
            <text:p>6829934</text:p>
          </table:table-cell>
          <table:table-cell table:style-name="ce34" office:value-type="float" office:value="6853190" calcext:value-type="float">
            <text:p>6853190</text:p>
          </table:table-cell>
          <table:table-cell table:number-columns-repeated="980"/>
        </table:table-row>
        <table:table-row table:style-name="ro5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24580" calcext:value-type="float">
            <text:p>24580</text:p>
          </table:table-cell>
          <table:table-cell table:style-name="ce34" office:value-type="float" office:value="24580" calcext:value-type="float">
            <text:p>24580</text:p>
          </table:table-cell>
          <table:table-cell table:style-name="ce34" office:value-type="float" office:value="16857" calcext:value-type="float">
            <text:p>16857</text:p>
          </table:table-cell>
          <table:table-cell table:style-name="ce34" office:value-type="float" office:value="15851" calcext:value-type="float">
            <text:p>15851</text:p>
          </table:table-cell>
          <table:table-cell table:style-name="ce34" office:value-type="float" office:value="24705" calcext:value-type="float">
            <text:p>24705</text:p>
          </table:table-cell>
          <table:table-cell table:style-name="ce34" office:value-type="float" office:value="27234" calcext:value-type="float">
            <text:p>27234</text:p>
          </table:table-cell>
          <table:table-cell table:style-name="ce18" table:formula="of:=IF([.P9] = &quot;&quot;; &quot;&quot;; MEDIAN([.P9:.T9]))" office:value-type="float" office:value="18454" calcext:value-type="float">
            <text:p>18454</text:p>
          </table:table-cell>
          <table:table-cell table:style-name="ce34" office:value-type="float" office:value="25038" calcext:value-type="float">
            <text:p>25038</text:p>
          </table:table-cell>
          <table:table-cell table:style-name="ce34" office:value-type="float" office:value="13548" calcext:value-type="float">
            <text:p>13548</text:p>
          </table:table-cell>
          <table:table-cell table:style-name="ce34" office:value-type="float" office:value="12043" calcext:value-type="float">
            <text:p>12043</text:p>
          </table:table-cell>
          <table:table-cell table:style-name="ce34" office:value-type="float" office:value="18454" calcext:value-type="float">
            <text:p>18454</text:p>
          </table:table-cell>
          <table:table-cell table:style-name="ce34" office:value-type="float" office:value="31310" calcext:value-type="float">
            <text:p>31310</text:p>
          </table:table-cell>
          <table:table-cell table:style-name="ce18" table:formula="of:=IF([.V9] = &quot;&quot;; &quot;&quot;; MEDIAN([.V9:.Z9]))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AB9] = &quot;&quot;; &quot;&quot;; MEDIAN([.AB9:.AF9]))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9] = &quot;&quot;; &quot;&quot;; MEDIAN([.AH9:.AL9]))" office:value-type="float" office:value="42563" calcext:value-type="float">
            <text:p>42563</text:p>
          </table:table-cell>
          <table:table-cell table:style-name="ce34" office:value-type="float" office:value="42563" calcext:value-type="float">
            <text:p>42563</text:p>
          </table:table-cell>
          <table:table-cell table:style-name="ce34" office:value-type="float" office:value="42253" calcext:value-type="float">
            <text:p>42253</text:p>
          </table:table-cell>
          <table:table-cell table:style-name="ce34" office:value-type="float" office:value="42572" calcext:value-type="float">
            <text:p>42572</text:p>
          </table:table-cell>
          <table:table-cell table:style-name="ce34" office:value-type="float" office:value="43661" calcext:value-type="float">
            <text:p>43661</text:p>
          </table:table-cell>
          <table:table-cell table:style-name="ce34" office:value-type="float" office:value="42484" calcext:value-type="float">
            <text:p>42484</text:p>
          </table:table-cell>
          <table:table-cell table:style-name="ce18" table:formula="of:=IF([.AN9] = &quot;&quot;; &quot;&quot;; MEDIAN([.AN9:.AR9]))" office:value-type="float" office:value="12494468" calcext:value-type="float">
            <text:p>12494468</text:p>
          </table:table-cell>
          <table:table-cell table:style-name="ce34" office:value-type="float" office:value="12497403" calcext:value-type="float">
            <text:p>12497403</text:p>
          </table:table-cell>
          <table:table-cell table:style-name="ce34" office:value-type="float" office:value="12494468" calcext:value-type="float">
            <text:p>12494468</text:p>
          </table:table-cell>
          <table:table-cell table:style-name="ce34" office:value-type="float" office:value="13517929" calcext:value-type="float">
            <text:p>13517929</text:p>
          </table:table-cell>
          <table:table-cell table:style-name="ce34" office:value-type="float" office:value="11877313" calcext:value-type="float">
            <text:p>11877313</text:p>
          </table:table-cell>
          <table:table-cell table:style-name="ce34" office:value-type="float" office:value="12184403" calcext:value-type="float">
            <text:p>12184403</text:p>
          </table:table-cell>
          <table:table-cell table:number-columns-repeated="980"/>
        </table:table-row>
        <table:table-row table:style-name="ro5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32258" calcext:value-type="float">
            <text:p>32258</text:p>
          </table:table-cell>
          <table:table-cell table:style-name="ce34" office:value-type="float" office:value="35306" calcext:value-type="float">
            <text:p>35306</text:p>
          </table:table-cell>
          <table:table-cell table:style-name="ce34" office:value-type="float" office:value="32258" calcext:value-type="float">
            <text:p>32258</text:p>
          </table:table-cell>
          <table:table-cell table:style-name="ce34" office:value-type="float" office:value="22711" calcext:value-type="float">
            <text:p>22711</text:p>
          </table:table-cell>
          <table:table-cell table:style-name="ce34" office:value-type="float" office:value="31893" calcext:value-type="float">
            <text:p>31893</text:p>
          </table:table-cell>
          <table:table-cell table:style-name="ce34" office:value-type="float" office:value="64416" calcext:value-type="float">
            <text:p>64416</text:p>
          </table:table-cell>
          <table:table-cell table:style-name="ce18" table:formula="of:=IF([.P10] = &quot;&quot;; &quot;&quot;; MEDIAN([.P10:.T10]))" office:value-type="float" office:value="27730" calcext:value-type="float">
            <text:p>27730</text:p>
          </table:table-cell>
          <table:table-cell table:style-name="ce34" office:value-type="float" office:value="34158" calcext:value-type="float">
            <text:p>34158</text:p>
          </table:table-cell>
          <table:table-cell table:style-name="ce34" office:value-type="float" office:value="19160" calcext:value-type="float">
            <text:p>19160</text:p>
          </table:table-cell>
          <table:table-cell table:style-name="ce34" office:value-type="float" office:value="20072" calcext:value-type="float">
            <text:p>20072</text:p>
          </table:table-cell>
          <table:table-cell table:style-name="ce34" office:value-type="float" office:value="31285" calcext:value-type="float">
            <text:p>31285</text:p>
          </table:table-cell>
          <table:table-cell table:style-name="ce34" office:value-type="float" office:value="27730" calcext:value-type="float">
            <text:p>27730</text:p>
          </table:table-cell>
          <table:table-cell table:style-name="ce18" table:formula="of:=IF([.V10] = &quot;&quot;; &quot;&quot;; MEDIAN([.V10:.Z10]))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18" table:formula="of:=IF([.AB10] = &quot;&quot;; &quot;&quot;; MEDIAN([.AB10:.AF10]))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3" table:style-name="ce34" office:value-type="float" office:value="6" calcext:value-type="float">
            <text:p>6</text:p>
          </table:table-cell>
          <table:table-cell table:style-name="ce18" table:formula="of:=IF([.AH10] = &quot;&quot;; &quot;&quot;; MEDIAN([.AH10:.AL10]))" office:value-type="float" office:value="42315" calcext:value-type="float">
            <text:p>42315</text:p>
          </table:table-cell>
          <table:table-cell table:style-name="ce34" office:value-type="float" office:value="42315" calcext:value-type="float">
            <text:p>42315</text:p>
          </table:table-cell>
          <table:table-cell table:style-name="ce34" office:value-type="float" office:value="42010" calcext:value-type="float">
            <text:p>42010</text:p>
          </table:table-cell>
          <table:table-cell table:style-name="ce34" office:value-type="float" office:value="42109" calcext:value-type="float">
            <text:p>42109</text:p>
          </table:table-cell>
          <table:table-cell table:style-name="ce34" office:value-type="float" office:value="46822" calcext:value-type="float">
            <text:p>46822</text:p>
          </table:table-cell>
          <table:table-cell table:style-name="ce34" office:value-type="float" office:value="42876" calcext:value-type="float">
            <text:p>42876</text:p>
          </table:table-cell>
          <table:table-cell table:style-name="ce18" table:formula="of:=IF([.AN10] = &quot;&quot;; &quot;&quot;; MEDIAN([.AN10:.AR10]))" office:value-type="float" office:value="20050023" calcext:value-type="float">
            <text:p>20050023</text:p>
          </table:table-cell>
          <table:table-cell table:style-name="ce34" office:value-type="float" office:value="21528281" calcext:value-type="float">
            <text:p>21528281</text:p>
          </table:table-cell>
          <table:table-cell table:style-name="ce34" office:value-type="float" office:value="18833610" calcext:value-type="float">
            <text:p>18833610</text:p>
          </table:table-cell>
          <table:table-cell table:style-name="ce34" office:value-type="float" office:value="20516935" calcext:value-type="float">
            <text:p>20516935</text:p>
          </table:table-cell>
          <table:table-cell table:style-name="ce34" office:value-type="float" office:value="20050023" calcext:value-type="float">
            <text:p>20050023</text:p>
          </table:table-cell>
          <table:table-cell table:style-name="ce34" office:value-type="float" office:value="19047474" calcext:value-type="float">
            <text:p>19047474</text:p>
          </table:table-cell>
          <table:table-cell table:number-columns-repeated="980"/>
        </table:table-row>
        <table:table-row table:style-name="ro5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47915" calcext:value-type="float">
            <text:p>47915</text:p>
          </table:table-cell>
          <table:table-cell table:style-name="ce34" office:value-type="float" office:value="49725" calcext:value-type="float">
            <text:p>49725</text:p>
          </table:table-cell>
          <table:table-cell table:style-name="ce34" office:value-type="float" office:value="47915" calcext:value-type="float">
            <text:p>47915</text:p>
          </table:table-cell>
          <table:table-cell table:style-name="ce34" office:value-type="float" office:value="32452" calcext:value-type="float">
            <text:p>32452</text:p>
          </table:table-cell>
          <table:table-cell table:style-name="ce34" office:value-type="float" office:value="46352" calcext:value-type="float">
            <text:p>46352</text:p>
          </table:table-cell>
          <table:table-cell table:style-name="ce34" office:value-type="float" office:value="56092" calcext:value-type="float">
            <text:p>56092</text:p>
          </table:table-cell>
          <table:table-cell table:style-name="ce18" table:formula="of:=IF([.P11] = &quot;&quot;; &quot;&quot;; MEDIAN([.P11:.T11]))" office:value-type="float" office:value="40819" calcext:value-type="float">
            <text:p>40819</text:p>
          </table:table-cell>
          <table:table-cell table:style-name="ce34" office:value-type="float" office:value="51126" calcext:value-type="float">
            <text:p>51126</text:p>
          </table:table-cell>
          <table:table-cell table:style-name="ce34" office:value-type="float" office:value="26207" calcext:value-type="float">
            <text:p>26207</text:p>
          </table:table-cell>
          <table:table-cell table:style-name="ce34" office:value-type="float" office:value="63026" calcext:value-type="float">
            <text:p>63026</text:p>
          </table:table-cell>
          <table:table-cell table:style-name="ce34" office:value-type="float" office:value="40819" calcext:value-type="float">
            <text:p>40819</text:p>
          </table:table-cell>
          <table:table-cell table:style-name="ce34" office:value-type="float" office:value="37301" calcext:value-type="float">
            <text:p>37301</text:p>
          </table:table-cell>
          <table:table-cell table:style-name="ce18" table:formula="of:=IF([.V11] = &quot;&quot;; &quot;&quot;; MEDIAN([.V11:.Z11]))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B11] = &quot;&quot;; &quot;&quot;; MEDIAN([.AB11:.AF11]))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4" table:style-name="ce34" office:value-type="float" office:value="4" calcext:value-type="float">
            <text:p>4</text:p>
          </table:table-cell>
          <table:table-cell table:style-name="ce18" table:formula="of:=IF([.AH11] = &quot;&quot;; &quot;&quot;; MEDIAN([.AH11:.AL11]))" office:value-type="float" office:value="42195" calcext:value-type="float">
            <text:p>42195</text:p>
          </table:table-cell>
          <table:table-cell table:style-name="ce34" office:value-type="float" office:value="42251" calcext:value-type="float">
            <text:p>42251</text:p>
          </table:table-cell>
          <table:table-cell table:style-name="ce34" office:value-type="float" office:value="40846" calcext:value-type="float">
            <text:p>40846</text:p>
          </table:table-cell>
          <table:table-cell table:style-name="ce34" office:value-type="float" office:value="41444" calcext:value-type="float">
            <text:p>41444</text:p>
          </table:table-cell>
          <table:table-cell table:style-name="ce34" office:value-type="float" office:value="43315" calcext:value-type="float">
            <text:p>43315</text:p>
          </table:table-cell>
          <table:table-cell table:style-name="ce34" office:value-type="float" office:value="42195" calcext:value-type="float">
            <text:p>42195</text:p>
          </table:table-cell>
          <table:table-cell table:style-name="ce18" table:formula="of:=IF([.AN11] = &quot;&quot;; &quot;&quot;; MEDIAN([.AN11:.AR11]))" office:value-type="float" office:value="27091721" calcext:value-type="float">
            <text:p>27091721</text:p>
          </table:table-cell>
          <table:table-cell table:style-name="ce34" office:value-type="float" office:value="27614480" calcext:value-type="float">
            <text:p>27614480</text:p>
          </table:table-cell>
          <table:table-cell table:style-name="ce34" office:value-type="float" office:value="27091721" calcext:value-type="float">
            <text:p>27091721</text:p>
          </table:table-cell>
          <table:table-cell table:style-name="ce34" office:value-type="float" office:value="30697924" calcext:value-type="float">
            <text:p>30697924</text:p>
          </table:table-cell>
          <table:table-cell table:style-name="ce34" office:value-type="float" office:value="26622693" calcext:value-type="float">
            <text:p>26622693</text:p>
          </table:table-cell>
          <table:table-cell table:style-name="ce34" office:value-type="float" office:value="27011128" calcext:value-type="float">
            <text:p>27011128</text:p>
          </table:table-cell>
          <table:table-cell table:number-columns-repeated="980"/>
        </table:table-row>
        <table:table-row table:style-name="ro5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54396" calcext:value-type="float">
            <text:p>54396</text:p>
          </table:table-cell>
          <table:table-cell table:style-name="ce34" office:value-type="float" office:value="68111" calcext:value-type="float">
            <text:p>68111</text:p>
          </table:table-cell>
          <table:table-cell table:style-name="ce34" office:value-type="float" office:value="71139" calcext:value-type="float">
            <text:p>71139</text:p>
          </table:table-cell>
          <table:table-cell table:style-name="ce34" office:value-type="float" office:value="31751" calcext:value-type="float">
            <text:p>31751</text:p>
          </table:table-cell>
          <table:table-cell table:style-name="ce34" office:value-type="float" office:value="52576" calcext:value-type="float">
            <text:p>52576</text:p>
          </table:table-cell>
          <table:table-cell table:style-name="ce34" office:value-type="float" office:value="54396" calcext:value-type="float">
            <text:p>54396</text:p>
          </table:table-cell>
          <table:table-cell table:style-name="ce18" table:formula="of:=IF([.P12] = &quot;&quot;; &quot;&quot;; MEDIAN([.P12:.T12]))" office:value-type="float" office:value="49614" calcext:value-type="float">
            <text:p>49614</text:p>
          </table:table-cell>
          <table:table-cell table:style-name="ce34" office:value-type="float" office:value="59693" calcext:value-type="float">
            <text:p>59693</text:p>
          </table:table-cell>
          <table:table-cell table:style-name="ce34" office:value-type="float" office:value="30470" calcext:value-type="float">
            <text:p>30470</text:p>
          </table:table-cell>
          <table:table-cell table:style-name="ce34" office:value-type="float" office:value="55994" calcext:value-type="float">
            <text:p>55994</text:p>
          </table:table-cell>
          <table:table-cell table:style-name="ce34" office:value-type="float" office:value="49614" calcext:value-type="float">
            <text:p>49614</text:p>
          </table:table-cell>
          <table:table-cell table:style-name="ce34" office:value-type="float" office:value="41123" calcext:value-type="float">
            <text:p>41123</text:p>
          </table:table-cell>
          <table:table-cell table:style-name="ce18" table:formula="of:=IF([.V12] = &quot;&quot;; &quot;&quot;; MEDIAN([.V12:.Z12]))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AB12] = &quot;&quot;; &quot;&quot;; MEDIAN([.AB12:.AF12]))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4" table:style-name="ce34" office:value-type="float" office:value="6" calcext:value-type="float">
            <text:p>6</text:p>
          </table:table-cell>
          <table:table-cell table:style-name="ce18" table:formula="of:=IF([.AH12] = &quot;&quot;; &quot;&quot;; MEDIAN([.AH12:.AL12]))" office:value-type="float" office:value="43436" calcext:value-type="float">
            <text:p>43436</text:p>
          </table:table-cell>
          <table:table-cell table:style-name="ce34" office:value-type="float" office:value="42783" calcext:value-type="float">
            <text:p>42783</text:p>
          </table:table-cell>
          <table:table-cell table:style-name="ce34" office:value-type="float" office:value="43297" calcext:value-type="float">
            <text:p>43297</text:p>
          </table:table-cell>
          <table:table-cell table:style-name="ce34" office:value-type="float" office:value="44191" calcext:value-type="float">
            <text:p>44191</text:p>
          </table:table-cell>
          <table:table-cell table:style-name="ce34" office:value-type="float" office:value="43436" calcext:value-type="float">
            <text:p>43436</text:p>
          </table:table-cell>
          <table:table-cell table:style-name="ce34" office:value-type="float" office:value="46491" calcext:value-type="float">
            <text:p>46491</text:p>
          </table:table-cell>
          <table:table-cell table:style-name="ce18" table:formula="of:=IF([.AN12] = &quot;&quot;; &quot;&quot;; MEDIAN([.AN12:.AR12]))" office:value-type="float" office:value="39187176" calcext:value-type="float">
            <text:p>39187176</text:p>
          </table:table-cell>
          <table:table-cell table:style-name="ce34" office:value-type="float" office:value="41021441" calcext:value-type="float">
            <text:p>41021441</text:p>
          </table:table-cell>
          <table:table-cell table:style-name="ce34" office:value-type="float" office:value="36508296" calcext:value-type="float">
            <text:p>36508296</text:p>
          </table:table-cell>
          <table:table-cell table:style-name="ce34" office:value-type="float" office:value="41304770" calcext:value-type="float">
            <text:p>41304770</text:p>
          </table:table-cell>
          <table:table-cell table:style-name="ce34" office:value-type="float" office:value="38468903" calcext:value-type="float">
            <text:p>38468903</text:p>
          </table:table-cell>
          <table:table-cell table:style-name="ce34" office:value-type="float" office:value="39187176" calcext:value-type="float">
            <text:p>39187176</text:p>
          </table:table-cell>
          <table:table-cell table:number-columns-repeated="980"/>
        </table:table-row>
        <table:table-row table:style-name="ro5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85233" calcext:value-type="float">
            <text:p>85233</text:p>
          </table:table-cell>
          <table:table-cell table:style-name="ce34" office:value-type="float" office:value="85233" calcext:value-type="float">
            <text:p>85233</text:p>
          </table:table-cell>
          <table:table-cell table:style-name="ce34" office:value-type="float" office:value="131936" calcext:value-type="float">
            <text:p>131936</text:p>
          </table:table-cell>
          <table:table-cell table:style-name="ce34" office:value-type="float" office:value="69244" calcext:value-type="float">
            <text:p>69244</text:p>
          </table:table-cell>
          <table:table-cell table:style-name="ce34" office:value-type="float" office:value="97730" calcext:value-type="float">
            <text:p>97730</text:p>
          </table:table-cell>
          <table:table-cell table:style-name="ce34" office:value-type="float" office:value="66015" calcext:value-type="float">
            <text:p>66015</text:p>
          </table:table-cell>
          <table:table-cell table:style-name="ce18" table:formula="of:=IF([.P13] = &quot;&quot;; &quot;&quot;; MEDIAN([.P13:.T13]))" office:value-type="float" office:value="68847" calcext:value-type="float">
            <text:p>68847</text:p>
          </table:table-cell>
          <table:table-cell table:style-name="ce34" office:value-type="float" office:value="68847" calcext:value-type="float">
            <text:p>68847</text:p>
          </table:table-cell>
          <table:table-cell table:style-name="ce34" office:value-type="float" office:value="184838" calcext:value-type="float">
            <text:p>184838</text:p>
          </table:table-cell>
          <table:table-cell table:style-name="ce34" office:value-type="float" office:value="54990" calcext:value-type="float">
            <text:p>54990</text:p>
          </table:table-cell>
          <table:table-cell table:style-name="ce34" office:value-type="float" office:value="52641" calcext:value-type="float">
            <text:p>52641</text:p>
          </table:table-cell>
          <table:table-cell table:style-name="ce34" office:value-type="float" office:value="72104" calcext:value-type="float">
            <text:p>72104</text:p>
          </table:table-cell>
          <table:table-cell table:style-name="ce18" table:formula="of:=IF([.V13] = &quot;&quot;; &quot;&quot;; MEDIAN([.V13:.Z13]))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18" table:formula="of:=IF([.AB13] = &quot;&quot;; &quot;&quot;; MEDIAN([.AB13:.AF13]))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H13] = &quot;&quot;; &quot;&quot;; MEDIAN([.AH13:.AL13]))" office:value-type="float" office:value="43699" calcext:value-type="float">
            <text:p>43699</text:p>
          </table:table-cell>
          <table:table-cell table:style-name="ce34" office:value-type="float" office:value="42867" calcext:value-type="float">
            <text:p>42867</text:p>
          </table:table-cell>
          <table:table-cell table:style-name="ce34" office:value-type="float" office:value="43699" calcext:value-type="float">
            <text:p>43699</text:p>
          </table:table-cell>
          <table:table-cell table:style-name="ce34" office:value-type="float" office:value="42590" calcext:value-type="float">
            <text:p>42590</text:p>
          </table:table-cell>
          <table:table-cell table:style-name="ce34" office:value-type="float" office:value="44000" calcext:value-type="float">
            <text:p>44000</text:p>
          </table:table-cell>
          <table:table-cell table:style-name="ce34" office:value-type="float" office:value="47674" calcext:value-type="float">
            <text:p>47674</text:p>
          </table:table-cell>
          <table:table-cell table:style-name="ce18" table:formula="of:=IF([.AN13] = &quot;&quot;; &quot;&quot;; MEDIAN([.AN13:.AR13]))" office:value-type="float" office:value="49450955" calcext:value-type="float">
            <text:p>49450955</text:p>
          </table:table-cell>
          <table:table-cell table:style-name="ce34" office:value-type="float" office:value="57696146" calcext:value-type="float">
            <text:p>57696146</text:p>
          </table:table-cell>
          <table:table-cell table:style-name="ce34" office:value-type="float" office:value="49424842" calcext:value-type="float">
            <text:p>49424842</text:p>
          </table:table-cell>
          <table:table-cell table:style-name="ce34" office:value-type="float" office:value="54011681" calcext:value-type="float">
            <text:p>54011681</text:p>
          </table:table-cell>
          <table:table-cell table:style-name="ce34" office:value-type="float" office:value="49450955" calcext:value-type="float">
            <text:p>49450955</text:p>
          </table:table-cell>
          <table:table-cell table:style-name="ce34" office:value-type="float" office:value="48953989" calcext:value-type="float">
            <text:p>48953989</text:p>
          </table:table-cell>
          <table:table-cell table:number-columns-repeated="980"/>
        </table:table-row>
        <table:table-row table:style-name="ro5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64524" calcext:value-type="float">
            <text:p>164524</text:p>
          </table:table-cell>
          <table:table-cell table:style-name="ce34" office:value-type="float" office:value="92220" calcext:value-type="float">
            <text:p>92220</text:p>
          </table:table-cell>
          <table:table-cell table:style-name="ce34" office:value-type="float" office:value="164524" calcext:value-type="float">
            <text:p>164524</text:p>
          </table:table-cell>
          <table:table-cell table:style-name="ce34" office:value-type="float" office:value="233644" calcext:value-type="float">
            <text:p>233644</text:p>
          </table:table-cell>
          <table:table-cell table:style-name="ce34" office:value-type="float" office:value="203481" calcext:value-type="float">
            <text:p>203481</text:p>
          </table:table-cell>
          <table:table-cell table:style-name="ce34" office:value-type="float" office:value="104010" calcext:value-type="float">
            <text:p>104010</text:p>
          </table:table-cell>
          <table:table-cell table:style-name="ce18" table:formula="of:=IF([.P14] = &quot;&quot;; &quot;&quot;; MEDIAN([.P14:.T14]))" office:value-type="float" office:value="60371" calcext:value-type="float">
            <text:p>60371</text:p>
          </table:table-cell>
          <table:table-cell table:style-name="ce34" office:value-type="float" office:value="77994" calcext:value-type="float">
            <text:p>77994</text:p>
          </table:table-cell>
          <table:table-cell table:style-name="ce34" office:value-type="float" office:value="49467" calcext:value-type="float">
            <text:p>49467</text:p>
          </table:table-cell>
          <table:table-cell table:style-name="ce34" office:value-type="float" office:value="50222" calcext:value-type="float">
            <text:p>50222</text:p>
          </table:table-cell>
          <table:table-cell table:style-name="ce34" office:value-type="float" office:value="76015" calcext:value-type="float">
            <text:p>76015</text:p>
          </table:table-cell>
          <table:table-cell table:style-name="ce34" office:value-type="float" office:value="60371" calcext:value-type="float">
            <text:p>60371</text:p>
          </table:table-cell>
          <table:table-cell table:style-name="ce18" table:formula="of:=IF([.V14] = &quot;&quot;; &quot;&quot;; MEDIAN([.V14:.Z14]))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B14] = &quot;&quot;; &quot;&quot;; MEDIAN([.AB14:.AF14]))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14] = &quot;&quot;; &quot;&quot;; MEDIAN([.AH14:.AL14]))" office:value-type="float" office:value="41519" calcext:value-type="float">
            <text:p>41519</text:p>
          </table:table-cell>
          <table:table-cell table:style-name="ce34" office:value-type="float" office:value="40810" calcext:value-type="float">
            <text:p>40810</text:p>
          </table:table-cell>
          <table:table-cell table:style-name="ce34" office:value-type="float" office:value="44234" calcext:value-type="float">
            <text:p>44234</text:p>
          </table:table-cell>
          <table:table-cell table:style-name="ce34" office:value-type="float" office:value="42108" calcext:value-type="float">
            <text:p>42108</text:p>
          </table:table-cell>
          <table:table-cell table:style-name="ce34" office:value-type="float" office:value="41282" calcext:value-type="float">
            <text:p>41282</text:p>
          </table:table-cell>
          <table:table-cell table:style-name="ce34" office:value-type="float" office:value="41519" calcext:value-type="float">
            <text:p>41519</text:p>
          </table:table-cell>
          <table:table-cell table:style-name="ce18" table:formula="of:=IF([.AN14] = &quot;&quot;; &quot;&quot;; MEDIAN([.AN14:.AR14]))" office:value-type="float" office:value="63237858" calcext:value-type="float">
            <text:p>63237858</text:p>
          </table:table-cell>
          <table:table-cell table:style-name="ce34" office:value-type="float" office:value="65671812" calcext:value-type="float">
            <text:p>65671812</text:p>
          </table:table-cell>
          <table:table-cell table:style-name="ce34" office:value-type="float" office:value="60139867" calcext:value-type="float">
            <text:p>60139867</text:p>
          </table:table-cell>
          <table:table-cell table:style-name="ce34" office:value-type="float" office:value="67727557" calcext:value-type="float">
            <text:p>67727557</text:p>
          </table:table-cell>
          <table:table-cell table:style-name="ce34" office:value-type="float" office:value="63237858" calcext:value-type="float">
            <text:p>63237858</text:p>
          </table:table-cell>
          <table:table-cell table:style-name="ce34" office:value-type="float" office:value="60752252" calcext:value-type="float">
            <text:p>60752252</text:p>
          </table:table-cell>
          <table:table-cell table:number-columns-repeated="980"/>
        </table:table-row>
        <table:table-row table:style-name="ro5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5673" calcext:value-type="float">
            <text:p>145673</text:p>
          </table:table-cell>
          <table:table-cell table:style-name="ce34" office:value-type="float" office:value="103304" calcext:value-type="float">
            <text:p>103304</text:p>
          </table:table-cell>
          <table:table-cell table:style-name="ce34" office:value-type="float" office:value="184041" calcext:value-type="float">
            <text:p>184041</text:p>
          </table:table-cell>
          <table:table-cell table:style-name="ce34" office:value-type="float" office:value="98155" calcext:value-type="float">
            <text:p>98155</text:p>
          </table:table-cell>
          <table:table-cell table:style-name="ce34" office:value-type="float" office:value="145673" calcext:value-type="float">
            <text:p>145673</text:p>
          </table:table-cell>
          <table:table-cell table:style-name="ce34" office:value-type="float" office:value="184066" calcext:value-type="float">
            <text:p>184066</text:p>
          </table:table-cell>
          <table:table-cell table:style-name="ce18" table:formula="of:=IF([.P15] = &quot;&quot;; &quot;&quot;; MEDIAN([.P15:.T15]))" office:value-type="float" office:value="81850" calcext:value-type="float">
            <text:p>81850</text:p>
          </table:table-cell>
          <table:table-cell table:style-name="ce34" office:value-type="float" office:value="91660" calcext:value-type="float">
            <text:p>91660</text:p>
          </table:table-cell>
          <table:table-cell table:style-name="ce34" office:value-type="float" office:value="47271" calcext:value-type="float">
            <text:p>47271</text:p>
          </table:table-cell>
          <table:table-cell table:style-name="ce34" office:value-type="float" office:value="166342" calcext:value-type="float">
            <text:p>166342</text:p>
          </table:table-cell>
          <table:table-cell table:style-name="ce34" office:value-type="float" office:value="81850" calcext:value-type="float">
            <text:p>81850</text:p>
          </table:table-cell>
          <table:table-cell table:style-name="ce34" office:value-type="float" office:value="50760" calcext:value-type="float">
            <text:p>50760</text:p>
          </table:table-cell>
          <table:table-cell table:style-name="ce18" table:formula="of:=IF([.V15] = &quot;&quot;; &quot;&quot;; MEDIAN([.V15:.Z15]))" office:value-type="float" office:value="4" calcext:value-type="float">
            <text:p>4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AB15] = &quot;&quot;; &quot;&quot;; MEDIAN([.AB15:.AF15]))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3"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AH15] = &quot;&quot;; &quot;&quot;; MEDIAN([.AH15:.AL15]))" office:value-type="float" office:value="42108" calcext:value-type="float">
            <text:p>42108</text:p>
          </table:table-cell>
          <table:table-cell table:style-name="ce34" office:value-type="float" office:value="42897" calcext:value-type="float">
            <text:p>42897</text:p>
          </table:table-cell>
          <table:table-cell table:style-name="ce34" office:value-type="float" office:value="42166" calcext:value-type="float">
            <text:p>42166</text:p>
          </table:table-cell>
          <table:table-cell table:style-name="ce34" office:value-type="float" office:value="42108" calcext:value-type="float">
            <text:p>42108</text:p>
          </table:table-cell>
          <table:table-cell table:style-name="ce34" office:value-type="float" office:value="41549" calcext:value-type="float">
            <text:p>41549</text:p>
          </table:table-cell>
          <table:table-cell table:style-name="ce34" office:value-type="float" office:value="41799" calcext:value-type="float">
            <text:p>41799</text:p>
          </table:table-cell>
          <table:table-cell table:style-name="ce18" table:formula="of:=IF([.AN15] = &quot;&quot;; &quot;&quot;; MEDIAN([.AN15:.AR15]))" office:value-type="float" office:value="82601362" calcext:value-type="float">
            <text:p>82601362</text:p>
          </table:table-cell>
          <table:table-cell table:style-name="ce34" office:value-type="float" office:value="79952506" calcext:value-type="float">
            <text:p>79952506</text:p>
          </table:table-cell>
          <table:table-cell table:style-name="ce34" office:value-type="float" office:value="83635135" calcext:value-type="float">
            <text:p>83635135</text:p>
          </table:table-cell>
          <table:table-cell table:style-name="ce34" office:value-type="float" office:value="83851529" calcext:value-type="float">
            <text:p>83851529</text:p>
          </table:table-cell>
          <table:table-cell table:style-name="ce34" office:value-type="float" office:value="82601362" calcext:value-type="float">
            <text:p>82601362</text:p>
          </table:table-cell>
          <table:table-cell table:style-name="ce34" office:value-type="float" office:value="76925046" calcext:value-type="float">
            <text:p>76925046</text:p>
          </table:table-cell>
          <table:table-cell table:number-columns-repeated="980"/>
        </table:table-row>
        <table:table-row table:style-name="ro5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27551" calcext:value-type="float">
            <text:p>127551</text:p>
          </table:table-cell>
          <table:table-cell table:style-name="ce34" office:value-type="float" office:value="107465" calcext:value-type="float">
            <text:p>107465</text:p>
          </table:table-cell>
          <table:table-cell table:style-name="ce34" office:value-type="float" office:value="76017" calcext:value-type="float">
            <text:p>76017</text:p>
          </table:table-cell>
          <table:table-cell table:style-name="ce34" office:value-type="float" office:value="155390" calcext:value-type="float">
            <text:p>155390</text:p>
          </table:table-cell>
          <table:table-cell table:style-name="ce34" office:value-type="float" office:value="146662" calcext:value-type="float">
            <text:p>146662</text:p>
          </table:table-cell>
          <table:table-cell table:style-name="ce34" office:value-type="float" office:value="127551" calcext:value-type="float">
            <text:p>127551</text:p>
          </table:table-cell>
          <table:table-cell table:style-name="ce18" table:formula="of:=IF([.P16] = &quot;&quot;; &quot;&quot;; MEDIAN([.P16:.T16]))" office:value-type="float" office:value="114536" calcext:value-type="float">
            <text:p>114536</text:p>
          </table:table-cell>
          <table:table-cell table:style-name="ce34" office:value-type="float" office:value="114536" calcext:value-type="float">
            <text:p>114536</text:p>
          </table:table-cell>
          <table:table-cell table:style-name="ce34" office:value-type="float" office:value="155961" calcext:value-type="float">
            <text:p>155961</text:p>
          </table:table-cell>
          <table:table-cell table:style-name="ce34" office:value-type="float" office:value="133717" calcext:value-type="float">
            <text:p>133717</text:p>
          </table:table-cell>
          <table:table-cell table:style-name="ce34" office:value-type="float" office:value="103283" calcext:value-type="float">
            <text:p>103283</text:p>
          </table:table-cell>
          <table:table-cell table:style-name="ce34" office:value-type="float" office:value="64114" calcext:value-type="float">
            <text:p>64114</text:p>
          </table:table-cell>
          <table:table-cell table:style-name="ce18" table:formula="of:=IF([.V16] = &quot;&quot;; &quot;&quot;; MEDIAN([.V16:.Z16]))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AB16] = &quot;&quot;; &quot;&quot;; MEDIAN([.AB16:.AF16]))" office:value-type="float" office:value="6" calcext:value-type="float">
            <text:p>6</text:p>
          </table:table-cell>
          <table:table-cell table:number-columns-repeated="3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16] = &quot;&quot;; &quot;&quot;; MEDIAN([.AH16:.AL16]))" office:value-type="float" office:value="42249" calcext:value-type="float">
            <text:p>42249</text:p>
          </table:table-cell>
          <table:table-cell table:style-name="ce34" office:value-type="float" office:value="41943" calcext:value-type="float">
            <text:p>41943</text:p>
          </table:table-cell>
          <table:table-cell table:style-name="ce34" office:value-type="float" office:value="42058" calcext:value-type="float">
            <text:p>42058</text:p>
          </table:table-cell>
          <table:table-cell table:style-name="ce34" office:value-type="float" office:value="42493" calcext:value-type="float">
            <text:p>42493</text:p>
          </table:table-cell>
          <table:table-cell table:style-name="ce34" office:value-type="float" office:value="43342" calcext:value-type="float">
            <text:p>43342</text:p>
          </table:table-cell>
          <table:table-cell table:style-name="ce34" office:value-type="float" office:value="42249" calcext:value-type="float">
            <text:p>42249</text:p>
          </table:table-cell>
          <table:table-cell table:style-name="ce18" table:formula="of:=IF([.AN16] = &quot;&quot;; &quot;&quot;; MEDIAN([.AN16:.AR16]))" office:value-type="float" office:value="101541190" calcext:value-type="float">
            <text:p>101541190</text:p>
          </table:table-cell>
          <table:table-cell table:style-name="ce34" office:value-type="float" office:value="94369118" calcext:value-type="float">
            <text:p>94369118</text:p>
          </table:table-cell>
          <table:table-cell table:style-name="ce34" office:value-type="float" office:value="110593264" calcext:value-type="float">
            <text:p>110593264</text:p>
          </table:table-cell>
          <table:table-cell table:style-name="ce34" office:value-type="float" office:value="101541190" calcext:value-type="float">
            <text:p>101541190</text:p>
          </table:table-cell>
          <table:table-cell table:style-name="ce34" office:value-type="float" office:value="114013129" calcext:value-type="float">
            <text:p>114013129</text:p>
          </table:table-cell>
          <table:table-cell table:style-name="ce34" office:value-type="float" office:value="90812093" calcext:value-type="float">
            <text:p>90812093</text:p>
          </table:table-cell>
          <table:table-cell table:number-columns-repeated="980"/>
        </table:table-row>
        <table:table-row table:style-name="ro5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3485" calcext:value-type="float">
            <text:p>113485</text:p>
          </table:table-cell>
          <table:table-cell table:style-name="ce34" office:value-type="float" office:value="144594" calcext:value-type="float">
            <text:p>144594</text:p>
          </table:table-cell>
          <table:table-cell table:style-name="ce34" office:value-type="float" office:value="78489" calcext:value-type="float">
            <text:p>78489</text:p>
          </table:table-cell>
          <table:table-cell table:style-name="ce34" office:value-type="float" office:value="113485" calcext:value-type="float">
            <text:p>113485</text:p>
          </table:table-cell>
          <table:table-cell table:style-name="ce34" office:value-type="float" office:value="119986" calcext:value-type="float">
            <text:p>119986</text:p>
          </table:table-cell>
          <table:table-cell table:style-name="ce34" office:value-type="float" office:value="110985" calcext:value-type="float">
            <text:p>110985</text:p>
          </table:table-cell>
          <table:table-cell table:style-name="ce18" table:formula="of:=IF([.P17] = &quot;&quot;; &quot;&quot;; MEDIAN([.P17:.T17]))" office:value-type="float" office:value="111136" calcext:value-type="float">
            <text:p>111136</text:p>
          </table:table-cell>
          <table:table-cell table:style-name="ce34" office:value-type="float" office:value="126989" calcext:value-type="float">
            <text:p>126989</text:p>
          </table:table-cell>
          <table:table-cell table:style-name="ce34" office:value-type="float" office:value="75268" calcext:value-type="float">
            <text:p>75268</text:p>
          </table:table-cell>
          <table:table-cell table:style-name="ce34" office:value-type="float" office:value="111136" calcext:value-type="float">
            <text:p>111136</text:p>
          </table:table-cell>
          <table:table-cell table:style-name="ce34" office:value-type="float" office:value="113667" calcext:value-type="float">
            <text:p>113667</text:p>
          </table:table-cell>
          <table:table-cell table:style-name="ce34" office:value-type="float" office:value="90001" calcext:value-type="float">
            <text:p>90001</text:p>
          </table:table-cell>
          <table:table-cell table:style-name="ce18" table:formula="of:=IF([.V17] = &quot;&quot;; &quot;&quot;; MEDIAN([.V17:.Z17]))" office:value-type="float" office:value="4" calcext:value-type="float">
            <text:p>4</text:p>
          </table:table-cell>
          <table:table-cell table:number-columns-repeated="5" table:style-name="ce34" office:value-type="float" office:value="4" calcext:value-type="float">
            <text:p>4</text:p>
          </table:table-cell>
          <table:table-cell table:style-name="ce18" table:formula="of:=IF([.AB17] = &quot;&quot;; &quot;&quot;; MEDIAN([.AB17:.AF17]))" office:value-type="float" office:value="6" calcext:value-type="float">
            <text:p>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17] = &quot;&quot;; &quot;&quot;; MEDIAN([.AH17:.AL17]))" office:value-type="float" office:value="42056" calcext:value-type="float">
            <text:p>42056</text:p>
          </table:table-cell>
          <table:table-cell table:style-name="ce34" office:value-type="float" office:value="41693" calcext:value-type="float">
            <text:p>41693</text:p>
          </table:table-cell>
          <table:table-cell table:style-name="ce34" office:value-type="float" office:value="41719" calcext:value-type="float">
            <text:p>41719</text:p>
          </table:table-cell>
          <table:table-cell table:style-name="ce34" office:value-type="float" office:value="42056" calcext:value-type="float">
            <text:p>42056</text:p>
          </table:table-cell>
          <table:table-cell table:style-name="ce34" office:value-type="float" office:value="42261" calcext:value-type="float">
            <text:p>42261</text:p>
          </table:table-cell>
          <table:table-cell table:style-name="ce34" office:value-type="float" office:value="42251" calcext:value-type="float">
            <text:p>42251</text:p>
          </table:table-cell>
          <table:table-cell table:style-name="ce18" table:formula="of:=IF([.AN17] = &quot;&quot;; &quot;&quot;; MEDIAN([.AN17:.AR17]))" office:value-type="float" office:value="119029250" calcext:value-type="float">
            <text:p>119029250</text:p>
          </table:table-cell>
          <table:table-cell table:style-name="ce34" office:value-type="float" office:value="117082464" calcext:value-type="float">
            <text:p>117082464</text:p>
          </table:table-cell>
          <table:table-cell table:style-name="ce34" office:value-type="float" office:value="130224974" calcext:value-type="float">
            <text:p>130224974</text:p>
          </table:table-cell>
          <table:table-cell table:style-name="ce34" office:value-type="float" office:value="119029250" calcext:value-type="float">
            <text:p>119029250</text:p>
          </table:table-cell>
          <table:table-cell table:style-name="ce34" office:value-type="float" office:value="129388231" calcext:value-type="float">
            <text:p>129388231</text:p>
          </table:table-cell>
          <table:table-cell table:style-name="ce34" office:value-type="float" office:value="111278050" calcext:value-type="float">
            <text:p>111278050</text:p>
          </table:table-cell>
          <table:table-cell table:number-columns-repeated="980"/>
        </table:table-row>
        <table:table-row table:style-name="ro5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4459" calcext:value-type="float">
            <text:p>124459</text:p>
          </table:table-cell>
          <table:table-cell table:style-name="ce34" office:value-type="float" office:value="140985" calcext:value-type="float">
            <text:p>140985</text:p>
          </table:table-cell>
          <table:table-cell table:style-name="ce34" office:value-type="float" office:value="121681" calcext:value-type="float">
            <text:p>121681</text:p>
          </table:table-cell>
          <table:table-cell table:style-name="ce34" office:value-type="float" office:value="124459" calcext:value-type="float">
            <text:p>124459</text:p>
          </table:table-cell>
          <table:table-cell table:style-name="ce34" office:value-type="float" office:value="94912" calcext:value-type="float">
            <text:p>94912</text:p>
          </table:table-cell>
          <table:table-cell table:style-name="ce34" office:value-type="float" office:value="136463" calcext:value-type="float">
            <text:p>136463</text:p>
          </table:table-cell>
          <table:table-cell table:style-name="ce18" table:formula="of:=IF([.P18] = &quot;&quot;; &quot;&quot;; MEDIAN([.P18:.T18]))" office:value-type="float" office:value="116893" calcext:value-type="float">
            <text:p>116893</text:p>
          </table:table-cell>
          <table:table-cell table:style-name="ce34" office:value-type="float" office:value="127491" calcext:value-type="float">
            <text:p>127491</text:p>
          </table:table-cell>
          <table:table-cell table:style-name="ce34" office:value-type="float" office:value="116893" calcext:value-type="float">
            <text:p>116893</text:p>
          </table:table-cell>
          <table:table-cell table:style-name="ce34" office:value-type="float" office:value="87217" calcext:value-type="float">
            <text:p>87217</text:p>
          </table:table-cell>
          <table:table-cell table:style-name="ce34" office:value-type="float" office:value="129782" calcext:value-type="float">
            <text:p>129782</text:p>
          </table:table-cell>
          <table:table-cell table:style-name="ce34" office:value-type="float" office:value="106208" calcext:value-type="float">
            <text:p>106208</text:p>
          </table:table-cell>
          <table:table-cell table:style-name="ce18" table:formula="of:=IF([.V18] = &quot;&quot;; &quot;&quot;; MEDIAN([.V18:.Z18]))" office:value-type="float" office:value="5" calcext:value-type="float">
            <text:p>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AB18] = &quot;&quot;; &quot;&quot;; MEDIAN([.AB18:.AF18]))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18] = &quot;&quot;; &quot;&quot;; MEDIAN([.AH18:.AL18]))" office:value-type="float" office:value="41400" calcext:value-type="float">
            <text:p>41400</text:p>
          </table:table-cell>
          <table:table-cell table:style-name="ce34" office:value-type="float" office:value="42019" calcext:value-type="float">
            <text:p>42019</text:p>
          </table:table-cell>
          <table:table-cell table:style-name="ce34" office:value-type="float" office:value="40721" calcext:value-type="float">
            <text:p>40721</text:p>
          </table:table-cell>
          <table:table-cell table:style-name="ce34" office:value-type="float" office:value="40992" calcext:value-type="float">
            <text:p>40992</text:p>
          </table:table-cell>
          <table:table-cell table:style-name="ce34" office:value-type="float" office:value="41400" calcext:value-type="float">
            <text:p>41400</text:p>
          </table:table-cell>
          <table:table-cell table:style-name="ce34" office:value-type="float" office:value="41914" calcext:value-type="float">
            <text:p>41914</text:p>
          </table:table-cell>
          <table:table-cell table:style-name="ce18" table:formula="of:=IF([.AN18] = &quot;&quot;; &quot;&quot;; MEDIAN([.AN18:.AR18]))" office:value-type="float" office:value="143138453" calcext:value-type="float">
            <text:p>143138453</text:p>
          </table:table-cell>
          <table:table-cell table:style-name="ce34" office:value-type="float" office:value="143138453" calcext:value-type="float">
            <text:p>143138453</text:p>
          </table:table-cell>
          <table:table-cell table:style-name="ce34" office:value-type="float" office:value="133006214" calcext:value-type="float">
            <text:p>133006214</text:p>
          </table:table-cell>
          <table:table-cell table:style-name="ce34" office:value-type="float" office:value="144539327" calcext:value-type="float">
            <text:p>144539327</text:p>
          </table:table-cell>
          <table:table-cell table:style-name="ce34" office:value-type="float" office:value="174737311" calcext:value-type="float">
            <text:p>174737311</text:p>
          </table:table-cell>
          <table:table-cell table:style-name="ce34" office:value-type="float" office:value="133495019" calcext:value-type="float">
            <text:p>133495019</text:p>
          </table:table-cell>
          <table:table-cell table:number-columns-repeated="980"/>
        </table:table-row>
        <table:table-row table:style-name="ro5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50556" calcext:value-type="float">
            <text:p>150556</text:p>
          </table:table-cell>
          <table:table-cell table:style-name="ce34" office:value-type="float" office:value="150211" calcext:value-type="float">
            <text:p>150211</text:p>
          </table:table-cell>
          <table:table-cell table:style-name="ce34" office:value-type="float" office:value="150556" calcext:value-type="float">
            <text:p>150556</text:p>
          </table:table-cell>
          <table:table-cell table:style-name="ce34" office:value-type="float" office:value="148635" calcext:value-type="float">
            <text:p>148635</text:p>
          </table:table-cell>
          <table:table-cell table:style-name="ce34" office:value-type="float" office:value="204863" calcext:value-type="float">
            <text:p>204863</text:p>
          </table:table-cell>
          <table:table-cell table:style-name="ce34" office:value-type="float" office:value="256129" calcext:value-type="float">
            <text:p>256129</text:p>
          </table:table-cell>
          <table:table-cell table:style-name="ce18" table:formula="of:=IF([.P19] = &quot;&quot;; &quot;&quot;; MEDIAN([.P19:.T19]))" office:value-type="float" office:value="125648" calcext:value-type="float">
            <text:p>125648</text:p>
          </table:table-cell>
          <table:table-cell table:style-name="ce34" office:value-type="float" office:value="145635" calcext:value-type="float">
            <text:p>145635</text:p>
          </table:table-cell>
          <table:table-cell table:style-name="ce34" office:value-type="float" office:value="101155" calcext:value-type="float">
            <text:p>101155</text:p>
          </table:table-cell>
          <table:table-cell table:style-name="ce34" office:value-type="float" office:value="186480" calcext:value-type="float">
            <text:p>186480</text:p>
          </table:table-cell>
          <table:table-cell table:style-name="ce34" office:value-type="float" office:value="125648" calcext:value-type="float">
            <text:p>125648</text:p>
          </table:table-cell>
          <table:table-cell table:style-name="ce34" office:value-type="float" office:value="122887" calcext:value-type="float">
            <text:p>122887</text:p>
          </table:table-cell>
          <table:table-cell table:style-name="ce18" table:formula="of:=IF([.V19] = &quot;&quot;; &quot;&quot;; MEDIAN([.V19:.Z19]))" office:value-type="float" office:value="4" calcext:value-type="float">
            <text:p>4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18" table:formula="of:=IF([.AB19] = &quot;&quot;; &quot;&quot;; MEDIAN([.AB19:.AF19]))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4" calcext:value-type="float">
            <text:p>4</text:p>
          </table:table-cell>
          <table:table-cell table:style-name="ce18" table:formula="of:=IF([.AH19] = &quot;&quot;; &quot;&quot;; MEDIAN([.AH19:.AL19]))" office:value-type="float" office:value="43075" calcext:value-type="float">
            <text:p>43075</text:p>
          </table:table-cell>
          <table:table-cell table:style-name="ce34" office:value-type="float" office:value="42612" calcext:value-type="float">
            <text:p>42612</text:p>
          </table:table-cell>
          <table:table-cell table:style-name="ce34" office:value-type="float" office:value="43075" calcext:value-type="float">
            <text:p>43075</text:p>
          </table:table-cell>
          <table:table-cell table:style-name="ce34" office:value-type="float" office:value="43282" calcext:value-type="float">
            <text:p>43282</text:p>
          </table:table-cell>
          <table:table-cell table:style-name="ce34" office:value-type="float" office:value="42958" calcext:value-type="float">
            <text:p>42958</text:p>
          </table:table-cell>
          <table:table-cell table:style-name="ce34" office:value-type="float" office:value="44949" calcext:value-type="float">
            <text:p>44949</text:p>
          </table:table-cell>
          <table:table-cell table:style-name="ce18" table:formula="of:=IF([.AN19] = &quot;&quot;; &quot;&quot;; MEDIAN([.AN19:.AR19]))" office:value-type="float" office:value="161219115" calcext:value-type="float">
            <text:p>161219115</text:p>
          </table:table-cell>
          <table:table-cell table:style-name="ce34" office:value-type="float" office:value="171923649" calcext:value-type="float">
            <text:p>171923649</text:p>
          </table:table-cell>
          <table:table-cell table:style-name="ce34" office:value-type="float" office:value="159485050" calcext:value-type="float">
            <text:p>159485050</text:p>
          </table:table-cell>
          <table:table-cell table:style-name="ce34" office:value-type="float" office:value="161219115" calcext:value-type="float">
            <text:p>161219115</text:p>
          </table:table-cell>
          <table:table-cell table:style-name="ce34" office:value-type="float" office:value="192795212" calcext:value-type="float">
            <text:p>192795212</text:p>
          </table:table-cell>
          <table:table-cell table:style-name="ce34" office:value-type="float" office:value="157927349" calcext:value-type="float">
            <text:p>157927349</text:p>
          </table:table-cell>
          <table:table-cell table:number-columns-repeated="980"/>
        </table:table-row>
        <table:table-row table:style-name="ro5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29498" calcext:value-type="float">
            <text:p>229498</text:p>
          </table:table-cell>
          <table:table-cell table:style-name="ce34" office:value-type="float" office:value="259701" calcext:value-type="float">
            <text:p>259701</text:p>
          </table:table-cell>
          <table:table-cell table:style-name="ce34" office:value-type="float" office:value="266079" calcext:value-type="float">
            <text:p>266079</text:p>
          </table:table-cell>
          <table:table-cell table:style-name="ce34" office:value-type="float" office:value="164205" calcext:value-type="float">
            <text:p>164205</text:p>
          </table:table-cell>
          <table:table-cell table:style-name="ce34" office:value-type="float" office:value="185498" calcext:value-type="float">
            <text:p>185498</text:p>
          </table:table-cell>
          <table:table-cell table:style-name="ce34" office:value-type="float" office:value="229498" calcext:value-type="float">
            <text:p>229498</text:p>
          </table:table-cell>
          <table:table-cell table:style-name="ce18" table:formula="of:=IF([.P20] = &quot;&quot;; &quot;&quot;; MEDIAN([.P20:.T20]))" office:value-type="float" office:value="149627" calcext:value-type="float">
            <text:p>149627</text:p>
          </table:table-cell>
          <table:table-cell table:style-name="ce34" office:value-type="float" office:value="162395" calcext:value-type="float">
            <text:p>162395</text:p>
          </table:table-cell>
          <table:table-cell table:style-name="ce34" office:value-type="float" office:value="113309" calcext:value-type="float">
            <text:p>113309</text:p>
          </table:table-cell>
          <table:table-cell table:style-name="ce34" office:value-type="float" office:value="159633" calcext:value-type="float">
            <text:p>159633</text:p>
          </table:table-cell>
          <table:table-cell table:style-name="ce34" office:value-type="float" office:value="136685" calcext:value-type="float">
            <text:p>136685</text:p>
          </table:table-cell>
          <table:table-cell table:style-name="ce34" office:value-type="float" office:value="149627" calcext:value-type="float">
            <text:p>149627</text:p>
          </table:table-cell>
          <table:table-cell table:style-name="ce18" table:formula="of:=IF([.V20] = &quot;&quot;; &quot;&quot;; MEDIAN([.V20:.Z20]))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B20] = &quot;&quot;; &quot;&quot;; MEDIAN([.AB20:.AF20]))" office:value-type="float" office:value="5" calcext:value-type="float">
            <text:p>5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18" table:formula="of:=IF([.AH20] = &quot;&quot;; &quot;&quot;; MEDIAN([.AH20:.AL20]))" office:value-type="float" office:value="42328" calcext:value-type="float">
            <text:p>42328</text:p>
          </table:table-cell>
          <table:table-cell table:style-name="ce34" office:value-type="float" office:value="42328" calcext:value-type="float">
            <text:p>42328</text:p>
          </table:table-cell>
          <table:table-cell table:style-name="ce34" office:value-type="float" office:value="41864" calcext:value-type="float">
            <text:p>41864</text:p>
          </table:table-cell>
          <table:table-cell table:style-name="ce34" office:value-type="float" office:value="42183" calcext:value-type="float">
            <text:p>42183</text:p>
          </table:table-cell>
          <table:table-cell table:style-name="ce34" office:value-type="float" office:value="43414" calcext:value-type="float">
            <text:p>43414</text:p>
          </table:table-cell>
          <table:table-cell table:style-name="ce34" office:value-type="float" office:value="42618" calcext:value-type="float">
            <text:p>42618</text:p>
          </table:table-cell>
          <table:table-cell table:style-name="ce18" table:formula="of:=IF([.AN20] = &quot;&quot;; &quot;&quot;; MEDIAN([.AN20:.AR20]))" office:value-type="float" office:value="230341830" calcext:value-type="float">
            <text:p>230341830</text:p>
          </table:table-cell>
          <table:table-cell table:style-name="ce34" office:value-type="float" office:value="236822570" calcext:value-type="float">
            <text:p>236822570</text:p>
          </table:table-cell>
          <table:table-cell table:style-name="ce34" office:value-type="float" office:value="211299533" calcext:value-type="float">
            <text:p>211299533</text:p>
          </table:table-cell>
          <table:table-cell table:style-name="ce34" office:value-type="float" office:value="196541282" calcext:value-type="float">
            <text:p>196541282</text:p>
          </table:table-cell>
          <table:table-cell table:style-name="ce34" office:value-type="float" office:value="234925350" calcext:value-type="float">
            <text:p>234925350</text:p>
          </table:table-cell>
          <table:table-cell table:style-name="ce34" office:value-type="float" office:value="230341830" calcext:value-type="float">
            <text:p>230341830</text:p>
          </table:table-cell>
          <table:table-cell table:number-columns-repeated="980"/>
        </table:table-row>
        <table:table-row table:style-name="ro5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40673" calcext:value-type="float">
            <text:p>140673</text:p>
          </table:table-cell>
          <table:table-cell table:style-name="ce34" office:value-type="float" office:value="140673" calcext:value-type="float">
            <text:p>140673</text:p>
          </table:table-cell>
          <table:table-cell table:style-name="ce34" office:value-type="float" office:value="192365" calcext:value-type="float">
            <text:p>192365</text:p>
          </table:table-cell>
          <table:table-cell table:style-name="ce34" office:value-type="float" office:value="140375" calcext:value-type="float">
            <text:p>140375</text:p>
          </table:table-cell>
          <table:table-cell table:style-name="ce34" office:value-type="float" office:value="121973" calcext:value-type="float">
            <text:p>121973</text:p>
          </table:table-cell>
          <table:table-cell table:style-name="ce34" office:value-type="float" office:value="176120" calcext:value-type="float">
            <text:p>176120</text:p>
          </table:table-cell>
          <table:table-cell table:style-name="ce18" table:formula="of:=IF([.P21] = &quot;&quot;; &quot;&quot;; MEDIAN([.P21:.T21]))" office:value-type="float" office:value="161328" calcext:value-type="float">
            <text:p>161328</text:p>
          </table:table-cell>
          <table:table-cell table:style-name="ce34" office:value-type="float" office:value="175725" calcext:value-type="float">
            <text:p>175725</text:p>
          </table:table-cell>
          <table:table-cell table:style-name="ce34" office:value-type="float" office:value="179614" calcext:value-type="float">
            <text:p>179614</text:p>
          </table:table-cell>
          <table:table-cell table:style-name="ce34" office:value-type="float" office:value="114522" calcext:value-type="float">
            <text:p>114522</text:p>
          </table:table-cell>
          <table:table-cell table:style-name="ce34" office:value-type="float" office:value="152216" calcext:value-type="float">
            <text:p>152216</text:p>
          </table:table-cell>
          <table:table-cell table:style-name="ce34" office:value-type="float" office:value="161328" calcext:value-type="float">
            <text:p>161328</text:p>
          </table:table-cell>
          <table:table-cell table:style-name="ce18" table:formula="of:=IF([.V21] = &quot;&quot;; &quot;&quot;; MEDIAN([.V21:.Z21]))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B21] = &quot;&quot;; &quot;&quot;; MEDIAN([.AB21:.AF21]))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18" table:formula="of:=IF([.AH21] = &quot;&quot;; &quot;&quot;; MEDIAN([.AH21:.AL21]))" office:value-type="float" office:value="41569" calcext:value-type="float">
            <text:p>41569</text:p>
          </table:table-cell>
          <table:table-cell table:style-name="ce34" office:value-type="float" office:value="42889" calcext:value-type="float">
            <text:p>42889</text:p>
          </table:table-cell>
          <table:table-cell table:style-name="ce34" office:value-type="float" office:value="41695" calcext:value-type="float">
            <text:p>41695</text:p>
          </table:table-cell>
          <table:table-cell table:style-name="ce34" office:value-type="float" office:value="41569" calcext:value-type="float">
            <text:p>41569</text:p>
          </table:table-cell>
          <table:table-cell table:style-name="ce34" office:value-type="float" office:value="41525" calcext:value-type="float">
            <text:p>41525</text:p>
          </table:table-cell>
          <table:table-cell table:style-name="ce34" office:value-type="float" office:value="41325" calcext:value-type="float">
            <text:p>41325</text:p>
          </table:table-cell>
          <table:table-cell table:style-name="ce18" table:formula="of:=IF([.AN21] = &quot;&quot;; &quot;&quot;; MEDIAN([.AN21:.AR21]))" office:value-type="float" office:value="242834010" calcext:value-type="float">
            <text:p>242834010</text:p>
          </table:table-cell>
          <table:table-cell table:style-name="ce34" office:value-type="float" office:value="235185242" calcext:value-type="float">
            <text:p>235185242</text:p>
          </table:table-cell>
          <table:table-cell table:style-name="ce34" office:value-type="float" office:value="242834010" calcext:value-type="float">
            <text:p>242834010</text:p>
          </table:table-cell>
          <table:table-cell table:style-name="ce34" office:value-type="float" office:value="209212724" calcext:value-type="float">
            <text:p>209212724</text:p>
          </table:table-cell>
          <table:table-cell table:style-name="ce34" office:value-type="float" office:value="246924865" calcext:value-type="float">
            <text:p>246924865</text:p>
          </table:table-cell>
          <table:table-cell table:style-name="ce34" office:value-type="float" office:value="265631403" calcext:value-type="float">
            <text:p>265631403</text:p>
          </table:table-cell>
          <table:table-cell table:number-columns-repeated="980"/>
        </table:table-row>
        <table:table-row table:style-name="ro5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179614" calcext:value-type="float">
            <text:p>179614</text:p>
          </table:table-cell>
          <table:table-cell table:style-name="ce34" office:value-type="float" office:value="362894" calcext:value-type="float">
            <text:p>362894</text:p>
          </table:table-cell>
          <table:table-cell table:style-name="ce34" office:value-type="float" office:value="154824" calcext:value-type="float">
            <text:p>154824</text:p>
          </table:table-cell>
          <table:table-cell table:style-name="ce34" office:value-type="float" office:value="141100" calcext:value-type="float">
            <text:p>141100</text:p>
          </table:table-cell>
          <table:table-cell table:style-name="ce34" office:value-type="float" office:value="179614" calcext:value-type="float">
            <text:p>179614</text:p>
          </table:table-cell>
          <table:table-cell table:style-name="ce34" office:value-type="float" office:value="227927" calcext:value-type="float">
            <text:p>227927</text:p>
          </table:table-cell>
          <table:table-cell table:style-name="ce18" table:formula="of:=IF([.P22] = &quot;&quot;; &quot;&quot;; MEDIAN([.P22:.T22]))" office:value-type="float" office:value="228261" calcext:value-type="float">
            <text:p>228261</text:p>
          </table:table-cell>
          <table:table-cell table:style-name="ce34" office:value-type="float" office:value="251757" calcext:value-type="float">
            <text:p>251757</text:p>
          </table:table-cell>
          <table:table-cell table:style-name="ce34" office:value-type="float" office:value="178390" calcext:value-type="float">
            <text:p>178390</text:p>
          </table:table-cell>
          <table:table-cell table:style-name="ce34" office:value-type="float" office:value="198474" calcext:value-type="float">
            <text:p>198474</text:p>
          </table:table-cell>
          <table:table-cell table:style-name="ce34" office:value-type="float" office:value="247451" calcext:value-type="float">
            <text:p>247451</text:p>
          </table:table-cell>
          <table:table-cell table:style-name="ce34" office:value-type="float" office:value="228261" calcext:value-type="float">
            <text:p>228261</text:p>
          </table:table-cell>
          <table:table-cell table:style-name="ce18" table:formula="of:=IF([.V22] = &quot;&quot;; &quot;&quot;; MEDIAN([.V22:.Z22]))" office:value-type="float" office:value="5" calcext:value-type="float">
            <text:p>5</text:p>
          </table:table-cell>
          <table:table-cell table:number-columns-repeated="3"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B22] = &quot;&quot;; &quot;&quot;; MEDIAN([.AB22:.AF22]))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H22] = &quot;&quot;; &quot;&quot;; MEDIAN([.AH22:.AL22]))" office:value-type="float" office:value="42581" calcext:value-type="float">
            <text:p>42581</text:p>
          </table:table-cell>
          <table:table-cell table:style-name="ce34" office:value-type="float" office:value="42801" calcext:value-type="float">
            <text:p>42801</text:p>
          </table:table-cell>
          <table:table-cell table:style-name="ce34" office:value-type="float" office:value="41771" calcext:value-type="float">
            <text:p>41771</text:p>
          </table:table-cell>
          <table:table-cell table:style-name="ce34" office:value-type="float" office:value="42253" calcext:value-type="float">
            <text:p>42253</text:p>
          </table:table-cell>
          <table:table-cell table:style-name="ce34" office:value-type="float" office:value="45828" calcext:value-type="float">
            <text:p>45828</text:p>
          </table:table-cell>
          <table:table-cell table:style-name="ce34" office:value-type="float" office:value="42581" calcext:value-type="float">
            <text:p>42581</text:p>
          </table:table-cell>
          <table:table-cell table:style-name="ce18" table:formula="of:=IF([.AN22] = &quot;&quot;; &quot;&quot;; MEDIAN([.AN22:.AR22]))" office:value-type="float" office:value="286216772" calcext:value-type="float">
            <text:p>286216772</text:p>
          </table:table-cell>
          <table:table-cell table:style-name="ce34" office:value-type="float" office:value="257230790" calcext:value-type="float">
            <text:p>257230790</text:p>
          </table:table-cell>
          <table:table-cell table:style-name="ce34" office:value-type="float" office:value="299266082" calcext:value-type="float">
            <text:p>299266082</text:p>
          </table:table-cell>
          <table:table-cell table:style-name="ce34" office:value-type="float" office:value="232535587" calcext:value-type="float">
            <text:p>232535587</text:p>
          </table:table-cell>
          <table:table-cell table:style-name="ce34" office:value-type="float" office:value="286216772" calcext:value-type="float">
            <text:p>286216772</text:p>
          </table:table-cell>
          <table:table-cell table:style-name="ce34" office:value-type="float" office:value="301438749" calcext:value-type="float">
            <text:p>301438749</text:p>
          </table:table-cell>
          <table:table-cell table:number-columns-repeated="980"/>
        </table:table-row>
        <table:table-row table:style-name="ro5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83859" calcext:value-type="float">
            <text:p>283859</text:p>
          </table:table-cell>
          <table:table-cell table:style-name="ce34" office:value-type="float" office:value="283859" calcext:value-type="float">
            <text:p>283859</text:p>
          </table:table-cell>
          <table:table-cell table:style-name="ce34" office:value-type="float" office:value="296991" calcext:value-type="float">
            <text:p>296991</text:p>
          </table:table-cell>
          <table:table-cell table:style-name="ce34" office:value-type="float" office:value="288273" calcext:value-type="float">
            <text:p>288273</text:p>
          </table:table-cell>
          <table:table-cell table:style-name="ce34" office:value-type="float" office:value="192035" calcext:value-type="float">
            <text:p>192035</text:p>
          </table:table-cell>
          <table:table-cell table:style-name="ce34" office:value-type="float" office:value="242543" calcext:value-type="float">
            <text:p>242543</text:p>
          </table:table-cell>
          <table:table-cell table:style-name="ce18" table:formula="of:=IF([.P23] = &quot;&quot;; &quot;&quot;; MEDIAN([.P23:.T23]))" office:value-type="float" office:value="197308" calcext:value-type="float">
            <text:p>197308</text:p>
          </table:table-cell>
          <table:table-cell table:style-name="ce34" office:value-type="float" office:value="197308" calcext:value-type="float">
            <text:p>197308</text:p>
          </table:table-cell>
          <table:table-cell table:style-name="ce34" office:value-type="float" office:value="249366" calcext:value-type="float">
            <text:p>249366</text:p>
          </table:table-cell>
          <table:table-cell table:style-name="ce34" office:value-type="float" office:value="188229" calcext:value-type="float">
            <text:p>188229</text:p>
          </table:table-cell>
          <table:table-cell table:style-name="ce34" office:value-type="float" office:value="148977" calcext:value-type="float">
            <text:p>148977</text:p>
          </table:table-cell>
          <table:table-cell table:style-name="ce34" office:value-type="float" office:value="218939" calcext:value-type="float">
            <text:p>218939</text:p>
          </table:table-cell>
          <table:table-cell table:style-name="ce18" table:formula="of:=IF([.V23] = &quot;&quot;; &quot;&quot;; MEDIAN([.V23:.Z23]))" office:value-type="float" office:value="4" calcext:value-type="float">
            <text:p>4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B23] = &quot;&quot;; &quot;&quot;; MEDIAN([.AB23:.AF23]))" office:value-type="float" office:value="6" calcext:value-type="float">
            <text:p>6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23] = &quot;&quot;; &quot;&quot;; MEDIAN([.AH23:.AL23]))" office:value-type="float" office:value="44376" calcext:value-type="float">
            <text:p>44376</text:p>
          </table:table-cell>
          <table:table-cell table:style-name="ce34" office:value-type="float" office:value="46657" calcext:value-type="float">
            <text:p>46657</text:p>
          </table:table-cell>
          <table:table-cell table:style-name="ce34" office:value-type="float" office:value="44376" calcext:value-type="float">
            <text:p>44376</text:p>
          </table:table-cell>
          <table:table-cell table:style-name="ce34" office:value-type="float" office:value="42776" calcext:value-type="float">
            <text:p>42776</text:p>
          </table:table-cell>
          <table:table-cell table:style-name="ce34" office:value-type="float" office:value="45325" calcext:value-type="float">
            <text:p>45325</text:p>
          </table:table-cell>
          <table:table-cell table:style-name="ce34" office:value-type="float" office:value="41960" calcext:value-type="float">
            <text:p>41960</text:p>
          </table:table-cell>
          <table:table-cell table:style-name="ce18" table:formula="of:=IF([.AN23] = &quot;&quot;; &quot;&quot;; MEDIAN([.AN23:.AR23]))" office:value-type="float" office:value="309295933" calcext:value-type="float">
            <text:p>309295933</text:p>
          </table:table-cell>
          <table:table-cell table:style-name="ce34" office:value-type="float" office:value="268279791" calcext:value-type="float">
            <text:p>268279791</text:p>
          </table:table-cell>
          <table:table-cell table:style-name="ce34" office:value-type="float" office:value="309295933" calcext:value-type="float">
            <text:p>309295933</text:p>
          </table:table-cell>
          <table:table-cell table:style-name="ce34" office:value-type="float" office:value="264168504" calcext:value-type="float">
            <text:p>264168504</text:p>
          </table:table-cell>
          <table:table-cell table:style-name="ce34" office:value-type="float" office:value="317504241" calcext:value-type="float">
            <text:p>317504241</text:p>
          </table:table-cell>
          <table:table-cell table:style-name="ce34" office:value-type="float" office:value="342152842" calcext:value-type="float">
            <text:p>342152842</text:p>
          </table:table-cell>
          <table:table-cell table:number-columns-repeated="980"/>
        </table:table-row>
        <table:table-row table:style-name="ro5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310794" calcext:value-type="float">
            <text:p>310794</text:p>
          </table:table-cell>
          <table:table-cell table:style-name="ce34" office:value-type="float" office:value="284076" calcext:value-type="float">
            <text:p>284076</text:p>
          </table:table-cell>
          <table:table-cell table:style-name="ce34" office:value-type="float" office:value="244751" calcext:value-type="float">
            <text:p>244751</text:p>
          </table:table-cell>
          <table:table-cell table:style-name="ce34" office:value-type="float" office:value="310794" calcext:value-type="float">
            <text:p>310794</text:p>
          </table:table-cell>
          <table:table-cell table:style-name="ce34" office:value-type="float" office:value="412008" calcext:value-type="float">
            <text:p>412008</text:p>
          </table:table-cell>
          <table:table-cell table:style-name="ce34" office:value-type="float" office:value="427250" calcext:value-type="float">
            <text:p>427250</text:p>
          </table:table-cell>
          <table:table-cell table:style-name="ce18" table:formula="of:=IF([.P24] = &quot;&quot;; &quot;&quot;; MEDIAN([.P24:.T24]))" office:value-type="float" office:value="209562" calcext:value-type="float">
            <text:p>209562</text:p>
          </table:table-cell>
          <table:table-cell table:style-name="ce34" office:value-type="float" office:value="209562" calcext:value-type="float">
            <text:p>209562</text:p>
          </table:table-cell>
          <table:table-cell table:style-name="ce34" office:value-type="float" office:value="212776" calcext:value-type="float">
            <text:p>212776</text:p>
          </table:table-cell>
          <table:table-cell table:style-name="ce34" office:value-type="float" office:value="325393" calcext:value-type="float">
            <text:p>325393</text:p>
          </table:table-cell>
          <table:table-cell table:style-name="ce34" office:value-type="float" office:value="208281" calcext:value-type="float">
            <text:p>208281</text:p>
          </table:table-cell>
          <table:table-cell table:style-name="ce34" office:value-type="float" office:value="207630" calcext:value-type="float">
            <text:p>207630</text:p>
          </table:table-cell>
          <table:table-cell table:style-name="ce18" table:formula="of:=IF([.V24] = &quot;&quot;; &quot;&quot;; MEDIAN([.V24:.Z24]))" office:value-type="float" office:value="6" calcext:value-type="float">
            <text:p>6</text:p>
          </table:table-cell>
          <table:table-cell table:number-columns-repeated="5" table:style-name="ce34" office:value-type="float" office:value="6" calcext:value-type="float">
            <text:p>6</text:p>
          </table:table-cell>
          <table:table-cell table:style-name="ce18" table:formula="of:=IF([.AB24] = &quot;&quot;; &quot;&quot;; MEDIAN([.AB24:.AF24]))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18" table:formula="of:=IF([.AH24] = &quot;&quot;; &quot;&quot;; MEDIAN([.AH24:.AL24]))" office:value-type="float" office:value="42265" calcext:value-type="float">
            <text:p>42265</text:p>
          </table:table-cell>
          <table:table-cell table:style-name="ce34" office:value-type="float" office:value="45834" calcext:value-type="float">
            <text:p>45834</text:p>
          </table:table-cell>
          <table:table-cell table:style-name="ce34" office:value-type="float" office:value="41576" calcext:value-type="float">
            <text:p>41576</text:p>
          </table:table-cell>
          <table:table-cell table:style-name="ce34" office:value-type="float" office:value="41148" calcext:value-type="float">
            <text:p>41148</text:p>
          </table:table-cell>
          <table:table-cell table:style-name="ce34" office:value-type="float" office:value="44294" calcext:value-type="float">
            <text:p>44294</text:p>
          </table:table-cell>
          <table:table-cell table:style-name="ce34" office:value-type="float" office:value="42265" calcext:value-type="float">
            <text:p>42265</text:p>
          </table:table-cell>
          <table:table-cell table:style-name="ce18" table:formula="of:=IF([.AN24] = &quot;&quot;; &quot;&quot;; MEDIAN([.AN24:.AR24]))" office:value-type="float" office:value="318119515" calcext:value-type="float">
            <text:p>318119515</text:p>
          </table:table-cell>
          <table:table-cell table:style-name="ce34" office:value-type="float" office:value="297971920" calcext:value-type="float">
            <text:p>297971920</text:p>
          </table:table-cell>
          <table:table-cell table:style-name="ce34" office:value-type="float" office:value="318119515" calcext:value-type="float">
            <text:p>318119515</text:p>
          </table:table-cell>
          <table:table-cell table:style-name="ce34" office:value-type="float" office:value="279293623" calcext:value-type="float">
            <text:p>279293623</text:p>
          </table:table-cell>
          <table:table-cell table:style-name="ce34" office:value-type="float" office:value="364472192" calcext:value-type="float">
            <text:p>364472192</text:p>
          </table:table-cell>
          <table:table-cell table:style-name="ce34" office:value-type="float" office:value="336080489" calcext:value-type="float">
            <text:p>336080489</text:p>
          </table:table-cell>
          <table:table-cell table:number-columns-repeated="980"/>
        </table:table-row>
        <table:table-row table:style-name="ro5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320871" calcext:value-type="float">
            <text:p>320871</text:p>
          </table:table-cell>
          <table:table-cell table:style-name="ce34" office:value-type="float" office:value="278851" calcext:value-type="float">
            <text:p>278851</text:p>
          </table:table-cell>
          <table:table-cell table:style-name="ce34" office:value-type="float" office:value="324311" calcext:value-type="float">
            <text:p>324311</text:p>
          </table:table-cell>
          <table:table-cell table:style-name="ce34" office:value-type="float" office:value="320871" calcext:value-type="float">
            <text:p>320871</text:p>
          </table:table-cell>
          <table:table-cell table:style-name="ce34" office:value-type="float" office:value="329777" calcext:value-type="float">
            <text:p>329777</text:p>
          </table:table-cell>
          <table:table-cell table:style-name="ce34" office:value-type="float" office:value="283704" calcext:value-type="float">
            <text:p>283704</text:p>
          </table:table-cell>
          <table:table-cell table:style-name="ce18" table:formula="of:=IF([.P25] = &quot;&quot;; &quot;&quot;; MEDIAN([.P25:.T25]))" office:value-type="float" office:value="330904" calcext:value-type="float">
            <text:p>330904</text:p>
          </table:table-cell>
          <table:table-cell table:style-name="ce34" office:value-type="float" office:value="476083" calcext:value-type="float">
            <text:p>476083</text:p>
          </table:table-cell>
          <table:table-cell table:style-name="ce34" office:value-type="float" office:value="256645" calcext:value-type="float">
            <text:p>256645</text:p>
          </table:table-cell>
          <table:table-cell table:style-name="ce34" office:value-type="float" office:value="248020" calcext:value-type="float">
            <text:p>248020</text:p>
          </table:table-cell>
          <table:table-cell table:style-name="ce34" office:value-type="float" office:value="356030" calcext:value-type="float">
            <text:p>356030</text:p>
          </table:table-cell>
          <table:table-cell table:style-name="ce34" office:value-type="float" office:value="330904" calcext:value-type="float">
            <text:p>330904</text:p>
          </table:table-cell>
          <table:table-cell table:style-name="ce18" table:formula="of:=IF([.V25] = &quot;&quot;; &quot;&quot;; MEDIAN([.V25:.Z25]))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18" table:formula="of:=IF([.AB25] = &quot;&quot;; &quot;&quot;; MEDIAN([.AB25:.AF25]))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25] = &quot;&quot;; &quot;&quot;; MEDIAN([.AH25:.AL25]))" office:value-type="float" office:value="42377" calcext:value-type="float">
            <text:p>42377</text:p>
          </table:table-cell>
          <table:table-cell table:style-name="ce34" office:value-type="float" office:value="47481" calcext:value-type="float">
            <text:p>47481</text:p>
          </table:table-cell>
          <table:table-cell table:style-name="ce34" office:value-type="float" office:value="41221" calcext:value-type="float">
            <text:p>41221</text:p>
          </table:table-cell>
          <table:table-cell table:style-name="ce34" office:value-type="float" office:value="42425" calcext:value-type="float">
            <text:p>42425</text:p>
          </table:table-cell>
          <table:table-cell table:style-name="ce34" office:value-type="float" office:value="41617" calcext:value-type="float">
            <text:p>41617</text:p>
          </table:table-cell>
          <table:table-cell table:style-name="ce34" office:value-type="float" office:value="42377" calcext:value-type="float">
            <text:p>42377</text:p>
          </table:table-cell>
          <table:table-cell table:style-name="ce18" table:formula="of:=IF([.AN25] = &quot;&quot;; &quot;&quot;; MEDIAN([.AN25:.AR25]))" office:value-type="float" office:value="332989991" calcext:value-type="float">
            <text:p>332989991</text:p>
          </table:table-cell>
          <table:table-cell table:style-name="ce34" office:value-type="float" office:value="319627454" calcext:value-type="float">
            <text:p>319627454</text:p>
          </table:table-cell>
          <table:table-cell table:style-name="ce34" office:value-type="float" office:value="332989991" calcext:value-type="float">
            <text:p>332989991</text:p>
          </table:table-cell>
          <table:table-cell table:style-name="ce34" office:value-type="float" office:value="320854904" calcext:value-type="float">
            <text:p>320854904</text:p>
          </table:table-cell>
          <table:table-cell table:style-name="ce34" office:value-type="float" office:value="350788220" calcext:value-type="float">
            <text:p>350788220</text:p>
          </table:table-cell>
          <table:table-cell table:style-name="ce34" office:value-type="float" office:value="388354196" calcext:value-type="float">
            <text:p>388354196</text:p>
          </table:table-cell>
          <table:table-cell table:number-columns-repeated="980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81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81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81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81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81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982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98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984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2" table:default-cell-style-name="ce34"/>
        <table:table-column table:style-name="co2" table:number-columns-repeated="3" table:default-cell-style-name="Default"/>
        <table:table-row table:style-name="ro3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34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</table:table-row>
        <table:table-row table:style-name="ro1">
          <table:table-cell/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34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34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34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4" office:value-type="float" office:value="662" calcext:value-type="float">
            <text:p>662</text:p>
          </table:table-cell>
          <table:table-cell table:style-name="ce34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34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34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34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34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34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34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34" office:value-type="float" office:value="939" calcext:value-type="float">
            <text:p>939</text:p>
          </table:table-cell>
          <table:table-cell table:style-name="ce34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34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34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82" calcext:value-type="float">
            <text:p>282</text:p>
          </table:table-cell>
        </table:table-row>
        <table:table-row table:style-name="ro1">
          <table:table-cell/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34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34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34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34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34" office:value-type="float" office:value="429" calcext:value-type="float">
            <text:p>429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34" office:value-type="float" office:value="660" calcext:value-type="float">
            <text:p>660</text:p>
          </table:table-cell>
          <table:table-cell table:style-name="ce34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34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34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34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34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34" office:value-type="float" office:value="580" calcext:value-type="float">
            <text:p>580</text:p>
          </table:table-cell>
          <table:table-cell table:style-name="ce34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34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34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857" calcext:value-type="float">
            <text:p>857</text:p>
          </table:table-cell>
        </table:table-row>
        <table:table-row table:style-name="ro1">
          <table:table-cell/>
          <table:table-cell table:style-name="ce34" office:value-type="float" office:value="592" calcext:value-type="float">
            <text:p>592</text:p>
          </table:table-cell>
          <table:table-cell table:style-name="ce34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34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34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1002" calcext:value-type="float">
            <text:p>1002</text:p>
          </table:table-cell>
          <table:table-cell table:style-name="ce34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style-name="ce34" office:value-type="float" office:value="584" calcext:value-type="float">
            <text:p>584</text:p>
          </table:table-cell>
          <table:table-cell table:style-name="ce34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34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34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34" office:value-type="float" office:value="1149" calcext:value-type="float">
            <text:p>1149</text:p>
          </table:table-cell>
          <table:table-cell table:style-name="ce34" office:value-type="float" office:value="1195" calcext:value-type="float">
            <text:p>1195</text:p>
          </table:table-cell>
          <table:table-cell table:style-name="ce34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34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34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34" office:value-type="float" office:value="2528" calcext:value-type="float">
            <text:p>2528</text:p>
          </table:table-cell>
          <table:table-cell table:style-name="ce34" office:value-type="float" office:value="1358" calcext:value-type="float">
            <text:p>1358</text:p>
          </table:table-cell>
          <table:table-cell table:style-name="ce34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34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34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34" office:value-type="float" office:value="1977" calcext:value-type="float">
            <text:p>1977</text:p>
          </table:table-cell>
          <table:table-cell table:style-name="ce34" office:value-type="float" office:value="1700" calcext:value-type="float">
            <text:p>1700</text:p>
          </table:table-cell>
          <table:table-cell table:style-name="ce34" office:value-type="float" office:value="1859" calcext:value-type="float">
            <text:p>1859</text:p>
          </table:table-cell>
        </table:table-row>
        <table:table-row table:style-name="ro1">
          <table:table-cell/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34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34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34" office:value-type="float" office:value="1947" calcext:value-type="float">
            <text:p>1947</text:p>
          </table:table-cell>
          <table:table-cell table:style-name="ce34" office:value-type="float" office:value="1858" calcext:value-type="float">
            <text:p>1858</text:p>
          </table:table-cell>
          <table:table-cell table:style-name="ce34" office:value-type="float" office:value="2189" calcext:value-type="float">
            <text:p>2189</text:p>
          </table:table-cell>
        </table:table-row>
        <table:table-row table:style-name="ro1">
          <table:table-cell/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34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34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34" office:value-type="float" office:value="2249" calcext:value-type="float">
            <text:p>2249</text:p>
          </table:table-cell>
          <table:table-cell table:style-name="ce34" office:value-type="float" office:value="2048" calcext:value-type="float">
            <text:p>2048</text:p>
          </table:table-cell>
          <table:table-cell table:style-name="ce34" office:value-type="float" office:value="2261" calcext:value-type="float">
            <text:p>2261</text:p>
          </table:table-cell>
        </table:table-row>
        <table:table-row table:style-name="ro1">
          <table:table-cell/>
          <table:table-cell table:style-name="ce34" office:value-type="float" office:value="583" calcext:value-type="float">
            <text:p>583</text:p>
          </table:table-cell>
          <table:table-cell table:style-name="ce34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34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34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34" office:value-type="float" office:value="3927" calcext:value-type="float">
            <text:p>3927</text:p>
          </table:table-cell>
          <table:table-cell table:style-name="ce34" office:value-type="float" office:value="2331" calcext:value-type="float">
            <text:p>2331</text:p>
          </table:table-cell>
          <table:table-cell table:style-name="ce34" office:value-type="float" office:value="2928" calcext:value-type="float">
            <text:p>2928</text:p>
          </table:table-cell>
        </table:table-row>
        <table:table-row table:style-name="ro1">
          <table:table-cell/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34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34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34" office:value-type="float" office:value="6553" calcext:value-type="float">
            <text:p>6553</text:p>
          </table:table-cell>
          <table:table-cell table:style-name="ce34" office:value-type="float" office:value="2758" calcext:value-type="float">
            <text:p>2758</text:p>
          </table:table-cell>
          <table:table-cell table:style-name="ce34" office:value-type="float" office:value="2720" calcext:value-type="float">
            <text:p>2720</text:p>
          </table:table-cell>
        </table:table-row>
        <table:table-row table:style-name="ro1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34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34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34" office:value-type="float" office:value="4263" calcext:value-type="float">
            <text:p>4263</text:p>
          </table:table-cell>
          <table:table-cell table:style-name="ce34" office:value-type="float" office:value="2858" calcext:value-type="float">
            <text:p>2858</text:p>
          </table:table-cell>
          <table:table-cell table:style-name="ce34"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34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34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34" office:value-type="float" office:value="4489" calcext:value-type="float">
            <text:p>4489</text:p>
          </table:table-cell>
          <table:table-cell table:style-name="ce34" office:value-type="float" office:value="3098" calcext:value-type="float">
            <text:p>3098</text:p>
          </table:table-cell>
          <table:table-cell table:style-name="ce34" office:value-type="float" office:value="5023" calcext:value-type="float">
            <text:p>5023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table:style-name="ce34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34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34" office:value-type="float" office:value="6294" calcext:value-type="float">
            <text:p>6294</text:p>
          </table:table-cell>
          <table:table-cell table:style-name="ce34" office:value-type="float" office:value="3341" calcext:value-type="float">
            <text:p>3341</text:p>
          </table:table-cell>
          <table:table-cell table:style-name="ce34" office:value-type="float" office:value="5441" calcext:value-type="float">
            <text:p>5441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table:style-name="ce34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34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34" office:value-type="float" office:value="5097" calcext:value-type="float">
            <text:p>5097</text:p>
          </table:table-cell>
          <table:table-cell table:style-name="ce34" office:value-type="float" office:value="4401" calcext:value-type="float">
            <text:p>4401</text:p>
          </table:table-cell>
          <table:table-cell table:style-name="ce34" office:value-type="float" office:value="5943" calcext:value-type="float">
            <text:p>5943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34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34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34" office:value-type="float" office:value="5740" calcext:value-type="float">
            <text:p>5740</text:p>
          </table:table-cell>
          <table:table-cell table:style-name="ce34" office:value-type="float" office:value="5301" calcext:value-type="float">
            <text:p>5301</text:p>
          </table:table-cell>
          <table:table-cell table:style-name="ce34" office:value-type="float" office:value="6371" calcext:value-type="float">
            <text:p>6371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table:style-name="ce34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34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34" office:value-type="float" office:value="5762" calcext:value-type="float">
            <text:p>5762</text:p>
          </table:table-cell>
          <table:table-cell table:style-name="ce34" office:value-type="float" office:value="6129" calcext:value-type="float">
            <text:p>6129</text:p>
          </table:table-cell>
          <table:table-cell table:style-name="ce34" office:value-type="float" office:value="5319" calcext:value-type="float">
            <text:p>5319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table:style-name="ce34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34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34" office:value-type="float" office:value="5628" calcext:value-type="float">
            <text:p>5628</text:p>
          </table:table-cell>
          <table:table-cell table:style-name="ce34" office:value-type="float" office:value="6939" calcext:value-type="float">
            <text:p>6939</text:p>
          </table:table-cell>
          <table:table-cell table:style-name="ce34" office:value-type="float" office:value="6837" calcext:value-type="float">
            <text:p>6837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style-name="ce34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34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34" office:value-type="float" office:value="9236" calcext:value-type="float">
            <text:p>9236</text:p>
          </table:table-cell>
          <table:table-cell table:style-name="ce34" office:value-type="float" office:value="6081" calcext:value-type="float">
            <text:p>6081</text:p>
          </table:table-cell>
          <table:table-cell table:style-name="ce34" office:value-type="float" office:value="7021" calcext:value-type="float">
            <text:p>7021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table:style-name="ce34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34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34" office:value-type="float" office:value="6897" calcext:value-type="float">
            <text:p>6897</text:p>
          </table:table-cell>
          <table:table-cell table:style-name="ce34" office:value-type="float" office:value="6437" calcext:value-type="float">
            <text:p>6437</text:p>
          </table:table-cell>
          <table:table-cell table:style-name="ce34" office:value-type="float" office:value="7044" calcext:value-type="float">
            <text:p>7044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table:style-name="ce34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34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34" office:value-type="float" office:value="11477" calcext:value-type="float">
            <text:p>11477</text:p>
          </table:table-cell>
          <table:table-cell table:style-name="ce34" office:value-type="float" office:value="7210" calcext:value-type="float">
            <text:p>7210</text:p>
          </table:table-cell>
          <table:table-cell table:style-name="ce34" office:value-type="float" office:value="6906" calcext:value-type="float">
            <text:p>6906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table:style-name="ce34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34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34" office:value-type="float" office:value="9044" calcext:value-type="float">
            <text:p>9044</text:p>
          </table:table-cell>
          <table:table-cell table:style-name="ce34" office:value-type="float" office:value="7643" calcext:value-type="float">
            <text:p>7643</text:p>
          </table:table-cell>
          <table:table-cell table:style-name="ce34" office:value-type="float" office:value="7731" calcext:value-type="float">
            <text:p>7731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table:style-name="ce34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34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34" office:value-type="float" office:value="9454" calcext:value-type="float">
            <text:p>9454</text:p>
          </table:table-cell>
          <table:table-cell table:style-name="ce34" office:value-type="float" office:value="7526" calcext:value-type="float">
            <text:p>7526</text:p>
          </table:table-cell>
          <table:table-cell table:style-name="ce34" office:value-type="float" office:value="7374" calcext:value-type="float">
            <text:p>7374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table:style-name="ce34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34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34" office:value-type="float" office:value="10052" calcext:value-type="float">
            <text:p>10052</text:p>
          </table:table-cell>
          <table:table-cell table:style-name="ce34" office:value-type="float" office:value="8868" calcext:value-type="float">
            <text:p>8868</text:p>
          </table:table-cell>
          <table:table-cell table:style-name="ce34" office:value-type="float" office:value="8794" calcext:value-type="float">
            <text:p>8794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table:style-name="ce34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34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34" office:value-type="float" office:value="10391" calcext:value-type="float">
            <text:p>10391</text:p>
          </table:table-cell>
          <table:table-cell table:style-name="ce34" office:value-type="float" office:value="8572" calcext:value-type="float">
            <text:p>8572</text:p>
          </table:table-cell>
          <table:table-cell table:style-name="ce34" office:value-type="float" office:value="8187" calcext:value-type="float">
            <text:p>8187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table:style-name="ce34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34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34" office:value-type="float" office:value="9263" calcext:value-type="float">
            <text:p>9263</text:p>
          </table:table-cell>
          <table:table-cell table:style-name="ce34" office:value-type="float" office:value="10613" calcext:value-type="float">
            <text:p>10613</text:p>
          </table:table-cell>
          <table:table-cell table:style-name="ce34" office:value-type="float" office:value="9815" calcext:value-type="float">
            <text:p>9815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table:style-name="ce34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34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34" office:value-type="float" office:value="10476" calcext:value-type="float">
            <text:p>10476</text:p>
          </table:table-cell>
          <table:table-cell table:style-name="ce34" office:value-type="float" office:value="11043" calcext:value-type="float">
            <text:p>11043</text:p>
          </table:table-cell>
          <table:table-cell table:style-name="ce34" office:value-type="float" office:value="11555" calcext:value-type="float">
            <text:p>11555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table:style-name="ce34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34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34" office:value-type="float" office:value="13581" calcext:value-type="float">
            <text:p>13581</text:p>
          </table:table-cell>
          <table:table-cell table:style-name="ce34" office:value-type="float" office:value="12083" calcext:value-type="float">
            <text:p>12083</text:p>
          </table:table-cell>
          <table:table-cell table:style-name="ce34" office:value-type="float" office:value="9761" calcext:value-type="float">
            <text:p>9761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table:style-name="ce34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34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34" office:value-type="float" office:value="12040" calcext:value-type="float">
            <text:p>12040</text:p>
          </table:table-cell>
          <table:table-cell table:style-name="ce34" office:value-type="float" office:value="10868" calcext:value-type="float">
            <text:p>10868</text:p>
          </table:table-cell>
          <table:table-cell table:style-name="ce34" office:value-type="float" office:value="12049" calcext:value-type="float">
            <text:p>12049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table:style-name="ce34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34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34" office:value-type="float" office:value="11792" calcext:value-type="float">
            <text:p>11792</text:p>
          </table:table-cell>
          <table:table-cell table:style-name="ce34" office:value-type="float" office:value="11545" calcext:value-type="float">
            <text:p>11545</text:p>
          </table:table-cell>
          <table:table-cell table:style-name="ce34" office:value-type="float" office:value="12425" calcext:value-type="float">
            <text:p>12425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table:style-name="ce34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34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34" office:value-type="float" office:value="12996" calcext:value-type="float">
            <text:p>12996</text:p>
          </table:table-cell>
          <table:table-cell table:style-name="ce34" office:value-type="float" office:value="11928" calcext:value-type="float">
            <text:p>11928</text:p>
          </table:table-cell>
          <table:table-cell table:style-name="ce34" office:value-type="float" office:value="13209" calcext:value-type="float">
            <text:p>13209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style-name="ce34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34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34" office:value-type="float" office:value="13323" calcext:value-type="float">
            <text:p>13323</text:p>
          </table:table-cell>
          <table:table-cell table:style-name="ce34" office:value-type="float" office:value="14134" calcext:value-type="float">
            <text:p>14134</text:p>
          </table:table-cell>
          <table:table-cell table:style-name="ce34" office:value-type="float" office:value="14458" calcext:value-type="float">
            <text:p>1445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ce34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34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34" office:value-type="float" office:value="14999" calcext:value-type="float">
            <text:p>14999</text:p>
          </table:table-cell>
          <table:table-cell table:style-name="ce34" office:value-type="float" office:value="14023" calcext:value-type="float">
            <text:p>14023</text:p>
          </table:table-cell>
          <table:table-cell table:style-name="ce34" office:value-type="float" office:value="15746" calcext:value-type="float">
            <text:p>15746</text:p>
          </table:table-cell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table:style-name="ce34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34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34" office:value-type="float" office:value="19292" calcext:value-type="float">
            <text:p>19292</text:p>
          </table:table-cell>
          <table:table-cell table:style-name="ce34" office:value-type="float" office:value="14494" calcext:value-type="float">
            <text:p>14494</text:p>
          </table:table-cell>
          <table:table-cell table:style-name="ce34" office:value-type="float" office:value="17316" calcext:value-type="float">
            <text:p>17316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table:style-name="ce34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34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34" office:value-type="float" office:value="17167" calcext:value-type="float">
            <text:p>17167</text:p>
          </table:table-cell>
          <table:table-cell table:style-name="ce34" office:value-type="float" office:value="15461" calcext:value-type="float">
            <text:p>15461</text:p>
          </table:table-cell>
          <table:table-cell table:style-name="ce34" office:value-type="float" office:value="16253" calcext:value-type="float">
            <text:p>16253</text:p>
          </table:table-cell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table:style-name="ce34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34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34" office:value-type="float" office:value="16428" calcext:value-type="float">
            <text:p>16428</text:p>
          </table:table-cell>
          <table:table-cell table:style-name="ce34" office:value-type="float" office:value="14955" calcext:value-type="float">
            <text:p>14955</text:p>
          </table:table-cell>
          <table:table-cell table:style-name="ce34" office:value-type="float" office:value="18234" calcext:value-type="float">
            <text:p>18234</text:p>
          </table:table-cell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table:style-name="ce34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34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34" office:value-type="float" office:value="19776" calcext:value-type="float">
            <text:p>19776</text:p>
          </table:table-cell>
          <table:table-cell table:style-name="ce34" office:value-type="float" office:value="19859" calcext:value-type="float">
            <text:p>19859</text:p>
          </table:table-cell>
          <table:table-cell table:style-name="ce34" office:value-type="float" office:value="18515" calcext:value-type="float">
            <text:p>18515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style-name="ce34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34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34" office:value-type="float" office:value="18605" calcext:value-type="float">
            <text:p>18605</text:p>
          </table:table-cell>
          <table:table-cell table:style-name="ce34" office:value-type="float" office:value="17641" calcext:value-type="float">
            <text:p>17641</text:p>
          </table:table-cell>
          <table:table-cell table:style-name="ce34" office:value-type="float" office:value="19424" calcext:value-type="float">
            <text:p>19424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table:style-name="ce34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34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34" office:value-type="float" office:value="22387" calcext:value-type="float">
            <text:p>22387</text:p>
          </table:table-cell>
          <table:table-cell table:style-name="ce34" office:value-type="float" office:value="18172" calcext:value-type="float">
            <text:p>18172</text:p>
          </table:table-cell>
          <table:table-cell table:style-name="ce34" office:value-type="float" office:value="20846" calcext:value-type="float">
            <text:p>20846</text:p>
          </table:table-cell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table:style-name="ce34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34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34" office:value-type="float" office:value="21965" calcext:value-type="float">
            <text:p>21965</text:p>
          </table:table-cell>
          <table:table-cell table:style-name="ce34" office:value-type="float" office:value="18858" calcext:value-type="float">
            <text:p>18858</text:p>
          </table:table-cell>
          <table:table-cell table:style-name="ce34" office:value-type="float" office:value="21995" calcext:value-type="float">
            <text:p>21995</text:p>
          </table:table-cell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table:style-name="ce34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34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34" office:value-type="float" office:value="26377" calcext:value-type="float">
            <text:p>26377</text:p>
          </table:table-cell>
          <table:table-cell table:style-name="ce34" office:value-type="float" office:value="22598" calcext:value-type="float">
            <text:p>22598</text:p>
          </table:table-cell>
          <table:table-cell table:style-name="ce34" office:value-type="float" office:value="20274" calcext:value-type="float">
            <text:p>20274</text:p>
          </table:table-cell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table:style-name="ce34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34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34" office:value-type="float" office:value="21842" calcext:value-type="float">
            <text:p>21842</text:p>
          </table:table-cell>
          <table:table-cell table:style-name="ce34" office:value-type="float" office:value="20838" calcext:value-type="float">
            <text:p>20838</text:p>
          </table:table-cell>
          <table:table-cell table:style-name="ce34" office:value-type="float" office:value="23837" calcext:value-type="float">
            <text:p>23837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style-name="ce34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34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34" office:value-type="float" office:value="24800" calcext:value-type="float">
            <text:p>24800</text:p>
          </table:table-cell>
          <table:table-cell table:style-name="ce34" office:value-type="float" office:value="21240" calcext:value-type="float">
            <text:p>21240</text:p>
          </table:table-cell>
          <table:table-cell table:style-name="ce34" office:value-type="float" office:value="23836" calcext:value-type="float">
            <text:p>23836</text:p>
          </table:table-cell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table:style-name="ce34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34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34" office:value-type="float" office:value="28020" calcext:value-type="float">
            <text:p>28020</text:p>
          </table:table-cell>
          <table:table-cell table:style-name="ce34" office:value-type="float" office:value="22496" calcext:value-type="float">
            <text:p>22496</text:p>
          </table:table-cell>
          <table:table-cell table:style-name="ce34" office:value-type="float" office:value="24914" calcext:value-type="float">
            <text:p>24914</text:p>
          </table:table-cell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table:style-name="ce34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34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34" office:value-type="float" office:value="25523" calcext:value-type="float">
            <text:p>25523</text:p>
          </table:table-cell>
          <table:table-cell table:style-name="ce34" office:value-type="float" office:value="23765" calcext:value-type="float">
            <text:p>23765</text:p>
          </table:table-cell>
          <table:table-cell table:style-name="ce34" office:value-type="float" office:value="24910" calcext:value-type="float">
            <text:p>24910</text:p>
          </table:table-cell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style-name="ce34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34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34" office:value-type="float" office:value="27338" calcext:value-type="float">
            <text:p>27338</text:p>
          </table:table-cell>
          <table:table-cell table:style-name="ce34" office:value-type="float" office:value="26651" calcext:value-type="float">
            <text:p>26651</text:p>
          </table:table-cell>
          <table:table-cell table:style-name="ce34" office:value-type="float" office:value="26505" calcext:value-type="float">
            <text:p>26505</text:p>
          </table:table-cell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table:style-name="ce34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34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34" office:value-type="float" office:value="26648" calcext:value-type="float">
            <text:p>26648</text:p>
          </table:table-cell>
          <table:table-cell table:style-name="ce34" office:value-type="float" office:value="31329" calcext:value-type="float">
            <text:p>31329</text:p>
          </table:table-cell>
          <table:table-cell table:style-name="ce34" office:value-type="float" office:value="28490" calcext:value-type="float">
            <text:p>28490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style-name="ce34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34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34" office:value-type="float" office:value="30098" calcext:value-type="float">
            <text:p>30098</text:p>
          </table:table-cell>
          <table:table-cell table:style-name="ce34" office:value-type="float" office:value="35200" calcext:value-type="float">
            <text:p>35200</text:p>
          </table:table-cell>
          <table:table-cell table:style-name="ce34" office:value-type="float" office:value="29961" calcext:value-type="float">
            <text:p>29961</text:p>
          </table:table-cell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table:style-name="ce34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34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34" office:value-type="float" office:value="122211" calcext:value-type="float">
            <text:p>122211</text:p>
          </table:table-cell>
          <table:table-cell table:style-name="ce34" office:value-type="float" office:value="40273" calcext:value-type="float">
            <text:p>40273</text:p>
          </table:table-cell>
          <table:table-cell table:style-name="ce34" office:value-type="float" office:value="29589" calcext:value-type="float">
            <text:p>29589</text:p>
          </table:table-cell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table:style-name="ce34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34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34" office:value-type="float" office:value="57142" calcext:value-type="float">
            <text:p>57142</text:p>
          </table:table-cell>
          <table:table-cell table:style-name="ce34" office:value-type="float" office:value="34900" calcext:value-type="float">
            <text:p>34900</text:p>
          </table:table-cell>
          <table:table-cell table:style-name="ce34" office:value-type="float" office:value="30801" calcext:value-type="float">
            <text:p>30801</text:p>
          </table:table-cell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table:style-name="ce34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34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34" office:value-type="float" office:value="36090" calcext:value-type="float">
            <text:p>36090</text:p>
          </table:table-cell>
          <table:table-cell table:style-name="ce34" office:value-type="float" office:value="32944" calcext:value-type="float">
            <text:p>32944</text:p>
          </table:table-cell>
          <table:table-cell table:style-name="ce34" office:value-type="float" office:value="34063" calcext:value-type="float">
            <text:p>34063</text:p>
          </table:table-cell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table:style-name="ce34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34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34" office:value-type="float" office:value="36072" calcext:value-type="float">
            <text:p>36072</text:p>
          </table:table-cell>
          <table:table-cell table:style-name="ce34" office:value-type="float" office:value="34230" calcext:value-type="float">
            <text:p>34230</text:p>
          </table:table-cell>
          <table:table-cell table:style-name="ce34" office:value-type="float" office:value="58003" calcext:value-type="float">
            <text:p>58003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ce34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34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34" office:value-type="float" office:value="82364" calcext:value-type="float">
            <text:p>82364</text:p>
          </table:table-cell>
          <table:table-cell table:style-name="ce34" office:value-type="float" office:value="33843" calcext:value-type="float">
            <text:p>33843</text:p>
          </table:table-cell>
          <table:table-cell table:style-name="ce34" office:value-type="float" office:value="48984" calcext:value-type="float">
            <text:p>48984</text:p>
          </table:table-cell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table:style-name="ce34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34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34" office:value-type="float" office:value="82979" calcext:value-type="float">
            <text:p>82979</text:p>
          </table:table-cell>
          <table:table-cell table:style-name="ce34" office:value-type="float" office:value="38643" calcext:value-type="float">
            <text:p>38643</text:p>
          </table:table-cell>
          <table:table-cell table:style-name="ce34" office:value-type="float" office:value="39090" calcext:value-type="float">
            <text:p>39090</text:p>
          </table:table-cell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table:style-name="ce34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34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34" office:value-type="float" office:value="126402" calcext:value-type="float">
            <text:p>126402</text:p>
          </table:table-cell>
          <table:table-cell table:style-name="ce34" office:value-type="float" office:value="38370" calcext:value-type="float">
            <text:p>38370</text:p>
          </table:table-cell>
          <table:table-cell table:style-name="ce34" office:value-type="float" office:value="32687" calcext:value-type="float">
            <text:p>32687</text:p>
          </table:table-cell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table:style-name="ce34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34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34" office:value-type="float" office:value="114454" calcext:value-type="float">
            <text:p>114454</text:p>
          </table:table-cell>
          <table:table-cell table:style-name="ce34" office:value-type="float" office:value="42452" calcext:value-type="float">
            <text:p>42452</text:p>
          </table:table-cell>
          <table:table-cell table:style-name="ce34" office:value-type="float" office:value="37266" calcext:value-type="float">
            <text:p>37266</text:p>
          </table:table-cell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table:style-name="ce34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34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34" office:value-type="float" office:value="64618" calcext:value-type="float">
            <text:p>64618</text:p>
          </table:table-cell>
          <table:table-cell table:style-name="ce34" office:value-type="float" office:value="38743" calcext:value-type="float">
            <text:p>38743</text:p>
          </table:table-cell>
          <table:table-cell table:style-name="ce34" office:value-type="float" office:value="41794" calcext:value-type="float">
            <text:p>41794</text:p>
          </table:table-cell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table:style-name="ce34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34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34" office:value-type="float" office:value="64541" calcext:value-type="float">
            <text:p>64541</text:p>
          </table:table-cell>
          <table:table-cell table:style-name="ce34" office:value-type="float" office:value="40290" calcext:value-type="float">
            <text:p>40290</text:p>
          </table:table-cell>
          <table:table-cell table:style-name="ce34" office:value-type="float" office:value="41130" calcext:value-type="float">
            <text:p>41130</text:p>
          </table:table-cell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style-name="ce34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34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34" office:value-type="float" office:value="66437" calcext:value-type="float">
            <text:p>66437</text:p>
          </table:table-cell>
          <table:table-cell table:style-name="ce34" office:value-type="float" office:value="41499" calcext:value-type="float">
            <text:p>41499</text:p>
          </table:table-cell>
          <table:table-cell table:style-name="ce34" office:value-type="float" office:value="44153" calcext:value-type="float">
            <text:p>44153</text:p>
          </table:table-cell>
        </table:table-row>
        <table:table-row table:style-name="ro1">
          <table:table-cell table:number-columns-repeated="7"/>
          <table:table-cell office:value-type="float" office:value="335" calcext:value-type="float">
            <text:p>335</text:p>
          </table:table-cell>
          <table:table-cell table:style-name="ce34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34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34" office:value-type="float" office:value="73252" calcext:value-type="float">
            <text:p>73252</text:p>
          </table:table-cell>
          <table:table-cell table:style-name="ce34" office:value-type="float" office:value="45595" calcext:value-type="float">
            <text:p>45595</text:p>
          </table:table-cell>
          <table:table-cell table:style-name="ce34" office:value-type="float" office:value="47090" calcext:value-type="float">
            <text:p>47090</text:p>
          </table:table-cell>
        </table:table-row>
        <table:table-row table:style-name="ro1">
          <table:table-cell table:number-columns-repeated="7"/>
          <table:table-cell office:value-type="float" office:value="340" calcext:value-type="float">
            <text:p>340</text:p>
          </table:table-cell>
          <table:table-cell table:style-name="ce34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34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34" office:value-type="float" office:value="61940" calcext:value-type="float">
            <text:p>61940</text:p>
          </table:table-cell>
          <table:table-cell table:style-name="ce34" office:value-type="float" office:value="49130" calcext:value-type="float">
            <text:p>49130</text:p>
          </table:table-cell>
          <table:table-cell table:style-name="ce34" office:value-type="float" office:value="42380" calcext:value-type="float">
            <text:p>42380</text:p>
          </table:table-cell>
        </table:table-row>
        <table:table-row table:style-name="ro1">
          <table:table-cell table:number-columns-repeated="7"/>
          <table:table-cell office:value-type="float" office:value="345" calcext:value-type="float">
            <text:p>345</text:p>
          </table:table-cell>
          <table:table-cell table:style-name="ce34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34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34" office:value-type="float" office:value="54334" calcext:value-type="float">
            <text:p>54334</text:p>
          </table:table-cell>
          <table:table-cell table:style-name="ce34" office:value-type="float" office:value="48991" calcext:value-type="float">
            <text:p>48991</text:p>
          </table:table-cell>
          <table:table-cell table:style-name="ce34" office:value-type="float" office:value="50663" calcext:value-type="float">
            <text:p>50663</text:p>
          </table:table-cell>
        </table:table-row>
        <table:table-row table:style-name="ro1">
          <table:table-cell table:number-columns-repeated="7"/>
          <table:table-cell office:value-type="float" office:value="350" calcext:value-type="float">
            <text:p>350</text:p>
          </table:table-cell>
          <table:table-cell table:style-name="ce34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34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34" office:value-type="float" office:value="51898" calcext:value-type="float">
            <text:p>51898</text:p>
          </table:table-cell>
          <table:table-cell table:style-name="ce34" office:value-type="float" office:value="56585" calcext:value-type="float">
            <text:p>56585</text:p>
          </table:table-cell>
          <table:table-cell table:style-name="ce34" office:value-type="float" office:value="48813" calcext:value-type="float">
            <text:p>48813</text:p>
          </table:table-cell>
        </table:table-row>
        <table:table-row table:style-name="ro1">
          <table:table-cell table:number-columns-repeated="7"/>
          <table:table-cell office:value-type="float" office:value="355" calcext:value-type="float">
            <text:p>355</text:p>
          </table:table-cell>
          <table:table-cell table:style-name="ce34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34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34" office:value-type="float" office:value="49796" calcext:value-type="float">
            <text:p>49796</text:p>
          </table:table-cell>
          <table:table-cell table:style-name="ce34" office:value-type="float" office:value="52689" calcext:value-type="float">
            <text:p>52689</text:p>
          </table:table-cell>
          <table:table-cell table:style-name="ce34" office:value-type="float" office:value="48141" calcext:value-type="float">
            <text:p>48141</text:p>
          </table:table-cell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style-name="ce34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34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34" office:value-type="float" office:value="51413" calcext:value-type="float">
            <text:p>51413</text:p>
          </table:table-cell>
          <table:table-cell table:style-name="ce34" office:value-type="float" office:value="49244" calcext:value-type="float">
            <text:p>49244</text:p>
          </table:table-cell>
          <table:table-cell table:style-name="ce34" office:value-type="float" office:value="50706" calcext:value-type="float">
            <text:p>50706</text:p>
          </table:table-cell>
        </table:table-row>
        <table:table-row table:style-name="ro1">
          <table:table-cell table:number-columns-repeated="7"/>
          <table:table-cell office:value-type="float" office:value="365" calcext:value-type="float">
            <text:p>365</text:p>
          </table:table-cell>
          <table:table-cell table:style-name="ce34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34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34" office:value-type="float" office:value="59951" calcext:value-type="float">
            <text:p>59951</text:p>
          </table:table-cell>
          <table:table-cell table:style-name="ce34" office:value-type="float" office:value="63922" calcext:value-type="float">
            <text:p>63922</text:p>
          </table:table-cell>
          <table:table-cell table:style-name="ce34" office:value-type="float" office:value="54526" calcext:value-type="float">
            <text:p>54526</text:p>
          </table:table-cell>
        </table:table-row>
        <table:table-row table:style-name="ro1">
          <table:table-cell table:number-columns-repeated="7"/>
          <table:table-cell office:value-type="float" office:value="370" calcext:value-type="float">
            <text:p>370</text:p>
          </table:table-cell>
          <table:table-cell table:style-name="ce34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34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34" office:value-type="float" office:value="56719" calcext:value-type="float">
            <text:p>56719</text:p>
          </table:table-cell>
          <table:table-cell table:style-name="ce34" office:value-type="float" office:value="53274" calcext:value-type="float">
            <text:p>53274</text:p>
          </table:table-cell>
          <table:table-cell table:style-name="ce34" office:value-type="float" office:value="53643" calcext:value-type="float">
            <text:p>53643</text:p>
          </table:table-cell>
        </table:table-row>
        <table:table-row table:style-name="ro1">
          <table:table-cell table:number-columns-repeated="7"/>
          <table:table-cell office:value-type="float" office:value="375" calcext:value-type="float">
            <text:p>375</text:p>
          </table:table-cell>
          <table:table-cell table:style-name="ce34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34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34" office:value-type="float" office:value="54051" calcext:value-type="float">
            <text:p>54051</text:p>
          </table:table-cell>
          <table:table-cell table:style-name="ce34" office:value-type="float" office:value="56243" calcext:value-type="float">
            <text:p>56243</text:p>
          </table:table-cell>
          <table:table-cell table:style-name="ce34" office:value-type="float" office:value="51316" calcext:value-type="float">
            <text:p>51316</text:p>
          </table:table-cell>
        </table:table-row>
        <table:table-row table:style-name="ro1">
          <table:table-cell table:number-columns-repeated="7"/>
          <table:table-cell office:value-type="float" office:value="380" calcext:value-type="float">
            <text:p>380</text:p>
          </table:table-cell>
          <table:table-cell table:style-name="ce34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34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34" office:value-type="float" office:value="56966" calcext:value-type="float">
            <text:p>56966</text:p>
          </table:table-cell>
          <table:table-cell table:style-name="ce34" office:value-type="float" office:value="72567" calcext:value-type="float">
            <text:p>72567</text:p>
          </table:table-cell>
          <table:table-cell table:style-name="ce34" office:value-type="float" office:value="58162" calcext:value-type="float">
            <text:p>58162</text:p>
          </table:table-cell>
        </table:table-row>
        <table:table-row table:style-name="ro1">
          <table:table-cell table:number-columns-repeated="7"/>
          <table:table-cell office:value-type="float" office:value="385" calcext:value-type="float">
            <text:p>385</text:p>
          </table:table-cell>
          <table:table-cell table:style-name="ce34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34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34" office:value-type="float" office:value="57488" calcext:value-type="float">
            <text:p>57488</text:p>
          </table:table-cell>
          <table:table-cell table:style-name="ce34" office:value-type="float" office:value="76561" calcext:value-type="float">
            <text:p>76561</text:p>
          </table:table-cell>
          <table:table-cell table:style-name="ce34" office:value-type="float" office:value="62253" calcext:value-type="float">
            <text:p>62253</text:p>
          </table:table-cell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style-name="ce34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34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34" office:value-type="float" office:value="67452" calcext:value-type="float">
            <text:p>67452</text:p>
          </table:table-cell>
          <table:table-cell table:style-name="ce34" office:value-type="float" office:value="73133" calcext:value-type="float">
            <text:p>73133</text:p>
          </table:table-cell>
          <table:table-cell table:style-name="ce34" office:value-type="float" office:value="60125" calcext:value-type="float">
            <text:p>60125</text:p>
          </table:table-cell>
        </table:table-row>
        <table:table-row table:style-name="ro1">
          <table:table-cell table:number-columns-repeated="7"/>
          <table:table-cell office:value-type="float" office:value="395" calcext:value-type="float">
            <text:p>395</text:p>
          </table:table-cell>
          <table:table-cell table:style-name="ce34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34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34" office:value-type="float" office:value="63508" calcext:value-type="float">
            <text:p>63508</text:p>
          </table:table-cell>
          <table:table-cell table:style-name="ce34" office:value-type="float" office:value="80845" calcext:value-type="float">
            <text:p>80845</text:p>
          </table:table-cell>
          <table:table-cell table:style-name="ce34" office:value-type="float" office:value="66213" calcext:value-type="float">
            <text:p>66213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34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34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34" office:value-type="float" office:value="70909" calcext:value-type="float">
            <text:p>70909</text:p>
          </table:table-cell>
          <table:table-cell table:style-name="ce34" office:value-type="float" office:value="74545" calcext:value-type="float">
            <text:p>74545</text:p>
          </table:table-cell>
          <table:table-cell table:style-name="ce34" office:value-type="float" office:value="69823" calcext:value-type="float">
            <text:p>69823</text:p>
          </table:table-cell>
        </table:table-row>
        <table:table-row table:style-name="ro1">
          <table:table-cell table:number-columns-repeated="7"/>
          <table:table-cell office:value-type="float" office:value="405" calcext:value-type="float">
            <text:p>405</text:p>
          </table:table-cell>
          <table:table-cell table:style-name="ce34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34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34" office:value-type="float" office:value="62986" calcext:value-type="float">
            <text:p>62986</text:p>
          </table:table-cell>
          <table:table-cell table:style-name="ce34" office:value-type="float" office:value="70302" calcext:value-type="float">
            <text:p>70302</text:p>
          </table:table-cell>
          <table:table-cell table:style-name="ce34" office:value-type="float" office:value="65365" calcext:value-type="float">
            <text:p>65365</text:p>
          </table:table-cell>
        </table:table-row>
        <table:table-row table:style-name="ro1">
          <table:table-cell table:number-columns-repeated="7"/>
          <table:table-cell office:value-type="float" office:value="410" calcext:value-type="float">
            <text:p>410</text:p>
          </table:table-cell>
          <table:table-cell table:style-name="ce34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34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34" office:value-type="float" office:value="66243" calcext:value-type="float">
            <text:p>66243</text:p>
          </table:table-cell>
          <table:table-cell table:style-name="ce34" office:value-type="float" office:value="65272" calcext:value-type="float">
            <text:p>65272</text:p>
          </table:table-cell>
          <table:table-cell table:style-name="ce34" office:value-type="float" office:value="65672" calcext:value-type="float">
            <text:p>65672</text:p>
          </table:table-cell>
        </table:table-row>
        <table:table-row table:style-name="ro1">
          <table:table-cell table:number-columns-repeated="7"/>
          <table:table-cell office:value-type="float" office:value="415" calcext:value-type="float">
            <text:p>415</text:p>
          </table:table-cell>
          <table:table-cell table:style-name="ce34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34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34" office:value-type="float" office:value="71023" calcext:value-type="float">
            <text:p>71023</text:p>
          </table:table-cell>
          <table:table-cell table:style-name="ce34" office:value-type="float" office:value="66686" calcext:value-type="float">
            <text:p>66686</text:p>
          </table:table-cell>
          <table:table-cell table:style-name="ce34" office:value-type="float" office:value="69107" calcext:value-type="float">
            <text:p>69107</text:p>
          </table:table-cell>
        </table:table-row>
        <table:table-row table:style-name="ro1">
          <table:table-cell table:number-columns-repeated="7"/>
          <table:table-cell office:value-type="float" office:value="420" calcext:value-type="float">
            <text:p>420</text:p>
          </table:table-cell>
          <table:table-cell table:style-name="ce34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34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34" office:value-type="float" office:value="71864" calcext:value-type="float">
            <text:p>71864</text:p>
          </table:table-cell>
          <table:table-cell table:style-name="ce34" office:value-type="float" office:value="71724" calcext:value-type="float">
            <text:p>71724</text:p>
          </table:table-cell>
          <table:table-cell table:style-name="ce34" office:value-type="float" office:value="76849" calcext:value-type="float">
            <text:p>76849</text:p>
          </table:table-cell>
        </table:table-row>
        <table:table-row table:style-name="ro1">
          <table:table-cell table:number-columns-repeated="7"/>
          <table:table-cell office:value-type="float" office:value="425" calcext:value-type="float">
            <text:p>425</text:p>
          </table:table-cell>
          <table:table-cell table:style-name="ce34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34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34" office:value-type="float" office:value="70469" calcext:value-type="float">
            <text:p>70469</text:p>
          </table:table-cell>
          <table:table-cell table:style-name="ce34" office:value-type="float" office:value="73247" calcext:value-type="float">
            <text:p>73247</text:p>
          </table:table-cell>
          <table:table-cell table:style-name="ce34" office:value-type="float" office:value="74920" calcext:value-type="float">
            <text:p>74920</text:p>
          </table:table-cell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style-name="ce34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34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34" office:value-type="float" office:value="69998" calcext:value-type="float">
            <text:p>69998</text:p>
          </table:table-cell>
          <table:table-cell table:style-name="ce34" office:value-type="float" office:value="71078" calcext:value-type="float">
            <text:p>71078</text:p>
          </table:table-cell>
          <table:table-cell table:style-name="ce34" office:value-type="float" office:value="75947" calcext:value-type="float">
            <text:p>75947</text:p>
          </table:table-cell>
        </table:table-row>
        <table:table-row table:style-name="ro1">
          <table:table-cell table:number-columns-repeated="7"/>
          <table:table-cell office:value-type="float" office:value="435" calcext:value-type="float">
            <text:p>435</text:p>
          </table:table-cell>
          <table:table-cell table:style-name="ce34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34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34" office:value-type="float" office:value="73585" calcext:value-type="float">
            <text:p>73585</text:p>
          </table:table-cell>
          <table:table-cell table:style-name="ce34" office:value-type="float" office:value="100120" calcext:value-type="float">
            <text:p>100120</text:p>
          </table:table-cell>
          <table:table-cell table:style-name="ce34" office:value-type="float" office:value="74407" calcext:value-type="float">
            <text:p>74407</text:p>
          </table:table-cell>
        </table:table-row>
        <table:table-row table:style-name="ro1">
          <table:table-cell table:number-columns-repeated="7"/>
          <table:table-cell office:value-type="float" office:value="440" calcext:value-type="float">
            <text:p>440</text:p>
          </table:table-cell>
          <table:table-cell table:style-name="ce34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34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34" office:value-type="float" office:value="76002" calcext:value-type="float">
            <text:p>76002</text:p>
          </table:table-cell>
          <table:table-cell table:style-name="ce34" office:value-type="float" office:value="172677" calcext:value-type="float">
            <text:p>172677</text:p>
          </table:table-cell>
          <table:table-cell table:style-name="ce34" office:value-type="float" office:value="86578" calcext:value-type="float">
            <text:p>86578</text:p>
          </table:table-cell>
        </table:table-row>
        <table:table-row table:style-name="ro1">
          <table:table-cell table:number-columns-repeated="7"/>
          <table:table-cell office:value-type="float" office:value="445" calcext:value-type="float">
            <text:p>445</text:p>
          </table:table-cell>
          <table:table-cell table:style-name="ce34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34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34" office:value-type="float" office:value="79935" calcext:value-type="float">
            <text:p>79935</text:p>
          </table:table-cell>
          <table:table-cell table:style-name="ce34" office:value-type="float" office:value="85552" calcext:value-type="float">
            <text:p>85552</text:p>
          </table:table-cell>
          <table:table-cell table:style-name="ce34" office:value-type="float" office:value="102095" calcext:value-type="float">
            <text:p>102095</text:p>
          </table:table-cell>
        </table:table-row>
        <table:table-row table:style-name="ro1">
          <table:table-cell table:number-columns-repeated="7"/>
          <table:table-cell office:value-type="float" office:value="450" calcext:value-type="float">
            <text:p>450</text:p>
          </table:table-cell>
          <table:table-cell table:style-name="ce34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34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34" office:value-type="float" office:value="83492" calcext:value-type="float">
            <text:p>83492</text:p>
          </table:table-cell>
          <table:table-cell table:style-name="ce34" office:value-type="float" office:value="89968" calcext:value-type="float">
            <text:p>89968</text:p>
          </table:table-cell>
          <table:table-cell table:style-name="ce34" office:value-type="float" office:value="96354" calcext:value-type="float">
            <text:p>96354</text:p>
          </table:table-cell>
        </table:table-row>
        <table:table-row table:style-name="ro1">
          <table:table-cell table:number-columns-repeated="7"/>
          <table:table-cell office:value-type="float" office:value="455" calcext:value-type="float">
            <text:p>455</text:p>
          </table:table-cell>
          <table:table-cell table:style-name="ce34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34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34" office:value-type="float" office:value="83674" calcext:value-type="float">
            <text:p>83674</text:p>
          </table:table-cell>
          <table:table-cell table:style-name="ce34" office:value-type="float" office:value="101372" calcext:value-type="float">
            <text:p>101372</text:p>
          </table:table-cell>
          <table:table-cell table:style-name="ce34" office:value-type="float" office:value="85419" calcext:value-type="float">
            <text:p>85419</text:p>
          </table:table-cell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table:style-name="ce34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34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34" office:value-type="float" office:value="87256" calcext:value-type="float">
            <text:p>87256</text:p>
          </table:table-cell>
          <table:table-cell table:style-name="ce34" office:value-type="float" office:value="99079" calcext:value-type="float">
            <text:p>99079</text:p>
          </table:table-cell>
          <table:table-cell table:style-name="ce34" office:value-type="float" office:value="83541" calcext:value-type="float">
            <text:p>83541</text:p>
          </table:table-cell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style-name="ce34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34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34" office:value-type="float" office:value="89913" calcext:value-type="float">
            <text:p>89913</text:p>
          </table:table-cell>
          <table:table-cell table:style-name="ce34" office:value-type="float" office:value="96749" calcext:value-type="float">
            <text:p>96749</text:p>
          </table:table-cell>
          <table:table-cell table:style-name="ce34" office:value-type="float" office:value="91294" calcext:value-type="float">
            <text:p>91294</text:p>
          </table:table-cell>
        </table:table-row>
        <table:table-row table:style-name="ro1">
          <table:table-cell table:number-columns-repeated="7"/>
          <table:table-cell office:value-type="float" office:value="470" calcext:value-type="float">
            <text:p>470</text:p>
          </table:table-cell>
          <table:table-cell table:style-name="ce34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34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34" office:value-type="float" office:value="89836" calcext:value-type="float">
            <text:p>89836</text:p>
          </table:table-cell>
          <table:table-cell table:style-name="ce34" office:value-type="float" office:value="87728" calcext:value-type="float">
            <text:p>87728</text:p>
          </table:table-cell>
          <table:table-cell table:style-name="ce34" office:value-type="float" office:value="88883" calcext:value-type="float">
            <text:p>88883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style-name="ce34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34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34" office:value-type="float" office:value="90026" calcext:value-type="float">
            <text:p>90026</text:p>
          </table:table-cell>
          <table:table-cell table:style-name="ce34" office:value-type="float" office:value="90615" calcext:value-type="float">
            <text:p>90615</text:p>
          </table:table-cell>
          <table:table-cell table:style-name="ce34" office:value-type="float" office:value="89369" calcext:value-type="float">
            <text:p>89369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table:style-name="ce34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34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34" office:value-type="float" office:value="99518" calcext:value-type="float">
            <text:p>99518</text:p>
          </table:table-cell>
          <table:table-cell table:style-name="ce34" office:value-type="float" office:value="98765" calcext:value-type="float">
            <text:p>98765</text:p>
          </table:table-cell>
          <table:table-cell table:style-name="ce34" office:value-type="float" office:value="91114" calcext:value-type="float">
            <text:p>91114</text:p>
          </table:table-cell>
        </table:table-row>
        <table:table-row table:style-name="ro1">
          <table:table-cell table:number-columns-repeated="7"/>
          <table:table-cell office:value-type="float" office:value="485" calcext:value-type="float">
            <text:p>485</text:p>
          </table:table-cell>
          <table:table-cell table:style-name="ce34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34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34" office:value-type="float" office:value="95180" calcext:value-type="float">
            <text:p>95180</text:p>
          </table:table-cell>
          <table:table-cell table:style-name="ce34" office:value-type="float" office:value="91661" calcext:value-type="float">
            <text:p>91661</text:p>
          </table:table-cell>
          <table:table-cell table:style-name="ce34" office:value-type="float" office:value="108043" calcext:value-type="float">
            <text:p>108043</text:p>
          </table:table-cell>
        </table:table-row>
        <table:table-row table:style-name="ro1">
          <table:table-cell table:number-columns-repeated="7"/>
          <table:table-cell office:value-type="float" office:value="490" calcext:value-type="float">
            <text:p>490</text:p>
          </table:table-cell>
          <table:table-cell table:style-name="ce34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34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34" office:value-type="float" office:value="96119" calcext:value-type="float">
            <text:p>96119</text:p>
          </table:table-cell>
          <table:table-cell table:style-name="ce34" office:value-type="float" office:value="91958" calcext:value-type="float">
            <text:p>91958</text:p>
          </table:table-cell>
          <table:table-cell table:style-name="ce34" office:value-type="float" office:value="98799" calcext:value-type="float">
            <text:p>98799</text:p>
          </table:table-cell>
        </table:table-row>
        <table:table-row table:style-name="ro1">
          <table:table-cell table:number-columns-repeated="7"/>
          <table:table-cell office:value-type="float" office:value="495" calcext:value-type="float">
            <text:p>495</text:p>
          </table:table-cell>
          <table:table-cell table:style-name="ce34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34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34" office:value-type="float" office:value="97316" calcext:value-type="float">
            <text:p>97316</text:p>
          </table:table-cell>
          <table:table-cell table:style-name="ce34" office:value-type="float" office:value="98469" calcext:value-type="float">
            <text:p>98469</text:p>
          </table:table-cell>
          <table:table-cell table:style-name="ce34" office:value-type="float" office:value="108861" calcext:value-type="float">
            <text:p>108861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34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34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34" office:value-type="float" office:value="102870" calcext:value-type="float">
            <text:p>102870</text:p>
          </table:table-cell>
          <table:table-cell table:style-name="ce34" office:value-type="float" office:value="108490" calcext:value-type="float">
            <text:p>108490</text:p>
          </table:table-cell>
          <table:table-cell table:style-name="ce34" office:value-type="float" office:value="127952" calcext:value-type="float">
            <text:p>127952</text:p>
          </table:table-cell>
        </table:table-row>
        <table:table-row table:style-name="ro1">
          <table:table-cell table:number-columns-repeated="7"/>
          <table:table-cell office:value-type="float" office:value="505" calcext:value-type="float">
            <text:p>505</text:p>
          </table:table-cell>
          <table:table-cell table:style-name="ce34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34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34" office:value-type="float" office:value="108987" calcext:value-type="float">
            <text:p>108987</text:p>
          </table:table-cell>
          <table:table-cell table:style-name="ce34" office:value-type="float" office:value="104802" calcext:value-type="float">
            <text:p>104802</text:p>
          </table:table-cell>
          <table:table-cell table:style-name="ce34" office:value-type="float" office:value="131321" calcext:value-type="float">
            <text:p>131321</text:p>
          </table:table-cell>
        </table:table-row>
        <table:table-row table:style-name="ro1">
          <table:table-cell table:number-columns-repeated="7"/>
          <table:table-cell office:value-type="float" office:value="510" calcext:value-type="float">
            <text:p>510</text:p>
          </table:table-cell>
          <table:table-cell table:style-name="ce34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34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34" office:value-type="float" office:value="109114" calcext:value-type="float">
            <text:p>109114</text:p>
          </table:table-cell>
          <table:table-cell table:style-name="ce34" office:value-type="float" office:value="108422" calcext:value-type="float">
            <text:p>108422</text:p>
          </table:table-cell>
          <table:table-cell table:style-name="ce34" office:value-type="float" office:value="110243" calcext:value-type="float">
            <text:p>110243</text:p>
          </table:table-cell>
        </table:table-row>
        <table:table-row table:style-name="ro1">
          <table:table-cell table:number-columns-repeated="7"/>
          <table:table-cell office:value-type="float" office:value="515" calcext:value-type="float">
            <text:p>515</text:p>
          </table:table-cell>
          <table:table-cell table:style-name="ce34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34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34" office:value-type="float" office:value="108068" calcext:value-type="float">
            <text:p>108068</text:p>
          </table:table-cell>
          <table:table-cell table:style-name="ce34" office:value-type="float" office:value="120112" calcext:value-type="float">
            <text:p>120112</text:p>
          </table:table-cell>
          <table:table-cell table:style-name="ce34" office:value-type="float" office:value="116266" calcext:value-type="float">
            <text:p>116266</text:p>
          </table:table-cell>
        </table:table-row>
        <table:table-row table:style-name="ro1">
          <table:table-cell table:number-columns-repeated="7"/>
          <table:table-cell office:value-type="float" office:value="520" calcext:value-type="float">
            <text:p>520</text:p>
          </table:table-cell>
          <table:table-cell table:style-name="ce34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34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34" office:value-type="float" office:value="108933" calcext:value-type="float">
            <text:p>108933</text:p>
          </table:table-cell>
          <table:table-cell table:style-name="ce34" office:value-type="float" office:value="157479" calcext:value-type="float">
            <text:p>157479</text:p>
          </table:table-cell>
          <table:table-cell table:style-name="ce34" office:value-type="float" office:value="111469" calcext:value-type="float">
            <text:p>111469</text:p>
          </table:table-cell>
        </table:table-row>
        <table:table-row table:style-name="ro1">
          <table:table-cell table:number-columns-repeated="7"/>
          <table:table-cell office:value-type="float" office:value="525" calcext:value-type="float">
            <text:p>525</text:p>
          </table:table-cell>
          <table:table-cell table:style-name="ce34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34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34" office:value-type="float" office:value="112085" calcext:value-type="float">
            <text:p>112085</text:p>
          </table:table-cell>
          <table:table-cell table:style-name="ce34" office:value-type="float" office:value="120064" calcext:value-type="float">
            <text:p>120064</text:p>
          </table:table-cell>
          <table:table-cell table:style-name="ce34" office:value-type="float" office:value="117219" calcext:value-type="float">
            <text:p>117219</text:p>
          </table:table-cell>
        </table:table-row>
        <table:table-row table:style-name="ro1">
          <table:table-cell table:number-columns-repeated="7"/>
          <table:table-cell office:value-type="float" office:value="530" calcext:value-type="float">
            <text:p>530</text:p>
          </table:table-cell>
          <table:table-cell table:style-name="ce34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34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34" office:value-type="float" office:value="111918" calcext:value-type="float">
            <text:p>111918</text:p>
          </table:table-cell>
          <table:table-cell table:style-name="ce34" office:value-type="float" office:value="111243" calcext:value-type="float">
            <text:p>111243</text:p>
          </table:table-cell>
          <table:table-cell table:style-name="ce34" office:value-type="float" office:value="142554" calcext:value-type="float">
            <text:p>142554</text:p>
          </table:table-cell>
        </table:table-row>
        <table:table-row table:style-name="ro1">
          <table:table-cell table:number-columns-repeated="7"/>
          <table:table-cell office:value-type="float" office:value="535" calcext:value-type="float">
            <text:p>535</text:p>
          </table:table-cell>
          <table:table-cell table:style-name="ce34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34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34" office:value-type="float" office:value="115734" calcext:value-type="float">
            <text:p>115734</text:p>
          </table:table-cell>
          <table:table-cell table:style-name="ce34" office:value-type="float" office:value="119099" calcext:value-type="float">
            <text:p>119099</text:p>
          </table:table-cell>
          <table:table-cell table:style-name="ce34" office:value-type="float" office:value="131088" calcext:value-type="float">
            <text:p>131088</text:p>
          </table:table-cell>
        </table:table-row>
        <table:table-row table:style-name="ro1">
          <table:table-cell table:number-columns-repeated="7"/>
          <table:table-cell office:value-type="float" office:value="540" calcext:value-type="float">
            <text:p>540</text:p>
          </table:table-cell>
          <table:table-cell table:style-name="ce34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34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34" office:value-type="float" office:value="123843" calcext:value-type="float">
            <text:p>123843</text:p>
          </table:table-cell>
          <table:table-cell table:style-name="ce34" office:value-type="float" office:value="128961" calcext:value-type="float">
            <text:p>128961</text:p>
          </table:table-cell>
          <table:table-cell table:style-name="ce34" office:value-type="float" office:value="126361" calcext:value-type="float">
            <text:p>126361</text:p>
          </table:table-cell>
        </table:table-row>
        <table:table-row table:style-name="ro1">
          <table:table-cell table:number-columns-repeated="7"/>
          <table:table-cell office:value-type="float" office:value="545" calcext:value-type="float">
            <text:p>545</text:p>
          </table:table-cell>
          <table:table-cell table:style-name="ce34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34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34" office:value-type="float" office:value="130388" calcext:value-type="float">
            <text:p>130388</text:p>
          </table:table-cell>
          <table:table-cell table:style-name="ce34" office:value-type="float" office:value="128120" calcext:value-type="float">
            <text:p>128120</text:p>
          </table:table-cell>
          <table:table-cell table:style-name="ce34" office:value-type="float" office:value="128927" calcext:value-type="float">
            <text:p>128927</text:p>
          </table:table-cell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table:style-name="ce34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34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34" office:value-type="float" office:value="134713" calcext:value-type="float">
            <text:p>134713</text:p>
          </table:table-cell>
          <table:table-cell table:style-name="ce34" office:value-type="float" office:value="133133" calcext:value-type="float">
            <text:p>133133</text:p>
          </table:table-cell>
          <table:table-cell table:style-name="ce34" office:value-type="float" office:value="135360" calcext:value-type="float">
            <text:p>135360</text:p>
          </table:table-cell>
        </table:table-row>
        <table:table-row table:style-name="ro1">
          <table:table-cell table:number-columns-repeated="7"/>
          <table:table-cell office:value-type="float" office:value="555" calcext:value-type="float">
            <text:p>555</text:p>
          </table:table-cell>
          <table:table-cell table:style-name="ce34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34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34" office:value-type="float" office:value="129177" calcext:value-type="float">
            <text:p>129177</text:p>
          </table:table-cell>
          <table:table-cell table:style-name="ce34" office:value-type="float" office:value="159335" calcext:value-type="float">
            <text:p>159335</text:p>
          </table:table-cell>
          <table:table-cell table:style-name="ce34" office:value-type="float" office:value="133883" calcext:value-type="float">
            <text:p>133883</text:p>
          </table:table-cell>
        </table:table-row>
        <table:table-row table:style-name="ro1">
          <table:table-cell table:number-columns-repeated="7"/>
          <table:table-cell office:value-type="float" office:value="560" calcext:value-type="float">
            <text:p>560</text:p>
          </table:table-cell>
          <table:table-cell table:style-name="ce34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34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34" office:value-type="float" office:value="133080" calcext:value-type="float">
            <text:p>133080</text:p>
          </table:table-cell>
          <table:table-cell table:style-name="ce34" office:value-type="float" office:value="128083" calcext:value-type="float">
            <text:p>128083</text:p>
          </table:table-cell>
          <table:table-cell table:style-name="ce34" office:value-type="float" office:value="134185" calcext:value-type="float">
            <text:p>134185</text:p>
          </table:table-cell>
        </table:table-row>
        <table:table-row table:style-name="ro1">
          <table:table-cell table:number-columns-repeated="7"/>
          <table:table-cell office:value-type="float" office:value="565" calcext:value-type="float">
            <text:p>565</text:p>
          </table:table-cell>
          <table:table-cell table:style-name="ce34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34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34" office:value-type="float" office:value="131256" calcext:value-type="float">
            <text:p>131256</text:p>
          </table:table-cell>
          <table:table-cell table:style-name="ce34" office:value-type="float" office:value="127644" calcext:value-type="float">
            <text:p>127644</text:p>
          </table:table-cell>
          <table:table-cell table:style-name="ce34" office:value-type="float" office:value="142916" calcext:value-type="float">
            <text:p>142916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  <table:table-cell table:style-name="ce34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34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34" office:value-type="float" office:value="133393" calcext:value-type="float">
            <text:p>133393</text:p>
          </table:table-cell>
          <table:table-cell table:style-name="ce34" office:value-type="float" office:value="133497" calcext:value-type="float">
            <text:p>133497</text:p>
          </table:table-cell>
          <table:table-cell table:style-name="ce34" office:value-type="float" office:value="151057" calcext:value-type="float">
            <text:p>151057</text:p>
          </table:table-cell>
        </table:table-row>
        <table:table-row table:style-name="ro1">
          <table:table-cell table:number-columns-repeated="7"/>
          <table:table-cell office:value-type="float" office:value="575" calcext:value-type="float">
            <text:p>575</text:p>
          </table:table-cell>
          <table:table-cell table:style-name="ce34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34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34" office:value-type="float" office:value="149764" calcext:value-type="float">
            <text:p>149764</text:p>
          </table:table-cell>
          <table:table-cell table:style-name="ce34" office:value-type="float" office:value="133264" calcext:value-type="float">
            <text:p>133264</text:p>
          </table:table-cell>
          <table:table-cell table:style-name="ce34" office:value-type="float" office:value="153720" calcext:value-type="float">
            <text:p>153720</text:p>
          </table:table-cell>
        </table:table-row>
        <table:table-row table:style-name="ro1">
          <table:table-cell table:number-columns-repeated="7"/>
          <table:table-cell office:value-type="float" office:value="580" calcext:value-type="float">
            <text:p>580</text:p>
          </table:table-cell>
          <table:table-cell table:style-name="ce34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34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34" office:value-type="float" office:value="146234" calcext:value-type="float">
            <text:p>146234</text:p>
          </table:table-cell>
          <table:table-cell table:style-name="ce34" office:value-type="float" office:value="133528" calcext:value-type="float">
            <text:p>133528</text:p>
          </table:table-cell>
          <table:table-cell table:style-name="ce34" office:value-type="float" office:value="152174" calcext:value-type="float">
            <text:p>152174</text:p>
          </table:table-cell>
        </table:table-row>
        <table:table-row table:style-name="ro1">
          <table:table-cell table:number-columns-repeated="7"/>
          <table:table-cell office:value-type="float" office:value="585" calcext:value-type="float">
            <text:p>585</text:p>
          </table:table-cell>
          <table:table-cell table:style-name="ce34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34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34" office:value-type="float" office:value="142841" calcext:value-type="float">
            <text:p>142841</text:p>
          </table:table-cell>
          <table:table-cell table:style-name="ce34" office:value-type="float" office:value="141016" calcext:value-type="float">
            <text:p>141016</text:p>
          </table:table-cell>
          <table:table-cell table:style-name="ce34" office:value-type="float" office:value="156543" calcext:value-type="float">
            <text:p>156543</text:p>
          </table:table-cell>
        </table:table-row>
        <table:table-row table:style-name="ro1">
          <table:table-cell table:number-columns-repeated="7"/>
          <table:table-cell office:value-type="float" office:value="590" calcext:value-type="float">
            <text:p>590</text:p>
          </table:table-cell>
          <table:table-cell table:style-name="ce34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34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34" office:value-type="float" office:value="151995" calcext:value-type="float">
            <text:p>151995</text:p>
          </table:table-cell>
          <table:table-cell table:style-name="ce34" office:value-type="float" office:value="162548" calcext:value-type="float">
            <text:p>162548</text:p>
          </table:table-cell>
          <table:table-cell table:style-name="ce34" office:value-type="float" office:value="161456" calcext:value-type="float">
            <text:p>161456</text:p>
          </table:table-cell>
        </table:table-row>
        <table:table-row table:style-name="ro1">
          <table:table-cell table:number-columns-repeated="7"/>
          <table:table-cell office:value-type="float" office:value="595" calcext:value-type="float">
            <text:p>595</text:p>
          </table:table-cell>
          <table:table-cell table:style-name="ce34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34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34" office:value-type="float" office:value="146002" calcext:value-type="float">
            <text:p>146002</text:p>
          </table:table-cell>
          <table:table-cell table:style-name="ce34" office:value-type="float" office:value="144802" calcext:value-type="float">
            <text:p>144802</text:p>
          </table:table-cell>
          <table:table-cell table:style-name="ce34" office:value-type="float" office:value="170523" calcext:value-type="float">
            <text:p>17052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style-name="ce34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34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34" office:value-type="float" office:value="147703" calcext:value-type="float">
            <text:p>147703</text:p>
          </table:table-cell>
          <table:table-cell table:style-name="ce34" office:value-type="float" office:value="153129" calcext:value-type="float">
            <text:p>153129</text:p>
          </table:table-cell>
          <table:table-cell table:style-name="ce34" office:value-type="float" office:value="156370" calcext:value-type="float">
            <text:p>156370</text:p>
          </table:table-cell>
        </table:table-row>
        <table:table-row table:style-name="ro1">
          <table:table-cell table:number-columns-repeated="7"/>
          <table:table-cell office:value-type="float" office:value="605" calcext:value-type="float">
            <text:p>605</text:p>
          </table:table-cell>
          <table:table-cell table:style-name="ce34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34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34" office:value-type="float" office:value="155360" calcext:value-type="float">
            <text:p>155360</text:p>
          </table:table-cell>
          <table:table-cell table:style-name="ce34" office:value-type="float" office:value="151743" calcext:value-type="float">
            <text:p>151743</text:p>
          </table:table-cell>
          <table:table-cell table:style-name="ce34" office:value-type="float" office:value="155809" calcext:value-type="float">
            <text:p>155809</text:p>
          </table:table-cell>
        </table:table-row>
        <table:table-row table:style-name="ro1">
          <table:table-cell table:number-columns-repeated="7"/>
          <table:table-cell office:value-type="float" office:value="610" calcext:value-type="float">
            <text:p>610</text:p>
          </table:table-cell>
          <table:table-cell table:style-name="ce34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34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34" office:value-type="float" office:value="157751" calcext:value-type="float">
            <text:p>157751</text:p>
          </table:table-cell>
          <table:table-cell table:style-name="ce34" office:value-type="float" office:value="156893" calcext:value-type="float">
            <text:p>156893</text:p>
          </table:table-cell>
          <table:table-cell table:style-name="ce34" office:value-type="float" office:value="160319" calcext:value-type="float">
            <text:p>160319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style-name="ce34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34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34" office:value-type="float" office:value="260313" calcext:value-type="float">
            <text:p>260313</text:p>
          </table:table-cell>
          <table:table-cell table:style-name="ce34" office:value-type="float" office:value="180244" calcext:value-type="float">
            <text:p>180244</text:p>
          </table:table-cell>
          <table:table-cell table:style-name="ce34" office:value-type="float" office:value="159249" calcext:value-type="float">
            <text:p>159249</text:p>
          </table:table-cell>
        </table:table-row>
        <table:table-row table:style-name="ro1">
          <table:table-cell table:number-columns-repeated="7"/>
          <table:table-cell office:value-type="float" office:value="620" calcext:value-type="float">
            <text:p>620</text:p>
          </table:table-cell>
          <table:table-cell table:style-name="ce34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34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34" office:value-type="float" office:value="247246" calcext:value-type="float">
            <text:p>247246</text:p>
          </table:table-cell>
          <table:table-cell table:style-name="ce34" office:value-type="float" office:value="166315" calcext:value-type="float">
            <text:p>166315</text:p>
          </table:table-cell>
          <table:table-cell table:style-name="ce34" office:value-type="float" office:value="163108" calcext:value-type="float">
            <text:p>163108</text:p>
          </table:table-cell>
        </table:table-row>
        <table:table-row table:style-name="ro1">
          <table:table-cell table:number-columns-repeated="7"/>
          <table:table-cell office:value-type="float" office:value="625" calcext:value-type="float">
            <text:p>625</text:p>
          </table:table-cell>
          <table:table-cell table:style-name="ce34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34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34" office:value-type="float" office:value="266618" calcext:value-type="float">
            <text:p>266618</text:p>
          </table:table-cell>
          <table:table-cell table:style-name="ce34" office:value-type="float" office:value="170640" calcext:value-type="float">
            <text:p>170640</text:p>
          </table:table-cell>
          <table:table-cell table:style-name="ce34" office:value-type="float" office:value="197376" calcext:value-type="float">
            <text:p>197376</text:p>
          </table:table-cell>
        </table:table-row>
        <table:table-row table:style-name="ro1">
          <table:table-cell table:number-columns-repeated="7"/>
          <table:table-cell office:value-type="float" office:value="630" calcext:value-type="float">
            <text:p>630</text:p>
          </table:table-cell>
          <table:table-cell table:style-name="ce34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34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34" office:value-type="float" office:value="201205" calcext:value-type="float">
            <text:p>201205</text:p>
          </table:table-cell>
          <table:table-cell table:style-name="ce34" office:value-type="float" office:value="172419" calcext:value-type="float">
            <text:p>172419</text:p>
          </table:table-cell>
          <table:table-cell table:style-name="ce34" office:value-type="float" office:value="178267" calcext:value-type="float">
            <text:p>178267</text:p>
          </table:table-cell>
        </table:table-row>
        <table:table-row table:style-name="ro1">
          <table:table-cell table:number-columns-repeated="7"/>
          <table:table-cell office:value-type="float" office:value="635" calcext:value-type="float">
            <text:p>635</text:p>
          </table:table-cell>
          <table:table-cell table:style-name="ce34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34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34" office:value-type="float" office:value="177347" calcext:value-type="float">
            <text:p>177347</text:p>
          </table:table-cell>
          <table:table-cell table:style-name="ce34" office:value-type="float" office:value="184572" calcext:value-type="float">
            <text:p>184572</text:p>
          </table:table-cell>
          <table:table-cell table:style-name="ce34" office:value-type="float" office:value="186109" calcext:value-type="float">
            <text:p>186109</text:p>
          </table:table-cell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table:style-name="ce34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34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34" office:value-type="float" office:value="214304" calcext:value-type="float">
            <text:p>214304</text:p>
          </table:table-cell>
          <table:table-cell table:style-name="ce34" office:value-type="float" office:value="176999" calcext:value-type="float">
            <text:p>176999</text:p>
          </table:table-cell>
          <table:table-cell table:style-name="ce34" office:value-type="float" office:value="184653" calcext:value-type="float">
            <text:p>184653</text:p>
          </table:table-cell>
        </table:table-row>
        <table:table-row table:style-name="ro1">
          <table:table-cell table:number-columns-repeated="7"/>
          <table:table-cell office:value-type="float" office:value="645" calcext:value-type="float">
            <text:p>645</text:p>
          </table:table-cell>
          <table:table-cell table:style-name="ce34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34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34" office:value-type="float" office:value="174274" calcext:value-type="float">
            <text:p>174274</text:p>
          </table:table-cell>
          <table:table-cell table:style-name="ce34" office:value-type="float" office:value="205798" calcext:value-type="float">
            <text:p>205798</text:p>
          </table:table-cell>
          <table:table-cell table:style-name="ce34" office:value-type="float" office:value="206348" calcext:value-type="float">
            <text:p>206348</text:p>
          </table:table-cell>
        </table:table-row>
        <table:table-row table:style-name="ro1">
          <table:table-cell table:number-columns-repeated="7"/>
          <table:table-cell office:value-type="float" office:value="650" calcext:value-type="float">
            <text:p>650</text:p>
          </table:table-cell>
          <table:table-cell table:style-name="ce34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34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34" office:value-type="float" office:value="189875" calcext:value-type="float">
            <text:p>189875</text:p>
          </table:table-cell>
          <table:table-cell table:style-name="ce34" office:value-type="float" office:value="181989" calcext:value-type="float">
            <text:p>181989</text:p>
          </table:table-cell>
          <table:table-cell table:style-name="ce34" office:value-type="float" office:value="184725" calcext:value-type="float">
            <text:p>184725</text:p>
          </table:table-cell>
        </table:table-row>
        <table:table-row table:style-name="ro1">
          <table:table-cell table:number-columns-repeated="7"/>
          <table:table-cell office:value-type="float" office:value="655" calcext:value-type="float">
            <text:p>655</text:p>
          </table:table-cell>
          <table:table-cell table:style-name="ce34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34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34" office:value-type="float" office:value="180982" calcext:value-type="float">
            <text:p>180982</text:p>
          </table:table-cell>
          <table:table-cell table:style-name="ce34" office:value-type="float" office:value="190782" calcext:value-type="float">
            <text:p>190782</text:p>
          </table:table-cell>
          <table:table-cell table:style-name="ce34" office:value-type="float" office:value="181726" calcext:value-type="float">
            <text:p>181726</text:p>
          </table:table-cell>
        </table:table-row>
        <table:table-row table:style-name="ro1">
          <table:table-cell table:number-columns-repeated="7"/>
          <table:table-cell office:value-type="float" office:value="660" calcext:value-type="float">
            <text:p>660</text:p>
          </table:table-cell>
          <table:table-cell table:style-name="ce34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34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34" office:value-type="float" office:value="185771" calcext:value-type="float">
            <text:p>185771</text:p>
          </table:table-cell>
          <table:table-cell table:style-name="ce34" office:value-type="float" office:value="188658" calcext:value-type="float">
            <text:p>188658</text:p>
          </table:table-cell>
          <table:table-cell table:style-name="ce34" office:value-type="float" office:value="191015" calcext:value-type="float">
            <text:p>191015</text:p>
          </table:table-cell>
        </table:table-row>
        <table:table-row table:style-name="ro1">
          <table:table-cell table:number-columns-repeated="7"/>
          <table:table-cell office:value-type="float" office:value="665" calcext:value-type="float">
            <text:p>665</text:p>
          </table:table-cell>
          <table:table-cell table:style-name="ce34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34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34" office:value-type="float" office:value="184751" calcext:value-type="float">
            <text:p>184751</text:p>
          </table:table-cell>
          <table:table-cell table:style-name="ce34" office:value-type="float" office:value="432097" calcext:value-type="float">
            <text:p>432097</text:p>
          </table:table-cell>
          <table:table-cell table:style-name="ce34" office:value-type="float" office:value="198807" calcext:value-type="float">
            <text:p>198807</text:p>
          </table:table-cell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table:style-name="ce34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34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34" office:value-type="float" office:value="189299" calcext:value-type="float">
            <text:p>189299</text:p>
          </table:table-cell>
          <table:table-cell table:style-name="ce34" office:value-type="float" office:value="309633" calcext:value-type="float">
            <text:p>309633</text:p>
          </table:table-cell>
          <table:table-cell table:style-name="ce34" office:value-type="float" office:value="214449" calcext:value-type="float">
            <text:p>214449</text:p>
          </table:table-cell>
        </table:table-row>
        <table:table-row table:style-name="ro1">
          <table:table-cell table:number-columns-repeated="7"/>
          <table:table-cell office:value-type="float" office:value="675" calcext:value-type="float">
            <text:p>675</text:p>
          </table:table-cell>
          <table:table-cell table:style-name="ce34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34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34" office:value-type="float" office:value="205829" calcext:value-type="float">
            <text:p>205829</text:p>
          </table:table-cell>
          <table:table-cell table:style-name="ce34" office:value-type="float" office:value="230042" calcext:value-type="float">
            <text:p>230042</text:p>
          </table:table-cell>
          <table:table-cell table:style-name="ce34" office:value-type="float" office:value="204319" calcext:value-type="float">
            <text:p>204319</text:p>
          </table:table-cell>
        </table:table-row>
        <table:table-row table:style-name="ro1">
          <table:table-cell table:number-columns-repeated="7"/>
          <table:table-cell office:value-type="float" office:value="680" calcext:value-type="float">
            <text:p>680</text:p>
          </table:table-cell>
          <table:table-cell table:style-name="ce34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34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34" office:value-type="float" office:value="202040" calcext:value-type="float">
            <text:p>202040</text:p>
          </table:table-cell>
          <table:table-cell table:style-name="ce34" office:value-type="float" office:value="259084" calcext:value-type="float">
            <text:p>259084</text:p>
          </table:table-cell>
          <table:table-cell table:style-name="ce34" office:value-type="float" office:value="205418" calcext:value-type="float">
            <text:p>205418</text:p>
          </table:table-cell>
        </table:table-row>
        <table:table-row table:style-name="ro1">
          <table:table-cell table:number-columns-repeated="7"/>
          <table:table-cell office:value-type="float" office:value="685" calcext:value-type="float">
            <text:p>685</text:p>
          </table:table-cell>
          <table:table-cell table:style-name="ce34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34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34" office:value-type="float" office:value="197822" calcext:value-type="float">
            <text:p>197822</text:p>
          </table:table-cell>
          <table:table-cell table:style-name="ce34" office:value-type="float" office:value="209936" calcext:value-type="float">
            <text:p>209936</text:p>
          </table:table-cell>
          <table:table-cell table:style-name="ce34" office:value-type="float" office:value="210704" calcext:value-type="float">
            <text:p>210704</text:p>
          </table:table-cell>
        </table:table-row>
        <table:table-row table:style-name="ro1">
          <table:table-cell table:number-columns-repeated="7"/>
          <table:table-cell office:value-type="float" office:value="690" calcext:value-type="float">
            <text:p>690</text:p>
          </table:table-cell>
          <table:table-cell table:style-name="ce34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34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34" office:value-type="float" office:value="198987" calcext:value-type="float">
            <text:p>198987</text:p>
          </table:table-cell>
          <table:table-cell table:style-name="ce34" office:value-type="float" office:value="221807" calcext:value-type="float">
            <text:p>221807</text:p>
          </table:table-cell>
          <table:table-cell table:style-name="ce34" office:value-type="float" office:value="235587" calcext:value-type="float">
            <text:p>235587</text:p>
          </table:table-cell>
        </table:table-row>
        <table:table-row table:style-name="ro1">
          <table:table-cell table:number-columns-repeated="7"/>
          <table:table-cell office:value-type="float" office:value="695" calcext:value-type="float">
            <text:p>695</text:p>
          </table:table-cell>
          <table:table-cell table:style-name="ce34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34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34" office:value-type="float" office:value="208567" calcext:value-type="float">
            <text:p>208567</text:p>
          </table:table-cell>
          <table:table-cell table:style-name="ce34" office:value-type="float" office:value="244794" calcext:value-type="float">
            <text:p>244794</text:p>
          </table:table-cell>
          <table:table-cell table:style-name="ce34" office:value-type="float" office:value="340689" calcext:value-type="float">
            <text:p>340689</text:p>
          </table:table-cell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34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34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34" office:value-type="float" office:value="214025" calcext:value-type="float">
            <text:p>214025</text:p>
          </table:table-cell>
          <table:table-cell table:style-name="ce34" office:value-type="float" office:value="219865" calcext:value-type="float">
            <text:p>219865</text:p>
          </table:table-cell>
          <table:table-cell table:style-name="ce34" office:value-type="float" office:value="414257" calcext:value-type="float">
            <text:p>414257</text:p>
          </table:table-cell>
        </table:table-row>
        <table:table-row table:style-name="ro1">
          <table:table-cell table:number-columns-repeated="7"/>
          <table:table-cell office:value-type="float" office:value="705" calcext:value-type="float">
            <text:p>705</text:p>
          </table:table-cell>
          <table:table-cell table:style-name="ce34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34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34" office:value-type="float" office:value="211126" calcext:value-type="float">
            <text:p>211126</text:p>
          </table:table-cell>
          <table:table-cell table:style-name="ce34" office:value-type="float" office:value="211965" calcext:value-type="float">
            <text:p>211965</text:p>
          </table:table-cell>
          <table:table-cell table:style-name="ce34" office:value-type="float" office:value="240220" calcext:value-type="float">
            <text:p>240220</text:p>
          </table:table-cell>
        </table:table-row>
        <table:table-row table:style-name="ro1">
          <table:table-cell table:number-columns-repeated="7"/>
          <table:table-cell office:value-type="float" office:value="710" calcext:value-type="float">
            <text:p>710</text:p>
          </table:table-cell>
          <table:table-cell table:style-name="ce34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34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34" office:value-type="float" office:value="215744" calcext:value-type="float">
            <text:p>215744</text:p>
          </table:table-cell>
          <table:table-cell table:style-name="ce34" office:value-type="float" office:value="208906" calcext:value-type="float">
            <text:p>208906</text:p>
          </table:table-cell>
          <table:table-cell table:style-name="ce34" office:value-type="float" office:value="225386" calcext:value-type="float">
            <text:p>225386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table:style-name="ce34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34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34" office:value-type="float" office:value="219496" calcext:value-type="float">
            <text:p>219496</text:p>
          </table:table-cell>
          <table:table-cell table:style-name="ce34" office:value-type="float" office:value="221937" calcext:value-type="float">
            <text:p>221937</text:p>
          </table:table-cell>
          <table:table-cell table:style-name="ce34" office:value-type="float" office:value="240772" calcext:value-type="float">
            <text:p>240772</text:p>
          </table:table-cell>
        </table:table-row>
        <table:table-row table:style-name="ro1">
          <table:table-cell table:number-columns-repeated="7"/>
          <table:table-cell office:value-type="float" office:value="720" calcext:value-type="float">
            <text:p>720</text:p>
          </table:table-cell>
          <table:table-cell table:style-name="ce34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34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34" office:value-type="float" office:value="232234" calcext:value-type="float">
            <text:p>232234</text:p>
          </table:table-cell>
          <table:table-cell table:style-name="ce34" office:value-type="float" office:value="225675" calcext:value-type="float">
            <text:p>225675</text:p>
          </table:table-cell>
          <table:table-cell table:style-name="ce34" office:value-type="float" office:value="238181" calcext:value-type="float">
            <text:p>238181</text:p>
          </table:table-cell>
        </table:table-row>
        <table:table-row table:style-name="ro1">
          <table:table-cell table:number-columns-repeated="7"/>
          <table:table-cell office:value-type="float" office:value="725" calcext:value-type="float">
            <text:p>725</text:p>
          </table:table-cell>
          <table:table-cell table:style-name="ce34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34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34" office:value-type="float" office:value="259470" calcext:value-type="float">
            <text:p>259470</text:p>
          </table:table-cell>
          <table:table-cell table:style-name="ce34" office:value-type="float" office:value="229104" calcext:value-type="float">
            <text:p>229104</text:p>
          </table:table-cell>
          <table:table-cell table:style-name="ce34" office:value-type="float" office:value="264838" calcext:value-type="float">
            <text:p>264838</text:p>
          </table:table-cell>
        </table:table-row>
        <table:table-row table:style-name="ro1">
          <table:table-cell table:number-columns-repeated="7"/>
          <table:table-cell office:value-type="float" office:value="730" calcext:value-type="float">
            <text:p>730</text:p>
          </table:table-cell>
          <table:table-cell table:style-name="ce34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34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34" office:value-type="float" office:value="253458" calcext:value-type="float">
            <text:p>253458</text:p>
          </table:table-cell>
          <table:table-cell table:style-name="ce34" office:value-type="float" office:value="235990" calcext:value-type="float">
            <text:p>235990</text:p>
          </table:table-cell>
          <table:table-cell table:style-name="ce34" office:value-type="float" office:value="239905" calcext:value-type="float">
            <text:p>239905</text:p>
          </table:table-cell>
        </table:table-row>
        <table:table-row table:style-name="ro1">
          <table:table-cell table:number-columns-repeated="7"/>
          <table:table-cell office:value-type="float" office:value="735" calcext:value-type="float">
            <text:p>735</text:p>
          </table:table-cell>
          <table:table-cell table:style-name="ce34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34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34" office:value-type="float" office:value="269982" calcext:value-type="float">
            <text:p>269982</text:p>
          </table:table-cell>
          <table:table-cell table:style-name="ce34" office:value-type="float" office:value="283616" calcext:value-type="float">
            <text:p>283616</text:p>
          </table:table-cell>
          <table:table-cell table:style-name="ce34" office:value-type="float" office:value="247887" calcext:value-type="float">
            <text:p>247887</text:p>
          </table:table-cell>
        </table:table-row>
        <table:table-row table:style-name="ro1">
          <table:table-cell table:number-columns-repeated="7"/>
          <table:table-cell office:value-type="float" office:value="740" calcext:value-type="float">
            <text:p>740</text:p>
          </table:table-cell>
          <table:table-cell table:style-name="ce34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34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34" office:value-type="float" office:value="269728" calcext:value-type="float">
            <text:p>269728</text:p>
          </table:table-cell>
          <table:table-cell table:style-name="ce34" office:value-type="float" office:value="245101" calcext:value-type="float">
            <text:p>245101</text:p>
          </table:table-cell>
          <table:table-cell table:style-name="ce34" office:value-type="float" office:value="269640" calcext:value-type="float">
            <text:p>269640</text:p>
          </table:table-cell>
        </table:table-row>
        <table:table-row table:style-name="ro1">
          <table:table-cell table:number-columns-repeated="7"/>
          <table:table-cell office:value-type="float" office:value="745" calcext:value-type="float">
            <text:p>745</text:p>
          </table:table-cell>
          <table:table-cell table:style-name="ce34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34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34" office:value-type="float" office:value="262356" calcext:value-type="float">
            <text:p>262356</text:p>
          </table:table-cell>
          <table:table-cell table:style-name="ce34" office:value-type="float" office:value="248611" calcext:value-type="float">
            <text:p>248611</text:p>
          </table:table-cell>
          <table:table-cell table:style-name="ce34" office:value-type="float" office:value="275035" calcext:value-type="float">
            <text:p>275035</text:p>
          </table:table-cell>
        </table:table-row>
        <table:table-row table:style-name="ro1">
          <table:table-cell table:number-columns-repeated="7"/>
          <table:table-cell office:value-type="float" office:value="750" calcext:value-type="float">
            <text:p>750</text:p>
          </table:table-cell>
          <table:table-cell table:style-name="ce34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34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34" office:value-type="float" office:value="254234" calcext:value-type="float">
            <text:p>254234</text:p>
          </table:table-cell>
          <table:table-cell table:style-name="ce34" office:value-type="float" office:value="243451" calcext:value-type="float">
            <text:p>243451</text:p>
          </table:table-cell>
          <table:table-cell table:style-name="ce34" office:value-type="float" office:value="259613" calcext:value-type="float">
            <text:p>259613</text:p>
          </table:table-cell>
        </table:table-row>
        <table:table-row table:style-name="ro1">
          <table:table-cell table:number-columns-repeated="7"/>
          <table:table-cell office:value-type="float" office:value="755" calcext:value-type="float">
            <text:p>755</text:p>
          </table:table-cell>
          <table:table-cell table:style-name="ce34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34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34" office:value-type="float" office:value="247529" calcext:value-type="float">
            <text:p>247529</text:p>
          </table:table-cell>
          <table:table-cell table:style-name="ce34" office:value-type="float" office:value="259101" calcext:value-type="float">
            <text:p>259101</text:p>
          </table:table-cell>
          <table:table-cell table:style-name="ce34" office:value-type="float" office:value="292164" calcext:value-type="float">
            <text:p>292164</text:p>
          </table:table-cell>
        </table:table-row>
        <table:table-row table:style-name="ro1">
          <table:table-cell table:number-columns-repeated="7"/>
          <table:table-cell office:value-type="float" office:value="760" calcext:value-type="float">
            <text:p>760</text:p>
          </table:table-cell>
          <table:table-cell table:style-name="ce34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34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34" office:value-type="float" office:value="260554" calcext:value-type="float">
            <text:p>260554</text:p>
          </table:table-cell>
          <table:table-cell table:style-name="ce34" office:value-type="float" office:value="257437" calcext:value-type="float">
            <text:p>257437</text:p>
          </table:table-cell>
          <table:table-cell table:style-name="ce34" office:value-type="float" office:value="283387" calcext:value-type="float">
            <text:p>283387</text:p>
          </table:table-cell>
        </table:table-row>
        <table:table-row table:style-name="ro1">
          <table:table-cell table:number-columns-repeated="7"/>
          <table:table-cell office:value-type="float" office:value="765" calcext:value-type="float">
            <text:p>765</text:p>
          </table:table-cell>
          <table:table-cell table:style-name="ce34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34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34" office:value-type="float" office:value="250308" calcext:value-type="float">
            <text:p>250308</text:p>
          </table:table-cell>
          <table:table-cell table:style-name="ce34" office:value-type="float" office:value="260731" calcext:value-type="float">
            <text:p>260731</text:p>
          </table:table-cell>
          <table:table-cell table:style-name="ce34" office:value-type="float" office:value="265391" calcext:value-type="float">
            <text:p>265391</text:p>
          </table:table-cell>
        </table:table-row>
        <table:table-row table:style-name="ro1">
          <table:table-cell table:number-columns-repeated="7"/>
          <table:table-cell office:value-type="float" office:value="770" calcext:value-type="float">
            <text:p>770</text:p>
          </table:table-cell>
          <table:table-cell table:style-name="ce34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34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34" office:value-type="float" office:value="260428" calcext:value-type="float">
            <text:p>260428</text:p>
          </table:table-cell>
          <table:table-cell table:style-name="ce34" office:value-type="float" office:value="278984" calcext:value-type="float">
            <text:p>278984</text:p>
          </table:table-cell>
          <table:table-cell table:style-name="ce34" office:value-type="float" office:value="271688" calcext:value-type="float">
            <text:p>271688</text:p>
          </table:table-cell>
        </table:table-row>
        <table:table-row table:style-name="ro1">
          <table:table-cell table:number-columns-repeated="7"/>
          <table:table-cell office:value-type="float" office:value="775" calcext:value-type="float">
            <text:p>775</text:p>
          </table:table-cell>
          <table:table-cell table:style-name="ce34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34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34" office:value-type="float" office:value="272512" calcext:value-type="float">
            <text:p>272512</text:p>
          </table:table-cell>
          <table:table-cell table:style-name="ce34" office:value-type="float" office:value="279545" calcext:value-type="float">
            <text:p>279545</text:p>
          </table:table-cell>
          <table:table-cell table:style-name="ce34" office:value-type="float" office:value="323558" calcext:value-type="float">
            <text:p>323558</text:p>
          </table:table-cell>
        </table:table-row>
        <table:table-row table:style-name="ro1">
          <table:table-cell table:number-columns-repeated="7"/>
          <table:table-cell office:value-type="float" office:value="780" calcext:value-type="float">
            <text:p>780</text:p>
          </table:table-cell>
          <table:table-cell table:style-name="ce34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34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34" office:value-type="float" office:value="262244" calcext:value-type="float">
            <text:p>262244</text:p>
          </table:table-cell>
          <table:table-cell table:style-name="ce34" office:value-type="float" office:value="261696" calcext:value-type="float">
            <text:p>261696</text:p>
          </table:table-cell>
          <table:table-cell table:style-name="ce34" office:value-type="float" office:value="302752" calcext:value-type="float">
            <text:p>302752</text:p>
          </table:table-cell>
        </table:table-row>
        <table:table-row table:style-name="ro1">
          <table:table-cell table:number-columns-repeated="7"/>
          <table:table-cell office:value-type="float" office:value="785" calcext:value-type="float">
            <text:p>785</text:p>
          </table:table-cell>
          <table:table-cell table:style-name="ce34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34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34" office:value-type="float" office:value="265470" calcext:value-type="float">
            <text:p>265470</text:p>
          </table:table-cell>
          <table:table-cell table:style-name="ce34" office:value-type="float" office:value="274383" calcext:value-type="float">
            <text:p>274383</text:p>
          </table:table-cell>
          <table:table-cell table:style-name="ce34" office:value-type="float" office:value="294380" calcext:value-type="float">
            <text:p>294380</text:p>
          </table:table-cell>
        </table:table-row>
        <table:table-row table:style-name="ro1">
          <table:table-cell table:number-columns-repeated="7"/>
          <table:table-cell office:value-type="float" office:value="790" calcext:value-type="float">
            <text:p>790</text:p>
          </table:table-cell>
          <table:table-cell table:style-name="ce34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34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34" office:value-type="float" office:value="278023" calcext:value-type="float">
            <text:p>278023</text:p>
          </table:table-cell>
          <table:table-cell table:style-name="ce34" office:value-type="float" office:value="276714" calcext:value-type="float">
            <text:p>276714</text:p>
          </table:table-cell>
          <table:table-cell table:style-name="ce34" office:value-type="float" office:value="291326" calcext:value-type="float">
            <text:p>291326</text:p>
          </table:table-cell>
        </table:table-row>
        <table:table-row table:style-name="ro1">
          <table:table-cell table:number-columns-repeated="7"/>
          <table:table-cell office:value-type="float" office:value="795" calcext:value-type="float">
            <text:p>795</text:p>
          </table:table-cell>
          <table:table-cell table:style-name="ce34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34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34" office:value-type="float" office:value="274692" calcext:value-type="float">
            <text:p>274692</text:p>
          </table:table-cell>
          <table:table-cell table:style-name="ce34" office:value-type="float" office:value="281246" calcext:value-type="float">
            <text:p>281246</text:p>
          </table:table-cell>
          <table:table-cell table:style-name="ce34" office:value-type="float" office:value="293897" calcext:value-type="float">
            <text:p>293897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ce34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34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34" office:value-type="float" office:value="280198" calcext:value-type="float">
            <text:p>280198</text:p>
          </table:table-cell>
          <table:table-cell table:style-name="ce34" office:value-type="float" office:value="297573" calcext:value-type="float">
            <text:p>297573</text:p>
          </table:table-cell>
          <table:table-cell table:style-name="ce34" office:value-type="float" office:value="313195" calcext:value-type="float">
            <text:p>313195</text:p>
          </table:table-cell>
        </table:table-row>
        <table:table-row table:style-name="ro1">
          <table:table-cell table:number-columns-repeated="7"/>
          <table:table-cell office:value-type="float" office:value="805" calcext:value-type="float">
            <text:p>805</text:p>
          </table:table-cell>
          <table:table-cell table:style-name="ce34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34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34" office:value-type="float" office:value="290921" calcext:value-type="float">
            <text:p>290921</text:p>
          </table:table-cell>
          <table:table-cell table:style-name="ce34" office:value-type="float" office:value="302269" calcext:value-type="float">
            <text:p>302269</text:p>
          </table:table-cell>
          <table:table-cell table:style-name="ce34" office:value-type="float" office:value="308694" calcext:value-type="float">
            <text:p>308694</text:p>
          </table:table-cell>
        </table:table-row>
        <table:table-row table:style-name="ro1">
          <table:table-cell table:number-columns-repeated="7"/>
          <table:table-cell office:value-type="float" office:value="810" calcext:value-type="float">
            <text:p>810</text:p>
          </table:table-cell>
          <table:table-cell table:style-name="ce34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34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34" office:value-type="float" office:value="286288" calcext:value-type="float">
            <text:p>286288</text:p>
          </table:table-cell>
          <table:table-cell table:style-name="ce34" office:value-type="float" office:value="285848" calcext:value-type="float">
            <text:p>285848</text:p>
          </table:table-cell>
          <table:table-cell table:style-name="ce34" office:value-type="float" office:value="295878" calcext:value-type="float">
            <text:p>295878</text:p>
          </table:table-cell>
        </table:table-row>
        <table:table-row table:style-name="ro1">
          <table:table-cell table:number-columns-repeated="7"/>
          <table:table-cell office:value-type="float" office:value="815" calcext:value-type="float">
            <text:p>815</text:p>
          </table:table-cell>
          <table:table-cell table:style-name="ce34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34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34" office:value-type="float" office:value="384621" calcext:value-type="float">
            <text:p>384621</text:p>
          </table:table-cell>
          <table:table-cell table:style-name="ce34" office:value-type="float" office:value="297426" calcext:value-type="float">
            <text:p>297426</text:p>
          </table:table-cell>
          <table:table-cell table:style-name="ce34" office:value-type="float" office:value="309015" calcext:value-type="float">
            <text:p>309015</text:p>
          </table:table-cell>
        </table:table-row>
        <table:table-row table:style-name="ro1">
          <table:table-cell table:number-columns-repeated="7"/>
          <table:table-cell office:value-type="float" office:value="820" calcext:value-type="float">
            <text:p>820</text:p>
          </table:table-cell>
          <table:table-cell table:style-name="ce34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34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34" office:value-type="float" office:value="304200" calcext:value-type="float">
            <text:p>304200</text:p>
          </table:table-cell>
          <table:table-cell table:style-name="ce34" office:value-type="float" office:value="319624" calcext:value-type="float">
            <text:p>319624</text:p>
          </table:table-cell>
          <table:table-cell table:style-name="ce34" office:value-type="float" office:value="315386" calcext:value-type="float">
            <text:p>315386</text:p>
          </table:table-cell>
        </table:table-row>
        <table:table-row table:style-name="ro1">
          <table:table-cell table:number-columns-repeated="7"/>
          <table:table-cell office:value-type="float" office:value="825" calcext:value-type="float">
            <text:p>825</text:p>
          </table:table-cell>
          <table:table-cell table:style-name="ce34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34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34" office:value-type="float" office:value="296453" calcext:value-type="float">
            <text:p>296453</text:p>
          </table:table-cell>
          <table:table-cell table:style-name="ce34" office:value-type="float" office:value="308450" calcext:value-type="float">
            <text:p>308450</text:p>
          </table:table-cell>
          <table:table-cell table:style-name="ce34" office:value-type="float" office:value="310633" calcext:value-type="float">
            <text:p>310633</text:p>
          </table:table-cell>
        </table:table-row>
        <table:table-row table:style-name="ro1">
          <table:table-cell table:number-columns-repeated="7"/>
          <table:table-cell office:value-type="float" office:value="830" calcext:value-type="float">
            <text:p>830</text:p>
          </table:table-cell>
          <table:table-cell table:style-name="ce34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34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34" office:value-type="float" office:value="298157" calcext:value-type="float">
            <text:p>298157</text:p>
          </table:table-cell>
          <table:table-cell table:style-name="ce34" office:value-type="float" office:value="310881" calcext:value-type="float">
            <text:p>310881</text:p>
          </table:table-cell>
          <table:table-cell table:style-name="ce34" office:value-type="float" office:value="313758" calcext:value-type="float">
            <text:p>313758</text:p>
          </table:table-cell>
        </table:table-row>
        <table:table-row table:style-name="ro1">
          <table:table-cell table:number-columns-repeated="7"/>
          <table:table-cell office:value-type="float" office:value="835" calcext:value-type="float">
            <text:p>835</text:p>
          </table:table-cell>
          <table:table-cell table:style-name="ce34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34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34" office:value-type="float" office:value="322374" calcext:value-type="float">
            <text:p>322374</text:p>
          </table:table-cell>
          <table:table-cell table:style-name="ce34" office:value-type="float" office:value="311883" calcext:value-type="float">
            <text:p>311883</text:p>
          </table:table-cell>
          <table:table-cell table:style-name="ce34" office:value-type="float" office:value="482925" calcext:value-type="float">
            <text:p>482925</text:p>
          </table:table-cell>
        </table:table-row>
        <table:table-row table:style-name="ro1">
          <table:table-cell table:number-columns-repeated="7"/>
          <table:table-cell office:value-type="float" office:value="840" calcext:value-type="float">
            <text:p>840</text:p>
          </table:table-cell>
          <table:table-cell table:style-name="ce34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34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34" office:value-type="float" office:value="306456" calcext:value-type="float">
            <text:p>306456</text:p>
          </table:table-cell>
          <table:table-cell table:style-name="ce34" office:value-type="float" office:value="305125" calcext:value-type="float">
            <text:p>305125</text:p>
          </table:table-cell>
          <table:table-cell table:style-name="ce34" office:value-type="float" office:value="351351" calcext:value-type="float">
            <text:p>351351</text:p>
          </table:table-cell>
        </table:table-row>
        <table:table-row table:style-name="ro1">
          <table:table-cell table:number-columns-repeated="7"/>
          <table:table-cell office:value-type="float" office:value="845" calcext:value-type="float">
            <text:p>845</text:p>
          </table:table-cell>
          <table:table-cell table:style-name="ce34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34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34" office:value-type="float" office:value="309968" calcext:value-type="float">
            <text:p>309968</text:p>
          </table:table-cell>
          <table:table-cell table:style-name="ce34" office:value-type="float" office:value="320430" calcext:value-type="float">
            <text:p>320430</text:p>
          </table:table-cell>
          <table:table-cell table:style-name="ce34" office:value-type="float" office:value="424699" calcext:value-type="float">
            <text:p>424699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style-name="ce34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34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34" office:value-type="float" office:value="319527" calcext:value-type="float">
            <text:p>319527</text:p>
          </table:table-cell>
          <table:table-cell table:style-name="ce34" office:value-type="float" office:value="344874" calcext:value-type="float">
            <text:p>344874</text:p>
          </table:table-cell>
          <table:table-cell table:style-name="ce34" office:value-type="float" office:value="322231" calcext:value-type="float">
            <text:p>322231</text:p>
          </table:table-cell>
        </table:table-row>
        <table:table-row table:style-name="ro1">
          <table:table-cell table:number-columns-repeated="7"/>
          <table:table-cell office:value-type="float" office:value="855" calcext:value-type="float">
            <text:p>855</text:p>
          </table:table-cell>
          <table:table-cell table:style-name="ce34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34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34" office:value-type="float" office:value="328492" calcext:value-type="float">
            <text:p>328492</text:p>
          </table:table-cell>
          <table:table-cell table:style-name="ce34" office:value-type="float" office:value="347073" calcext:value-type="float">
            <text:p>347073</text:p>
          </table:table-cell>
          <table:table-cell table:style-name="ce34" office:value-type="float" office:value="351541" calcext:value-type="float">
            <text:p>351541</text:p>
          </table:table-cell>
        </table:table-row>
        <table:table-row table:style-name="ro1">
          <table:table-cell table:number-columns-repeated="7"/>
          <table:table-cell office:value-type="float" office:value="860" calcext:value-type="float">
            <text:p>860</text:p>
          </table:table-cell>
          <table:table-cell table:style-name="ce34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34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34" office:value-type="float" office:value="324242" calcext:value-type="float">
            <text:p>324242</text:p>
          </table:table-cell>
          <table:table-cell table:style-name="ce34" office:value-type="float" office:value="406793" calcext:value-type="float">
            <text:p>406793</text:p>
          </table:table-cell>
          <table:table-cell table:style-name="ce34" office:value-type="float" office:value="343995" calcext:value-type="float">
            <text:p>343995</text:p>
          </table:table-cell>
        </table:table-row>
        <table:table-row table:style-name="ro1">
          <table:table-cell table:number-columns-repeated="7"/>
          <table:table-cell office:value-type="float" office:value="865" calcext:value-type="float">
            <text:p>865</text:p>
          </table:table-cell>
          <table:table-cell table:style-name="ce34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34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34" office:value-type="float" office:value="348307" calcext:value-type="float">
            <text:p>348307</text:p>
          </table:table-cell>
          <table:table-cell table:style-name="ce34" office:value-type="float" office:value="346345" calcext:value-type="float">
            <text:p>346345</text:p>
          </table:table-cell>
          <table:table-cell table:style-name="ce34" office:value-type="float" office:value="358109" calcext:value-type="float">
            <text:p>358109</text:p>
          </table:table-cell>
        </table:table-row>
        <table:table-row table:style-name="ro1">
          <table:table-cell table:number-columns-repeated="7"/>
          <table:table-cell office:value-type="float" office:value="870" calcext:value-type="float">
            <text:p>870</text:p>
          </table:table-cell>
          <table:table-cell table:style-name="ce34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34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34" office:value-type="float" office:value="337323" calcext:value-type="float">
            <text:p>337323</text:p>
          </table:table-cell>
          <table:table-cell table:style-name="ce34" office:value-type="float" office:value="370015" calcext:value-type="float">
            <text:p>370015</text:p>
          </table:table-cell>
          <table:table-cell table:style-name="ce34" office:value-type="float" office:value="346093" calcext:value-type="float">
            <text:p>346093</text:p>
          </table:table-cell>
        </table:table-row>
        <table:table-row table:style-name="ro1">
          <table:table-cell table:number-columns-repeated="7"/>
          <table:table-cell office:value-type="float" office:value="875" calcext:value-type="float">
            <text:p>875</text:p>
          </table:table-cell>
          <table:table-cell table:style-name="ce34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34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34" office:value-type="float" office:value="422330" calcext:value-type="float">
            <text:p>422330</text:p>
          </table:table-cell>
          <table:table-cell table:style-name="ce34" office:value-type="float" office:value="352090" calcext:value-type="float">
            <text:p>352090</text:p>
          </table:table-cell>
          <table:table-cell table:style-name="ce34" office:value-type="float" office:value="335375" calcext:value-type="float">
            <text:p>335375</text:p>
          </table:table-cell>
        </table:table-row>
        <table:table-row table:style-name="ro1">
          <table:table-cell table:number-columns-repeated="7"/>
          <table:table-cell office:value-type="float" office:value="880" calcext:value-type="float">
            <text:p>880</text:p>
          </table:table-cell>
          <table:table-cell table:style-name="ce34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34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34" office:value-type="float" office:value="340952" calcext:value-type="float">
            <text:p>340952</text:p>
          </table:table-cell>
          <table:table-cell table:style-name="ce34" office:value-type="float" office:value="354968" calcext:value-type="float">
            <text:p>354968</text:p>
          </table:table-cell>
          <table:table-cell table:style-name="ce34" office:value-type="float" office:value="352394" calcext:value-type="float">
            <text:p>352394</text:p>
          </table:table-cell>
        </table:table-row>
        <table:table-row table:style-name="ro1">
          <table:table-cell table:number-columns-repeated="7"/>
          <table:table-cell office:value-type="float" office:value="885" calcext:value-type="float">
            <text:p>885</text:p>
          </table:table-cell>
          <table:table-cell table:style-name="ce34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34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34" office:value-type="float" office:value="374844" calcext:value-type="float">
            <text:p>374844</text:p>
          </table:table-cell>
          <table:table-cell table:style-name="ce34" office:value-type="float" office:value="365893" calcext:value-type="float">
            <text:p>365893</text:p>
          </table:table-cell>
          <table:table-cell table:style-name="ce34" office:value-type="float" office:value="419814" calcext:value-type="float">
            <text:p>419814</text:p>
          </table:table-cell>
        </table:table-row>
        <table:table-row table:style-name="ro1">
          <table:table-cell table:number-columns-repeated="7"/>
          <table:table-cell office:value-type="float" office:value="890" calcext:value-type="float">
            <text:p>890</text:p>
          </table:table-cell>
          <table:table-cell table:style-name="ce34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34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34" office:value-type="float" office:value="353940" calcext:value-type="float">
            <text:p>353940</text:p>
          </table:table-cell>
          <table:table-cell table:style-name="ce34" office:value-type="float" office:value="342987" calcext:value-type="float">
            <text:p>342987</text:p>
          </table:table-cell>
          <table:table-cell table:style-name="ce34" office:value-type="float" office:value="880655" calcext:value-type="float">
            <text:p>880655</text:p>
          </table:table-cell>
        </table:table-row>
        <table:table-row table:style-name="ro1">
          <table:table-cell table:number-columns-repeated="7"/>
          <table:table-cell office:value-type="float" office:value="895" calcext:value-type="float">
            <text:p>895</text:p>
          </table:table-cell>
          <table:table-cell table:style-name="ce34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34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34" office:value-type="float" office:value="347502" calcext:value-type="float">
            <text:p>347502</text:p>
          </table:table-cell>
          <table:table-cell table:style-name="ce34" office:value-type="float" office:value="351843" calcext:value-type="float">
            <text:p>351843</text:p>
          </table:table-cell>
          <table:table-cell table:style-name="ce34" office:value-type="float" office:value="466964" calcext:value-type="float">
            <text:p>466964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style-name="ce34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34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34" office:value-type="float" office:value="367300" calcext:value-type="float">
            <text:p>367300</text:p>
          </table:table-cell>
          <table:table-cell table:style-name="ce34" office:value-type="float" office:value="376900" calcext:value-type="float">
            <text:p>376900</text:p>
          </table:table-cell>
          <table:table-cell table:style-name="ce34" office:value-type="float" office:value="389172" calcext:value-type="float">
            <text:p>389172</text:p>
          </table:table-cell>
        </table:table-row>
        <table:table-row table:style-name="ro1">
          <table:table-cell table:number-columns-repeated="7"/>
          <table:table-cell office:value-type="float" office:value="905" calcext:value-type="float">
            <text:p>905</text:p>
          </table:table-cell>
          <table:table-cell table:style-name="ce34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34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34" office:value-type="float" office:value="373094" calcext:value-type="float">
            <text:p>373094</text:p>
          </table:table-cell>
          <table:table-cell table:style-name="ce34" office:value-type="float" office:value="370575" calcext:value-type="float">
            <text:p>370575</text:p>
          </table:table-cell>
          <table:table-cell table:style-name="ce34" office:value-type="float" office:value="377870" calcext:value-type="float">
            <text:p>377870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style-name="ce34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34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34" office:value-type="float" office:value="378710" calcext:value-type="float">
            <text:p>378710</text:p>
          </table:table-cell>
          <table:table-cell table:style-name="ce34" office:value-type="float" office:value="404193" calcext:value-type="float">
            <text:p>404193</text:p>
          </table:table-cell>
          <table:table-cell table:style-name="ce34" office:value-type="float" office:value="398697" calcext:value-type="float">
            <text:p>398697</text:p>
          </table:table-cell>
        </table:table-row>
        <table:table-row table:style-name="ro1">
          <table:table-cell table:number-columns-repeated="7"/>
          <table:table-cell office:value-type="float" office:value="915" calcext:value-type="float">
            <text:p>915</text:p>
          </table:table-cell>
          <table:table-cell table:style-name="ce34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34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34" office:value-type="float" office:value="662888" calcext:value-type="float">
            <text:p>662888</text:p>
          </table:table-cell>
          <table:table-cell table:style-name="ce34" office:value-type="float" office:value="377062" calcext:value-type="float">
            <text:p>377062</text:p>
          </table:table-cell>
          <table:table-cell table:style-name="ce34" office:value-type="float" office:value="383789" calcext:value-type="float">
            <text:p>383789</text:p>
          </table:table-cell>
        </table:table-row>
        <table:table-row table:style-name="ro1">
          <table:table-cell table:number-columns-repeated="7"/>
          <table:table-cell office:value-type="float" office:value="920" calcext:value-type="float">
            <text:p>920</text:p>
          </table:table-cell>
          <table:table-cell table:style-name="ce34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34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34" office:value-type="float" office:value="402635" calcext:value-type="float">
            <text:p>402635</text:p>
          </table:table-cell>
          <table:table-cell table:style-name="ce34" office:value-type="float" office:value="419902" calcext:value-type="float">
            <text:p>419902</text:p>
          </table:table-cell>
          <table:table-cell table:style-name="ce34" office:value-type="float" office:value="403670" calcext:value-type="float">
            <text:p>403670</text:p>
          </table:table-cell>
        </table:table-row>
        <table:table-row table:style-name="ro1">
          <table:table-cell table:number-columns-repeated="7"/>
          <table:table-cell office:value-type="float" office:value="925" calcext:value-type="float">
            <text:p>925</text:p>
          </table:table-cell>
          <table:table-cell table:style-name="ce34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34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34" office:value-type="float" office:value="384089" calcext:value-type="float">
            <text:p>384089</text:p>
          </table:table-cell>
          <table:table-cell table:style-name="ce34" office:value-type="float" office:value="412617" calcext:value-type="float">
            <text:p>412617</text:p>
          </table:table-cell>
          <table:table-cell table:style-name="ce34" office:value-type="float" office:value="397323" calcext:value-type="float">
            <text:p>397323</text:p>
          </table:table-cell>
        </table:table-row>
        <table:table-row table:style-name="ro1">
          <table:table-cell table:number-columns-repeated="7"/>
          <table:table-cell office:value-type="float" office:value="930" calcext:value-type="float">
            <text:p>930</text:p>
          </table:table-cell>
          <table:table-cell table:style-name="ce34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34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34" office:value-type="float" office:value="381113" calcext:value-type="float">
            <text:p>381113</text:p>
          </table:table-cell>
          <table:table-cell table:style-name="ce34" office:value-type="float" office:value="448600" calcext:value-type="float">
            <text:p>448600</text:p>
          </table:table-cell>
          <table:table-cell table:style-name="ce34" office:value-type="float" office:value="424063" calcext:value-type="float">
            <text:p>424063</text:p>
          </table:table-cell>
        </table:table-row>
        <table:table-row table:style-name="ro1">
          <table:table-cell table:number-columns-repeated="7"/>
          <table:table-cell office:value-type="float" office:value="935" calcext:value-type="float">
            <text:p>935</text:p>
          </table:table-cell>
          <table:table-cell table:style-name="ce34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34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34" office:value-type="float" office:value="388825" calcext:value-type="float">
            <text:p>388825</text:p>
          </table:table-cell>
          <table:table-cell table:style-name="ce34" office:value-type="float" office:value="726914" calcext:value-type="float">
            <text:p>726914</text:p>
          </table:table-cell>
          <table:table-cell table:style-name="ce34" office:value-type="float" office:value="605988" calcext:value-type="float">
            <text:p>605988</text:p>
          </table:table-cell>
        </table:table-row>
        <table:table-row table:style-name="ro1">
          <table:table-cell table:number-columns-repeated="7"/>
          <table:table-cell office:value-type="float" office:value="940" calcext:value-type="float">
            <text:p>940</text:p>
          </table:table-cell>
          <table:table-cell table:style-name="ce34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34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34" office:value-type="float" office:value="378951" calcext:value-type="float">
            <text:p>378951</text:p>
          </table:table-cell>
          <table:table-cell table:style-name="ce34" office:value-type="float" office:value="480773" calcext:value-type="float">
            <text:p>480773</text:p>
          </table:table-cell>
          <table:table-cell table:style-name="ce34" office:value-type="float" office:value="733386" calcext:value-type="float">
            <text:p>733386</text:p>
          </table:table-cell>
        </table:table-row>
        <table:table-row table:style-name="ro1">
          <table:table-cell table:number-columns-repeated="7"/>
          <table:table-cell office:value-type="float" office:value="945" calcext:value-type="float">
            <text:p>945</text:p>
          </table:table-cell>
          <table:table-cell table:style-name="ce34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34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34" office:value-type="float" office:value="410715" calcext:value-type="float">
            <text:p>410715</text:p>
          </table:table-cell>
          <table:table-cell table:style-name="ce34" office:value-type="float" office:value="457421" calcext:value-type="float">
            <text:p>457421</text:p>
          </table:table-cell>
          <table:table-cell table:style-name="ce34" office:value-type="float" office:value="399870" calcext:value-type="float">
            <text:p>399870</text:p>
          </table:table-cell>
        </table:table-row>
        <table:table-row table:style-name="ro1">
          <table:table-cell table:number-columns-repeated="7"/>
          <table:table-cell office:value-type="float" office:value="950" calcext:value-type="float">
            <text:p>950</text:p>
          </table:table-cell>
          <table:table-cell table:style-name="ce34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34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34" office:value-type="float" office:value="389974" calcext:value-type="float">
            <text:p>389974</text:p>
          </table:table-cell>
          <table:table-cell table:style-name="ce34" office:value-type="float" office:value="417223" calcext:value-type="float">
            <text:p>417223</text:p>
          </table:table-cell>
          <table:table-cell table:style-name="ce34" office:value-type="float" office:value="419798" calcext:value-type="float">
            <text:p>419798</text:p>
          </table:table-cell>
        </table:table-row>
        <table:table-row table:style-name="ro1">
          <table:table-cell table:number-columns-repeated="7"/>
          <table:table-cell office:value-type="float" office:value="955" calcext:value-type="float">
            <text:p>955</text:p>
          </table:table-cell>
          <table:table-cell table:style-name="ce34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34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34" office:value-type="float" office:value="426683" calcext:value-type="float">
            <text:p>426683</text:p>
          </table:table-cell>
          <table:table-cell table:style-name="ce34" office:value-type="float" office:value="410007" calcext:value-type="float">
            <text:p>410007</text:p>
          </table:table-cell>
          <table:table-cell table:style-name="ce34" office:value-type="float" office:value="411425" calcext:value-type="float">
            <text:p>411425</text:p>
          </table:table-cell>
        </table:table-row>
        <table:table-row table:style-name="ro1">
          <table:table-cell table:number-columns-repeated="7"/>
          <table:table-cell office:value-type="float" office:value="960" calcext:value-type="float">
            <text:p>960</text:p>
          </table:table-cell>
          <table:table-cell table:style-name="ce34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34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34" office:value-type="float" office:value="418556" calcext:value-type="float">
            <text:p>418556</text:p>
          </table:table-cell>
          <table:table-cell table:style-name="ce34" office:value-type="float" office:value="437329" calcext:value-type="float">
            <text:p>437329</text:p>
          </table:table-cell>
          <table:table-cell table:style-name="ce34" office:value-type="float" office:value="431127" calcext:value-type="float">
            <text:p>431127</text:p>
          </table:table-cell>
        </table:table-row>
        <table:table-row table:style-name="ro1">
          <table:table-cell table:number-columns-repeated="7"/>
          <table:table-cell office:value-type="float" office:value="965" calcext:value-type="float">
            <text:p>965</text:p>
          </table:table-cell>
          <table:table-cell table:style-name="ce34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34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34" office:value-type="float" office:value="403713" calcext:value-type="float">
            <text:p>403713</text:p>
          </table:table-cell>
          <table:table-cell table:style-name="ce34" office:value-type="float" office:value="425922" calcext:value-type="float">
            <text:p>425922</text:p>
          </table:table-cell>
          <table:table-cell table:style-name="ce34" office:value-type="float" office:value="419371" calcext:value-type="float">
            <text:p>419371</text:p>
          </table:table-cell>
        </table:table-row>
        <table:table-row table:style-name="ro1">
          <table:table-cell table:number-columns-repeated="7"/>
          <table:table-cell office:value-type="float" office:value="970" calcext:value-type="float">
            <text:p>970</text:p>
          </table:table-cell>
          <table:table-cell table:style-name="ce34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34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34" office:value-type="float" office:value="431458" calcext:value-type="float">
            <text:p>431458</text:p>
          </table:table-cell>
          <table:table-cell table:style-name="ce34" office:value-type="float" office:value="439069" calcext:value-type="float">
            <text:p>439069</text:p>
          </table:table-cell>
          <table:table-cell table:style-name="ce34" office:value-type="float" office:value="429137" calcext:value-type="float">
            <text:p>429137</text:p>
          </table:table-cell>
        </table:table-row>
        <table:table-row table:style-name="ro1">
          <table:table-cell table:number-columns-repeated="7"/>
          <table:table-cell office:value-type="float" office:value="975" calcext:value-type="float">
            <text:p>975</text:p>
          </table:table-cell>
          <table:table-cell table:style-name="ce34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34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34" office:value-type="float" office:value="563447" calcext:value-type="float">
            <text:p>563447</text:p>
          </table:table-cell>
          <table:table-cell table:style-name="ce34" office:value-type="float" office:value="442876" calcext:value-type="float">
            <text:p>442876</text:p>
          </table:table-cell>
          <table:table-cell table:style-name="ce34" office:value-type="float" office:value="420735" calcext:value-type="float">
            <text:p>420735</text:p>
          </table:table-cell>
        </table:table-row>
        <table:table-row table:style-name="ro1">
          <table:table-cell table:number-columns-repeated="7"/>
          <table:table-cell office:value-type="float" office:value="980" calcext:value-type="float">
            <text:p>980</text:p>
          </table:table-cell>
          <table:table-cell table:style-name="ce34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34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34" office:value-type="float" office:value="435362" calcext:value-type="float">
            <text:p>435362</text:p>
          </table:table-cell>
          <table:table-cell table:style-name="ce34" office:value-type="float" office:value="498884" calcext:value-type="float">
            <text:p>498884</text:p>
          </table:table-cell>
          <table:table-cell table:style-name="ce34" office:value-type="float" office:value="441126" calcext:value-type="float">
            <text:p>441126</text:p>
          </table:table-cell>
        </table:table-row>
        <table:table-row table:style-name="ro1">
          <table:table-cell table:number-columns-repeated="7"/>
          <table:table-cell office:value-type="float" office:value="985" calcext:value-type="float">
            <text:p>985</text:p>
          </table:table-cell>
          <table:table-cell table:style-name="ce34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34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34" office:value-type="float" office:value="443895" calcext:value-type="float">
            <text:p>443895</text:p>
          </table:table-cell>
          <table:table-cell table:style-name="ce34" office:value-type="float" office:value="473734" calcext:value-type="float">
            <text:p>473734</text:p>
          </table:table-cell>
          <table:table-cell table:style-name="ce34" office:value-type="float" office:value="429870" calcext:value-type="float">
            <text:p>429870</text:p>
          </table:table-cell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style-name="ce34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34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34" office:value-type="float" office:value="457843" calcext:value-type="float">
            <text:p>457843</text:p>
          </table:table-cell>
          <table:table-cell table:style-name="ce34" office:value-type="float" office:value="466277" calcext:value-type="float">
            <text:p>466277</text:p>
          </table:table-cell>
          <table:table-cell table:style-name="ce34" office:value-type="float" office:value="496482" calcext:value-type="float">
            <text:p>496482</text:p>
          </table:table-cell>
        </table:table-row>
        <table:table-row table:style-name="ro1">
          <table:table-cell table:number-columns-repeated="7"/>
          <table:table-cell office:value-type="float" office:value="995" calcext:value-type="float">
            <text:p>995</text:p>
          </table:table-cell>
          <table:table-cell table:style-name="ce34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34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34" office:value-type="float" office:value="455306" calcext:value-type="float">
            <text:p>455306</text:p>
          </table:table-cell>
          <table:table-cell table:style-name="ce34" office:value-type="float" office:value="451608" calcext:value-type="float">
            <text:p>451608</text:p>
          </table:table-cell>
          <table:table-cell table:style-name="ce34" office:value-type="float" office:value="463348" calcext:value-type="float">
            <text:p>46334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34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34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34" office:value-type="float" office:value="440433" calcext:value-type="float">
            <text:p>440433</text:p>
          </table:table-cell>
          <table:table-cell table:style-name="ce34" office:value-type="float" office:value="477465" calcext:value-type="float">
            <text:p>477465</text:p>
          </table:table-cell>
          <table:table-cell table:style-name="ce34" office:value-type="float" office:value="451108" calcext:value-type="float">
            <text:p>451108</text:p>
          </table:table-cell>
        </table:table-row>
        <table:table-row table:style-name="ro1" table:number-rows-repeated="6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5:05:07.806735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28T12:34:38.009398134</dc:date>
    <meta:editing-duration>P6DT16H4M31S</meta:editing-duration>
    <meta:editing-cycles>40</meta:editing-cycles>
    <meta:generator>LibreOffice/6.4.3.2$MacOSX_X86_64 LibreOffice_project/747b5d0ebf89f41c860ec2a39efd7cb15b54f2d8</meta:generator>
    <meta:document-statistic meta:table-count="10" meta:cell-count="6063" meta:object-count="10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>
      <style:chart-properties chart:solid-type="cuboid" chart:symbol-type="automatic" chart:symbol-width="0.05cm" chart:symbol-height="0.05cm"/>
    </style:style>
    <style:style style:name="ch13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111">
      <style:graphic-properties draw:fill="solid" draw:fill-color="#7e0021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11">
      <style:graphic-properties draw:fill="solid" draw:fill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2" style:family="chart" style:data-style-name="N111">
      <style:graphic-properties draw:fill="solid" draw:fill-color="#ffd320"/>
    </style:style>
    <style:style style:name="ch2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5" style:family="chart" style:data-style-name="N111">
      <style:graphic-properties draw:fill="solid" draw:fill-color="#ff420e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848cm" svg:height="9.8cm" xlink:href=".." xlink:type="simple" chart:class="chart:scatter" chart:column-mapping="0 4 3 2 1" chart:style-name="ch1">
        <chart:title svg:x="14.138cm" svg:y="0.332cm" chart:style-name="ch2">
          <text:p>Shuffle</text:p>
        </chart:title>
        <chart:subtitle svg:x="13.57cm" svg:y="1.317cm" chart:style-name="ch3">
          <text:p>(using median)</text:p>
        </chart:subtitle>
        <chart:legend chart:legend-position="end" svg:x="22.803cm" svg:y="2.067cm" style:legend-expansion="high" chart:style-name="ch4"/>
        <chart:plot-area chart:style-name="ch5" table:cell-range-address="'Shuffle median'.O5:'Shuffle median'.O25 'Shuffle median'.B5:'Shuffle median'.C25 'Shuffle median'.C2:'Shuffle median'.C2 'Shuffle median'.AA2:'Shuffle median'.AA2 'Shuffle median'.AA5:'Shuffle median'.AA25 'Shuffle median'.U2:'Shuffle median'.U2 'Shuffle median'.U5:'Shuffle median'.U25 'Shuffle median'.O2:'Shuffle median'.O2 'Shuffle median'.I2:'Shuffle median'.I2 'Shuffle median'.I5:'Shuffle median'.I25" chart:data-source-has-labels="both" svg:x="1.615cm" svg:y="2.178cm" svg:width="20.592cm" svg:height="6.437cm">
          <chartooo:coordinate-region svg:x="3.001cm" svg:y="2.381cm" svg:width="18.921cm" svg:height="5.579cm"/>
          <chart:axis chart:dimension="x" chart:name="primary-x" chart:style-name="ch6" chartooo:axis-type="auto">
            <chart:title svg:x="10.665cm" svg:y="8.811cm" chart:style-name="ch7">
              <text:p>Array size /1000</text:p>
            </chart:title>
            <chart:categories table:cell-range-address="'Shuffle median'.O5:'Shuffle median'.O25"/>
          </chart:axis>
          <chart:axis chart:dimension="y" chart:name="primary-y" chart:style-name="ch6">
            <chart:title svg:x="0.841cm" svg:y="5.686cm" chart:style-name="ch8">
              <text:p>time /microseconds</text:p>
            </chart:title>
          </chart:axis>
          <chart:series chart:style-name="ch9" chart:values-cell-range-address="'Shuffle median'.C5:'Shuffle median'.C25" chart:label-cell-address="'Shuffle median'.C2:'Shuffle median'.C2" chart:class="chart:scatter">
            <chart:domain table:cell-range-address="'Shuffle median'.B5:'Shuffle median'.B25"/>
            <chart:regression-curve chart:style-name="ch10">
              <chart:equation chart:display-equation="true" chart:display-r-square="false" svg:x="16.902cm" svg:y="6.509cm" chart:style-name="ch11"/>
            </chart:regression-curve>
            <chart:data-point chart:repeated="16"/>
            <chart:data-point chart:style-name="ch12"/>
            <chart:data-point chart:repeated="4"/>
          </chart:series>
          <chart:series chart:style-name="ch13" chart:values-cell-range-address="'Shuffle median'.AA5:'Shuffle median'.AA25" chart:label-cell-address="'Shuffle median'.AA2:'Shuffle median'.AA2" chart:class="chart:scatter">
            <chart:regression-curve chart:style-name="ch14">
              <chart:equation chart:display-equation="true" chart:display-r-square="false" svg:x="16.923cm" svg:y="5.572cm" chart:style-name="ch15"/>
            </chart:regression-curve>
            <chart:data-point chart:repeated="21"/>
          </chart:series>
          <chart:series chart:style-name="ch16" chart:values-cell-range-address="'Shuffle median'.U5:'Shuffle median'.U25" chart:label-cell-address="'Shuffle median'.U2:'Shuffle median'.U2" chart:class="chart:scatter">
            <chart:regression-curve chart:style-name="ch17">
              <chart:equation chart:display-equation="true" chart:display-r-square="false" svg:x="7.101cm" svg:y="3.813cm" chart:style-name="ch18"/>
            </chart:regression-curve>
            <chart:regression-curve chart:style-name="ch19">
              <chart:equation chart:display-equation="true" chart:display-r-square="false" svg:x="7.103cm" svg:y="4.472cm" chart:style-name="ch18"/>
            </chart:regression-curve>
            <chart:data-point chart:repeated="21"/>
          </chart:series>
          <chart:series chart:style-name="ch20" chart:values-cell-range-address="'Shuffle median'.O5:'Shuffle median'.O25" chart:label-cell-address="'Shuffle median'.O2:'Shuffle median'.O2" chart:class="chart:scatter">
            <chart:regression-curve chart:style-name="ch21">
              <chart:equation chart:display-equation="true" chart:display-r-square="false" svg:x="9.967cm" svg:y="2.967cm" chart:style-name="ch22"/>
            </chart:regression-curve>
            <chart:data-point chart:repeated="21"/>
          </chart:series>
          <chart:series chart:style-name="ch23" chart:values-cell-range-address="'Shuffle median'.I5:'Shuffle median'.I25" chart:label-cell-address="'Shuffle median'.I2:'Shuffle median'.I2" chart:class="chart:scatter">
            <chart:regression-curve chart:style-name="ch24">
              <chart:equation chart:display-equation="true" chart:display-r-square="false" svg:x="11.777cm" svg:y="2.052cm" chart:style-name="ch25"/>
            </chart:regression-curve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dian'.C2:'Shuffle median'.C2</svg:desc>
                </draw:g>
              </table:table-cell>
              <table:table-cell office:value-type="string">
                <text:p>Home-made method v4</text:p>
                <draw:g>
                  <svg:desc>'Shuffle median'.AA2:'Shuffle median'.AA2</svg:desc>
                </draw:g>
              </table:table-cell>
              <table:table-cell office:value-type="string">
                <text:p>Home-made method v3</text:p>
                <draw:g>
                  <svg:desc>'Shuffle median'.U2:'Shuffle median'.U2</svg:desc>
                </draw:g>
              </table:table-cell>
              <table:table-cell office:value-type="string">
                <text:p>Home-made method v2</text:p>
                <draw:g>
                  <svg:desc>'Shuffle median'.O2:'Shuffle median'.O2</svg:desc>
                </draw:g>
              </table:table-cell>
              <table:table-cell office:value-type="string">
                <text:p>Home-made method v1</text:p>
                <draw:g>
                  <svg:desc>'Shuffle median'.I2:'Shuffle median'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0">
                <text:p>0</text:p>
                <draw:g>
                  <svg:desc>'Shuffle median'.B5:'Shuffle median'.B25</svg:desc>
                </draw:g>
              </table:table-cell>
              <table:table-cell office:value-type="float" office:value="1">
                <text:p>1</text:p>
                <draw:g>
                  <svg:desc>'Shuffle median'.C5:'Shuffle median'.C25</svg:desc>
                </draw:g>
              </table:table-cell>
              <table:table-cell office:value-type="float" office:value="4">
                <text:p>4</text:p>
                <draw:g>
                  <svg:desc>'Shuffle median'.AA5:'Shuffle median'.AA25</svg:desc>
                </draw:g>
              </table:table-cell>
              <table:table-cell office:value-type="float" office:value="8">
                <text:p>8</text:p>
                <draw:g>
                  <svg:desc>'Shuffle median'.U5:'Shuffle median'.U25</svg:desc>
                </draw:g>
              </table:table-cell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7">
                <text:p>7</text:p>
                <draw:g>
                  <svg:desc>'Shuffle median'.I5:'Shuffle median'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left" chart:symbol-width="0.05cm" chart:symbol-height="0.0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17" style:family="chart" style:data-style-name="N111">
      <style:graphic-properties draw:fill="solid" draw:fill-color="#83caff"/>
    </style:style>
    <style:style style:name="ch18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20" style:family="chart" style:data-style-name="N111">
      <style:graphic-properties draw:fill="solid" draw:fill-color="#ffd320"/>
    </style:style>
    <style:style style:name="ch21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3" style:family="chart" style:data-style-name="N111">
      <style:graphic-properties draw:fill="solid" draw:fill-color="#579d1c"/>
    </style:style>
    <style:style style:name="ch24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6" style:family="chart" style:data-style-name="N111">
      <style:graphic-properties draw:fill="solid" draw:fill-color="#7e0021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36.093cm" svg:height="9.007cm" xlink:href=".." xlink:type="simple" chart:class="chart:scatter" chart:column-mapping="0 1 2 6 3 4 5" chart:style-name="ch1">
        <chart:title svg:x="16.971cm" svg:y="0.315cm" chart:style-name="ch2">
          <text:p>Fibonacci</text:p>
        </chart:title>
        <chart:legend chart:legend-position="end" svg:x="27.526cm" svg:y="1.465cm" style:legend-expansion="high" chart:style-name="ch3"/>
        <chart:plot-area chart:style-name="ch4" table:cell-range-address="Fibonacci.B5:Fibonacci.B25 Fibonacci.I2:Fibonacci.I2 Fibonacci.I5:Fibonacci.I25 Fibonacci.O2:Fibonacci.O2 Fibonacci.O5:Fibonacci.O25 Fibonacci.AM2:Fibonacci.AM2 Fibonacci.AM5:Fibonacci.AM25 Fibonacci.U2:Fibonacci.U2 Fibonacci.U5:Fibonacci.U25 Fibonacci.AA2:Fibonacci.AA2 Fibonacci.AA5:Fibonacci.AA25 Fibonacci.AG2:Fibonacci.AG2 Fibonacci.AG5:Fibonacci.AG25" chart:data-source-has-labels="row" svg:x="1.7cm" svg:y="1.288cm" svg:width="25.105cm" svg:height="6.59cm">
          <chartooo:coordinate-region svg:x="3.142cm" svg:y="1.487cm" svg:width="23.365cm" svg:height="5.744cm"/>
          <chart:axis chart:dimension="x" chart:name="primary-x" chart:style-name="ch5">
            <chart:title svg:x="12.925cm" svg:y="8.058cm" chart:style-name="ch6">
              <text:p>array.length /1000</text:p>
            </chart:title>
          </chart:axis>
          <chart:axis chart:dimension="y" chart:name="primary-y" chart:style-name="ch7">
            <chart:title svg:x="0.451cm" svg:y="6cm" chart:style-name="ch8">
              <text:p>time /microseconds</text:p>
            </chart:title>
          </chart:axis>
          <chart:series chart:style-name="ch9" chart:values-cell-range-address="Fibonacci.I5:Fibonacci.I25" chart:label-cell-address="Fibonacci.I2:Fibonacci.I2" chart:class="chart:scatter">
            <chart:domain table:cell-range-address="Fibonacci.B5:Fibonacci.B25"/>
            <chart:regression-curve chart:style-name="ch10">
              <chart:equation chart:display-equation="true" chart:display-r-square="false" svg:x="7.091cm" svg:y="2.08cm" chart:style-name="ch11"/>
            </chart:regression-curve>
            <chart:data-point chart:repeated="21"/>
          </chart:series>
          <chart:series chart:style-name="ch12" chart:values-cell-range-address="Fibonacci.O5:Fibonacci.O25" chart:label-cell-address="Fibonacci.O2:Fibonacci.O2" chart:class="chart:scatter">
            <chart:regression-curve chart:style-name="ch13">
              <chart:equation chart:display-equation="true" chart:display-r-square="false" svg:x="7.124cm" svg:y="2.768cm" chart:style-name="ch14"/>
            </chart:regression-curve>
            <chart:data-point chart:repeated="21"/>
          </chart:series>
          <chart:series chart:style-name="ch15" chart:values-cell-range-address="Fibonacci.AM5:Fibonacci.AM25" chart:label-cell-address="Fibonacci.AM2:Fibonacci.AM2" chart:class="chart:scatter">
            <chart:regression-curve chart:style-name="ch16">
              <chart:equation chart:display-equation="true" chart:display-r-square="false" svg:x="3.713cm" svg:y="0.98cm" chart:style-name="ch17"/>
            </chart:regression-curve>
            <chart:data-point chart:repeated="21"/>
          </chart:series>
          <chart:series chart:style-name="ch18" chart:values-cell-range-address="Fibonacci.U5:Fibonacci.U25" chart:label-cell-address="Fibonacci.U2:Fibonacci.U2" chart:class="chart:scatter">
            <chart:regression-curve chart:style-name="ch19">
              <chart:equation chart:display-equation="true" chart:display-r-square="false" svg:x="23.069cm" svg:y="5.373cm" chart:style-name="ch20"/>
            </chart:regression-curve>
            <chart:data-point chart:repeated="21"/>
          </chart:series>
          <chart:series chart:style-name="ch21" chart:values-cell-range-address="Fibonacci.AA5:Fibonacci.AA25" chart:label-cell-address="Fibonacci.AA2:Fibonacci.AA2" chart:class="chart:scatter">
            <chart:regression-curve chart:style-name="ch22">
              <chart:equation chart:display-equation="true" chart:display-r-square="false" svg:x="19.113cm" svg:y="5.348cm" chart:style-name="ch23"/>
            </chart:regression-curve>
            <chart:data-point chart:repeated="21"/>
          </chart:series>
          <chart:series chart:style-name="ch24" chart:values-cell-range-address="Fibonacci.AG5:Fibonacci.AG25" chart:label-cell-address="Fibonacci.AG2:Fibonacci.AG2" chart:class="chart:scatter">
            <chart:regression-curve chart:style-name="ch25">
              <chart:equation chart:display-equation="true" chart:display-r-square="false" svg:x="20.769cm" svg:y="4.716cm" chart:style-name="ch26"/>
            </chart:regression-curve>
            <chart:data-point chart:repeated="21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Fibonacci.I2:Fibonacci.I2</svg:desc>
                </draw:g>
              </table:table-cell>
              <table:table-cell office:value-type="string">
                <text:p>Home-made method v1.1</text:p>
                <draw:g>
                  <svg:desc>Fibonacci.O2:Fibonacci.O2</svg:desc>
                </draw:g>
              </table:table-cell>
              <table:table-cell office:value-type="string">
                <text:p>Home-made method v2 (.flatten)</text:p>
                <draw:g>
                  <svg:desc>Fibonacci.AM2:Fibonacci.AM2</svg:desc>
                </draw:g>
              </table:table-cell>
              <table:table-cell office:value-type="string">
                <text:p>Test array[-2]</text:p>
                <draw:g>
                  <svg:desc>Fibonacci.U2:Fibonacci.U2</svg:desc>
                </draw:g>
              </table:table-cell>
              <table:table-cell office:value-type="string">
                <text:p>Test array[-2] (x-axis * 10)</text:p>
                <draw:g>
                  <svg:desc>Fibonacci.AA2:Fibonacci.AA2</svg:desc>
                </draw:g>
              </table:table-cell>
              <table:table-cell office:value-type="string">
                <text:p>Test addition</text:p>
                <draw:g>
                  <svg:desc>Fibonacci.AG2:Fibonacci.A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bonacci.B5:Fibonacci.B25</svg:desc>
                </draw:g>
              </table:table-cell>
              <table:table-cell office:value-type="float" office:value="4">
                <text:p>4</text:p>
                <draw:g>
                  <svg:desc>Fibonacci.I5:Fibonacci.I25</svg:desc>
                </draw:g>
              </table:table-cell>
              <table:table-cell office:value-type="float" office:value="4">
                <text:p>4</text:p>
                <draw:g>
                  <svg:desc>Fibonacci.O5:Fibonacci.O25</svg:desc>
                </draw:g>
              </table:table-cell>
              <table:table-cell office:value-type="float" office:value="4">
                <text:p>4</text:p>
                <draw:g>
                  <svg:desc>Fibonacci.AM5:Fibonacci.AM25</svg:desc>
                </draw:g>
              </table:table-cell>
              <table:table-cell office:value-type="float" office:value="1">
                <text:p>1</text:p>
                <draw:g>
                  <svg:desc>Fibonacci.U5:Fibonacci.U25</svg:desc>
                </draw:g>
              </table:table-cell>
              <table:table-cell office:value-type="float" office:value="2">
                <text:p>2</text:p>
                <draw:g>
                  <svg:desc>Fibonacci.AA5:Fibonacci.AA25</svg:desc>
                </draw:g>
              </table:table-cell>
              <table:table-cell office:value-type="float" office:value="42765">
                <text:p>42765</text:p>
                <draw:g>
                  <svg:desc>Fibonacci.AG5:Fibonacci.A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81">
                <text:p>2581</text:p>
              </table:table-cell>
              <table:table-cell office:value-type="float" office:value="2548">
                <text:p>2548</text:p>
              </table:table-cell>
              <table:table-cell office:value-type="float" office:value="724012">
                <text:p>72401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5310">
                <text:p>453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752">
                <text:p>5752</text:p>
              </table:table-cell>
              <table:table-cell office:value-type="float" office:value="6450">
                <text:p>6450</text:p>
              </table:table-cell>
              <table:table-cell office:value-type="float" office:value="2952190">
                <text:p>295219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3372">
                <text:p>43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170">
                <text:p>12170</text:p>
              </table:table-cell>
              <table:table-cell office:value-type="float" office:value="11104">
                <text:p>11104</text:p>
              </table:table-cell>
              <table:table-cell office:value-type="float" office:value="7316111">
                <text:p>73161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2780">
                <text:p>427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4580">
                <text:p>24580</text:p>
              </table:table-cell>
              <table:table-cell office:value-type="float" office:value="18454">
                <text:p>18454</text:p>
              </table:table-cell>
              <table:table-cell office:value-type="float" office:value="12494468">
                <text:p>1249446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2563">
                <text:p>42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2258">
                <text:p>32258</text:p>
              </table:table-cell>
              <table:table-cell office:value-type="float" office:value="27730">
                <text:p>27730</text:p>
              </table:table-cell>
              <table:table-cell office:value-type="float" office:value="20050023">
                <text:p>2005002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315">
                <text:p>42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7915">
                <text:p>47915</text:p>
              </table:table-cell>
              <table:table-cell office:value-type="float" office:value="40819">
                <text:p>40819</text:p>
              </table:table-cell>
              <table:table-cell office:value-type="float" office:value="27091721">
                <text:p>2709172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195">
                <text:p>42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54396">
                <text:p>54396</text:p>
              </table:table-cell>
              <table:table-cell office:value-type="float" office:value="49614">
                <text:p>49614</text:p>
              </table:table-cell>
              <table:table-cell office:value-type="float" office:value="39187176">
                <text:p>3918717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3436">
                <text:p>43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5233">
                <text:p>85233</text:p>
              </table:table-cell>
              <table:table-cell office:value-type="float" office:value="68847">
                <text:p>68847</text:p>
              </table:table-cell>
              <table:table-cell office:value-type="float" office:value="49450955">
                <text:p>4945095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3699">
                <text:p>43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64524">
                <text:p>164524</text:p>
              </table:table-cell>
              <table:table-cell office:value-type="float" office:value="60371">
                <text:p>60371</text:p>
              </table:table-cell>
              <table:table-cell office:value-type="float" office:value="63237858">
                <text:p>6323785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1519">
                <text:p>41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5673">
                <text:p>145673</text:p>
              </table:table-cell>
              <table:table-cell office:value-type="float" office:value="81850">
                <text:p>81850</text:p>
              </table:table-cell>
              <table:table-cell office:value-type="float" office:value="82601362">
                <text:p>8260136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108">
                <text:p>42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7551">
                <text:p>127551</text:p>
              </table:table-cell>
              <table:table-cell office:value-type="float" office:value="114536">
                <text:p>114536</text:p>
              </table:table-cell>
              <table:table-cell office:value-type="float" office:value="101541190">
                <text:p>10154119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2249">
                <text:p>422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3485">
                <text:p>113485</text:p>
              </table:table-cell>
              <table:table-cell office:value-type="float" office:value="111136">
                <text:p>111136</text:p>
              </table:table-cell>
              <table:table-cell office:value-type="float" office:value="119029250">
                <text:p>11902925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056">
                <text:p>42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4459">
                <text:p>124459</text:p>
              </table:table-cell>
              <table:table-cell office:value-type="float" office:value="116893">
                <text:p>116893</text:p>
              </table:table-cell>
              <table:table-cell office:value-type="float" office:value="143138453">
                <text:p>14313845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1400">
                <text:p>41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0556">
                <text:p>150556</text:p>
              </table:table-cell>
              <table:table-cell office:value-type="float" office:value="125648">
                <text:p>125648</text:p>
              </table:table-cell>
              <table:table-cell office:value-type="float" office:value="161219115">
                <text:p>16121911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3075">
                <text:p>43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29498">
                <text:p>229498</text:p>
              </table:table-cell>
              <table:table-cell office:value-type="float" office:value="149627">
                <text:p>149627</text:p>
              </table:table-cell>
              <table:table-cell office:value-type="float" office:value="230341830">
                <text:p>23034183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2328">
                <text:p>42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40673">
                <text:p>140673</text:p>
              </table:table-cell>
              <table:table-cell office:value-type="float" office:value="161328">
                <text:p>161328</text:p>
              </table:table-cell>
              <table:table-cell office:value-type="float" office:value="242834010">
                <text:p>2428340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1569">
                <text:p>415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79614">
                <text:p>179614</text:p>
              </table:table-cell>
              <table:table-cell office:value-type="float" office:value="228261">
                <text:p>228261</text:p>
              </table:table-cell>
              <table:table-cell office:value-type="float" office:value="286216772">
                <text:p>28621677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581">
                <text:p>425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83859">
                <text:p>283859</text:p>
              </table:table-cell>
              <table:table-cell office:value-type="float" office:value="197308">
                <text:p>197308</text:p>
              </table:table-cell>
              <table:table-cell office:value-type="float" office:value="309295933">
                <text:p>30929593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4376">
                <text:p>443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10794">
                <text:p>310794</text:p>
              </table:table-cell>
              <table:table-cell office:value-type="float" office:value="209562">
                <text:p>209562</text:p>
              </table:table-cell>
              <table:table-cell office:value-type="float" office:value="318119515">
                <text:p>31811951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2265">
                <text:p>422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20871">
                <text:p>320871</text:p>
              </table:table-cell>
              <table:table-cell office:value-type="float" office:value="330904">
                <text:p>330904</text:p>
              </table:table-cell>
              <table:table-cell office:value-type="float" office:value="332989991">
                <text:p>33298999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2377">
                <text:p>4237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02cm" svg:y="0.315cm" chart:style-name="ch2">
          <text:p>Sort</text:p>
        </chart:title>
        <chart:plot-area chart:style-name="ch3" table:cell-range-address="Sort.B5:Sort.C25" svg:x="1.299cm" svg:y="1.288cm" svg:width="14.385cm" svg:height="6.59cm">
          <chartooo:coordinate-region svg:x="2.344cm" svg:y="1.487cm" svg:width="13.041cm" svg:height="5.744cm"/>
          <chart:axis chart:dimension="x" chart:name="primary-x" chart:style-name="ch4">
            <chart:title svg:x="7.293cm" svg:y="8.058cm" chart:style-name="ch5">
              <text:p>Array size /1000</text:p>
            </chart:title>
          </chart:axis>
          <chart:axis chart:dimension="y" chart:name="primary-y" chart:style-name="ch4">
            <chart:title svg:x="0.451cm" svg:y="6.059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svg:x="2.392cm" svg:y="1.535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049cm" svg:height="8.997cm" xlink:href=".." xlink:type="simple" chart:class="chart:scatter" chart:style-name="ch1">
        <chart:title svg:x="15.736cm" svg:y="0.314cm" chart:style-name="ch2">
          <text:p>Shuffle</text:p>
        </chart:title>
        <chart:subtitle svg:x="15.293cm" svg:y="1.287cm" chart:style-name="ch3">
          <text:p>(using mean)</text:p>
        </chart:subtitle>
        <chart:legend chart:legend-position="end" svg:x="25.891cm" svg:y="1.709cm" style:legend-expansion="high" chart:style-name="ch4"/>
        <chart:plot-area chart:style-name="ch5" table:cell-range-address="'Shuffle mean'.B5:'Shuffle mean'.C25 'Shuffle mean'.C2:'Shuffle mean'.C2 'Shuffle mean'.I2:'Shuffle mean'.I2 'Shuffle mean'.I5:'Shuffle mean'.I25 'Shuffle mean'.O2:'Shuffle mean'.O2 'Shuffle mean'.O5:'Shuffle mean'.O25 'Shuffle mean'.U2:'Shuffle mean'.U2 'Shuffle mean'.U5:'Shuffle mean'.U25 'Shuffle mean'.AA2:'Shuffle mean'.AA2 'Shuffle mean'.AA5:'Shuffle mean'.AA25" chart:data-source-has-labels="row" svg:x="1.639cm" svg:y="2.135cm" svg:width="23.592cm" svg:height="5.734cm">
          <chartooo:coordinate-region svg:x="3.081cm" svg:y="2.334cm" svg:width="21.852cm" svg:height="4.888cm"/>
          <chart:axis chart:dimension="x" chart:name="primary-x" chart:style-name="ch6">
            <chart:title svg:x="12.108cm" svg:y="8.048cm" chart:style-name="ch7">
              <text:p>array.length /1000</text:p>
            </chart:title>
          </chart:axis>
          <chart:axis chart:dimension="y" chart:name="primary-y" chart:style-name="ch6">
            <chart:title svg:x="0.451cm" svg:y="6.419cm" chart:style-name="ch8">
              <text:p>time /microseconds</text:p>
            </chart:title>
          </chart:axis>
          <chart:series chart:style-name="ch9" chart:values-cell-range-address="'Shuffle mean'.C5:'Shuffle mean'.C25" chart:label-cell-address="'Shuffle mean'.C2:'Shuffle mean'.C2" chart:class="chart:scatter">
            <chart:domain table:cell-range-address="'Shuffle mean'.B5:'Shuffle mean'.B25"/>
            <chart:regression-curve chart:style-name="ch10">
              <chart:equation chart:display-equation="true" chart:display-r-square="false" svg:x="20.212cm" svg:y="5.633cm" chart:style-name="ch11"/>
            </chart:regression-curve>
            <chart:data-point chart:repeated="21"/>
          </chart:series>
          <chart:series chart:style-name="ch12" chart:values-cell-range-address="'Shuffle mean'.I5:'Shuffle mean'.I25" chart:label-cell-address="'Shuffle mean'.I2:'Shuffle mean'.I2" chart:class="chart:scatter">
            <chart:regression-curve chart:style-name="ch13">
              <chart:equation chart:display-equation="true" chart:display-r-square="false" svg:x="5.619cm" svg:y="3.223cm" chart:style-name="ch14"/>
            </chart:regression-curve>
            <chart:data-point chart:repeated="21"/>
          </chart:series>
          <chart:series chart:style-name="ch15" chart:values-cell-range-address="'Shuffle mean'.O5:'Shuffle mean'.O25" chart:label-cell-address="'Shuffle mean'.O2:'Shuffle mean'.O2" chart:class="chart:scatter">
            <chart:regression-curve chart:style-name="ch16">
              <chart:equation chart:display-equation="true" chart:display-r-square="false" svg:x="5.693cm" svg:y="4.068cm" chart:style-name="ch17"/>
            </chart:regression-curve>
            <chart:data-point chart:repeated="21"/>
          </chart:series>
          <chart:series chart:style-name="ch18" chart:values-cell-range-address="'Shuffle mean'.U5:'Shuffle mean'.U25" chart:label-cell-address="'Shuffle mean'.U2:'Shuffle mean'.U2" chart:class="chart:scatter">
            <chart:regression-curve chart:style-name="ch19">
              <chart:equation chart:display-equation="true" chart:display-r-square="false" svg:x="3.357cm" svg:y="4.963cm" chart:style-name="ch20"/>
            </chart:regression-curve>
            <chart:regression-curve chart:style-name="ch21">
              <chart:equation chart:display-equation="true" chart:display-r-square="false" svg:x="3.357cm" svg:y="5.62cm" chart:style-name="ch20"/>
            </chart:regression-curve>
            <chart:data-point chart:repeated="21"/>
          </chart:series>
          <chart:series chart:style-name="ch22" chart:values-cell-range-address="'Shuffle mean'.AA5:'Shuffle mean'.AA25" chart:label-cell-address="'Shuffle mean'.AA2:'Shuffle mean'.AA2" chart:class="chart:scatter">
            <chart:regression-curve chart:style-name="ch23">
              <chart:equation chart:display-equation="true" chart:display-r-square="false" svg:x="20.099cm" svg:y="4.764cm" chart:style-name="ch24"/>
            </chart:regression-curve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an'.C2:'Shuffle mean'.C2</svg:desc>
                </draw:g>
              </table:table-cell>
              <table:table-cell office:value-type="string">
                <text:p>Home-made method v1</text:p>
                <draw:g>
                  <svg:desc>'Shuffle mean'.I2:'Shuffle mean'.I2</svg:desc>
                </draw:g>
              </table:table-cell>
              <table:table-cell office:value-type="string">
                <text:p>Home-made method v2</text:p>
                <draw:g>
                  <svg:desc>'Shuffle mean'.O2:'Shuffle mean'.O2</svg:desc>
                </draw:g>
              </table:table-cell>
              <table:table-cell office:value-type="string">
                <text:p>Home-made method v3</text:p>
                <draw:g>
                  <svg:desc>'Shuffle mean'.U2:'Shuffle mean'.U2</svg:desc>
                </draw:g>
              </table:table-cell>
              <table:table-cell office:value-type="string">
                <text:p>Home-made method v4</text:p>
                <draw:g>
                  <svg:desc>'Shuffle mean'.AA2:'Shuffle 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uffle mean'.B5:'Shuffle mean'.B25</svg:desc>
                </draw:g>
              </table:table-cell>
              <table:table-cell office:value-type="float" office:value="3.6">
                <text:p>3.6</text:p>
                <draw:g>
                  <svg:desc>'Shuffle mean'.C5:'Shuffle mean'.C25</svg:desc>
                </draw:g>
              </table:table-cell>
              <table:table-cell office:value-type="float" office:value="13.8">
                <text:p>13.8</text:p>
                <draw:g>
                  <svg:desc>'Shuffle mean'.I5:'Shuffle mean'.I25</svg:desc>
                </draw:g>
              </table:table-cell>
              <table:table-cell office:value-type="float" office:value="8.2">
                <text:p>8.2</text:p>
                <draw:g>
                  <svg:desc>'Shuffle mean'.O5:'Shuffle mean'.O25</svg:desc>
                </draw:g>
              </table:table-cell>
              <table:table-cell office:value-type="float" office:value="10.4">
                <text:p>10.4</text:p>
                <draw:g>
                  <svg:desc>'Shuffle mean'.U5:'Shuffle mean'.U25</svg:desc>
                </draw:g>
              </table:table-cell>
              <table:table-cell office:value-type="float" office:value="91">
                <text:p>91</text:p>
                <draw:g>
                  <svg:desc>'Shuffle mean'.AA5:'Shuffle mean'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3.2">
                <text:p>133.2</text:p>
              </table:table-cell>
              <table:table-cell office:value-type="float" office:value="1762">
                <text:p>1762</text:p>
              </table:table-cell>
              <table:table-cell office:value-type="float" office:value="2034.2">
                <text:p>2034.2</text:p>
              </table:table-cell>
              <table:table-cell office:value-type="float" office:value="22549.6">
                <text:p>22549.6</text:p>
              </table:table-cell>
              <table:table-cell office:value-type="float" office:value="2150.6">
                <text:p>215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5507.8">
                <text:p>5507.8</text:p>
              </table:table-cell>
              <table:table-cell office:value-type="float" office:value="5505.8">
                <text:p>5505.8</text:p>
              </table:table-cell>
              <table:table-cell office:value-type="float" office:value="40218.4">
                <text:p>40218.4</text:p>
              </table:table-cell>
              <table:table-cell office:value-type="float" office:value="4063.8">
                <text:p>406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0.6">
                <text:p>310.6</text:p>
              </table:table-cell>
              <table:table-cell office:value-type="float" office:value="12564.2">
                <text:p>12564.2</text:p>
              </table:table-cell>
              <table:table-cell office:value-type="float" office:value="10930">
                <text:p>10930</text:p>
              </table:table-cell>
              <table:table-cell office:value-type="float" office:value="63749">
                <text:p>63749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5.8">
                <text:p>445.8</text:p>
              </table:table-cell>
              <table:table-cell office:value-type="float" office:value="21685.8">
                <text:p>21685.8</text:p>
              </table:table-cell>
              <table:table-cell office:value-type="float" office:value="19443.8">
                <text:p>19443.8</text:p>
              </table:table-cell>
              <table:table-cell office:value-type="float" office:value="91002.2">
                <text:p>91002.2</text:p>
              </table:table-cell>
              <table:table-cell office:value-type="float" office:value="8060.2">
                <text:p>806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12.2">
                <text:p>512.2</text:p>
              </table:table-cell>
              <table:table-cell office:value-type="float" office:value="34133.6">
                <text:p>34133.6</text:p>
              </table:table-cell>
              <table:table-cell office:value-type="float" office:value="30352.2">
                <text:p>30352.2</text:p>
              </table:table-cell>
              <table:table-cell office:value-type="float" office:value="106839">
                <text:p>106839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.4">
                <text:p>568.4</text:p>
              </table:table-cell>
              <table:table-cell office:value-type="float" office:value="52280.2">
                <text:p>52280.2</text:p>
              </table:table-cell>
              <table:table-cell office:value-type="float" office:value="40782.6">
                <text:p>40782.6</text:p>
              </table:table-cell>
              <table:table-cell office:value-type="float" office:value="136307">
                <text:p>136307</text:p>
              </table:table-cell>
              <table:table-cell office:value-type="float" office:value="11341.4">
                <text:p>113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63.6">
                <text:p>763.6</text:p>
              </table:table-cell>
              <table:table-cell office:value-type="float" office:value="64144.8">
                <text:p>64144.8</text:p>
              </table:table-cell>
              <table:table-cell office:value-type="float" office:value="48932">
                <text:p>48932</text:p>
              </table:table-cell>
              <table:table-cell office:value-type="float" office:value="168586.4">
                <text:p>168586.4</text:p>
              </table:table-cell>
              <table:table-cell office:value-type="float" office:value="13711.8">
                <text:p>137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6.8">
                <text:p>736.8</text:p>
              </table:table-cell>
              <table:table-cell office:value-type="float" office:value="82728">
                <text:p>82728</text:p>
              </table:table-cell>
              <table:table-cell office:value-type="float" office:value="67309">
                <text:p>67309</text:p>
              </table:table-cell>
              <table:table-cell office:value-type="float" office:value="206420.8">
                <text:p>206420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.4">
                <text:p>922.4</text:p>
              </table:table-cell>
              <table:table-cell office:value-type="float" office:value="113268.4">
                <text:p>113268.4</text:p>
              </table:table-cell>
              <table:table-cell office:value-type="float" office:value="85437">
                <text:p>85437</text:p>
              </table:table-cell>
              <table:table-cell office:value-type="float" office:value="228638.6">
                <text:p>228638.6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18.6">
                <text:p>1018.6</text:p>
              </table:table-cell>
              <table:table-cell office:value-type="float" office:value="147100">
                <text:p>147100</text:p>
              </table:table-cell>
              <table:table-cell office:value-type="float" office:value="106705.4">
                <text:p>106705.4</text:p>
              </table:table-cell>
              <table:table-cell office:value-type="float" office:value="255463.6">
                <text:p>255463.6</text:p>
              </table:table-cell>
              <table:table-cell office:value-type="float" office:value="19003.8">
                <text:p>1900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16.2">
                <text:p>1816.2</text:p>
              </table:table-cell>
              <table:table-cell office:value-type="float" office:value="163710.6">
                <text:p>163710.6</text:p>
              </table:table-cell>
              <table:table-cell office:value-type="float" office:value="130183.2">
                <text:p>130183.2</text:p>
              </table:table-cell>
              <table:table-cell office:value-type="float" office:value="265301.6">
                <text:p>265301.6</text:p>
              </table:table-cell>
              <table:table-cell office:value-type="float" office:value="19888.4">
                <text:p>1988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15.2">
                <text:p>1115.2</text:p>
              </table:table-cell>
              <table:table-cell office:value-type="float" office:value="197919.4">
                <text:p>197919.4</text:p>
              </table:table-cell>
              <table:table-cell office:value-type="float" office:value="159117.4">
                <text:p>159117.4</text:p>
              </table:table-cell>
              <table:table-cell office:value-type="float" office:value="336260.4">
                <text:p>336260.4</text:p>
              </table:table-cell>
              <table:table-cell office:value-type="float" office:value="22989.8">
                <text:p>2298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66.8">
                <text:p>1166.8</text:p>
              </table:table-cell>
              <table:table-cell office:value-type="float" office:value="228512.6">
                <text:p>228512.6</text:p>
              </table:table-cell>
              <table:table-cell office:value-type="float" office:value="193514.8">
                <text:p>193514.8</text:p>
              </table:table-cell>
              <table:table-cell office:value-type="float" office:value="394226">
                <text:p>394226</text:p>
              </table:table-cell>
              <table:table-cell office:value-type="float" office:value="26159">
                <text:p>2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46.4">
                <text:p>2446.4</text:p>
              </table:table-cell>
              <table:table-cell office:value-type="float" office:value="278752.4">
                <text:p>278752.4</text:p>
              </table:table-cell>
              <table:table-cell office:value-type="float" office:value="222368">
                <text:p>222368</text:p>
              </table:table-cell>
              <table:table-cell office:value-type="float" office:value="369371.6">
                <text:p>369371.6</text:p>
              </table:table-cell>
              <table:table-cell office:value-type="float" office:value="25852">
                <text:p>25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.2">
                <text:p>1685.2</text:p>
              </table:table-cell>
              <table:table-cell office:value-type="float" office:value="332445.2">
                <text:p>332445.2</text:p>
              </table:table-cell>
              <table:table-cell office:value-type="float" office:value="259187">
                <text:p>259187</text:p>
              </table:table-cell>
              <table:table-cell office:value-type="float" office:value="381182.6">
                <text:p>381182.6</text:p>
              </table:table-cell>
              <table:table-cell office:value-type="float" office:value="28265.4">
                <text:p>2826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21">
                <text:p>1921</text:p>
              </table:table-cell>
              <table:table-cell office:value-type="float" office:value="400930">
                <text:p>400930</text:p>
              </table:table-cell>
              <table:table-cell office:value-type="float" office:value="307874.2">
                <text:p>307874.2</text:p>
              </table:table-cell>
              <table:table-cell office:value-type="float" office:value="424147.6">
                <text:p>424147.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14.8">
                <text:p>1814.8</text:p>
              </table:table-cell>
              <table:table-cell office:value-type="float" office:value="428351.8">
                <text:p>428351.8</text:p>
              </table:table-cell>
              <table:table-cell office:value-type="float" office:value="349466.2">
                <text:p>349466.2</text:p>
              </table:table-cell>
              <table:table-cell office:value-type="float" office:value="477008.8">
                <text:p>477008.8</text:p>
              </table:table-cell>
              <table:table-cell office:value-type="float" office:value="37164.2">
                <text:p>3716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43.2">
                <text:p>1843.2</text:p>
              </table:table-cell>
              <table:table-cell office:value-type="float" office:value="474009">
                <text:p>474009</text:p>
              </table:table-cell>
              <table:table-cell office:value-type="float" office:value="389586.4">
                <text:p>389586.4</text:p>
              </table:table-cell>
              <table:table-cell office:value-type="float" office:value="506891.6">
                <text:p>506891.6</text:p>
              </table:table-cell>
              <table:table-cell office:value-type="float" office:value="34580.6">
                <text:p>3458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37.6">
                <text:p>2037.6</text:p>
              </table:table-cell>
              <table:table-cell office:value-type="float" office:value="513353.8">
                <text:p>513353.8</text:p>
              </table:table-cell>
              <table:table-cell office:value-type="float" office:value="449496.8">
                <text:p>449496.8</text:p>
              </table:table-cell>
              <table:table-cell office:value-type="float" office:value="512753.4">
                <text:p>512753.4</text:p>
              </table:table-cell>
              <table:table-cell office:value-type="float" office:value="39258.4">
                <text:p>3925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419.8">
                <text:p>2419.8</text:p>
              </table:table-cell>
              <table:table-cell office:value-type="float" office:value="600336.6">
                <text:p>600336.6</text:p>
              </table:table-cell>
              <table:table-cell office:value-type="float" office:value="502039.6">
                <text:p>502039.6</text:p>
              </table:table-cell>
              <table:table-cell office:value-type="float" office:value="530685">
                <text:p>530685</text:p>
              </table:table-cell>
              <table:table-cell office:value-type="float" office:value="39587.6">
                <text:p>39587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38cm" svg:height="8.999cm" xlink:href=".." xlink:type="simple" chart:class="chart:scatter" chart:style-name="ch1">
        <chart:title svg:x="12.728cm" svg:y="0.315cm" chart:style-name="ch2">
          <text:p>Binary sort</text:p>
        </chart:title>
        <chart:legend chart:legend-position="end" svg:x="21.765cm" svg:y="3.437cm" style:legend-expansion="high" chart:style-name="ch3"/>
        <chart:plot-area chart:style-name="ch4" table:cell-range-address="'Binary sort'.B5:'Binary sort'.C25 'Binary sort'.C2:'Binary sort'.C2 'Binary sort'.I2:'Binary sort'.I2 'Binary sort'.I5:'Binary sort'.I25" chart:data-source-has-labels="row" svg:x="1.575cm" svg:y="1.283cm" svg:width="19.634cm" svg:height="6.548cm">
          <chartooo:coordinate-region svg:x="2.583cm" svg:y="1.486cm" svg:width="18.152cm" svg:height="5.69cm"/>
          <chart:axis chart:dimension="x" chart:name="primary-x" chart:style-name="ch5">
            <chart:title svg:x="10.146cm" svg:y="8.01cm" chart:style-name="ch6">
              <text:p>Array size /1000</text:p>
            </chart:title>
          </chart:axis>
          <chart:axis chart:dimension="y" chart:name="primary-y" chart:style-name="ch5">
            <chart:title svg:x="0.451cm" svg:y="6.033cm" chart:style-name="ch7">
              <text:p>time /microseconds</text:p>
            </chart:title>
          </chart:axis>
          <chart:series chart:style-name="ch8" chart:values-cell-range-address="'Binary sort'.C5:'Binary sort'.C25" chart:label-cell-address="'Binary sort'.C2:'Binary sort'.C2" chart:class="chart:scatter">
            <chart:domain table:cell-range-address="'Binary sort'.B5:'Binary sort'.B25"/>
            <chart:regression-curve chart:style-name="ch9">
              <chart:equation chart:display-equation="true" chart:display-r-square="false" svg:x="16.256cm" svg:y="5.426cm" chart:style-name="ch10"/>
            </chart:regression-curve>
            <chart:data-point chart:repeated="21"/>
          </chart:series>
          <chart:series chart:style-name="ch11" chart:values-cell-range-address="'Binary sort'.I5:'Binary sort'.I25" chart:label-cell-address="'Binary sort'.I2:'Binary sort'.I2" chart:class="chart:scatter">
            <chart:regression-curve chart:style-name="ch12">
              <chart:equation chart:display-equation="true" chart:display-r-square="false" svg:x="11.515cm" svg:y="1.784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Binary sort'.C2:'Binary sort'.C2</svg:desc>
                </draw:g>
              </table:table-cell>
              <table:table-cell office:value-type="string">
                <text:p>Home-made method</text:p>
                <draw:g>
                  <svg:desc>'Binary sort'.I2:'Binary sor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nary sort'.B5:'Binary sort'.B25</svg:desc>
                </draw:g>
              </table:table-cell>
              <table:table-cell office:value-type="float" office:value="2">
                <text:p>2</text:p>
                <draw:g>
                  <svg:desc>'Binary sort'.C5:'Binary sort'.C25</svg:desc>
                </draw:g>
              </table:table-cell>
              <table:table-cell office:value-type="float" office:value="6">
                <text:p>6</text:p>
                <draw:g>
                  <svg:desc>'Binary sort'.I5:'Binary sor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42">
                <text:p>3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53">
                <text:p>653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16">
                <text:p>71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62">
                <text:p>1262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23">
                <text:p>1323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516">
                <text:p>1516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31">
                <text:p>1531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76">
                <text:p>167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85">
                <text:p>1785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39">
                <text:p>1839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965">
                <text:p>1965</text:p>
              </table:table-cell>
              <table:table-cell office:value-type="float" office:value="11978">
                <text:p>1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62">
                <text:p>2162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83">
                <text:p>2183</text:p>
              </table:table-cell>
              <table:table-cell office:value-type="float" office:value="14899">
                <text:p>14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11">
      <style:graphic-properties draw:fill="solid" draw:fill-color="#004586"/>
    </style:style>
    <style:style style:name="ch13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111">
      <style:graphic-properties draw:fill="solid" draw:fill-color="#ffd320"/>
    </style:style>
    <style:style style:name="ch16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11">
      <style:graphic-properties draw:fill="solid" draw:fill-color="#ff420e"/>
    </style:style>
    <style:style style:name="ch19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1" style:family="chart" style:data-style-name="N111">
      <style:graphic-properties draw:fill="solid"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8.418cm" svg:height="9.007cm" xlink:href=".." xlink:type="simple" chart:class="chart:scatter" chart:style-name="ch1">
        <chart:title svg:x="17.599cm" svg:y="0.316cm" chart:style-name="ch2">
          <text:p>Find duplicates</text:p>
        </chart:title>
        <chart:legend chart:legend-position="end" svg:x="29.454cm" svg:y="2.429cm" style:legend-expansion="high" chart:style-name="ch3"/>
        <chart:plot-area chart:style-name="ch4" table:cell-range-address="'Find duplicates'.B4:'Find duplicates'.B24 'Find duplicates'.I1:'Find duplicates'.I1 'Find duplicates'.I4:'Find duplicates'.I24 'Find duplicates'.U1:'Find duplicates'.U1 'Find duplicates'.U4:'Find duplicates'.U24 'Find duplicates'.O1:'Find duplicates'.O1 'Find duplicates'.O4:'Find duplicates'.O24 'Find duplicates'.AA1:'Find duplicates'.AA1 'Find duplicates'.AA4:'Find duplicates'.AA24" chart:data-source-has-labels="row" svg:x="1.787cm" svg:y="1.285cm" svg:width="26.899cm" svg:height="6.553cm">
          <chartooo:coordinate-region svg:x="3.74cm" svg:y="1.488cm" svg:width="24.661cm" svg:height="5.695cm"/>
          <chart:axis chart:dimension="x" chart:name="primary-x" chart:style-name="ch5">
            <chart:title svg:x="13.841cm" svg:y="8.018cm" chart:style-name="ch6">
              <text:p>array.length /1000</text:p>
            </chart:title>
          </chart:axis>
          <chart:axis chart:dimension="y" chart:name="primary-y" chart:style-name="ch7">
            <chart:title svg:x="0.451cm" svg:y="6.037cm" chart:style-name="ch8">
              <text:p>time /microseconds</text:p>
            </chart:title>
          </chart:axis>
          <chart:axis chart:dimension="y" chart:name="secondary-y" chart:style-name="ch9"/>
          <chart:series chart:attached-axis="primary-y" chart:style-name="ch10" chart:values-cell-range-address="'Find duplicates'.I4:'Find duplicates'.I24" chart:label-cell-address="'Find duplicates'.I1:'Find duplicates'.I1" chart:class="chart:scatter">
            <chart:domain table:cell-range-address="'Find duplicates'.B4:'Find duplicates'.B24"/>
            <chart:regression-curve chart:style-name="ch11">
              <chart:equation chart:display-equation="true" chart:display-r-square="false" svg:x="4.015cm" svg:y="5.49cm" chart:style-name="ch12"/>
            </chart:regression-curve>
            <chart:data-point chart:repeated="21"/>
          </chart:series>
          <chart:series chart:attached-axis="primary-y" chart:style-name="ch13" chart:values-cell-range-address="'Find duplicates'.U4:'Find duplicates'.U24" chart:label-cell-address="'Find duplicates'.U1:'Find duplicates'.U1" chart:class="chart:scatter">
            <chart:regression-curve chart:style-name="ch14">
              <chart:equation chart:display-equation="true" chart:display-r-square="false" svg:x="3.975cm" svg:y="4.608cm" chart:style-name="ch15"/>
            </chart:regression-curve>
            <chart:data-point chart:repeated="21"/>
          </chart:series>
          <chart:series chart:attached-axis="primary-y" chart:style-name="ch16" chart:values-cell-range-address="'Find duplicates'.O4:'Find duplicates'.O24" chart:label-cell-address="'Find duplicates'.O1:'Find duplicates'.O1" chart:class="chart:scatter">
            <chart:regression-curve chart:style-name="ch17">
              <chart:equation chart:display-equation="true" chart:display-r-square="false" svg:x="21.699cm" svg:y="6.284cm" chart:style-name="ch18"/>
            </chart:regression-curve>
            <chart:data-point chart:repeated="21"/>
          </chart:series>
          <chart:series chart:attached-axis="primary-y" chart:style-name="ch19" chart:values-cell-range-address="'Find duplicates'.AA4:'Find duplicates'.AA24" chart:label-cell-address="'Find duplicates'.AA1:'Find duplicates'.AA1" chart:class="chart:scatter">
            <chart:regression-curve chart:style-name="ch20">
              <chart:equation chart:display-equation="true" chart:display-r-square="false" svg:x="21.65cm" svg:y="5.414cm" chart:style-name="ch21"/>
            </chart:regression-curve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 v1 (with break)</text:p>
                <draw:g>
                  <svg:desc>'Find duplicates'.I1:'Find duplicates'.I1</svg:desc>
                </draw:g>
              </table:table-cell>
              <table:table-cell office:value-type="string">
                <text:p>Home-made method v1 (no break)</text:p>
                <draw:g>
                  <svg:desc>'Find duplicates'.U1:'Find duplicates'.U1</svg:desc>
                </draw:g>
              </table:table-cell>
              <table:table-cell office:value-type="string">
                <text:p>Home-made method v2</text:p>
                <draw:g>
                  <svg:desc>'Find duplicates'.O1:'Find duplicates'.O1</svg:desc>
                </draw:g>
              </table:table-cell>
              <table:table-cell office:value-type="string">
                <text:p>Home-made method v3</text:p>
                <draw:g>
                  <svg:desc>'Find duplicates'.AA1:'Find duplicates'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d duplicates'.B4:'Find duplicates'.B24</svg:desc>
                </draw:g>
              </table:table-cell>
              <table:table-cell office:value-type="float" office:value="6">
                <text:p>6</text:p>
                <draw:g>
                  <svg:desc>'Find duplicates'.I4:'Find duplicates'.I24</svg:desc>
                </draw:g>
              </table:table-cell>
              <table:table-cell office:value-type="float" office:value="7">
                <text:p>7</text:p>
                <draw:g>
                  <svg:desc>'Find duplicates'.U4:'Find duplicates'.U24</svg:desc>
                </draw:g>
              </table:table-cell>
              <table:table-cell office:value-type="float" office:value="6">
                <text:p>6</text:p>
                <draw:g>
                  <svg:desc>'Find duplicates'.O4:'Find duplicates'.O24</svg:desc>
                </draw:g>
              </table:table-cell>
              <table:table-cell office:value-type="float" office:value="9">
                <text:p>9</text:p>
                <draw:g>
                  <svg:desc>'Find duplicates'.AA4:'Find duplicates'.A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65596">
                <text:p>665596</text:p>
              </table:table-cell>
              <table:table-cell office:value-type="float" office:value="881869">
                <text:p>881869</text:p>
              </table:table-cell>
              <table:table-cell office:value-type="float" office:value="861">
                <text:p>86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642340">
                <text:p>2642340</text:p>
              </table:table-cell>
              <table:table-cell office:value-type="float" office:value="3576776">
                <text:p>3576776</text:p>
              </table:table-cell>
              <table:table-cell office:value-type="float" office:value="1785">
                <text:p>178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980410">
                <text:p>5980410</text:p>
              </table:table-cell>
              <table:table-cell office:value-type="float" office:value="7908305">
                <text:p>7908305</text:p>
              </table:table-cell>
              <table:table-cell office:value-type="float" office:value="2630">
                <text:p>2630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636189">
                <text:p>10636189</text:p>
              </table:table-cell>
              <table:table-cell office:value-type="float" office:value="14123846">
                <text:p>14123846</text:p>
              </table:table-cell>
              <table:table-cell office:value-type="float" office:value="3600">
                <text:p>3600</text:p>
              </table:table-cell>
              <table:table-cell office:value-type="float" office:value="5258">
                <text:p>5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346110">
                <text:p>16346110</text:p>
              </table:table-cell>
              <table:table-cell office:value-type="float" office:value="24417505">
                <text:p>24417505</text:p>
              </table:table-cell>
              <table:table-cell office:value-type="float" office:value="4664">
                <text:p>466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4023064">
                <text:p>24023064</text:p>
              </table:table-cell>
              <table:table-cell office:value-type="float" office:value="39154160">
                <text:p>39154160</text:p>
              </table:table-cell>
              <table:table-cell office:value-type="float" office:value="5391">
                <text:p>5391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3868040">
                <text:p>33868040</text:p>
              </table:table-cell>
              <table:table-cell office:value-type="float" office:value="54236559">
                <text:p>54236559</text:p>
              </table:table-cell>
              <table:table-cell office:value-type="float" office:value="6542">
                <text:p>6542</text:p>
              </table:table-cell>
              <table:table-cell office:value-type="float" office:value="9832">
                <text:p>9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3437291">
                <text:p>43437291</text:p>
              </table:table-cell>
              <table:table-cell office:value-type="float" office:value="68998590">
                <text:p>68998590</text:p>
              </table:table-cell>
              <table:table-cell office:value-type="float" office:value="7278">
                <text:p>7278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4985310">
                <text:p>54985310</text:p>
              </table:table-cell>
              <table:table-cell office:value-type="float" office:value="89157154">
                <text:p>89157154</text:p>
              </table:table-cell>
              <table:table-cell office:value-type="float" office:value="7902">
                <text:p>7902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6887776">
                <text:p>66887776</text:p>
              </table:table-cell>
              <table:table-cell office:value-type="float" office:value="109320621">
                <text:p>109320621</text:p>
              </table:table-cell>
              <table:table-cell office:value-type="float" office:value="8946">
                <text:p>8946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9257893">
                <text:p>79257893</text:p>
              </table:table-cell>
              <table:table-cell office:value-type="float" office:value="116946962">
                <text:p>116946962</text:p>
              </table:table-cell>
              <table:table-cell office:value-type="float" office:value="9940">
                <text:p>9940</text:p>
              </table:table-cell>
              <table:table-cell office:value-type="float" office:value="15468">
                <text:p>15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6204237">
                <text:p>96204237</text:p>
              </table:table-cell>
              <table:table-cell office:value-type="float" office:value="131687405">
                <text:p>131687405</text:p>
              </table:table-cell>
              <table:table-cell office:value-type="float" office:value="10540">
                <text:p>10540</text:p>
              </table:table-cell>
              <table:table-cell office:value-type="float" office:value="16173">
                <text:p>16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1075826">
                <text:p>111075826</text:p>
              </table:table-cell>
              <table:table-cell office:value-type="float" office:value="169584814">
                <text:p>169584814</text:p>
              </table:table-cell>
              <table:table-cell office:value-type="float" office:value="12077">
                <text:p>12077</text:p>
              </table:table-cell>
              <table:table-cell office:value-type="float" office:value="20779">
                <text:p>20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8081315">
                <text:p>128081315</text:p>
              </table:table-cell>
              <table:table-cell office:value-type="float" office:value="186746912">
                <text:p>186746912</text:p>
              </table:table-cell>
              <table:table-cell office:value-type="float" office:value="13628">
                <text:p>13628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7163843">
                <text:p>147163843</text:p>
              </table:table-cell>
              <table:table-cell office:value-type="float" office:value="230677553">
                <text:p>230677553</text:p>
              </table:table-cell>
              <table:table-cell office:value-type="float" office:value="14800">
                <text:p>14800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6984411">
                <text:p>166984411</text:p>
              </table:table-cell>
              <table:table-cell office:value-type="float" office:value="283480582">
                <text:p>283480582</text:p>
              </table:table-cell>
              <table:table-cell office:value-type="float" office:value="14711">
                <text:p>14711</text:p>
              </table:table-cell>
              <table:table-cell office:value-type="float" office:value="24854">
                <text:p>24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8381847">
                <text:p>188381847</text:p>
              </table:table-cell>
              <table:table-cell office:value-type="float" office:value="320657081">
                <text:p>320657081</text:p>
              </table:table-cell>
              <table:table-cell office:value-type="float" office:value="15188">
                <text:p>15188</text:p>
              </table:table-cell>
              <table:table-cell office:value-type="float" office:value="24850">
                <text:p>248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3341649">
                <text:p>223341649</text:p>
              </table:table-cell>
              <table:table-cell office:value-type="float" office:value="325748391">
                <text:p>325748391</text:p>
              </table:table-cell>
              <table:table-cell office:value-type="float" office:value="16077">
                <text:p>16077</text:p>
              </table:table-cell>
              <table:table-cell office:value-type="float" office:value="26018">
                <text:p>26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45754532">
                <text:p>245754532</text:p>
              </table:table-cell>
              <table:table-cell office:value-type="float" office:value="337774302">
                <text:p>337774302</text:p>
              </table:table-cell>
              <table:table-cell office:value-type="float" office:value="17934">
                <text:p>17934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2953733">
                <text:p>272953733</text:p>
              </table:table-cell>
              <table:table-cell office:value-type="float" office:value="402266487">
                <text:p>402266487</text:p>
              </table:table-cell>
              <table:table-cell office:value-type="float" office:value="18140">
                <text:p>18140</text:p>
              </table:table-cell>
              <table:table-cell office:value-type="float" office:value="26578">
                <text:p>265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817cm" svg:height="9.007cm" xlink:href=".." xlink:type="simple" chart:class="chart:scatter" chart:style-name="ch1">
        <chart:title svg:x="16.926cm" svg:y="0.315cm" chart:style-name="ch2">
          <text:p>Most frequent</text:p>
        </chart:title>
        <chart:legend chart:legend-position="end" svg:x="30.413cm" svg:y="3.457cm" style:legend-expansion="high" chart:style-name="ch3"/>
        <chart:plot-area chart:style-name="ch4" table:cell-range-address="'Most frequent'.B5:'Most frequent'.B25 'Most frequent'.I2:'Most frequent'.I2 'Most frequent'.I5:'Most frequent'.I25 'Most frequent'.O2:'Most frequent'.O2 'Most frequent'.O5:'Most frequent'.O25" chart:data-source-has-labels="row" svg:x="1.715cm" svg:y="1.288cm" svg:width="27.962cm" svg:height="6.59cm">
          <chartooo:coordinate-region svg:x="2.958cm" svg:y="1.487cm" svg:width="26.421cm" svg:height="5.744cm"/>
          <chart:axis chart:dimension="x" chart:name="primary-x" chart:style-name="ch5">
            <chart:title svg:x="14.369cm" svg:y="8.058cm" chart:style-name="ch6">
              <text:p>array.length /1000</text:p>
            </chart:title>
          </chart:axis>
          <chart:axis chart:dimension="y" chart:name="primary-y" chart:style-name="ch5">
            <chart:title svg:x="0.451cm" svg:y="6cm" chart:style-name="ch7">
              <text:p>time /microseconds</text:p>
            </chart:title>
          </chart:axis>
          <chart:series chart:style-name="ch8" chart:values-cell-range-address="'Most frequent'.I5:'Most frequent'.I25" chart:label-cell-address="'Most frequent'.I2:'Most frequent'.I2" chart:class="chart:scatter">
            <chart:domain table:cell-range-address="'Most frequent'.B5:'Most frequent'.B25"/>
            <chart:regression-curve chart:style-name="ch9">
              <chart:equation chart:display-equation="true" chart:display-r-square="false" svg:x="24.759cm" svg:y="2.482cm" chart:style-name="ch10"/>
            </chart:regression-curve>
            <chart:data-point chart:repeated="21"/>
          </chart:series>
          <chart:series chart:style-name="ch11" chart:values-cell-range-address="'Most frequent'.O5:'Most frequent'.O25" chart:label-cell-address="'Most frequent'.O2:'Most frequent'.O2" chart:class="chart:scatter">
            <chart:regression-curve chart:style-name="ch12">
              <chart:equation chart:display-equation="true" chart:display-r-square="false" svg:x="24.435cm" svg:y="3.183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'Most frequent'.I2:'Most frequent'.I2</svg:desc>
                </draw:g>
              </table:table-cell>
              <table:table-cell office:value-type="string">
                <text:p>Home-made method v2</text:p>
                <draw:g>
                  <svg:desc>'Most frequent'.O2:'Most frequent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ost frequent'.B5:'Most frequent'.B25</svg:desc>
                </draw:g>
              </table:table-cell>
              <table:table-cell office:value-type="float" office:value="2">
                <text:p>2</text:p>
                <draw:g>
                  <svg:desc>'Most frequent'.I5:'Most frequent'.I25</svg:desc>
                </draw:g>
              </table:table-cell>
              <table:table-cell office:value-type="float" office:value="3">
                <text:p>3</text:p>
                <draw:g>
                  <svg:desc>'Most frequent'.O5:'Most frequent'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32">
                <text:p>1432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825">
                <text:p>2825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090">
                <text:p>4090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642">
                <text:p>5642</text:p>
              </table:table-cell>
              <table:table-cell office:value-type="float" office:value="5243">
                <text:p>5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912">
                <text:p>6912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8608">
                <text:p>8608</text:p>
              </table:table-cell>
              <table:table-cell office:value-type="float" office:value="8421">
                <text:p>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109">
                <text:p>10109</text:p>
              </table:table-cell>
              <table:table-cell office:value-type="float" office:value="9252">
                <text:p>9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36">
                <text:p>11536</text:p>
              </table:table-cell>
              <table:table-cell office:value-type="float" office:value="11496">
                <text:p>11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318">
                <text:p>12318</text:p>
              </table:table-cell>
              <table:table-cell office:value-type="float" office:value="14504">
                <text:p>14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966">
                <text:p>14966</text:p>
              </table:table-cell>
              <table:table-cell office:value-type="float" office:value="14115">
                <text:p>14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4953">
                <text:p>14953</text:p>
              </table:table-cell>
              <table:table-cell office:value-type="float" office:value="14309">
                <text:p>14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835">
                <text:p>16835</text:p>
              </table:table-cell>
              <table:table-cell office:value-type="float" office:value="15563">
                <text:p>15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287">
                <text:p>17287</text:p>
              </table:table-cell>
              <table:table-cell office:value-type="float" office:value="16166">
                <text:p>16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0283">
                <text:p>20283</text:p>
              </table:table-cell>
              <table:table-cell office:value-type="float" office:value="17714">
                <text:p>17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78">
                <text:p>20678</text:p>
              </table:table-cell>
              <table:table-cell office:value-type="float" office:value="18889">
                <text:p>18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1960">
                <text:p>21960</text:p>
              </table:table-cell>
              <table:table-cell office:value-type="float" office:value="21063">
                <text:p>21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3595">
                <text:p>23595</text:p>
              </table:table-cell>
              <table:table-cell office:value-type="float" office:value="21968">
                <text:p>21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203">
                <text:p>24203</text:p>
              </table:table-cell>
              <table:table-cell office:value-type="float" office:value="23383">
                <text:p>23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5930">
                <text:p>25930</text:p>
              </table:table-cell>
              <table:table-cell office:value-type="float" office:value="24641">
                <text:p>246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766">
                <text:p>27766</text:p>
              </table:table-cell>
              <table:table-cell office:value-type="float" office:value="25724">
                <text:p>257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